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56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aserMapData" table:style-name="ta1">
        <table:shapes>
          <draw:frame draw:z-index="1" draw:id="id0" draw:style-name="a0" draw:name="Chart 1" svg:x="2.36181in" svg:y="0.60669in" svg:width="4.61319in" svg:height="4.6349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number-rows-repeated="55"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number-rows-repeated="10" table:style-name="ro1">
          <table:table-cell office:value-type="float" office:value="0.30026399999999998" table:style-name="ce1">
            <text:p>0.300264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4847700000000001" table:style-name="ce1">
            <text:p>2.48477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59466799999999997" table:style-name="ce1">
            <text:p>0.594668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263100000000001" table:style-name="ce1">
            <text:p>2.52631</text:p>
          </table:table-cell>
          <table:table-cell office:value-type="float" office:value="0.31643399999999999" table:style-name="ce1">
            <text:p>0.316434</text:p>
          </table:table-cell>
          <table:table-cell table:number-columns-repeated="16382"/>
        </table:table-row>
        <table:table-row table:style-name="ro1">
          <table:table-cell office:value-type="float" office:value="2.4511099999999999" table:style-name="ce1">
            <text:p>2.45111</text:p>
          </table:table-cell>
          <table:table-cell office:value-type="float" office:value="2.4814699999999998" table:style-name="ce1">
            <text:p>2.48147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4847700000000001" table:style-name="ce1">
            <text:p>2.48477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59466799999999997" table:style-name="ce1">
            <text:p>0.594668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263100000000001" table:style-name="ce1">
            <text:p>2.52631</text:p>
          </table:table-cell>
          <table:table-cell office:value-type="float" office:value="0.31643399999999999" table:style-name="ce1">
            <text:p>0.316434</text:p>
          </table:table-cell>
          <table:table-cell table:number-columns-repeated="16382"/>
        </table:table-row>
        <table:table-row table:style-name="ro1">
          <table:table-cell office:value-type="float" office:value="2.4511099999999999" table:style-name="ce1">
            <text:p>2.45111</text:p>
          </table:table-cell>
          <table:table-cell office:value-type="float" office:value="2.4814699999999998" table:style-name="ce1">
            <text:p>2.48147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51749" table:style-name="ce1">
            <text:p>2.51749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62734100000000004" table:style-name="ce1">
            <text:p>0.627341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3052100000000001" table:style-name="ce1">
            <text:p>0.330521</text:p>
          </table:table-cell>
          <table:table-cell table:number-columns-repeated="16382"/>
        </table:table-row>
        <table:table-row table:style-name="ro1">
          <table:table-cell office:value-type="float" office:value="2.5260199999999999" table:style-name="ce1">
            <text:p>2.52602</text:p>
          </table:table-cell>
          <table:table-cell office:value-type="float" office:value="0.34953099999999998" table:style-name="ce1">
            <text:p>0.349531</text:p>
          </table:table-cell>
          <table:table-cell table:number-columns-repeated="16382"/>
        </table:table-row>
        <table:table-row table:style-name="ro1">
          <table:table-cell office:value-type="float" office:value="2.4504600000000001" table:style-name="ce1">
            <text:p>2.45046</text:p>
          </table:table-cell>
          <table:table-cell office:value-type="float" office:value="2.5145499999999998" table:style-name="ce1">
            <text:p>2.51455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51749" table:style-name="ce1">
            <text:p>2.51749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62734100000000004" table:style-name="ce1">
            <text:p>0.627341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3052100000000001" table:style-name="ce1">
            <text:p>0.330521</text:p>
          </table:table-cell>
          <table:table-cell table:number-columns-repeated="16382"/>
        </table:table-row>
        <table:table-row table:style-name="ro1">
          <table:table-cell office:value-type="float" office:value="2.5260199999999999" table:style-name="ce1">
            <text:p>2.52602</text:p>
          </table:table-cell>
          <table:table-cell office:value-type="float" office:value="0.34953099999999998" table:style-name="ce1">
            <text:p>0.349531</text:p>
          </table:table-cell>
          <table:table-cell table:number-columns-repeated="16382"/>
        </table:table-row>
        <table:table-row table:style-name="ro1">
          <table:table-cell office:value-type="float" office:value="2.4504600000000001" table:style-name="ce1">
            <text:p>2.45046</text:p>
          </table:table-cell>
          <table:table-cell office:value-type="float" office:value="2.5145499999999998" table:style-name="ce1">
            <text:p>2.51455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47098" table:style-name="ce1">
            <text:p>2.47098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68550699999999998" table:style-name="ce1">
            <text:p>0.685507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72027" table:style-name="ce1">
            <text:p>0.372027</text:p>
          </table:table-cell>
          <table:table-cell table:number-columns-repeated="16382"/>
        </table:table-row>
        <table:table-row table:style-name="ro1">
          <table:table-cell office:value-type="float" office:value="2.50231" table:style-name="ce1">
            <text:p>2.50231</text:p>
          </table:table-cell>
          <table:table-cell office:value-type="float" office:value="0.39089099999999999" table:style-name="ce1">
            <text:p>0.390891</text:p>
          </table:table-cell>
          <table:table-cell table:number-columns-repeated="16382"/>
        </table:table-row>
        <table:table-row table:style-name="ro1">
          <table:table-cell office:value-type="float" office:value="2.37541" table:style-name="ce1">
            <text:p>2.37541</text:p>
          </table:table-cell>
          <table:table-cell office:value-type="float" office:value="2.4802200000000001" table:style-name="ce1">
            <text:p>2.48022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47098" table:style-name="ce1">
            <text:p>2.47098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68550699999999998" table:style-name="ce1">
            <text:p>0.685507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72027" table:style-name="ce1">
            <text:p>0.372027</text:p>
          </table:table-cell>
          <table:table-cell table:number-columns-repeated="16382"/>
        </table:table-row>
        <table:table-row table:style-name="ro1">
          <table:table-cell office:value-type="float" office:value="2.50231" table:style-name="ce1">
            <text:p>2.50231</text:p>
          </table:table-cell>
          <table:table-cell office:value-type="float" office:value="0.39089099999999999" table:style-name="ce1">
            <text:p>0.390891</text:p>
          </table:table-cell>
          <table:table-cell table:number-columns-repeated="16382"/>
        </table:table-row>
        <table:table-row table:style-name="ro1">
          <table:table-cell office:value-type="float" office:value="2.37541" table:style-name="ce1">
            <text:p>2.37541</text:p>
          </table:table-cell>
          <table:table-cell office:value-type="float" office:value="2.4802200000000001" table:style-name="ce1">
            <text:p>2.48022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5115400000000001" table:style-name="ce1">
            <text:p>2.51154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72606899999999996" table:style-name="ce1">
            <text:p>0.726069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41258800000000001" table:style-name="ce1">
            <text:p>0.412588</text:p>
          </table:table-cell>
          <table:table-cell table:number-columns-repeated="16382"/>
        </table:table-row>
        <table:table-row table:style-name="ro1">
          <table:table-cell office:value-type="float" office:value="2.50203" table:style-name="ce1">
            <text:p>2.50203</text:p>
          </table:table-cell>
          <table:table-cell office:value-type="float" office:value="0.43144399999999999" table:style-name="ce1">
            <text:p>0.431444</text:p>
          </table:table-cell>
          <table:table-cell table:number-columns-repeated="16382"/>
        </table:table-row>
        <table:table-row table:style-name="ro1">
          <table:table-cell office:value-type="float" office:value="2.37513" table:style-name="ce1">
            <text:p>2.37513</text:p>
          </table:table-cell>
          <table:table-cell office:value-type="float" office:value="2.5207700000000002" table:style-name="ce1">
            <text:p>2.52077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5115400000000001" table:style-name="ce1">
            <text:p>2.51154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72606899999999996" table:style-name="ce1">
            <text:p>0.726069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41258800000000001" table:style-name="ce1">
            <text:p>0.412588</text:p>
          </table:table-cell>
          <table:table-cell table:number-columns-repeated="16382"/>
        </table:table-row>
        <table:table-row table:style-name="ro1">
          <table:table-cell office:value-type="float" office:value="2.50203" table:style-name="ce1">
            <text:p>2.50203</text:p>
          </table:table-cell>
          <table:table-cell office:value-type="float" office:value="0.43144399999999999" table:style-name="ce1">
            <text:p>0.431444</text:p>
          </table:table-cell>
          <table:table-cell table:number-columns-repeated="16382"/>
        </table:table-row>
        <table:table-row table:style-name="ro1">
          <table:table-cell office:value-type="float" office:value="2.37513" table:style-name="ce1">
            <text:p>2.37513</text:p>
          </table:table-cell>
          <table:table-cell office:value-type="float" office:value="2.5207700000000002" table:style-name="ce1">
            <text:p>2.52077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4763000000000002" table:style-name="ce1">
            <text:p>2.4763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76180199999999998" table:style-name="ce1">
            <text:p>0.761802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45371" table:style-name="ce1">
            <text:p>0.45371</text:p>
          </table:table-cell>
          <table:table-cell table:number-columns-repeated="16382"/>
        </table:table-row>
        <table:table-row table:style-name="ro1">
          <table:table-cell office:value-type="float" office:value="2.49038" table:style-name="ce1">
            <text:p>2.49038</text:p>
          </table:table-cell>
          <table:table-cell office:value-type="float" office:value="0.47250399999999998" table:style-name="ce1">
            <text:p>0.472504</text:p>
          </table:table-cell>
          <table:table-cell table:number-columns-repeated="16382"/>
        </table:table-row>
        <table:table-row table:style-name="ro1">
          <table:table-cell office:value-type="float" office:value="2.2976000000000001" table:style-name="ce1">
            <text:p>2.2976</text:p>
          </table:table-cell>
          <table:table-cell office:value-type="float" office:value="2.48359" table:style-name="ce1">
            <text:p>2.48359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4763000000000002" table:style-name="ce1">
            <text:p>2.4763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76180199999999998" table:style-name="ce1">
            <text:p>0.761802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45371" table:style-name="ce1">
            <text:p>0.45371</text:p>
          </table:table-cell>
          <table:table-cell table:number-columns-repeated="16382"/>
        </table:table-row>
        <table:table-row table:style-name="ro1">
          <table:table-cell office:value-type="float" office:value="2.49038" table:style-name="ce1">
            <text:p>2.49038</text:p>
          </table:table-cell>
          <table:table-cell office:value-type="float" office:value="0.47250399999999998" table:style-name="ce1">
            <text:p>0.472504</text:p>
          </table:table-cell>
          <table:table-cell table:number-columns-repeated="16382"/>
        </table:table-row>
        <table:table-row table:style-name="ro1">
          <table:table-cell office:value-type="float" office:value="2.2976000000000001" table:style-name="ce1">
            <text:p>2.2976</text:p>
          </table:table-cell>
          <table:table-cell office:value-type="float" office:value="2.48359" table:style-name="ce1">
            <text:p>2.48359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5175100000000001" table:style-name="ce1">
            <text:p>2.51751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80301500000000003" table:style-name="ce1">
            <text:p>0.803015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494923" table:style-name="ce1">
            <text:p>0.494923</text:p>
          </table:table-cell>
          <table:table-cell table:number-columns-repeated="16382"/>
        </table:table-row>
        <table:table-row table:style-name="ro1">
          <table:table-cell office:value-type="float" office:value="2.4900899999999999" table:style-name="ce1">
            <text:p>2.49009</text:p>
          </table:table-cell>
          <table:table-cell office:value-type="float" office:value="0.51368999999999998" table:style-name="ce1">
            <text:p>0.51369</text:p>
          </table:table-cell>
          <table:table-cell table:number-columns-repeated="16382"/>
        </table:table-row>
        <table:table-row table:style-name="ro1">
          <table:table-cell office:value-type="float" office:value="2.2973300000000001" table:style-name="ce1">
            <text:p>2.29733</text:p>
          </table:table-cell>
          <table:table-cell office:value-type="float" office:value="2.5247799999999998" table:style-name="ce1">
            <text:p>2.52478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5175100000000001" table:style-name="ce1">
            <text:p>2.51751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80301500000000003" table:style-name="ce1">
            <text:p>0.803015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494923" table:style-name="ce1">
            <text:p>0.494923</text:p>
          </table:table-cell>
          <table:table-cell table:number-columns-repeated="16382"/>
        </table:table-row>
        <table:table-row table:style-name="ro1">
          <table:table-cell office:value-type="float" office:value="2.4900899999999999" table:style-name="ce1">
            <text:p>2.49009</text:p>
          </table:table-cell>
          <table:table-cell office:value-type="float" office:value="0.51368999999999998" table:style-name="ce1">
            <text:p>0.51369</text:p>
          </table:table-cell>
          <table:table-cell table:number-columns-repeated="16382"/>
        </table:table-row>
        <table:table-row table:style-name="ro1">
          <table:table-cell office:value-type="float" office:value="2.2973300000000001" table:style-name="ce1">
            <text:p>2.29733</text:p>
          </table:table-cell>
          <table:table-cell office:value-type="float" office:value="2.5247799999999998" table:style-name="ce1">
            <text:p>2.52478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4995099999999999" table:style-name="ce1">
            <text:p>2.49951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82640499999999995" table:style-name="ce1">
            <text:p>0.826405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53553700000000004" table:style-name="ce1">
            <text:p>0.535537</text:p>
          </table:table-cell>
          <table:table-cell table:number-columns-repeated="16382"/>
        </table:table-row>
        <table:table-row table:style-name="ro1">
          <table:table-cell office:value-type="float" office:value="2.5054799999999999" table:style-name="ce1">
            <text:p>2.50548</text:p>
          </table:table-cell>
          <table:table-cell office:value-type="float" office:value="0.55441700000000005" table:style-name="ce1">
            <text:p>0.554417</text:p>
          </table:table-cell>
          <table:table-cell table:number-columns-repeated="16382"/>
        </table:table-row>
        <table:table-row table:style-name="ro1">
          <table:table-cell office:value-type="float" office:value="2.2128700000000001" table:style-name="ce1">
            <text:p>2.21287</text:p>
          </table:table-cell>
          <table:table-cell office:value-type="float" office:value="2.4799699999999998" table:style-name="ce1">
            <text:p>2.47997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4995099999999999" table:style-name="ce1">
            <text:p>2.49951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82640499999999995" table:style-name="ce1">
            <text:p>0.826405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53553700000000004" table:style-name="ce1">
            <text:p>0.535537</text:p>
          </table:table-cell>
          <table:table-cell table:number-columns-repeated="16382"/>
        </table:table-row>
        <table:table-row table:style-name="ro1">
          <table:table-cell office:value-type="float" office:value="2.5054799999999999" table:style-name="ce1">
            <text:p>2.50548</text:p>
          </table:table-cell>
          <table:table-cell office:value-type="float" office:value="0.55441700000000005" table:style-name="ce1">
            <text:p>0.554417</text:p>
          </table:table-cell>
          <table:table-cell table:number-columns-repeated="16382"/>
        </table:table-row>
        <table:table-row table:style-name="ro1">
          <table:table-cell office:value-type="float" office:value="2.2128700000000001" table:style-name="ce1">
            <text:p>2.21287</text:p>
          </table:table-cell>
          <table:table-cell office:value-type="float" office:value="2.4799699999999998" table:style-name="ce1">
            <text:p>2.47997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5409199999999998" table:style-name="ce1">
            <text:p>2.54092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86780800000000002" table:style-name="ce1">
            <text:p>0.867808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57694000000000001" table:style-name="ce1">
            <text:p>0.57694</text:p>
          </table:table-cell>
          <table:table-cell table:number-columns-repeated="16382"/>
        </table:table-row>
        <table:table-row table:style-name="ro1">
          <table:table-cell office:value-type="float" office:value="2.5051800000000002" table:style-name="ce1">
            <text:p>2.50518</text:p>
          </table:table-cell>
          <table:table-cell office:value-type="float" office:value="0.595916" table:style-name="ce1">
            <text:p>0.595916</text:p>
          </table:table-cell>
          <table:table-cell table:number-columns-repeated="16382"/>
        </table:table-row>
        <table:table-row table:style-name="ro1">
          <table:table-cell office:value-type="float" office:value="2.2124999999999999" table:style-name="ce1">
            <text:p>2.2125</text:p>
          </table:table-cell>
          <table:table-cell office:value-type="float" office:value="2.5214500000000002" table:style-name="ce1">
            <text:p>2.52145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5409199999999998" table:style-name="ce1">
            <text:p>2.54092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86780800000000002" table:style-name="ce1">
            <text:p>0.867808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57694000000000001" table:style-name="ce1">
            <text:p>0.57694</text:p>
          </table:table-cell>
          <table:table-cell table:number-columns-repeated="16382"/>
        </table:table-row>
        <table:table-row table:style-name="ro1">
          <table:table-cell office:value-type="float" office:value="2.5051800000000002" table:style-name="ce1">
            <text:p>2.50518</text:p>
          </table:table-cell>
          <table:table-cell office:value-type="float" office:value="0.595916" table:style-name="ce1">
            <text:p>0.595916</text:p>
          </table:table-cell>
          <table:table-cell table:number-columns-repeated="16382"/>
        </table:table-row>
        <table:table-row table:style-name="ro1">
          <table:table-cell office:value-type="float" office:value="2.2124999999999999" table:style-name="ce1">
            <text:p>2.2125</text:p>
          </table:table-cell>
          <table:table-cell office:value-type="float" office:value="2.5214500000000002" table:style-name="ce1">
            <text:p>2.52145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4809700000000001" table:style-name="ce1">
            <text:p>2.48097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92172200000000004" table:style-name="ce1">
            <text:p>0.921722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61755400000000005" table:style-name="ce1">
            <text:p>0.617554</text:p>
          </table:table-cell>
          <table:table-cell table:number-columns-repeated="16382"/>
        </table:table-row>
        <table:table-row table:style-name="ro1">
          <table:table-cell office:value-type="float" office:value="2.5042900000000001" table:style-name="ce1">
            <text:p>2.50429</text:p>
          </table:table-cell>
          <table:table-cell office:value-type="float" office:value="0.63649900000000004" table:style-name="ce1">
            <text:p>0.636499</text:p>
          </table:table-cell>
          <table:table-cell table:number-columns-repeated="16382"/>
        </table:table-row>
        <table:table-row table:style-name="ro1">
          <table:table-cell office:value-type="float" office:value="2.1401599999999998" table:style-name="ce1">
            <text:p>2.14016</text:p>
          </table:table-cell>
          <table:table-cell office:value-type="float" office:value="2.4889100000000002" table:style-name="ce1">
            <text:p>2.48891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4809700000000001" table:style-name="ce1">
            <text:p>2.48097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92172200000000004" table:style-name="ce1">
            <text:p>0.921722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61755400000000005" table:style-name="ce1">
            <text:p>0.617554</text:p>
          </table:table-cell>
          <table:table-cell table:number-columns-repeated="16382"/>
        </table:table-row>
        <table:table-row table:style-name="ro1">
          <table:table-cell office:value-type="float" office:value="2.5042900000000001" table:style-name="ce1">
            <text:p>2.50429</text:p>
          </table:table-cell>
          <table:table-cell office:value-type="float" office:value="0.63649900000000004" table:style-name="ce1">
            <text:p>0.636499</text:p>
          </table:table-cell>
          <table:table-cell table:number-columns-repeated="16382"/>
        </table:table-row>
        <table:table-row table:style-name="ro1">
          <table:table-cell office:value-type="float" office:value="2.1401599999999998" table:style-name="ce1">
            <text:p>2.14016</text:p>
          </table:table-cell>
          <table:table-cell office:value-type="float" office:value="2.4889100000000002" table:style-name="ce1">
            <text:p>2.48891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5223" table:style-name="ce1">
            <text:p>2.5223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96305300000000005" table:style-name="ce1">
            <text:p>0.963053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65888500000000005" table:style-name="ce1">
            <text:p>0.658885</text:p>
          </table:table-cell>
          <table:table-cell table:number-columns-repeated="16382"/>
        </table:table-row>
        <table:table-row table:style-name="ro1">
          <table:table-cell office:value-type="float" office:value="2.5039899999999999" table:style-name="ce1">
            <text:p>2.50399</text:p>
          </table:table-cell>
          <table:table-cell office:value-type="float" office:value="0.67780200000000002" table:style-name="ce1">
            <text:p>0.677802</text:p>
          </table:table-cell>
          <table:table-cell table:number-columns-repeated="16382"/>
        </table:table-row>
        <table:table-row table:style-name="ro1">
          <table:table-cell office:value-type="float" office:value="2.1398799999999998" table:style-name="ce1">
            <text:p>2.13988</text:p>
          </table:table-cell>
          <table:table-cell office:value-type="float" office:value="2.5302199999999999" table:style-name="ce1">
            <text:p>2.53022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5223" table:style-name="ce1">
            <text:p>2.5223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96305300000000005" table:style-name="ce1">
            <text:p>0.963053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65888500000000005" table:style-name="ce1">
            <text:p>0.658885</text:p>
          </table:table-cell>
          <table:table-cell table:number-columns-repeated="16382"/>
        </table:table-row>
        <table:table-row table:style-name="ro1">
          <table:table-cell office:value-type="float" office:value="2.5039899999999999" table:style-name="ce1">
            <text:p>2.50399</text:p>
          </table:table-cell>
          <table:table-cell office:value-type="float" office:value="0.67780200000000002" table:style-name="ce1">
            <text:p>0.677802</text:p>
          </table:table-cell>
          <table:table-cell table:number-columns-repeated="16382"/>
        </table:table-row>
        <table:table-row table:style-name="ro1">
          <table:table-cell office:value-type="float" office:value="2.1398799999999998" table:style-name="ce1">
            <text:p>2.13988</text:p>
          </table:table-cell>
          <table:table-cell office:value-type="float" office:value="2.5302199999999999" table:style-name="ce1">
            <text:p>2.53022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49214" table:style-name="ce1">
            <text:p>2.49214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0039800000000001" table:style-name="ce1">
            <text:p>1.00398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69960699999999998" table:style-name="ce1">
            <text:p>0.699607</text:p>
          </table:table-cell>
          <table:table-cell table:number-columns-repeated="16382"/>
        </table:table-row>
        <table:table-row table:style-name="ro1">
          <table:table-cell office:value-type="float" office:value="2.4853100000000001" table:style-name="ce1">
            <text:p>2.48531</text:p>
          </table:table-cell>
          <table:table-cell office:value-type="float" office:value="0.71819500000000003" table:style-name="ce1">
            <text:p>0.718195</text:p>
          </table:table-cell>
          <table:table-cell table:number-columns-repeated="16382"/>
        </table:table-row>
        <table:table-row table:style-name="ro1">
          <table:table-cell office:value-type="float" office:value="2.0569899999999999" table:style-name="ce1">
            <text:p>2.05699</text:p>
          </table:table-cell>
          <table:table-cell office:value-type="float" office:value="2.4868199999999998" table:style-name="ce1">
            <text:p>2.48682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49214" table:style-name="ce1">
            <text:p>2.49214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0039800000000001" table:style-name="ce1">
            <text:p>1.00398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69960699999999998" table:style-name="ce1">
            <text:p>0.699607</text:p>
          </table:table-cell>
          <table:table-cell table:number-columns-repeated="16382"/>
        </table:table-row>
        <table:table-row table:style-name="ro1">
          <table:table-cell office:value-type="float" office:value="2.4853100000000001" table:style-name="ce1">
            <text:p>2.48531</text:p>
          </table:table-cell>
          <table:table-cell office:value-type="float" office:value="0.71819500000000003" table:style-name="ce1">
            <text:p>0.718195</text:p>
          </table:table-cell>
          <table:table-cell table:number-columns-repeated="16382"/>
        </table:table-row>
        <table:table-row table:style-name="ro1">
          <table:table-cell office:value-type="float" office:value="2.0569899999999999" table:style-name="ce1">
            <text:p>2.05699</text:p>
          </table:table-cell>
          <table:table-cell office:value-type="float" office:value="2.4868199999999998" table:style-name="ce1">
            <text:p>2.48682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5333999999999999" table:style-name="ce1">
            <text:p>2.5334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0452699999999999" table:style-name="ce1">
            <text:p>1.04527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74089099999999997" table:style-name="ce1">
            <text:p>0.740891</text:p>
          </table:table-cell>
          <table:table-cell table:number-columns-repeated="16382"/>
        </table:table-row>
        <table:table-row table:style-name="ro1">
          <table:table-cell office:value-type="float" office:value="2.48502" table:style-name="ce1">
            <text:p>2.48502</text:p>
          </table:table-cell>
          <table:table-cell office:value-type="float" office:value="0.75930399999999998" table:style-name="ce1">
            <text:p>0.759304</text:p>
          </table:table-cell>
          <table:table-cell table:number-columns-repeated="16382"/>
        </table:table-row>
        <table:table-row table:style-name="ro1">
          <table:table-cell office:value-type="float" office:value="2.0568200000000001" table:style-name="ce1">
            <text:p>2.05682</text:p>
          </table:table-cell>
          <table:table-cell office:value-type="float" office:value="2.5279600000000002" table:style-name="ce1">
            <text:p>2.52796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5333999999999999" table:style-name="ce1">
            <text:p>2.5334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0452699999999999" table:style-name="ce1">
            <text:p>1.04527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74089099999999997" table:style-name="ce1">
            <text:p>0.740891</text:p>
          </table:table-cell>
          <table:table-cell table:number-columns-repeated="16382"/>
        </table:table-row>
        <table:table-row table:style-name="ro1">
          <table:table-cell office:value-type="float" office:value="2.48502" table:style-name="ce1">
            <text:p>2.48502</text:p>
          </table:table-cell>
          <table:table-cell office:value-type="float" office:value="0.75930399999999998" table:style-name="ce1">
            <text:p>0.759304</text:p>
          </table:table-cell>
          <table:table-cell table:number-columns-repeated="16382"/>
        </table:table-row>
        <table:table-row table:style-name="ro1">
          <table:table-cell office:value-type="float" office:value="2.0568200000000001" table:style-name="ce1">
            <text:p>2.05682</text:p>
          </table:table-cell>
          <table:table-cell office:value-type="float" office:value="2.5279600000000002" table:style-name="ce1">
            <text:p>2.52796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4714800000000001" table:style-name="ce1">
            <text:p>2.47148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07748" table:style-name="ce1">
            <text:p>1.07748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78160300000000005" table:style-name="ce1">
            <text:p>0.781603</text:p>
          </table:table-cell>
          <table:table-cell table:number-columns-repeated="16382"/>
        </table:table-row>
        <table:table-row table:style-name="ro1">
          <table:table-cell office:value-type="float" office:value="2.50014" table:style-name="ce1">
            <text:p>2.50014</text:p>
          </table:table-cell>
          <table:table-cell office:value-type="float" office:value="0.800149" table:style-name="ce1">
            <text:p>0.800149</text:p>
          </table:table-cell>
          <table:table-cell table:number-columns-repeated="16382"/>
        </table:table-row>
        <table:table-row table:style-name="ro1">
          <table:table-cell office:value-type="float" office:value="1.9688600000000001" table:style-name="ce1">
            <text:p>1.96886</text:p>
          </table:table-cell>
          <table:table-cell office:value-type="float" office:value="2.4797099999999999" table:style-name="ce1">
            <text:p>2.47971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4714800000000001" table:style-name="ce1">
            <text:p>2.47148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07748" table:style-name="ce1">
            <text:p>1.07748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78160300000000005" table:style-name="ce1">
            <text:p>0.781603</text:p>
          </table:table-cell>
          <table:table-cell table:number-columns-repeated="16382"/>
        </table:table-row>
        <table:table-row table:style-name="ro1">
          <table:table-cell office:value-type="float" office:value="2.50014" table:style-name="ce1">
            <text:p>2.50014</text:p>
          </table:table-cell>
          <table:table-cell office:value-type="float" office:value="0.800149" table:style-name="ce1">
            <text:p>0.800149</text:p>
          </table:table-cell>
          <table:table-cell table:number-columns-repeated="16382"/>
        </table:table-row>
        <table:table-row table:style-name="ro1">
          <table:table-cell office:value-type="float" office:value="1.9688600000000001" table:style-name="ce1">
            <text:p>1.96886</text:p>
          </table:table-cell>
          <table:table-cell office:value-type="float" office:value="2.4797099999999999" table:style-name="ce1">
            <text:p>2.47971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5125700000000002" table:style-name="ce1">
            <text:p>2.51257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1185700000000001" table:style-name="ce1">
            <text:p>1.11857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82269199999999998" table:style-name="ce1">
            <text:p>0.822692</text:p>
          </table:table-cell>
          <table:table-cell table:number-columns-repeated="16382"/>
        </table:table-row>
        <table:table-row table:style-name="ro1">
          <table:table-cell office:value-type="float" office:value="2.4998499999999999" table:style-name="ce1">
            <text:p>2.49985</text:p>
          </table:table-cell>
          <table:table-cell office:value-type="float" office:value="0.84127600000000002" table:style-name="ce1">
            <text:p>0.841276</text:p>
          </table:table-cell>
          <table:table-cell table:number-columns-repeated="16382"/>
        </table:table-row>
        <table:table-row table:style-name="ro1">
          <table:table-cell office:value-type="float" office:value="1.96855" table:style-name="ce1">
            <text:p>1.96855</text:p>
          </table:table-cell>
          <table:table-cell office:value-type="float" office:value="2.5208300000000001" table:style-name="ce1">
            <text:p>2.52083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5125700000000002" table:style-name="ce1">
            <text:p>2.51257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1185700000000001" table:style-name="ce1">
            <text:p>1.11857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82269199999999998" table:style-name="ce1">
            <text:p>0.822692</text:p>
          </table:table-cell>
          <table:table-cell table:number-columns-repeated="16382"/>
        </table:table-row>
        <table:table-row table:style-name="ro1">
          <table:table-cell office:value-type="float" office:value="2.4998499999999999" table:style-name="ce1">
            <text:p>2.49985</text:p>
          </table:table-cell>
          <table:table-cell office:value-type="float" office:value="0.84127600000000002" table:style-name="ce1">
            <text:p>0.841276</text:p>
          </table:table-cell>
          <table:table-cell table:number-columns-repeated="16382"/>
        </table:table-row>
        <table:table-row table:style-name="ro1">
          <table:table-cell office:value-type="float" office:value="1.96855" table:style-name="ce1">
            <text:p>1.96855</text:p>
          </table:table-cell>
          <table:table-cell office:value-type="float" office:value="2.5208300000000001" table:style-name="ce1">
            <text:p>2.52083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48394" table:style-name="ce1">
            <text:p>2.48394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1549199999999999" table:style-name="ce1">
            <text:p>1.15492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86368299999999998" table:style-name="ce1">
            <text:p>0.863683</text:p>
          </table:table-cell>
          <table:table-cell table:number-columns-repeated="16382"/>
        </table:table-row>
        <table:table-row table:style-name="ro1">
          <table:table-cell office:value-type="float" office:value="1.62971" table:style-name="ce1">
            <text:p>1.62971</text:p>
          </table:table-cell>
          <table:table-cell office:value-type="float" office:value="0.87570700000000001" table:style-name="ce1">
            <text:p>0.875707</text:p>
          </table:table-cell>
          <table:table-cell table:number-columns-repeated="16382"/>
        </table:table-row>
        <table:table-row table:style-name="ro1">
          <table:table-cell office:value-type="float" office:value="0.79375399999999996" table:style-name="ce1">
            <text:p>0.793754</text:p>
          </table:table-cell>
          <table:table-cell office:value-type="float" office:value="1.3703099999999999" table:style-name="ce1">
            <text:p>1.37031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48394" table:style-name="ce1">
            <text:p>2.48394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1549199999999999" table:style-name="ce1">
            <text:p>1.15492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86368299999999998" table:style-name="ce1">
            <text:p>0.863683</text:p>
          </table:table-cell>
          <table:table-cell table:number-columns-repeated="16382"/>
        </table:table-row>
        <table:table-row table:style-name="ro1">
          <table:table-cell office:value-type="float" office:value="1.62971" table:style-name="ce1">
            <text:p>1.62971</text:p>
          </table:table-cell>
          <table:table-cell office:value-type="float" office:value="0.87570700000000001" table:style-name="ce1">
            <text:p>0.875707</text:p>
          </table:table-cell>
          <table:table-cell table:number-columns-repeated="16382"/>
        </table:table-row>
        <table:table-row table:style-name="ro1">
          <table:table-cell office:value-type="float" office:value="0.79375399999999996" table:style-name="ce1">
            <text:p>0.793754</text:p>
          </table:table-cell>
          <table:table-cell office:value-type="float" office:value="1.3703099999999999" table:style-name="ce1">
            <text:p>1.37031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5247700000000002" table:style-name="ce1">
            <text:p>2.52477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1957500000000001" table:style-name="ce1">
            <text:p>1.19575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90451800000000004" table:style-name="ce1">
            <text:p>0.904518</text:p>
          </table:table-cell>
          <table:table-cell table:number-columns-repeated="16382"/>
        </table:table-row>
        <table:table-row table:style-name="ro1">
          <table:table-cell office:value-type="float" office:value="1.6294200000000001" table:style-name="ce1">
            <text:p>1.62942</text:p>
          </table:table-cell>
          <table:table-cell office:value-type="float" office:value="0.91652900000000004" table:style-name="ce1">
            <text:p>0.916529</text:p>
          </table:table-cell>
          <table:table-cell table:number-columns-repeated="16382"/>
        </table:table-row>
        <table:table-row table:style-name="ro1">
          <table:table-cell office:value-type="float" office:value="0.79347100000000004" table:style-name="ce1">
            <text:p>0.793471</text:p>
          </table:table-cell>
          <table:table-cell office:value-type="float" office:value="1.4111400000000001" table:style-name="ce1">
            <text:p>1.41114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5247700000000002" table:style-name="ce1">
            <text:p>2.52477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1957500000000001" table:style-name="ce1">
            <text:p>1.19575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90451800000000004" table:style-name="ce1">
            <text:p>0.904518</text:p>
          </table:table-cell>
          <table:table-cell table:number-columns-repeated="16382"/>
        </table:table-row>
        <table:table-row table:style-name="ro1">
          <table:table-cell office:value-type="float" office:value="1.6294200000000001" table:style-name="ce1">
            <text:p>1.62942</text:p>
          </table:table-cell>
          <table:table-cell office:value-type="float" office:value="0.91652900000000004" table:style-name="ce1">
            <text:p>0.916529</text:p>
          </table:table-cell>
          <table:table-cell table:number-columns-repeated="16382"/>
        </table:table-row>
        <table:table-row table:style-name="ro1">
          <table:table-cell office:value-type="float" office:value="0.79347100000000004" table:style-name="ce1">
            <text:p>0.793471</text:p>
          </table:table-cell>
          <table:table-cell office:value-type="float" office:value="1.4111400000000001" table:style-name="ce1">
            <text:p>1.41114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4910800000000002" table:style-name="ce1">
            <text:p>2.49108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2421" table:style-name="ce1">
            <text:p>1.2421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94556600000000002" table:style-name="ce1">
            <text:p>0.945566</text:p>
          </table:table-cell>
          <table:table-cell table:number-columns-repeated="16382"/>
        </table:table-row>
        <table:table-row table:style-name="ro1">
          <table:table-cell office:value-type="float" office:value="1.57284" table:style-name="ce1">
            <text:p>1.57284</text:p>
          </table:table-cell>
          <table:table-cell office:value-type="float" office:value="0.95716999999999997" table:style-name="ce1">
            <text:p>0.95717</text:p>
          </table:table-cell>
          <table:table-cell table:number-columns-repeated="16382"/>
        </table:table-row>
        <table:table-row table:style-name="ro1">
          <table:table-cell office:value-type="float" office:value="0.72829299999999997" table:style-name="ce1">
            <text:p>0.728293</text:p>
          </table:table-cell>
          <table:table-cell office:value-type="float" office:value="1.3863700000000001" table:style-name="ce1">
            <text:p>1.38637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4910800000000002" table:style-name="ce1">
            <text:p>2.49108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2421" table:style-name="ce1">
            <text:p>1.2421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94556600000000002" table:style-name="ce1">
            <text:p>0.945566</text:p>
          </table:table-cell>
          <table:table-cell table:number-columns-repeated="16382"/>
        </table:table-row>
        <table:table-row table:style-name="ro1">
          <table:table-cell office:value-type="float" office:value="1.57284" table:style-name="ce1">
            <text:p>1.57284</text:p>
          </table:table-cell>
          <table:table-cell office:value-type="float" office:value="0.95716999999999997" table:style-name="ce1">
            <text:p>0.95717</text:p>
          </table:table-cell>
          <table:table-cell table:number-columns-repeated="16382"/>
        </table:table-row>
        <table:table-row table:style-name="ro1">
          <table:table-cell office:value-type="float" office:value="0.72829299999999997" table:style-name="ce1">
            <text:p>0.728293</text:p>
          </table:table-cell>
          <table:table-cell office:value-type="float" office:value="1.3863700000000001" table:style-name="ce1">
            <text:p>1.38637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5321400000000001" table:style-name="ce1">
            <text:p>2.53214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2831900000000001" table:style-name="ce1">
            <text:p>1.28319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98665899999999995" table:style-name="ce1">
            <text:p>0.986659</text:p>
          </table:table-cell>
          <table:table-cell table:number-columns-repeated="16382"/>
        </table:table-row>
        <table:table-row table:style-name="ro1">
          <table:table-cell office:value-type="float" office:value="1.57257" table:style-name="ce1">
            <text:p>1.57257</text:p>
          </table:table-cell>
          <table:table-cell office:value-type="float" office:value="0.99812400000000001" table:style-name="ce1">
            <text:p>0.998124</text:p>
          </table:table-cell>
          <table:table-cell table:number-columns-repeated="16382"/>
        </table:table-row>
        <table:table-row table:style-name="ro1">
          <table:table-cell office:value-type="float" office:value="0.72805500000000001" table:style-name="ce1">
            <text:p>0.728055</text:p>
          </table:table-cell>
          <table:table-cell office:value-type="float" office:value="1.4274" table:style-name="ce1">
            <text:p>1.4274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5321400000000001" table:style-name="ce1">
            <text:p>2.53214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2831900000000001" table:style-name="ce1">
            <text:p>1.28319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98665899999999995" table:style-name="ce1">
            <text:p>0.986659</text:p>
          </table:table-cell>
          <table:table-cell table:number-columns-repeated="16382"/>
        </table:table-row>
        <table:table-row table:style-name="ro1">
          <table:table-cell office:value-type="float" office:value="1.57257" table:style-name="ce1">
            <text:p>1.57257</text:p>
          </table:table-cell>
          <table:table-cell office:value-type="float" office:value="0.99812400000000001" table:style-name="ce1">
            <text:p>0.998124</text:p>
          </table:table-cell>
          <table:table-cell table:number-columns-repeated="16382"/>
        </table:table-row>
        <table:table-row table:style-name="ro1">
          <table:table-cell office:value-type="float" office:value="0.72805500000000001" table:style-name="ce1">
            <text:p>0.728055</text:p>
          </table:table-cell>
          <table:table-cell office:value-type="float" office:value="1.4274" table:style-name="ce1">
            <text:p>1.4274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4851000000000001" table:style-name="ce1">
            <text:p>2.4851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31243" table:style-name="ce1">
            <text:p>1.31243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02776" table:style-name="ce1">
            <text:p>1.02776</text:p>
          </table:table-cell>
          <table:table-cell table:number-columns-repeated="16382"/>
        </table:table-row>
        <table:table-row table:style-name="ro1">
          <table:table-cell office:value-type="float" office:value="1.5976300000000001" table:style-name="ce1">
            <text:p>1.59763</text:p>
          </table:table-cell>
          <table:table-cell office:value-type="float" office:value="1.0392600000000001" table:style-name="ce1">
            <text:p>1.03926</text:p>
          </table:table-cell>
          <table:table-cell table:number-columns-repeated="16382"/>
        </table:table-row>
        <table:table-row table:style-name="ro1">
          <table:table-cell office:value-type="float" office:value="0.69011" table:style-name="ce1">
            <text:p>0.69011</text:p>
          </table:table-cell>
          <table:table-cell office:value-type="float" office:value="1.43015" table:style-name="ce1">
            <text:p>1.43015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4851000000000001" table:style-name="ce1">
            <text:p>2.4851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31243" table:style-name="ce1">
            <text:p>1.31243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02776" table:style-name="ce1">
            <text:p>1.02776</text:p>
          </table:table-cell>
          <table:table-cell table:number-columns-repeated="16382"/>
        </table:table-row>
        <table:table-row table:style-name="ro1">
          <table:table-cell office:value-type="float" office:value="1.5976300000000001" table:style-name="ce1">
            <text:p>1.59763</text:p>
          </table:table-cell>
          <table:table-cell office:value-type="float" office:value="1.0392600000000001" table:style-name="ce1">
            <text:p>1.03926</text:p>
          </table:table-cell>
          <table:table-cell table:number-columns-repeated="16382"/>
        </table:table-row>
        <table:table-row table:style-name="ro1">
          <table:table-cell office:value-type="float" office:value="0.69011" table:style-name="ce1">
            <text:p>0.69011</text:p>
          </table:table-cell>
          <table:table-cell office:value-type="float" office:value="1.43015" table:style-name="ce1">
            <text:p>1.43015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5260799999999999" table:style-name="ce1">
            <text:p>2.52608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3534200000000001" table:style-name="ce1">
            <text:p>1.35342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06874" table:style-name="ce1">
            <text:p>1.06874</text:p>
          </table:table-cell>
          <table:table-cell table:number-columns-repeated="16382"/>
        </table:table-row>
        <table:table-row table:style-name="ro1">
          <table:table-cell office:value-type="float" office:value="1.59735" table:style-name="ce1">
            <text:p>1.59735</text:p>
          </table:table-cell>
          <table:table-cell office:value-type="float" office:value="1.0802" table:style-name="ce1">
            <text:p>1.0802</text:p>
          </table:table-cell>
          <table:table-cell table:number-columns-repeated="16382"/>
        </table:table-row>
        <table:table-row table:style-name="ro1">
          <table:table-cell office:value-type="float" office:value="0.68984400000000001" table:style-name="ce1">
            <text:p>0.689844</text:p>
          </table:table-cell>
          <table:table-cell office:value-type="float" office:value="1.47112" table:style-name="ce1">
            <text:p>1.47112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5260799999999999" table:style-name="ce1">
            <text:p>2.52608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3534200000000001" table:style-name="ce1">
            <text:p>1.35342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06874" table:style-name="ce1">
            <text:p>1.06874</text:p>
          </table:table-cell>
          <table:table-cell table:number-columns-repeated="16382"/>
        </table:table-row>
        <table:table-row table:style-name="ro1">
          <table:table-cell office:value-type="float" office:value="1.59735" table:style-name="ce1">
            <text:p>1.59735</text:p>
          </table:table-cell>
          <table:table-cell office:value-type="float" office:value="1.0802" table:style-name="ce1">
            <text:p>1.0802</text:p>
          </table:table-cell>
          <table:table-cell table:number-columns-repeated="16382"/>
        </table:table-row>
        <table:table-row table:style-name="ro1">
          <table:table-cell office:value-type="float" office:value="0.68984400000000001" table:style-name="ce1">
            <text:p>0.689844</text:p>
          </table:table-cell>
          <table:table-cell office:value-type="float" office:value="1.47112" table:style-name="ce1">
            <text:p>1.47112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5103599999999999" table:style-name="ce1">
            <text:p>2.51036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4025099999999999" table:style-name="ce1">
            <text:p>1.40251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1096699999999999" table:style-name="ce1">
            <text:p>1.10967</text:p>
          </table:table-cell>
          <table:table-cell table:number-columns-repeated="16382"/>
        </table:table-row>
        <table:table-row table:style-name="ro1">
          <table:table-cell office:value-type="float" office:value="2.4971800000000002" table:style-name="ce1">
            <text:p>2.49718</text:p>
          </table:table-cell>
          <table:table-cell office:value-type="float" office:value="1.1279399999999999" table:style-name="ce1">
            <text:p>1.12794</text:p>
          </table:table-cell>
          <table:table-cell table:number-columns-repeated="16382"/>
        </table:table-row>
        <table:table-row table:style-name="ro1">
          <table:table-cell office:value-type="float" office:value="0.67917700000000003" table:style-name="ce1">
            <text:p>0.679177</text:p>
          </table:table-cell>
          <table:table-cell office:value-type="float" office:value="1.5015700000000001" table:style-name="ce1">
            <text:p>1.50157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5103599999999999" table:style-name="ce1">
            <text:p>2.51036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4025099999999999" table:style-name="ce1">
            <text:p>1.40251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1096699999999999" table:style-name="ce1">
            <text:p>1.10967</text:p>
          </table:table-cell>
          <table:table-cell table:number-columns-repeated="16382"/>
        </table:table-row>
        <table:table-row table:style-name="ro1">
          <table:table-cell office:value-type="float" office:value="2.4971800000000002" table:style-name="ce1">
            <text:p>2.49718</text:p>
          </table:table-cell>
          <table:table-cell office:value-type="float" office:value="1.1279399999999999" table:style-name="ce1">
            <text:p>1.12794</text:p>
          </table:table-cell>
          <table:table-cell table:number-columns-repeated="16382"/>
        </table:table-row>
        <table:table-row table:style-name="ro1">
          <table:table-cell office:value-type="float" office:value="0.67917700000000003" table:style-name="ce1">
            <text:p>0.679177</text:p>
          </table:table-cell>
          <table:table-cell office:value-type="float" office:value="1.5015700000000001" table:style-name="ce1">
            <text:p>1.50157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5513300000000001" table:style-name="ce1">
            <text:p>2.55133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4434800000000001" table:style-name="ce1">
            <text:p>1.44348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15063" table:style-name="ce1">
            <text:p>1.15063</text:p>
          </table:table-cell>
          <table:table-cell table:number-columns-repeated="16382"/>
        </table:table-row>
        <table:table-row table:style-name="ro1">
          <table:table-cell office:value-type="float" office:value="2.4969000000000001" table:style-name="ce1">
            <text:p>2.4969</text:p>
          </table:table-cell>
          <table:table-cell office:value-type="float" office:value="1.1689700000000001" table:style-name="ce1">
            <text:p>1.16897</text:p>
          </table:table-cell>
          <table:table-cell table:number-columns-repeated="16382"/>
        </table:table-row>
        <table:table-row table:style-name="ro1">
          <table:table-cell office:value-type="float" office:value="0.67888499999999996" table:style-name="ce1">
            <text:p>0.678885</text:p>
          </table:table-cell>
          <table:table-cell office:value-type="float" office:value="1.5425500000000001" table:style-name="ce1">
            <text:p>1.54255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5513300000000001" table:style-name="ce1">
            <text:p>2.55133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4434800000000001" table:style-name="ce1">
            <text:p>1.44348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15063" table:style-name="ce1">
            <text:p>1.15063</text:p>
          </table:table-cell>
          <table:table-cell table:number-columns-repeated="16382"/>
        </table:table-row>
        <table:table-row table:style-name="ro1">
          <table:table-cell office:value-type="float" office:value="2.4969000000000001" table:style-name="ce1">
            <text:p>2.4969</text:p>
          </table:table-cell>
          <table:table-cell office:value-type="float" office:value="1.1689700000000001" table:style-name="ce1">
            <text:p>1.16897</text:p>
          </table:table-cell>
          <table:table-cell table:number-columns-repeated="16382"/>
        </table:table-row>
        <table:table-row table:style-name="ro1">
          <table:table-cell office:value-type="float" office:value="0.67888499999999996" table:style-name="ce1">
            <text:p>0.678885</text:p>
          </table:table-cell>
          <table:table-cell office:value-type="float" office:value="1.5425500000000001" table:style-name="ce1">
            <text:p>1.54255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47431" table:style-name="ce1">
            <text:p>2.47431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47438" table:style-name="ce1">
            <text:p>1.47438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1916500000000001" table:style-name="ce1">
            <text:p>1.19165</text:p>
          </table:table-cell>
          <table:table-cell table:number-columns-repeated="16382"/>
        </table:table-row>
        <table:table-row table:style-name="ro1">
          <table:table-cell office:value-type="float" office:value="2.11578" table:style-name="ce1">
            <text:p>2.11578</text:p>
          </table:table-cell>
          <table:table-cell office:value-type="float" office:value="1.2071499999999999" table:style-name="ce1">
            <text:p>1.20715</text:p>
          </table:table-cell>
          <table:table-cell table:number-columns-repeated="16382"/>
        </table:table-row>
        <table:table-row table:style-name="ro1">
          <table:table-cell office:value-type="float" office:value="1.56236" table:style-name="ce1">
            <text:p>1.56236</text:p>
          </table:table-cell>
          <table:table-cell office:value-type="float" office:value="2.4800499999999999" table:style-name="ce1">
            <text:p>2.48005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47431" table:style-name="ce1">
            <text:p>2.47431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47438" table:style-name="ce1">
            <text:p>1.47438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1916500000000001" table:style-name="ce1">
            <text:p>1.19165</text:p>
          </table:table-cell>
          <table:table-cell table:number-columns-repeated="16382"/>
        </table:table-row>
        <table:table-row table:style-name="ro1">
          <table:table-cell office:value-type="float" office:value="2.11578" table:style-name="ce1">
            <text:p>2.11578</text:p>
          </table:table-cell>
          <table:table-cell office:value-type="float" office:value="1.2071499999999999" table:style-name="ce1">
            <text:p>1.20715</text:p>
          </table:table-cell>
          <table:table-cell table:number-columns-repeated="16382"/>
        </table:table-row>
        <table:table-row table:style-name="ro1">
          <table:table-cell office:value-type="float" office:value="1.56236" table:style-name="ce1">
            <text:p>1.56236</text:p>
          </table:table-cell>
          <table:table-cell office:value-type="float" office:value="2.4800499999999999" table:style-name="ce1">
            <text:p>2.48005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5153099999999999" table:style-name="ce1">
            <text:p>2.51531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5153700000000001" table:style-name="ce1">
            <text:p>1.51537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23264" table:style-name="ce1">
            <text:p>1.23264</text:p>
          </table:table-cell>
          <table:table-cell table:number-columns-repeated="16382"/>
        </table:table-row>
        <table:table-row table:style-name="ro1">
          <table:table-cell office:value-type="float" office:value="2.1154999999999999" table:style-name="ce1">
            <text:p>2.1155</text:p>
          </table:table-cell>
          <table:table-cell office:value-type="float" office:value="1.2481899999999999" table:style-name="ce1">
            <text:p>1.24819</text:p>
          </table:table-cell>
          <table:table-cell table:number-columns-repeated="16382"/>
        </table:table-row>
        <table:table-row table:style-name="ro1">
          <table:table-cell office:value-type="float" office:value="1.5620499999999999" table:style-name="ce1">
            <text:p>1.56205</text:p>
          </table:table-cell>
          <table:table-cell office:value-type="float" office:value="2.52108" table:style-name="ce1">
            <text:p>2.52108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5153099999999999" table:style-name="ce1">
            <text:p>2.51531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5153700000000001" table:style-name="ce1">
            <text:p>1.51537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23264" table:style-name="ce1">
            <text:p>1.23264</text:p>
          </table:table-cell>
          <table:table-cell table:number-columns-repeated="16382"/>
        </table:table-row>
        <table:table-row table:style-name="ro1">
          <table:table-cell office:value-type="float" office:value="2.1154999999999999" table:style-name="ce1">
            <text:p>2.1155</text:p>
          </table:table-cell>
          <table:table-cell office:value-type="float" office:value="1.2481899999999999" table:style-name="ce1">
            <text:p>1.24819</text:p>
          </table:table-cell>
          <table:table-cell table:number-columns-repeated="16382"/>
        </table:table-row>
        <table:table-row table:style-name="ro1">
          <table:table-cell office:value-type="float" office:value="1.5620499999999999" table:style-name="ce1">
            <text:p>1.56205</text:p>
          </table:table-cell>
          <table:table-cell office:value-type="float" office:value="2.52108" table:style-name="ce1">
            <text:p>2.52108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4863499999999998" table:style-name="ce1">
            <text:p>2.48635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56429" table:style-name="ce1">
            <text:p>1.56429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27362" table:style-name="ce1">
            <text:p>1.27362</text:p>
          </table:table-cell>
          <table:table-cell table:number-columns-repeated="16382"/>
        </table:table-row>
        <table:table-row table:style-name="ro1">
          <table:table-cell office:value-type="float" office:value="2.06867" table:style-name="ce1">
            <text:p>2.06867</text:p>
          </table:table-cell>
          <table:table-cell office:value-type="float" office:value="1.2888900000000001" table:style-name="ce1">
            <text:p>1.28889</text:p>
          </table:table-cell>
          <table:table-cell table:number-columns-repeated="16382"/>
        </table:table-row>
        <table:table-row table:style-name="ro1">
          <table:table-cell office:value-type="float" office:value="1.48427" table:style-name="ce1">
            <text:p>1.48427</text:p>
          </table:table-cell>
          <table:table-cell office:value-type="float" office:value="2.48353" table:style-name="ce1">
            <text:p>2.48353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4863499999999998" table:style-name="ce1">
            <text:p>2.48635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56429" table:style-name="ce1">
            <text:p>1.56429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27362" table:style-name="ce1">
            <text:p>1.27362</text:p>
          </table:table-cell>
          <table:table-cell table:number-columns-repeated="16382"/>
        </table:table-row>
        <table:table-row table:style-name="ro1">
          <table:table-cell office:value-type="float" office:value="2.06867" table:style-name="ce1">
            <text:p>2.06867</text:p>
          </table:table-cell>
          <table:table-cell office:value-type="float" office:value="1.2888900000000001" table:style-name="ce1">
            <text:p>1.28889</text:p>
          </table:table-cell>
          <table:table-cell table:number-columns-repeated="16382"/>
        </table:table-row>
        <table:table-row table:style-name="ro1">
          <table:table-cell office:value-type="float" office:value="1.48427" table:style-name="ce1">
            <text:p>1.48427</text:p>
          </table:table-cell>
          <table:table-cell office:value-type="float" office:value="2.48353" table:style-name="ce1">
            <text:p>2.48353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5273500000000002" table:style-name="ce1">
            <text:p>2.52735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60528" table:style-name="ce1">
            <text:p>1.60528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3146100000000001" table:style-name="ce1">
            <text:p>1.31461</text:p>
          </table:table-cell>
          <table:table-cell table:number-columns-repeated="16382"/>
        </table:table-row>
        <table:table-row table:style-name="ro1">
          <table:table-cell office:value-type="float" office:value="2.0683799999999999" table:style-name="ce1">
            <text:p>2.06838</text:p>
          </table:table-cell>
          <table:table-cell office:value-type="float" office:value="1.32992" table:style-name="ce1">
            <text:p>1.32992</text:p>
          </table:table-cell>
          <table:table-cell table:number-columns-repeated="16382"/>
        </table:table-row>
        <table:table-row table:style-name="ro1">
          <table:table-cell office:value-type="float" office:value="1.4839500000000001" table:style-name="ce1">
            <text:p>1.48395</text:p>
          </table:table-cell>
          <table:table-cell office:value-type="float" office:value="2.5245600000000001" table:style-name="ce1">
            <text:p>2.52456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5273500000000002" table:style-name="ce1">
            <text:p>2.52735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60528" table:style-name="ce1">
            <text:p>1.60528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3146100000000001" table:style-name="ce1">
            <text:p>1.31461</text:p>
          </table:table-cell>
          <table:table-cell table:number-columns-repeated="16382"/>
        </table:table-row>
        <table:table-row table:style-name="ro1">
          <table:table-cell office:value-type="float" office:value="2.0683799999999999" table:style-name="ce1">
            <text:p>2.06838</text:p>
          </table:table-cell>
          <table:table-cell office:value-type="float" office:value="1.32992" table:style-name="ce1">
            <text:p>1.32992</text:p>
          </table:table-cell>
          <table:table-cell table:number-columns-repeated="16382"/>
        </table:table-row>
        <table:table-row table:style-name="ro1">
          <table:table-cell office:value-type="float" office:value="1.4839500000000001" table:style-name="ce1">
            <text:p>1.48395</text:p>
          </table:table-cell>
          <table:table-cell office:value-type="float" office:value="2.5245600000000001" table:style-name="ce1">
            <text:p>2.52456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4870800000000002" table:style-name="ce1">
            <text:p>2.48708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6381399999999999" table:style-name="ce1">
            <text:p>1.63814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3556600000000001" table:style-name="ce1">
            <text:p>1.35566</text:p>
          </table:table-cell>
          <table:table-cell table:number-columns-repeated="16382"/>
        </table:table-row>
        <table:table-row table:style-name="ro1">
          <table:table-cell office:value-type="float" office:value="0.74279499999999998" table:style-name="ce1">
            <text:p>0.742795</text:p>
          </table:table-cell>
          <table:table-cell office:value-type="float" office:value="1.3608100000000001" table:style-name="ce1">
            <text:p>1.36081</text:p>
          </table:table-cell>
          <table:table-cell table:number-columns-repeated="16382"/>
        </table:table-row>
        <table:table-row table:style-name="ro1">
          <table:table-cell office:value-type="float" office:value="1.39079" table:style-name="ce1">
            <text:p>1.39079</text:p>
          </table:table-cell>
          <table:table-cell office:value-type="float" office:value="2.4712999999999998" table:style-name="ce1">
            <text:p>2.4713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4870800000000002" table:style-name="ce1">
            <text:p>2.48708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6381399999999999" table:style-name="ce1">
            <text:p>1.63814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3556600000000001" table:style-name="ce1">
            <text:p>1.35566</text:p>
          </table:table-cell>
          <table:table-cell table:number-columns-repeated="16382"/>
        </table:table-row>
        <table:table-row table:style-name="ro1">
          <table:table-cell office:value-type="float" office:value="0.74279499999999998" table:style-name="ce1">
            <text:p>0.742795</text:p>
          </table:table-cell>
          <table:table-cell office:value-type="float" office:value="1.3608100000000001" table:style-name="ce1">
            <text:p>1.36081</text:p>
          </table:table-cell>
          <table:table-cell table:number-columns-repeated="16382"/>
        </table:table-row>
        <table:table-row table:style-name="ro1">
          <table:table-cell office:value-type="float" office:value="1.39079" table:style-name="ce1">
            <text:p>1.39079</text:p>
          </table:table-cell>
          <table:table-cell office:value-type="float" office:value="2.4712999999999998" table:style-name="ce1">
            <text:p>2.4713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52807" table:style-name="ce1">
            <text:p>2.52807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6791400000000001" table:style-name="ce1">
            <text:p>1.67914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3966499999999999" table:style-name="ce1">
            <text:p>1.39665</text:p>
          </table:table-cell>
          <table:table-cell table:number-columns-repeated="16382"/>
        </table:table-row>
        <table:table-row table:style-name="ro1">
          <table:table-cell office:value-type="float" office:value="0.74250799999999995" table:style-name="ce1">
            <text:p>0.742508</text:p>
          </table:table-cell>
          <table:table-cell office:value-type="float" office:value="1.40181" table:style-name="ce1">
            <text:p>1.40181</text:p>
          </table:table-cell>
          <table:table-cell table:number-columns-repeated="16382"/>
        </table:table-row>
        <table:table-row table:style-name="ro1">
          <table:table-cell office:value-type="float" office:value="1.3905000000000001" table:style-name="ce1">
            <text:p>1.3905</text:p>
          </table:table-cell>
          <table:table-cell office:value-type="float" office:value="2.5123000000000002" table:style-name="ce1">
            <text:p>2.5123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52807" table:style-name="ce1">
            <text:p>2.52807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6791400000000001" table:style-name="ce1">
            <text:p>1.67914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3966499999999999" table:style-name="ce1">
            <text:p>1.39665</text:p>
          </table:table-cell>
          <table:table-cell table:number-columns-repeated="16382"/>
        </table:table-row>
        <table:table-row table:style-name="ro1">
          <table:table-cell office:value-type="float" office:value="0.74250799999999995" table:style-name="ce1">
            <text:p>0.742508</text:p>
          </table:table-cell>
          <table:table-cell office:value-type="float" office:value="1.40181" table:style-name="ce1">
            <text:p>1.40181</text:p>
          </table:table-cell>
          <table:table-cell table:number-columns-repeated="16382"/>
        </table:table-row>
        <table:table-row table:style-name="ro1">
          <table:table-cell office:value-type="float" office:value="1.3905000000000001" table:style-name="ce1">
            <text:p>1.3905</text:p>
          </table:table-cell>
          <table:table-cell office:value-type="float" office:value="2.5123000000000002" table:style-name="ce1">
            <text:p>2.5123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4881899999999999" table:style-name="ce1">
            <text:p>2.48819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73167" table:style-name="ce1">
            <text:p>1.73167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43754" table:style-name="ce1">
            <text:p>1.43754</text:p>
          </table:table-cell>
          <table:table-cell table:number-columns-repeated="16382"/>
        </table:table-row>
        <table:table-row table:style-name="ro1">
          <table:table-cell office:value-type="float" office:value="0.67754800000000004" table:style-name="ce1">
            <text:p>0.677548</text:p>
          </table:table-cell>
          <table:table-cell office:value-type="float" office:value="1.44232" table:style-name="ce1">
            <text:p>1.44232</text:p>
          </table:table-cell>
          <table:table-cell table:number-columns-repeated="16382"/>
        </table:table-row>
        <table:table-row table:style-name="ro1">
          <table:table-cell office:value-type="float" office:value="1.30955" table:style-name="ce1">
            <text:p>1.30955</text:p>
          </table:table-cell>
          <table:table-cell office:value-type="float" office:value="2.4714800000000001" table:style-name="ce1">
            <text:p>2.47148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4881899999999999" table:style-name="ce1">
            <text:p>2.48819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73167" table:style-name="ce1">
            <text:p>1.73167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43754" table:style-name="ce1">
            <text:p>1.43754</text:p>
          </table:table-cell>
          <table:table-cell table:number-columns-repeated="16382"/>
        </table:table-row>
        <table:table-row table:style-name="ro1">
          <table:table-cell office:value-type="float" office:value="0.67754800000000004" table:style-name="ce1">
            <text:p>0.677548</text:p>
          </table:table-cell>
          <table:table-cell office:value-type="float" office:value="1.44232" table:style-name="ce1">
            <text:p>1.44232</text:p>
          </table:table-cell>
          <table:table-cell table:number-columns-repeated="16382"/>
        </table:table-row>
        <table:table-row table:style-name="ro1">
          <table:table-cell office:value-type="float" office:value="1.30955" table:style-name="ce1">
            <text:p>1.30955</text:p>
          </table:table-cell>
          <table:table-cell office:value-type="float" office:value="2.4714800000000001" table:style-name="ce1">
            <text:p>2.47148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5291899999999998" table:style-name="ce1">
            <text:p>2.52919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77267" table:style-name="ce1">
            <text:p>1.77267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47855" table:style-name="ce1">
            <text:p>1.47855</text:p>
          </table:table-cell>
          <table:table-cell table:number-columns-repeated="16382"/>
        </table:table-row>
        <table:table-row table:style-name="ro1">
          <table:table-cell office:value-type="float" office:value="0.67726200000000003" table:style-name="ce1">
            <text:p>0.677262</text:p>
          </table:table-cell>
          <table:table-cell office:value-type="float" office:value="1.4833099999999999" table:style-name="ce1">
            <text:p>1.48331</text:p>
          </table:table-cell>
          <table:table-cell table:number-columns-repeated="16382"/>
        </table:table-row>
        <table:table-row table:style-name="ro1">
          <table:table-cell office:value-type="float" office:value="1.30928" table:style-name="ce1">
            <text:p>1.30928</text:p>
          </table:table-cell>
          <table:table-cell office:value-type="float" office:value="2.5124599999999999" table:style-name="ce1">
            <text:p>2.51246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5291899999999998" table:style-name="ce1">
            <text:p>2.52919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77267" table:style-name="ce1">
            <text:p>1.77267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47855" table:style-name="ce1">
            <text:p>1.47855</text:p>
          </table:table-cell>
          <table:table-cell table:number-columns-repeated="16382"/>
        </table:table-row>
        <table:table-row table:style-name="ro1">
          <table:table-cell office:value-type="float" office:value="0.67726200000000003" table:style-name="ce1">
            <text:p>0.677262</text:p>
          </table:table-cell>
          <table:table-cell office:value-type="float" office:value="1.4833099999999999" table:style-name="ce1">
            <text:p>1.48331</text:p>
          </table:table-cell>
          <table:table-cell table:number-columns-repeated="16382"/>
        </table:table-row>
        <table:table-row table:style-name="ro1">
          <table:table-cell office:value-type="float" office:value="1.30928" table:style-name="ce1">
            <text:p>1.30928</text:p>
          </table:table-cell>
          <table:table-cell office:value-type="float" office:value="2.5124599999999999" table:style-name="ce1">
            <text:p>2.51246</text:p>
          </table:table-cell>
          <table:table-cell table:number-columns-repeated="16382"/>
        </table:table-row>
        <table:table-row table:style-name="ro1">
          <table:table-cell office:value-type="float" office:value="0.304871" table:style-name="ce1">
            <text:p>0.304871</text:p>
          </table:table-cell>
          <table:table-cell office:value-type="float" office:value="2.48854" table:style-name="ce1">
            <text:p>2.48854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8021" table:style-name="ce1">
            <text:p>1.8021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50827" table:style-name="ce1">
            <text:p>1.50827</text:p>
          </table:table-cell>
          <table:table-cell table:number-columns-repeated="16382"/>
        </table:table-row>
        <table:table-row table:style-name="ro1">
          <table:table-cell office:value-type="float" office:value="0.667018" table:style-name="ce1">
            <text:p>0.667018</text:p>
          </table:table-cell>
          <table:table-cell office:value-type="float" office:value="1.4996700000000001" table:style-name="ce1">
            <text:p>1.49967</text:p>
          </table:table-cell>
          <table:table-cell table:number-columns-repeated="16382"/>
        </table:table-row>
        <table:table-row table:style-name="ro1">
          <table:table-cell office:value-type="float" office:value="1.29497" table:style-name="ce1">
            <text:p>1.29497</text:p>
          </table:table-cell>
          <table:table-cell office:value-type="float" office:value="2.4822199999999999" table:style-name="ce1">
            <text:p>2.48222</text:p>
          </table:table-cell>
          <table:table-cell table:number-columns-repeated="16382"/>
        </table:table-row>
        <table:table-row table:style-name="ro1">
          <table:table-cell office:value-type="float" office:value="0.304871" table:style-name="ce1">
            <text:p>0.304871</text:p>
          </table:table-cell>
          <table:table-cell office:value-type="float" office:value="2.48854" table:style-name="ce1">
            <text:p>2.48854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8021" table:style-name="ce1">
            <text:p>1.8021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50827" table:style-name="ce1">
            <text:p>1.50827</text:p>
          </table:table-cell>
          <table:table-cell table:number-columns-repeated="16382"/>
        </table:table-row>
        <table:table-row table:style-name="ro1">
          <table:table-cell office:value-type="float" office:value="0.667018" table:style-name="ce1">
            <text:p>0.667018</text:p>
          </table:table-cell>
          <table:table-cell office:value-type="float" office:value="1.4996700000000001" table:style-name="ce1">
            <text:p>1.49967</text:p>
          </table:table-cell>
          <table:table-cell table:number-columns-repeated="16382"/>
        </table:table-row>
        <table:table-row table:style-name="ro1">
          <table:table-cell office:value-type="float" office:value="1.29497" table:style-name="ce1">
            <text:p>1.29497</text:p>
          </table:table-cell>
          <table:table-cell office:value-type="float" office:value="2.4822199999999999" table:style-name="ce1">
            <text:p>2.48222</text:p>
          </table:table-cell>
          <table:table-cell table:number-columns-repeated="16382"/>
        </table:table-row>
        <table:table-row table:style-name="ro1">
          <table:table-cell office:value-type="float" office:value="0.35530400000000001" table:style-name="ce1">
            <text:p>0.355304</text:p>
          </table:table-cell>
          <table:table-cell office:value-type="float" office:value="2.5072100000000002" table:style-name="ce1">
            <text:p>2.50721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8371200000000001" table:style-name="ce1">
            <text:p>1.83712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54396" table:style-name="ce1">
            <text:p>1.54396</text:p>
          </table:table-cell>
          <table:table-cell table:number-columns-repeated="16382"/>
        </table:table-row>
        <table:table-row table:style-name="ro1">
          <table:table-cell office:value-type="float" office:value="0.66652599999999995" table:style-name="ce1">
            <text:p>0.666526</text:p>
          </table:table-cell>
          <table:table-cell office:value-type="float" office:value="1.50115" table:style-name="ce1">
            <text:p>1.50115</text:p>
          </table:table-cell>
          <table:table-cell table:number-columns-repeated="16382"/>
        </table:table-row>
        <table:table-row table:style-name="ro1">
          <table:table-cell office:value-type="float" office:value="1.34379" table:style-name="ce1">
            <text:p>1.34379</text:p>
          </table:table-cell>
          <table:table-cell office:value-type="float" office:value="2.45038" table:style-name="ce1">
            <text:p>2.45038</text:p>
          </table:table-cell>
          <table:table-cell table:number-columns-repeated="16382"/>
        </table:table-row>
        <table:table-row table:style-name="ro1">
          <table:table-cell office:value-type="float" office:value="0.35530400000000001" table:style-name="ce1">
            <text:p>0.355304</text:p>
          </table:table-cell>
          <table:table-cell office:value-type="float" office:value="2.5072100000000002" table:style-name="ce1">
            <text:p>2.50721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8371200000000001" table:style-name="ce1">
            <text:p>1.83712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54396" table:style-name="ce1">
            <text:p>1.54396</text:p>
          </table:table-cell>
          <table:table-cell table:number-columns-repeated="16382"/>
        </table:table-row>
        <table:table-row table:style-name="ro1">
          <table:table-cell office:value-type="float" office:value="0.66652599999999995" table:style-name="ce1">
            <text:p>0.666526</text:p>
          </table:table-cell>
          <table:table-cell office:value-type="float" office:value="1.50115" table:style-name="ce1">
            <text:p>1.50115</text:p>
          </table:table-cell>
          <table:table-cell table:number-columns-repeated="16382"/>
        </table:table-row>
        <table:table-row table:style-name="ro1">
          <table:table-cell office:value-type="float" office:value="1.34379" table:style-name="ce1">
            <text:p>1.34379</text:p>
          </table:table-cell>
          <table:table-cell office:value-type="float" office:value="2.45038" table:style-name="ce1">
            <text:p>2.45038</text:p>
          </table:table-cell>
          <table:table-cell table:number-columns-repeated="16382"/>
        </table:table-row>
        <table:table-row table:style-name="ro1">
          <table:table-cell office:value-type="float" office:value="0.41139100000000001" table:style-name="ce1">
            <text:p>0.411391</text:p>
          </table:table-cell>
          <table:table-cell office:value-type="float" office:value="2.48645" table:style-name="ce1">
            <text:p>2.48645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9249499999999999" table:style-name="ce1">
            <text:p>1.92495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58036" table:style-name="ce1">
            <text:p>1.58036</text:p>
          </table:table-cell>
          <table:table-cell table:number-columns-repeated="16382"/>
        </table:table-row>
        <table:table-row table:style-name="ro1">
          <table:table-cell office:value-type="float" office:value="0.67081000000000002" table:style-name="ce1">
            <text:p>0.67081</text:p>
          </table:table-cell>
          <table:table-cell office:value-type="float" office:value="1.4989300000000001" table:style-name="ce1">
            <text:p>1.49893</text:p>
          </table:table-cell>
          <table:table-cell table:number-columns-repeated="16382"/>
        </table:table-row>
        <table:table-row table:style-name="ro1">
          <table:table-cell office:value-type="float" office:value="1.4909699999999999" table:style-name="ce1">
            <text:p>1.49097</text:p>
          </table:table-cell>
          <table:table-cell office:value-type="float" office:value="2.4784799999999998" table:style-name="ce1">
            <text:p>2.47848</text:p>
          </table:table-cell>
          <table:table-cell table:number-columns-repeated="16382"/>
        </table:table-row>
        <table:table-row table:style-name="ro1">
          <table:table-cell office:value-type="float" office:value="0.41139100000000001" table:style-name="ce1">
            <text:p>0.411391</text:p>
          </table:table-cell>
          <table:table-cell office:value-type="float" office:value="2.48645" table:style-name="ce1">
            <text:p>2.48645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9249499999999999" table:style-name="ce1">
            <text:p>1.92495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58036" table:style-name="ce1">
            <text:p>1.58036</text:p>
          </table:table-cell>
          <table:table-cell table:number-columns-repeated="16382"/>
        </table:table-row>
        <table:table-row table:style-name="ro1">
          <table:table-cell office:value-type="float" office:value="0.67081000000000002" table:style-name="ce1">
            <text:p>0.67081</text:p>
          </table:table-cell>
          <table:table-cell office:value-type="float" office:value="1.4989300000000001" table:style-name="ce1">
            <text:p>1.49893</text:p>
          </table:table-cell>
          <table:table-cell table:number-columns-repeated="16382"/>
        </table:table-row>
        <table:table-row table:style-name="ro1">
          <table:table-cell office:value-type="float" office:value="1.4909699999999999" table:style-name="ce1">
            <text:p>1.49097</text:p>
          </table:table-cell>
          <table:table-cell office:value-type="float" office:value="2.4784799999999998" table:style-name="ce1">
            <text:p>2.47848</text:p>
          </table:table-cell>
          <table:table-cell table:number-columns-repeated="16382"/>
        </table:table-row>
        <table:table-row table:style-name="ro1">
          <table:table-cell office:value-type="float" office:value="0.46949099999999999" table:style-name="ce1">
            <text:p>0.469491</text:p>
          </table:table-cell>
          <table:table-cell office:value-type="float" office:value="2.49823" table:style-name="ce1">
            <text:p>2.49823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9619500000000001" table:style-name="ce1">
            <text:p>1.96195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6171500000000001" table:style-name="ce1">
            <text:p>1.61715</text:p>
          </table:table-cell>
          <table:table-cell table:number-columns-repeated="16382"/>
        </table:table-row>
        <table:table-row table:style-name="ro1">
          <table:table-cell office:value-type="float" office:value="0.670373" table:style-name="ce1">
            <text:p>0.670373</text:p>
          </table:table-cell>
          <table:table-cell office:value-type="float" office:value="1.49715" table:style-name="ce1">
            <text:p>1.49715</text:p>
          </table:table-cell>
          <table:table-cell table:number-columns-repeated="16382"/>
        </table:table-row>
        <table:table-row table:style-name="ro1">
          <table:table-cell office:value-type="float" office:value="1.5467299999999999" table:style-name="ce1">
            <text:p>1.54673</text:p>
          </table:table-cell>
          <table:table-cell office:value-type="float" office:value="2.4267699999999999" table:style-name="ce1">
            <text:p>2.42677</text:p>
          </table:table-cell>
          <table:table-cell table:number-columns-repeated="16382"/>
        </table:table-row>
        <table:table-row table:style-name="ro1">
          <table:table-cell office:value-type="float" office:value="0.46949099999999999" table:style-name="ce1">
            <text:p>0.469491</text:p>
          </table:table-cell>
          <table:table-cell office:value-type="float" office:value="2.49823" table:style-name="ce1">
            <text:p>2.49823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9619500000000001" table:style-name="ce1">
            <text:p>1.96195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6171500000000001" table:style-name="ce1">
            <text:p>1.61715</text:p>
          </table:table-cell>
          <table:table-cell table:number-columns-repeated="16382"/>
        </table:table-row>
        <table:table-row table:style-name="ro1">
          <table:table-cell office:value-type="float" office:value="0.670373" table:style-name="ce1">
            <text:p>0.670373</text:p>
          </table:table-cell>
          <table:table-cell office:value-type="float" office:value="1.49715" table:style-name="ce1">
            <text:p>1.49715</text:p>
          </table:table-cell>
          <table:table-cell table:number-columns-repeated="16382"/>
        </table:table-row>
        <table:table-row table:style-name="ro1">
          <table:table-cell office:value-type="float" office:value="1.5467299999999999" table:style-name="ce1">
            <text:p>1.54673</text:p>
          </table:table-cell>
          <table:table-cell office:value-type="float" office:value="2.4267699999999999" table:style-name="ce1">
            <text:p>2.42677</text:p>
          </table:table-cell>
          <table:table-cell table:number-columns-repeated="16382"/>
        </table:table-row>
        <table:table-row table:style-name="ro1">
          <table:table-cell office:value-type="float" office:value="0.517235" table:style-name="ce1">
            <text:p>0.517235</text:p>
          </table:table-cell>
          <table:table-cell office:value-type="float" office:value="2.4807299999999999" table:style-name="ce1">
            <text:p>2.48073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0987499999999999" table:style-name="ce1">
            <text:p>2.09875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6558999999999999" table:style-name="ce1">
            <text:p>1.6559</text:p>
          </table:table-cell>
          <table:table-cell table:number-columns-repeated="16382"/>
        </table:table-row>
        <table:table-row table:style-name="ro1">
          <table:table-cell office:value-type="float" office:value="0.66768400000000006" table:style-name="ce1">
            <text:p>0.667684</text:p>
          </table:table-cell>
          <table:table-cell office:value-type="float" office:value="1.4978400000000001" table:style-name="ce1">
            <text:p>1.49784</text:p>
          </table:table-cell>
          <table:table-cell table:number-columns-repeated="16382"/>
        </table:table-row>
        <table:table-row table:style-name="ro1">
          <table:table-cell office:value-type="float" office:value="1.7713000000000001" table:style-name="ce1">
            <text:p>1.7713</text:p>
          </table:table-cell>
          <table:table-cell office:value-type="float" office:value="2.4860899999999999" table:style-name="ce1">
            <text:p>2.48609</text:p>
          </table:table-cell>
          <table:table-cell table:number-columns-repeated="16382"/>
        </table:table-row>
        <table:table-row table:style-name="ro1">
          <table:table-cell office:value-type="float" office:value="0.517235" table:style-name="ce1">
            <text:p>0.517235</text:p>
          </table:table-cell>
          <table:table-cell office:value-type="float" office:value="2.4807299999999999" table:style-name="ce1">
            <text:p>2.48073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0987499999999999" table:style-name="ce1">
            <text:p>2.09875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6558999999999999" table:style-name="ce1">
            <text:p>1.6559</text:p>
          </table:table-cell>
          <table:table-cell table:number-columns-repeated="16382"/>
        </table:table-row>
        <table:table-row table:style-name="ro1">
          <table:table-cell office:value-type="float" office:value="0.66768400000000006" table:style-name="ce1">
            <text:p>0.667684</text:p>
          </table:table-cell>
          <table:table-cell office:value-type="float" office:value="1.4978400000000001" table:style-name="ce1">
            <text:p>1.49784</text:p>
          </table:table-cell>
          <table:table-cell table:number-columns-repeated="16382"/>
        </table:table-row>
        <table:table-row table:style-name="ro1">
          <table:table-cell office:value-type="float" office:value="1.7713000000000001" table:style-name="ce1">
            <text:p>1.7713</text:p>
          </table:table-cell>
          <table:table-cell office:value-type="float" office:value="2.4860899999999999" table:style-name="ce1">
            <text:p>2.48609</text:p>
          </table:table-cell>
          <table:table-cell table:number-columns-repeated="16382"/>
        </table:table-row>
        <table:table-row table:style-name="ro1">
          <table:table-cell office:value-type="float" office:value="0.568882" table:style-name="ce1">
            <text:p>0.568882</text:p>
          </table:table-cell>
          <table:table-cell office:value-type="float" office:value="2.4880399999999998" table:style-name="ce1">
            <text:p>2.48804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1341199999999998" table:style-name="ce1">
            <text:p>2.13412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6907300000000001" table:style-name="ce1">
            <text:p>1.69073</text:p>
          </table:table-cell>
          <table:table-cell table:number-columns-repeated="16382"/>
        </table:table-row>
        <table:table-row table:style-name="ro1">
          <table:table-cell office:value-type="float" office:value="0.66796800000000001" table:style-name="ce1">
            <text:p>0.667968</text:p>
          </table:table-cell>
          <table:table-cell office:value-type="float" office:value="1.49864" table:style-name="ce1">
            <text:p>1.49864</text:p>
          </table:table-cell>
          <table:table-cell table:number-columns-repeated="16382"/>
        </table:table-row>
        <table:table-row table:style-name="ro1">
          <table:table-cell office:value-type="float" office:value="1.8215300000000001" table:style-name="ce1">
            <text:p>1.82153</text:p>
          </table:table-cell>
          <table:table-cell office:value-type="float" office:value="2.4281100000000002" table:style-name="ce1">
            <text:p>2.42811</text:p>
          </table:table-cell>
          <table:table-cell table:number-columns-repeated="16382"/>
        </table:table-row>
        <table:table-row table:style-name="ro1">
          <table:table-cell office:value-type="float" office:value="0.568882" table:style-name="ce1">
            <text:p>0.568882</text:p>
          </table:table-cell>
          <table:table-cell office:value-type="float" office:value="2.4880399999999998" table:style-name="ce1">
            <text:p>2.48804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1341199999999998" table:style-name="ce1">
            <text:p>2.13412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6907300000000001" table:style-name="ce1">
            <text:p>1.69073</text:p>
          </table:table-cell>
          <table:table-cell table:number-columns-repeated="16382"/>
        </table:table-row>
        <table:table-row table:style-name="ro1">
          <table:table-cell office:value-type="float" office:value="0.66796800000000001" table:style-name="ce1">
            <text:p>0.667968</text:p>
          </table:table-cell>
          <table:table-cell office:value-type="float" office:value="1.49864" table:style-name="ce1">
            <text:p>1.49864</text:p>
          </table:table-cell>
          <table:table-cell table:number-columns-repeated="16382"/>
        </table:table-row>
        <table:table-row table:style-name="ro1">
          <table:table-cell office:value-type="float" office:value="1.8215300000000001" table:style-name="ce1">
            <text:p>1.82153</text:p>
          </table:table-cell>
          <table:table-cell office:value-type="float" office:value="2.4281100000000002" table:style-name="ce1">
            <text:p>2.42811</text:p>
          </table:table-cell>
          <table:table-cell table:number-columns-repeated="16382"/>
        </table:table-row>
        <table:table-row table:style-name="ro1">
          <table:table-cell office:value-type="float" office:value="0.61080800000000002" table:style-name="ce1">
            <text:p>0.610808</text:p>
          </table:table-cell>
          <table:table-cell office:value-type="float" office:value="2.4661200000000001" table:style-name="ce1">
            <text:p>2.46612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2862399999999998" table:style-name="ce1">
            <text:p>2.28624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7342" table:style-name="ce1">
            <text:p>1.7342</text:p>
          </table:table-cell>
          <table:table-cell table:number-columns-repeated="16382"/>
        </table:table-row>
        <table:table-row table:style-name="ro1">
          <table:table-cell office:value-type="float" office:value="0.66474200000000006" table:style-name="ce1">
            <text:p>0.664742</text:p>
          </table:table-cell>
          <table:table-cell office:value-type="float" office:value="1.5008600000000001" table:style-name="ce1">
            <text:p>1.50086</text:p>
          </table:table-cell>
          <table:table-cell table:number-columns-repeated="16382"/>
        </table:table-row>
        <table:table-row table:style-name="ro1">
          <table:table-cell office:value-type="float" office:value="2.1214499999999998" table:style-name="ce1">
            <text:p>2.12145</text:p>
          </table:table-cell>
          <table:table-cell office:value-type="float" office:value="2.4895900000000002" table:style-name="ce1">
            <text:p>2.48959</text:p>
          </table:table-cell>
          <table:table-cell table:number-columns-repeated="16382"/>
        </table:table-row>
        <table:table-row table:style-name="ro1">
          <table:table-cell office:value-type="float" office:value="0.61080800000000002" table:style-name="ce1">
            <text:p>0.610808</text:p>
          </table:table-cell>
          <table:table-cell office:value-type="float" office:value="2.4661200000000001" table:style-name="ce1">
            <text:p>2.46612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2862399999999998" table:style-name="ce1">
            <text:p>2.28624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7342" table:style-name="ce1">
            <text:p>1.7342</text:p>
          </table:table-cell>
          <table:table-cell table:number-columns-repeated="16382"/>
        </table:table-row>
        <table:table-row table:style-name="ro1">
          <table:table-cell office:value-type="float" office:value="0.66474200000000006" table:style-name="ce1">
            <text:p>0.664742</text:p>
          </table:table-cell>
          <table:table-cell office:value-type="float" office:value="1.5008600000000001" table:style-name="ce1">
            <text:p>1.50086</text:p>
          </table:table-cell>
          <table:table-cell table:number-columns-repeated="16382"/>
        </table:table-row>
        <table:table-row table:style-name="ro1">
          <table:table-cell office:value-type="float" office:value="2.1214499999999998" table:style-name="ce1">
            <text:p>2.12145</text:p>
          </table:table-cell>
          <table:table-cell office:value-type="float" office:value="2.4895900000000002" table:style-name="ce1">
            <text:p>2.48959</text:p>
          </table:table-cell>
          <table:table-cell table:number-columns-repeated="16382"/>
        </table:table-row>
        <table:table-row table:style-name="ro1">
          <table:table-cell office:value-type="float" office:value="0.66118100000000002" table:style-name="ce1">
            <text:p>0.661181</text:p>
          </table:table-cell>
          <table:table-cell office:value-type="float" office:value="2.4688099999999999" table:style-name="ce1">
            <text:p>2.46881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3207399999999998" table:style-name="ce1">
            <text:p>2.32074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76911" table:style-name="ce1">
            <text:p>1.76911</text:p>
          </table:table-cell>
          <table:table-cell table:number-columns-repeated="16382"/>
        </table:table-row>
        <table:table-row table:style-name="ro1">
          <table:table-cell office:value-type="float" office:value="0.66533600000000004" table:style-name="ce1">
            <text:p>0.665336</text:p>
          </table:table-cell>
          <table:table-cell office:value-type="float" office:value="1.5020500000000001" table:style-name="ce1">
            <text:p>1.50205</text:p>
          </table:table-cell>
          <table:table-cell table:number-columns-repeated="16382"/>
        </table:table-row>
        <table:table-row table:style-name="ro1">
          <table:table-cell office:value-type="float" office:value="2.1710199999999999" table:style-name="ce1">
            <text:p>2.17102</text:p>
          </table:table-cell>
          <table:table-cell office:value-type="float" office:value="2.41445" table:style-name="ce1">
            <text:p>2.41445</text:p>
          </table:table-cell>
          <table:table-cell table:number-columns-repeated="16382"/>
        </table:table-row>
        <table:table-row table:style-name="ro1">
          <table:table-cell office:value-type="float" office:value="0.66118100000000002" table:style-name="ce1">
            <text:p>0.661181</text:p>
          </table:table-cell>
          <table:table-cell office:value-type="float" office:value="2.4688099999999999" table:style-name="ce1">
            <text:p>2.46881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3207399999999998" table:style-name="ce1">
            <text:p>2.32074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76911" table:style-name="ce1">
            <text:p>1.76911</text:p>
          </table:table-cell>
          <table:table-cell table:number-columns-repeated="16382"/>
        </table:table-row>
        <table:table-row table:style-name="ro1">
          <table:table-cell office:value-type="float" office:value="0.66533600000000004" table:style-name="ce1">
            <text:p>0.665336</text:p>
          </table:table-cell>
          <table:table-cell office:value-type="float" office:value="1.5020500000000001" table:style-name="ce1">
            <text:p>1.50205</text:p>
          </table:table-cell>
          <table:table-cell table:number-columns-repeated="16382"/>
        </table:table-row>
        <table:table-row table:style-name="ro1">
          <table:table-cell office:value-type="float" office:value="2.1710199999999999" table:style-name="ce1">
            <text:p>2.17102</text:p>
          </table:table-cell>
          <table:table-cell office:value-type="float" office:value="2.41445" table:style-name="ce1">
            <text:p>2.41445</text:p>
          </table:table-cell>
          <table:table-cell table:number-columns-repeated="16382"/>
        </table:table-row>
        <table:table-row table:style-name="ro1">
          <table:table-cell office:value-type="float" office:value="0.715252" table:style-name="ce1">
            <text:p>0.715252</text:p>
          </table:table-cell>
          <table:table-cell office:value-type="float" office:value="2.4788700000000001" table:style-name="ce1">
            <text:p>2.47887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4733499999999999" table:style-name="ce1">
            <text:p>2.47335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8253699999999999" table:style-name="ce1">
            <text:p>1.82537</text:p>
          </table:table-cell>
          <table:table-cell table:number-columns-repeated="16382"/>
        </table:table-row>
        <table:table-row table:style-name="ro1">
          <table:table-cell office:value-type="float" office:value="0.66951799999999995" table:style-name="ce1">
            <text:p>0.669518</text:p>
          </table:table-cell>
          <table:table-cell office:value-type="float" office:value="1.5018" table:style-name="ce1">
            <text:p>1.5018</text:p>
          </table:table-cell>
          <table:table-cell table:number-columns-repeated="16382"/>
        </table:table-row>
        <table:table-row table:style-name="ro1">
          <table:table-cell office:value-type="float" office:value="2.4942199999999999" table:style-name="ce1">
            <text:p>2.49422</text:p>
          </table:table-cell>
          <table:table-cell office:value-type="float" office:value="2.4381499999999998" table:style-name="ce1">
            <text:p>2.43815</text:p>
          </table:table-cell>
          <table:table-cell table:number-columns-repeated="16382"/>
        </table:table-row>
        <table:table-row table:style-name="ro1">
          <table:table-cell office:value-type="float" office:value="0.715252" table:style-name="ce1">
            <text:p>0.715252</text:p>
          </table:table-cell>
          <table:table-cell office:value-type="float" office:value="2.4788700000000001" table:style-name="ce1">
            <text:p>2.47887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4733499999999999" table:style-name="ce1">
            <text:p>2.47335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8253699999999999" table:style-name="ce1">
            <text:p>1.82537</text:p>
          </table:table-cell>
          <table:table-cell table:number-columns-repeated="16382"/>
        </table:table-row>
        <table:table-row table:style-name="ro1">
          <table:table-cell office:value-type="float" office:value="0.66951799999999995" table:style-name="ce1">
            <text:p>0.669518</text:p>
          </table:table-cell>
          <table:table-cell office:value-type="float" office:value="1.5018" table:style-name="ce1">
            <text:p>1.5018</text:p>
          </table:table-cell>
          <table:table-cell table:number-columns-repeated="16382"/>
        </table:table-row>
        <table:table-row table:style-name="ro1">
          <table:table-cell office:value-type="float" office:value="2.4942199999999999" table:style-name="ce1">
            <text:p>2.49422</text:p>
          </table:table-cell>
          <table:table-cell office:value-type="float" office:value="2.4381499999999998" table:style-name="ce1">
            <text:p>2.43815</text:p>
          </table:table-cell>
          <table:table-cell table:number-columns-repeated="16382"/>
        </table:table-row>
        <table:table-row table:style-name="ro1">
          <table:table-cell office:value-type="float" office:value="0.76504000000000005" table:style-name="ce1">
            <text:p>0.76504</text:p>
          </table:table-cell>
          <table:table-cell office:value-type="float" office:value="2.47655" table:style-name="ce1">
            <text:p>2.47655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50529" table:style-name="ce1">
            <text:p>2.50529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8608800000000001" table:style-name="ce1">
            <text:p>1.86088</text:p>
          </table:table-cell>
          <table:table-cell table:number-columns-repeated="16382"/>
        </table:table-row>
        <table:table-row table:style-name="ro1">
          <table:table-cell office:value-type="float" office:value="0.66985899999999998" table:style-name="ce1">
            <text:p>0.669859</text:p>
          </table:table-cell>
          <table:table-cell office:value-type="float" office:value="1.5030600000000001" table:style-name="ce1">
            <text:p>1.50306</text:p>
          </table:table-cell>
          <table:table-cell table:number-columns-repeated="16382"/>
        </table:table-row>
        <table:table-row table:style-name="ro1">
          <table:table-cell office:value-type="float" office:value="2.53966" table:style-name="ce1">
            <text:p>2.53966</text:p>
          </table:table-cell>
          <table:table-cell office:value-type="float" office:value="2.3457599999999998" table:style-name="ce1">
            <text:p>2.34576</text:p>
          </table:table-cell>
          <table:table-cell table:number-columns-repeated="16382"/>
        </table:table-row>
        <table:table-row table:style-name="ro1">
          <table:table-cell office:value-type="float" office:value="0.76504000000000005" table:style-name="ce1">
            <text:p>0.76504</text:p>
          </table:table-cell>
          <table:table-cell office:value-type="float" office:value="2.47655" table:style-name="ce1">
            <text:p>2.47655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50529" table:style-name="ce1">
            <text:p>2.50529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8608800000000001" table:style-name="ce1">
            <text:p>1.86088</text:p>
          </table:table-cell>
          <table:table-cell table:number-columns-repeated="16382"/>
        </table:table-row>
        <table:table-row table:style-name="ro1">
          <table:table-cell office:value-type="float" office:value="0.66985899999999998" table:style-name="ce1">
            <text:p>0.669859</text:p>
          </table:table-cell>
          <table:table-cell office:value-type="float" office:value="1.5030600000000001" table:style-name="ce1">
            <text:p>1.50306</text:p>
          </table:table-cell>
          <table:table-cell table:number-columns-repeated="16382"/>
        </table:table-row>
        <table:table-row table:style-name="ro1">
          <table:table-cell office:value-type="float" office:value="2.53966" table:style-name="ce1">
            <text:p>2.53966</text:p>
          </table:table-cell>
          <table:table-cell office:value-type="float" office:value="2.3457599999999998" table:style-name="ce1">
            <text:p>2.34576</text:p>
          </table:table-cell>
          <table:table-cell table:number-columns-repeated="16382"/>
        </table:table-row>
        <table:table-row table:style-name="ro1">
          <table:table-cell office:value-type="float" office:value="0.65888500000000005" table:style-name="ce1">
            <text:p>0.658885</text:p>
          </table:table-cell>
          <table:table-cell office:value-type="float" office:value="2.2153900000000002" table:style-name="ce1">
            <text:p>2.21539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48156" table:style-name="ce1">
            <text:p>2.48156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91513" table:style-name="ce1">
            <text:p>1.91513</text:p>
          </table:table-cell>
          <table:table-cell table:number-columns-repeated="16382"/>
        </table:table-row>
        <table:table-row table:style-name="ro1">
          <table:table-cell office:value-type="float" office:value="0.65926300000000004" table:style-name="ce1">
            <text:p>0.659263</text:p>
          </table:table-cell>
          <table:table-cell office:value-type="float" office:value="1.51189" table:style-name="ce1">
            <text:p>1.51189</text:p>
          </table:table-cell>
          <table:table-cell table:number-columns-repeated="16382"/>
        </table:table-row>
        <table:table-row table:style-name="ro1">
          <table:table-cell office:value-type="float" office:value="2.4840800000000001" table:style-name="ce1">
            <text:p>2.48408</text:p>
          </table:table-cell>
          <table:table-cell office:value-type="float" office:value="2.2314600000000002" table:style-name="ce1">
            <text:p>2.23146</text:p>
          </table:table-cell>
          <table:table-cell table:number-columns-repeated="16382"/>
        </table:table-row>
        <table:table-row table:style-name="ro1">
          <table:table-cell office:value-type="float" office:value="0.65888500000000005" table:style-name="ce1">
            <text:p>0.658885</text:p>
          </table:table-cell>
          <table:table-cell office:value-type="float" office:value="2.2153900000000002" table:style-name="ce1">
            <text:p>2.21539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48156" table:style-name="ce1">
            <text:p>2.48156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91513" table:style-name="ce1">
            <text:p>1.91513</text:p>
          </table:table-cell>
          <table:table-cell table:number-columns-repeated="16382"/>
        </table:table-row>
        <table:table-row table:style-name="ro1">
          <table:table-cell office:value-type="float" office:value="0.65926300000000004" table:style-name="ce1">
            <text:p>0.659263</text:p>
          </table:table-cell>
          <table:table-cell office:value-type="float" office:value="1.51189" table:style-name="ce1">
            <text:p>1.51189</text:p>
          </table:table-cell>
          <table:table-cell table:number-columns-repeated="16382"/>
        </table:table-row>
        <table:table-row table:style-name="ro1">
          <table:table-cell office:value-type="float" office:value="2.4840800000000001" table:style-name="ce1">
            <text:p>2.48408</text:p>
          </table:table-cell>
          <table:table-cell office:value-type="float" office:value="2.2314600000000002" table:style-name="ce1">
            <text:p>2.23146</text:p>
          </table:table-cell>
          <table:table-cell table:number-columns-repeated="16382"/>
        </table:table-row>
        <table:table-row table:style-name="ro1">
          <table:table-cell office:value-type="float" office:value="0.69348100000000001" table:style-name="ce1">
            <text:p>0.693481</text:p>
          </table:table-cell>
          <table:table-cell office:value-type="float" office:value="2.2176" table:style-name="ce1">
            <text:p>2.2176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5071599999999998" table:style-name="ce1">
            <text:p>2.50716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94909" table:style-name="ce1">
            <text:p>1.94909</text:p>
          </table:table-cell>
          <table:table-cell table:number-columns-repeated="16382"/>
        </table:table-row>
        <table:table-row table:style-name="ro1">
          <table:table-cell office:value-type="float" office:value="0.66088800000000003" table:style-name="ce1">
            <text:p>0.660888</text:p>
          </table:table-cell>
          <table:table-cell office:value-type="float" office:value="1.51485" table:style-name="ce1">
            <text:p>1.51485</text:p>
          </table:table-cell>
          <table:table-cell table:number-columns-repeated="16382"/>
        </table:table-row>
        <table:table-row table:style-name="ro1">
          <table:table-cell office:value-type="float" office:value="2.5174300000000001" table:style-name="ce1">
            <text:p>2.51743</text:p>
          </table:table-cell>
          <table:table-cell office:value-type="float" office:value="2.14811" table:style-name="ce1">
            <text:p>2.14811</text:p>
          </table:table-cell>
          <table:table-cell table:number-columns-repeated="16382"/>
        </table:table-row>
        <table:table-row table:style-name="ro1">
          <table:table-cell office:value-type="float" office:value="0.69348100000000001" table:style-name="ce1">
            <text:p>0.693481</text:p>
          </table:table-cell>
          <table:table-cell office:value-type="float" office:value="2.2176" table:style-name="ce1">
            <text:p>2.2176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5071599999999998" table:style-name="ce1">
            <text:p>2.50716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94909" table:style-name="ce1">
            <text:p>1.94909</text:p>
          </table:table-cell>
          <table:table-cell table:number-columns-repeated="16382"/>
        </table:table-row>
        <table:table-row table:style-name="ro1">
          <table:table-cell office:value-type="float" office:value="0.66088800000000003" table:style-name="ce1">
            <text:p>0.660888</text:p>
          </table:table-cell>
          <table:table-cell office:value-type="float" office:value="1.51485" table:style-name="ce1">
            <text:p>1.51485</text:p>
          </table:table-cell>
          <table:table-cell table:number-columns-repeated="16382"/>
        </table:table-row>
        <table:table-row table:style-name="ro1">
          <table:table-cell office:value-type="float" office:value="2.5174300000000001" table:style-name="ce1">
            <text:p>2.51743</text:p>
          </table:table-cell>
          <table:table-cell office:value-type="float" office:value="2.14811" table:style-name="ce1">
            <text:p>2.14811</text:p>
          </table:table-cell>
          <table:table-cell table:number-columns-repeated="16382"/>
        </table:table-row>
        <table:table-row table:style-name="ro1">
          <table:table-cell office:value-type="float" office:value="0.68831399999999998" table:style-name="ce1">
            <text:p>0.688314</text:p>
          </table:table-cell>
          <table:table-cell office:value-type="float" office:value="2.16418" table:style-name="ce1">
            <text:p>2.16418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4913400000000001" table:style-name="ce1">
            <text:p>2.49134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0197500000000002" table:style-name="ce1">
            <text:p>2.01975</text:p>
          </table:table-cell>
          <table:table-cell table:number-columns-repeated="16382"/>
        </table:table-row>
        <table:table-row table:style-name="ro1">
          <table:table-cell office:value-type="float" office:value="0.65479100000000001" table:style-name="ce1">
            <text:p>0.654791</text:p>
          </table:table-cell>
          <table:table-cell office:value-type="float" office:value="1.52389" table:style-name="ce1">
            <text:p>1.52389</text:p>
          </table:table-cell>
          <table:table-cell table:number-columns-repeated="16382"/>
        </table:table-row>
        <table:table-row table:style-name="ro1">
          <table:table-cell office:value-type="float" office:value="2.49932" table:style-name="ce1">
            <text:p>2.49932</text:p>
          </table:table-cell>
          <table:table-cell office:value-type="float" office:value="2.0569600000000001" table:style-name="ce1">
            <text:p>2.05696</text:p>
          </table:table-cell>
          <table:table-cell table:number-columns-repeated="16382"/>
        </table:table-row>
        <table:table-row table:style-name="ro1">
          <table:table-cell office:value-type="float" office:value="0.68831399999999998" table:style-name="ce1">
            <text:p>0.688314</text:p>
          </table:table-cell>
          <table:table-cell office:value-type="float" office:value="2.16418" table:style-name="ce1">
            <text:p>2.16418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4913400000000001" table:style-name="ce1">
            <text:p>2.49134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0197500000000002" table:style-name="ce1">
            <text:p>2.01975</text:p>
          </table:table-cell>
          <table:table-cell table:number-columns-repeated="16382"/>
        </table:table-row>
        <table:table-row table:style-name="ro1">
          <table:table-cell office:value-type="float" office:value="0.65479100000000001" table:style-name="ce1">
            <text:p>0.654791</text:p>
          </table:table-cell>
          <table:table-cell office:value-type="float" office:value="1.52389" table:style-name="ce1">
            <text:p>1.52389</text:p>
          </table:table-cell>
          <table:table-cell table:number-columns-repeated="16382"/>
        </table:table-row>
        <table:table-row table:style-name="ro1">
          <table:table-cell office:value-type="float" office:value="2.49932" table:style-name="ce1">
            <text:p>2.49932</text:p>
          </table:table-cell>
          <table:table-cell office:value-type="float" office:value="2.0569600000000001" table:style-name="ce1">
            <text:p>2.05696</text:p>
          </table:table-cell>
          <table:table-cell table:number-columns-repeated="16382"/>
        </table:table-row>
        <table:table-row table:style-name="ro1">
          <table:table-cell office:value-type="float" office:value="0.72072000000000003" table:style-name="ce1">
            <text:p>0.72072</text:p>
          </table:table-cell>
          <table:table-cell office:value-type="float" office:value="2.1649600000000002" table:style-name="ce1">
            <text:p>2.16496</text:p>
          </table:table-cell>
          <table:table-cell table:number-columns-repeated="16382"/>
        </table:table-row>
        <table:table-row table:style-name="ro1">
          <table:table-cell office:value-type="float" office:value="0.30412400000000001" table:style-name="ce1">
            <text:p>0.304124</text:p>
          </table:table-cell>
          <table:table-cell office:value-type="float" office:value="2.5122499999999999" table:style-name="ce1">
            <text:p>2.51225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0541800000000001" table:style-name="ce1">
            <text:p>2.05418</text:p>
          </table:table-cell>
          <table:table-cell table:number-columns-repeated="16382"/>
        </table:table-row>
        <table:table-row table:style-name="ro1">
          <table:table-cell office:value-type="float" office:value="0.65689699999999995" table:style-name="ce1">
            <text:p>0.656897</text:p>
          </table:table-cell>
          <table:table-cell office:value-type="float" office:value="1.52698" table:style-name="ce1">
            <text:p>1.52698</text:p>
          </table:table-cell>
          <table:table-cell table:number-columns-repeated="16382"/>
        </table:table-row>
        <table:table-row table:style-name="ro1">
          <table:table-cell office:value-type="float" office:value="2.52461" table:style-name="ce1">
            <text:p>2.52461</text:p>
          </table:table-cell>
          <table:table-cell office:value-type="float" office:value="1.9720500000000001" table:style-name="ce1">
            <text:p>1.97205</text:p>
          </table:table-cell>
          <table:table-cell table:number-columns-repeated="16382"/>
        </table:table-row>
        <table:table-row table:style-name="ro1">
          <table:table-cell office:value-type="float" office:value="0.72072000000000003" table:style-name="ce1">
            <text:p>0.72072</text:p>
          </table:table-cell>
          <table:table-cell office:value-type="float" office:value="2.1649600000000002" table:style-name="ce1">
            <text:p>2.16496</text:p>
          </table:table-cell>
          <table:table-cell table:number-columns-repeated="16382"/>
        </table:table-row>
        <table:table-row table:style-name="ro1">
          <table:table-cell office:value-type="float" office:value="0.30412400000000001" table:style-name="ce1">
            <text:p>0.304124</text:p>
          </table:table-cell>
          <table:table-cell office:value-type="float" office:value="2.5122499999999999" table:style-name="ce1">
            <text:p>2.51225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0541800000000001" table:style-name="ce1">
            <text:p>2.05418</text:p>
          </table:table-cell>
          <table:table-cell table:number-columns-repeated="16382"/>
        </table:table-row>
        <table:table-row table:style-name="ro1">
          <table:table-cell office:value-type="float" office:value="0.65689699999999995" table:style-name="ce1">
            <text:p>0.656897</text:p>
          </table:table-cell>
          <table:table-cell office:value-type="float" office:value="1.52698" table:style-name="ce1">
            <text:p>1.52698</text:p>
          </table:table-cell>
          <table:table-cell table:number-columns-repeated="16382"/>
        </table:table-row>
        <table:table-row table:style-name="ro1">
          <table:table-cell office:value-type="float" office:value="2.52461" table:style-name="ce1">
            <text:p>2.52461</text:p>
          </table:table-cell>
          <table:table-cell office:value-type="float" office:value="1.9720500000000001" table:style-name="ce1">
            <text:p>1.97205</text:p>
          </table:table-cell>
          <table:table-cell table:number-columns-repeated="16382"/>
        </table:table-row>
        <table:table-row table:style-name="ro1">
          <table:table-cell office:value-type="float" office:value="0.73303499999999999" table:style-name="ce1">
            <text:p>0.733035</text:p>
          </table:table-cell>
          <table:table-cell office:value-type="float" office:value="2.1432799999999999" table:style-name="ce1">
            <text:p>2.14328</text:p>
          </table:table-cell>
          <table:table-cell table:number-columns-repeated="16382"/>
        </table:table-row>
        <table:table-row table:style-name="ro1">
          <table:table-cell office:value-type="float" office:value="0.35533799999999999" table:style-name="ce1">
            <text:p>0.355338</text:p>
          </table:table-cell>
          <table:table-cell office:value-type="float" office:value="2.47254" table:style-name="ce1">
            <text:p>2.47254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1331000000000002" table:style-name="ce1">
            <text:p>2.1331</text:p>
          </table:table-cell>
          <table:table-cell table:number-columns-repeated="16382"/>
        </table:table-row>
        <table:table-row table:style-name="ro1">
          <table:table-cell office:value-type="float" office:value="0.67371700000000001" table:style-name="ce1">
            <text:p>0.673717</text:p>
          </table:table-cell>
          <table:table-cell office:value-type="float" office:value="1.5185200000000001" table:style-name="ce1">
            <text:p>1.51852</text:p>
          </table:table-cell>
          <table:table-cell table:number-columns-repeated="16382"/>
        </table:table-row>
        <table:table-row table:style-name="ro1">
          <table:table-cell office:value-type="float" office:value="2.47776" table:style-name="ce1">
            <text:p>2.47776</text:p>
          </table:table-cell>
          <table:table-cell office:value-type="float" office:value="1.88723" table:style-name="ce1">
            <text:p>1.88723</text:p>
          </table:table-cell>
          <table:table-cell table:number-columns-repeated="16382"/>
        </table:table-row>
        <table:table-row table:style-name="ro1">
          <table:table-cell office:value-type="float" office:value="0.73303499999999999" table:style-name="ce1">
            <text:p>0.733035</text:p>
          </table:table-cell>
          <table:table-cell office:value-type="float" office:value="2.1432799999999999" table:style-name="ce1">
            <text:p>2.14328</text:p>
          </table:table-cell>
          <table:table-cell table:number-columns-repeated="16382"/>
        </table:table-row>
        <table:table-row table:style-name="ro1">
          <table:table-cell office:value-type="float" office:value="0.35533799999999999" table:style-name="ce1">
            <text:p>0.355338</text:p>
          </table:table-cell>
          <table:table-cell office:value-type="float" office:value="2.47254" table:style-name="ce1">
            <text:p>2.47254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1331000000000002" table:style-name="ce1">
            <text:p>2.1331</text:p>
          </table:table-cell>
          <table:table-cell table:number-columns-repeated="16382"/>
        </table:table-row>
        <table:table-row table:style-name="ro1">
          <table:table-cell office:value-type="float" office:value="0.67371700000000001" table:style-name="ce1">
            <text:p>0.673717</text:p>
          </table:table-cell>
          <table:table-cell office:value-type="float" office:value="1.5185200000000001" table:style-name="ce1">
            <text:p>1.51852</text:p>
          </table:table-cell>
          <table:table-cell table:number-columns-repeated="16382"/>
        </table:table-row>
        <table:table-row table:style-name="ro1">
          <table:table-cell office:value-type="float" office:value="2.47776" table:style-name="ce1">
            <text:p>2.47776</text:p>
          </table:table-cell>
          <table:table-cell office:value-type="float" office:value="1.88723" table:style-name="ce1">
            <text:p>1.88723</text:p>
          </table:table-cell>
          <table:table-cell table:number-columns-repeated="16382"/>
        </table:table-row>
        <table:table-row table:style-name="ro1">
          <table:table-cell office:value-type="float" office:value="0.76485700000000001" table:style-name="ce1">
            <text:p>0.764857</text:p>
          </table:table-cell>
          <table:table-cell office:value-type="float" office:value="2.14147" table:style-name="ce1">
            <text:p>2.14147</text:p>
          </table:table-cell>
          <table:table-cell table:number-columns-repeated="16382"/>
        </table:table-row>
        <table:table-row table:style-name="ro1">
          <table:table-cell office:value-type="float" office:value="0.40356300000000001" table:style-name="ce1">
            <text:p>0.403563</text:p>
          </table:table-cell>
          <table:table-cell office:value-type="float" office:value="2.4886499999999998" table:style-name="ce1">
            <text:p>2.48865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1676500000000001" table:style-name="ce1">
            <text:p>2.16765</text:p>
          </table:table-cell>
          <table:table-cell table:number-columns-repeated="16382"/>
        </table:table-row>
        <table:table-row table:style-name="ro1">
          <table:table-cell office:value-type="float" office:value="0.67532700000000001" table:style-name="ce1">
            <text:p>0.675327</text:p>
          </table:table-cell>
          <table:table-cell office:value-type="float" office:value="1.5203199999999999" table:style-name="ce1">
            <text:p>1.52032</text:p>
          </table:table-cell>
          <table:table-cell table:number-columns-repeated="16382"/>
        </table:table-row>
        <table:table-row table:style-name="ro1">
          <table:table-cell office:value-type="float" office:value="2.49512" table:style-name="ce1">
            <text:p>2.49512</text:p>
          </table:table-cell>
          <table:table-cell office:value-type="float" office:value="1.80115" table:style-name="ce1">
            <text:p>1.80115</text:p>
          </table:table-cell>
          <table:table-cell table:number-columns-repeated="16382"/>
        </table:table-row>
        <table:table-row table:style-name="ro1">
          <table:table-cell office:value-type="float" office:value="0.76485700000000001" table:style-name="ce1">
            <text:p>0.764857</text:p>
          </table:table-cell>
          <table:table-cell office:value-type="float" office:value="2.14147" table:style-name="ce1">
            <text:p>2.14147</text:p>
          </table:table-cell>
          <table:table-cell table:number-columns-repeated="16382"/>
        </table:table-row>
        <table:table-row table:style-name="ro1">
          <table:table-cell office:value-type="float" office:value="0.40356300000000001" table:style-name="ce1">
            <text:p>0.403563</text:p>
          </table:table-cell>
          <table:table-cell office:value-type="float" office:value="2.4886499999999998" table:style-name="ce1">
            <text:p>2.48865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1676500000000001" table:style-name="ce1">
            <text:p>2.16765</text:p>
          </table:table-cell>
          <table:table-cell table:number-columns-repeated="16382"/>
        </table:table-row>
        <table:table-row table:style-name="ro1">
          <table:table-cell office:value-type="float" office:value="0.67532700000000001" table:style-name="ce1">
            <text:p>0.675327</text:p>
          </table:table-cell>
          <table:table-cell office:value-type="float" office:value="1.5203199999999999" table:style-name="ce1">
            <text:p>1.52032</text:p>
          </table:table-cell>
          <table:table-cell table:number-columns-repeated="16382"/>
        </table:table-row>
        <table:table-row table:style-name="ro1">
          <table:table-cell office:value-type="float" office:value="2.49512" table:style-name="ce1">
            <text:p>2.49512</text:p>
          </table:table-cell>
          <table:table-cell office:value-type="float" office:value="1.80115" table:style-name="ce1">
            <text:p>1.80115</text:p>
          </table:table-cell>
          <table:table-cell table:number-columns-repeated="16382"/>
        </table:table-row>
        <table:table-row table:style-name="ro1">
          <table:table-cell office:value-type="float" office:value="0.76774900000000001" table:style-name="ce1">
            <text:p>0.767749</text:p>
          </table:table-cell>
          <table:table-cell office:value-type="float" office:value="2.1136200000000001" table:style-name="ce1">
            <text:p>2.11362</text:p>
          </table:table-cell>
          <table:table-cell table:number-columns-repeated="16382"/>
        </table:table-row>
        <table:table-row table:style-name="ro1">
          <table:table-cell office:value-type="float" office:value="0.44962999999999997" table:style-name="ce1">
            <text:p>0.44963</text:p>
          </table:table-cell>
          <table:table-cell office:value-type="float" office:value="2.4867499999999998" table:style-name="ce1">
            <text:p>2.48675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2768799999999998" table:style-name="ce1">
            <text:p>2.27688</text:p>
          </table:table-cell>
          <table:table-cell table:number-columns-repeated="16382"/>
        </table:table-row>
        <table:table-row table:style-name="ro1">
          <table:table-cell office:value-type="float" office:value="0.67331399999999997" table:style-name="ce1">
            <text:p>0.673314</text:p>
          </table:table-cell>
          <table:table-cell office:value-type="float" office:value="1.5282199999999999" table:style-name="ce1">
            <text:p>1.52822</text:p>
          </table:table-cell>
          <table:table-cell table:number-columns-repeated="16382"/>
        </table:table-row>
        <table:table-row table:style-name="ro1">
          <table:table-cell office:value-type="float" office:value="2.4866999999999999" table:style-name="ce1">
            <text:p>2.4867</text:p>
          </table:table-cell>
          <table:table-cell office:value-type="float" office:value="1.7225600000000001" table:style-name="ce1">
            <text:p>1.72256</text:p>
          </table:table-cell>
          <table:table-cell table:number-columns-repeated="16382"/>
        </table:table-row>
        <table:table-row table:style-name="ro1">
          <table:table-cell office:value-type="float" office:value="0.76774900000000001" table:style-name="ce1">
            <text:p>0.767749</text:p>
          </table:table-cell>
          <table:table-cell office:value-type="float" office:value="2.1136200000000001" table:style-name="ce1">
            <text:p>2.11362</text:p>
          </table:table-cell>
          <table:table-cell table:number-columns-repeated="16382"/>
        </table:table-row>
        <table:table-row table:style-name="ro1">
          <table:table-cell office:value-type="float" office:value="0.44962999999999997" table:style-name="ce1">
            <text:p>0.44963</text:p>
          </table:table-cell>
          <table:table-cell office:value-type="float" office:value="2.4867499999999998" table:style-name="ce1">
            <text:p>2.48675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2768799999999998" table:style-name="ce1">
            <text:p>2.27688</text:p>
          </table:table-cell>
          <table:table-cell table:number-columns-repeated="16382"/>
        </table:table-row>
        <table:table-row table:style-name="ro1">
          <table:table-cell office:value-type="float" office:value="0.67331399999999997" table:style-name="ce1">
            <text:p>0.673314</text:p>
          </table:table-cell>
          <table:table-cell office:value-type="float" office:value="1.5282199999999999" table:style-name="ce1">
            <text:p>1.52822</text:p>
          </table:table-cell>
          <table:table-cell table:number-columns-repeated="16382"/>
        </table:table-row>
        <table:table-row table:style-name="ro1">
          <table:table-cell office:value-type="float" office:value="2.4866999999999999" table:style-name="ce1">
            <text:p>2.4867</text:p>
          </table:table-cell>
          <table:table-cell office:value-type="float" office:value="1.7225600000000001" table:style-name="ce1">
            <text:p>1.72256</text:p>
          </table:table-cell>
          <table:table-cell table:number-columns-repeated="16382"/>
        </table:table-row>
        <table:table-row table:style-name="ro1">
          <table:table-cell office:value-type="float" office:value="0.79690099999999997" table:style-name="ce1">
            <text:p>0.796901</text:p>
          </table:table-cell>
          <table:table-cell office:value-type="float" office:value="2.11206" table:style-name="ce1">
            <text:p>2.11206</text:p>
          </table:table-cell>
          <table:table-cell table:number-columns-repeated="16382"/>
        </table:table-row>
        <table:table-row table:style-name="ro1">
          <table:table-cell office:value-type="float" office:value="0.49559999999999998" table:style-name="ce1">
            <text:p>0.4956</text:p>
          </table:table-cell>
          <table:table-cell office:value-type="float" office:value="2.4988899999999998" table:style-name="ce1">
            <text:p>2.49889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31019" table:style-name="ce1">
            <text:p>2.31019</text:p>
          </table:table-cell>
          <table:table-cell table:number-columns-repeated="16382"/>
        </table:table-row>
        <table:table-row table:style-name="ro1">
          <table:table-cell office:value-type="float" office:value="0.67666199999999999" table:style-name="ce1">
            <text:p>0.676662</text:p>
          </table:table-cell>
          <table:table-cell office:value-type="float" office:value="1.5314000000000001" table:style-name="ce1">
            <text:p>1.5314</text:p>
          </table:table-cell>
          <table:table-cell table:number-columns-repeated="16382"/>
        </table:table-row>
        <table:table-row table:style-name="ro1">
          <table:table-cell office:value-type="float" office:value="2.4968699999999999" table:style-name="ce1">
            <text:p>2.49687</text:p>
          </table:table-cell>
          <table:table-cell office:value-type="float" office:value="1.64534" table:style-name="ce1">
            <text:p>1.64534</text:p>
          </table:table-cell>
          <table:table-cell table:number-columns-repeated="16382"/>
        </table:table-row>
        <table:table-row table:style-name="ro1">
          <table:table-cell office:value-type="float" office:value="0.79690099999999997" table:style-name="ce1">
            <text:p>0.796901</text:p>
          </table:table-cell>
          <table:table-cell office:value-type="float" office:value="2.11206" table:style-name="ce1">
            <text:p>2.11206</text:p>
          </table:table-cell>
          <table:table-cell table:number-columns-repeated="16382"/>
        </table:table-row>
        <table:table-row table:style-name="ro1">
          <table:table-cell office:value-type="float" office:value="0.49559999999999998" table:style-name="ce1">
            <text:p>0.4956</text:p>
          </table:table-cell>
          <table:table-cell office:value-type="float" office:value="2.4988899999999998" table:style-name="ce1">
            <text:p>2.49889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31019" table:style-name="ce1">
            <text:p>2.31019</text:p>
          </table:table-cell>
          <table:table-cell table:number-columns-repeated="16382"/>
        </table:table-row>
        <table:table-row table:style-name="ro1">
          <table:table-cell office:value-type="float" office:value="0.67666199999999999" table:style-name="ce1">
            <text:p>0.676662</text:p>
          </table:table-cell>
          <table:table-cell office:value-type="float" office:value="1.5314000000000001" table:style-name="ce1">
            <text:p>1.5314</text:p>
          </table:table-cell>
          <table:table-cell table:number-columns-repeated="16382"/>
        </table:table-row>
        <table:table-row table:style-name="ro1">
          <table:table-cell office:value-type="float" office:value="2.4968699999999999" table:style-name="ce1">
            <text:p>2.49687</text:p>
          </table:table-cell>
          <table:table-cell office:value-type="float" office:value="1.64534" table:style-name="ce1">
            <text:p>1.64534</text:p>
          </table:table-cell>
          <table:table-cell table:number-columns-repeated="16382"/>
        </table:table-row>
        <table:table-row table:style-name="ro1">
          <table:table-cell office:value-type="float" office:value="1.3243400000000001" table:style-name="ce1">
            <text:p>1.32434</text:p>
          </table:table-cell>
          <table:table-cell office:value-type="float" office:value="2.4940899999999999" table:style-name="ce1">
            <text:p>2.49409</text:p>
          </table:table-cell>
          <table:table-cell table:number-columns-repeated="16382"/>
        </table:table-row>
        <table:table-row table:style-name="ro1">
          <table:table-cell office:value-type="float" office:value="0.54057200000000005" table:style-name="ce1">
            <text:p>0.540572</text:p>
          </table:table-cell>
          <table:table-cell office:value-type="float" office:value="2.4854799999999999" table:style-name="ce1">
            <text:p>2.48548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4370500000000002" table:style-name="ce1">
            <text:p>2.43705</text:p>
          </table:table-cell>
          <table:table-cell table:number-columns-repeated="16382"/>
        </table:table-row>
        <table:table-row table:style-name="ro1">
          <table:table-cell office:value-type="float" office:value="0.67440699999999998" table:style-name="ce1">
            <text:p>0.674407</text:p>
          </table:table-cell>
          <table:table-cell office:value-type="float" office:value="1.5399799999999999" table:style-name="ce1">
            <text:p>1.53998</text:p>
          </table:table-cell>
          <table:table-cell table:number-columns-repeated="16382"/>
        </table:table-row>
        <table:table-row table:style-name="ro1">
          <table:table-cell office:value-type="float" office:value="2.4815800000000001" table:style-name="ce1">
            <text:p>2.48158</text:p>
          </table:table-cell>
          <table:table-cell office:value-type="float" office:value="1.5652900000000001" table:style-name="ce1">
            <text:p>1.56529</text:p>
          </table:table-cell>
          <table:table-cell table:number-columns-repeated="16382"/>
        </table:table-row>
        <table:table-row table:style-name="ro1">
          <table:table-cell office:value-type="float" office:value="1.3243400000000001" table:style-name="ce1">
            <text:p>1.32434</text:p>
          </table:table-cell>
          <table:table-cell office:value-type="float" office:value="2.4940899999999999" table:style-name="ce1">
            <text:p>2.49409</text:p>
          </table:table-cell>
          <table:table-cell table:number-columns-repeated="16382"/>
        </table:table-row>
        <table:table-row table:style-name="ro1">
          <table:table-cell office:value-type="float" office:value="0.54057200000000005" table:style-name="ce1">
            <text:p>0.540572</text:p>
          </table:table-cell>
          <table:table-cell office:value-type="float" office:value="2.4854799999999999" table:style-name="ce1">
            <text:p>2.48548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4370500000000002" table:style-name="ce1">
            <text:p>2.43705</text:p>
          </table:table-cell>
          <table:table-cell table:number-columns-repeated="16382"/>
        </table:table-row>
        <table:table-row table:style-name="ro1">
          <table:table-cell office:value-type="float" office:value="0.67440699999999998" table:style-name="ce1">
            <text:p>0.674407</text:p>
          </table:table-cell>
          <table:table-cell office:value-type="float" office:value="1.5399799999999999" table:style-name="ce1">
            <text:p>1.53998</text:p>
          </table:table-cell>
          <table:table-cell table:number-columns-repeated="16382"/>
        </table:table-row>
        <table:table-row table:style-name="ro1">
          <table:table-cell office:value-type="float" office:value="2.4815800000000001" table:style-name="ce1">
            <text:p>2.48158</text:p>
          </table:table-cell>
          <table:table-cell office:value-type="float" office:value="1.5652900000000001" table:style-name="ce1">
            <text:p>1.56529</text:p>
          </table:table-cell>
          <table:table-cell table:number-columns-repeated="16382"/>
        </table:table-row>
        <table:table-row table:style-name="ro1">
          <table:table-cell office:value-type="float" office:value="1.37134" table:style-name="ce1">
            <text:p>1.37134</text:p>
          </table:table-cell>
          <table:table-cell office:value-type="float" office:value="2.46489" table:style-name="ce1">
            <text:p>2.46489</text:p>
          </table:table-cell>
          <table:table-cell table:number-columns-repeated="16382"/>
        </table:table-row>
        <table:table-row table:style-name="ro1">
          <table:table-cell office:value-type="float" office:value="0.58802500000000002" table:style-name="ce1">
            <text:p>0.588025</text:p>
          </table:table-cell>
          <table:table-cell office:value-type="float" office:value="2.4930099999999999" table:style-name="ce1">
            <text:p>2.49301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4709099999999999" table:style-name="ce1">
            <text:p>2.47091</text:p>
          </table:table-cell>
          <table:table-cell table:number-columns-repeated="16382"/>
        </table:table-row>
        <table:table-row table:style-name="ro1">
          <table:table-cell office:value-type="float" office:value="0.677423" table:style-name="ce1">
            <text:p>0.677423</text:p>
          </table:table-cell>
          <table:table-cell office:value-type="float" office:value="1.5422800000000001" table:style-name="ce1">
            <text:p>1.54228</text:p>
          </table:table-cell>
          <table:table-cell table:number-columns-repeated="16382"/>
        </table:table-row>
        <table:table-row table:style-name="ro1">
          <table:table-cell office:value-type="float" office:value="2.4838" table:style-name="ce1">
            <text:p>2.4838</text:p>
          </table:table-cell>
          <table:table-cell office:value-type="float" office:value="1.48291" table:style-name="ce1">
            <text:p>1.48291</text:p>
          </table:table-cell>
          <table:table-cell table:number-columns-repeated="16382"/>
        </table:table-row>
        <table:table-row table:style-name="ro1">
          <table:table-cell office:value-type="float" office:value="1.37134" table:style-name="ce1">
            <text:p>1.37134</text:p>
          </table:table-cell>
          <table:table-cell office:value-type="float" office:value="2.46489" table:style-name="ce1">
            <text:p>2.46489</text:p>
          </table:table-cell>
          <table:table-cell table:number-columns-repeated="16382"/>
        </table:table-row>
        <table:table-row table:style-name="ro1">
          <table:table-cell office:value-type="float" office:value="0.58802500000000002" table:style-name="ce1">
            <text:p>0.588025</text:p>
          </table:table-cell>
          <table:table-cell office:value-type="float" office:value="2.4930099999999999" table:style-name="ce1">
            <text:p>2.49301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4709099999999999" table:style-name="ce1">
            <text:p>2.47091</text:p>
          </table:table-cell>
          <table:table-cell table:number-columns-repeated="16382"/>
        </table:table-row>
        <table:table-row table:style-name="ro1">
          <table:table-cell office:value-type="float" office:value="0.677423" table:style-name="ce1">
            <text:p>0.677423</text:p>
          </table:table-cell>
          <table:table-cell office:value-type="float" office:value="1.5422800000000001" table:style-name="ce1">
            <text:p>1.54228</text:p>
          </table:table-cell>
          <table:table-cell table:number-columns-repeated="16382"/>
        </table:table-row>
        <table:table-row table:style-name="ro1">
          <table:table-cell office:value-type="float" office:value="2.4838" table:style-name="ce1">
            <text:p>2.4838</text:p>
          </table:table-cell>
          <table:table-cell office:value-type="float" office:value="1.48291" table:style-name="ce1">
            <text:p>1.48291</text:p>
          </table:table-cell>
          <table:table-cell table:number-columns-repeated="16382"/>
        </table:table-row>
        <table:table-row table:style-name="ro1">
          <table:table-cell office:value-type="float" office:value="1.5021899999999999" table:style-name="ce1">
            <text:p>1.50219</text:p>
          </table:table-cell>
          <table:table-cell office:value-type="float" office:value="2.4904999999999999" table:style-name="ce1">
            <text:p>2.4905</text:p>
          </table:table-cell>
          <table:table-cell table:number-columns-repeated="16382"/>
        </table:table-row>
        <table:table-row table:style-name="ro1">
          <table:table-cell office:value-type="float" office:value="0.63103500000000001" table:style-name="ce1">
            <text:p>0.631035</text:p>
          </table:table-cell>
          <table:table-cell office:value-type="float" office:value="2.48203" table:style-name="ce1">
            <text:p>2.48203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4888699999999999" table:style-name="ce1">
            <text:p>2.48887</text:p>
          </table:table-cell>
          <table:table-cell table:number-columns-repeated="16382"/>
        </table:table-row>
        <table:table-row table:style-name="ro1">
          <table:table-cell office:value-type="float" office:value="0.67664299999999999" table:style-name="ce1">
            <text:p>0.676643</text:p>
          </table:table-cell>
          <table:table-cell office:value-type="float" office:value="1.55243" table:style-name="ce1">
            <text:p>1.55243</text:p>
          </table:table-cell>
          <table:table-cell table:number-columns-repeated="16382"/>
        </table:table-row>
        <table:table-row table:style-name="ro1">
          <table:table-cell office:value-type="float" office:value="2.4853100000000001" table:style-name="ce1">
            <text:p>2.48531</text:p>
          </table:table-cell>
          <table:table-cell office:value-type="float" office:value="1.4039699999999999" table:style-name="ce1">
            <text:p>1.40397</text:p>
          </table:table-cell>
          <table:table-cell table:number-columns-repeated="16382"/>
        </table:table-row>
        <table:table-row table:style-name="ro1">
          <table:table-cell office:value-type="float" office:value="1.5021899999999999" table:style-name="ce1">
            <text:p>1.50219</text:p>
          </table:table-cell>
          <table:table-cell office:value-type="float" office:value="2.4904999999999999" table:style-name="ce1">
            <text:p>2.4905</text:p>
          </table:table-cell>
          <table:table-cell table:number-columns-repeated="16382"/>
        </table:table-row>
        <table:table-row table:style-name="ro1">
          <table:table-cell office:value-type="float" office:value="0.63103500000000001" table:style-name="ce1">
            <text:p>0.631035</text:p>
          </table:table-cell>
          <table:table-cell office:value-type="float" office:value="2.48203" table:style-name="ce1">
            <text:p>2.48203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4888699999999999" table:style-name="ce1">
            <text:p>2.48887</text:p>
          </table:table-cell>
          <table:table-cell table:number-columns-repeated="16382"/>
        </table:table-row>
        <table:table-row table:style-name="ro1">
          <table:table-cell office:value-type="float" office:value="0.67664299999999999" table:style-name="ce1">
            <text:p>0.676643</text:p>
          </table:table-cell>
          <table:table-cell office:value-type="float" office:value="1.55243" table:style-name="ce1">
            <text:p>1.55243</text:p>
          </table:table-cell>
          <table:table-cell table:number-columns-repeated="16382"/>
        </table:table-row>
        <table:table-row table:style-name="ro1">
          <table:table-cell office:value-type="float" office:value="2.4853100000000001" table:style-name="ce1">
            <text:p>2.48531</text:p>
          </table:table-cell>
          <table:table-cell office:value-type="float" office:value="1.4039699999999999" table:style-name="ce1">
            <text:p>1.40397</text:p>
          </table:table-cell>
          <table:table-cell table:number-columns-repeated="16382"/>
        </table:table-row>
        <table:table-row table:style-name="ro1">
          <table:table-cell office:value-type="float" office:value="1.5486599999999999" table:style-name="ce1">
            <text:p>1.54866</text:p>
          </table:table-cell>
          <table:table-cell office:value-type="float" office:value="2.4534099999999999" table:style-name="ce1">
            <text:p>2.45341</text:p>
          </table:table-cell>
          <table:table-cell table:number-columns-repeated="16382"/>
        </table:table-row>
        <table:table-row table:style-name="ro1">
          <table:table-cell office:value-type="float" office:value="0.678064" table:style-name="ce1">
            <text:p>0.678064</text:p>
          </table:table-cell>
          <table:table-cell office:value-type="float" office:value="2.4855900000000002" table:style-name="ce1">
            <text:p>2.48559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5181100000000001" table:style-name="ce1">
            <text:p>2.51811</text:p>
          </table:table-cell>
          <table:table-cell table:number-columns-repeated="16382"/>
        </table:table-row>
        <table:table-row table:style-name="ro1">
          <table:table-cell office:value-type="float" office:value="0.68025800000000003" table:style-name="ce1">
            <text:p>0.680258</text:p>
          </table:table-cell>
          <table:table-cell office:value-type="float" office:value="1.55487" table:style-name="ce1">
            <text:p>1.55487</text:p>
          </table:table-cell>
          <table:table-cell table:number-columns-repeated="16382"/>
        </table:table-row>
        <table:table-row table:style-name="ro1">
          <table:table-cell office:value-type="float" office:value="2.4800300000000002" table:style-name="ce1">
            <text:p>2.48003</text:p>
          </table:table-cell>
          <table:table-cell office:value-type="float" office:value="1.3222" table:style-name="ce1">
            <text:p>1.3222</text:p>
          </table:table-cell>
          <table:table-cell table:number-columns-repeated="16382"/>
        </table:table-row>
        <table:table-row table:style-name="ro1">
          <table:table-cell office:value-type="float" office:value="1.5486599999999999" table:style-name="ce1">
            <text:p>1.54866</text:p>
          </table:table-cell>
          <table:table-cell office:value-type="float" office:value="2.4534099999999999" table:style-name="ce1">
            <text:p>2.45341</text:p>
          </table:table-cell>
          <table:table-cell table:number-columns-repeated="16382"/>
        </table:table-row>
        <table:table-row table:style-name="ro1">
          <table:table-cell office:value-type="float" office:value="0.678064" table:style-name="ce1">
            <text:p>0.678064</text:p>
          </table:table-cell>
          <table:table-cell office:value-type="float" office:value="2.4855900000000002" table:style-name="ce1">
            <text:p>2.48559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5181100000000001" table:style-name="ce1">
            <text:p>2.51811</text:p>
          </table:table-cell>
          <table:table-cell table:number-columns-repeated="16382"/>
        </table:table-row>
        <table:table-row table:style-name="ro1">
          <table:table-cell office:value-type="float" office:value="0.68025800000000003" table:style-name="ce1">
            <text:p>0.680258</text:p>
          </table:table-cell>
          <table:table-cell office:value-type="float" office:value="1.55487" table:style-name="ce1">
            <text:p>1.55487</text:p>
          </table:table-cell>
          <table:table-cell table:number-columns-repeated="16382"/>
        </table:table-row>
        <table:table-row table:style-name="ro1">
          <table:table-cell office:value-type="float" office:value="2.4800300000000002" table:style-name="ce1">
            <text:p>2.48003</text:p>
          </table:table-cell>
          <table:table-cell office:value-type="float" office:value="1.3222" table:style-name="ce1">
            <text:p>1.3222</text:p>
          </table:table-cell>
          <table:table-cell table:number-columns-repeated="16382"/>
        </table:table-row>
        <table:table-row table:style-name="ro1">
          <table:table-cell office:value-type="float" office:value="1.73933" table:style-name="ce1">
            <text:p>1.73933</text:p>
          </table:table-cell>
          <table:table-cell office:value-type="float" office:value="2.4890099999999999" table:style-name="ce1">
            <text:p>2.48901</text:p>
          </table:table-cell>
          <table:table-cell table:number-columns-repeated="16382"/>
        </table:table-row>
        <table:table-row table:style-name="ro1">
          <table:table-cell office:value-type="float" office:value="0.72982199999999997" table:style-name="ce1">
            <text:p>0.729822</text:p>
          </table:table-cell>
          <table:table-cell office:value-type="float" office:value="2.50082" table:style-name="ce1">
            <text:p>2.50082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50353" table:style-name="ce1">
            <text:p>2.50353</text:p>
          </table:table-cell>
          <table:table-cell table:number-columns-repeated="16382"/>
        </table:table-row>
        <table:table-row table:style-name="ro1">
          <table:table-cell office:value-type="float" office:value="0.68177200000000004" table:style-name="ce1">
            <text:p>0.681772</text:p>
          </table:table-cell>
          <table:table-cell office:value-type="float" office:value="1.5617300000000001" table:style-name="ce1">
            <text:p>1.56173</text:p>
          </table:table-cell>
          <table:table-cell table:number-columns-repeated="16382"/>
        </table:table-row>
        <table:table-row table:style-name="ro1">
          <table:table-cell office:value-type="float" office:value="2.0684" table:style-name="ce1">
            <text:p>2.0684</text:p>
          </table:table-cell>
          <table:table-cell office:value-type="float" office:value="1.37019" table:style-name="ce1">
            <text:p>1.37019</text:p>
          </table:table-cell>
          <table:table-cell table:number-columns-repeated="16382"/>
        </table:table-row>
        <table:table-row table:style-name="ro1">
          <table:table-cell office:value-type="float" office:value="1.73933" table:style-name="ce1">
            <text:p>1.73933</text:p>
          </table:table-cell>
          <table:table-cell office:value-type="float" office:value="2.4890099999999999" table:style-name="ce1">
            <text:p>2.48901</text:p>
          </table:table-cell>
          <table:table-cell table:number-columns-repeated="16382"/>
        </table:table-row>
        <table:table-row table:style-name="ro1">
          <table:table-cell office:value-type="float" office:value="0.72982199999999997" table:style-name="ce1">
            <text:p>0.729822</text:p>
          </table:table-cell>
          <table:table-cell office:value-type="float" office:value="2.50082" table:style-name="ce1">
            <text:p>2.50082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50353" table:style-name="ce1">
            <text:p>2.50353</text:p>
          </table:table-cell>
          <table:table-cell table:number-columns-repeated="16382"/>
        </table:table-row>
        <table:table-row table:style-name="ro1">
          <table:table-cell office:value-type="float" office:value="0.68177200000000004" table:style-name="ce1">
            <text:p>0.681772</text:p>
          </table:table-cell>
          <table:table-cell office:value-type="float" office:value="1.5617300000000001" table:style-name="ce1">
            <text:p>1.56173</text:p>
          </table:table-cell>
          <table:table-cell table:number-columns-repeated="16382"/>
        </table:table-row>
        <table:table-row table:style-name="ro1">
          <table:table-cell office:value-type="float" office:value="2.0684" table:style-name="ce1">
            <text:p>2.0684</text:p>
          </table:table-cell>
          <table:table-cell office:value-type="float" office:value="1.37019" table:style-name="ce1">
            <text:p>1.37019</text:p>
          </table:table-cell>
          <table:table-cell table:number-columns-repeated="16382"/>
        </table:table-row>
        <table:table-row table:style-name="ro1">
          <table:table-cell office:value-type="float" office:value="1.78637" table:style-name="ce1">
            <text:p>1.78637</text:p>
          </table:table-cell>
          <table:table-cell office:value-type="float" office:value="2.43899" table:style-name="ce1">
            <text:p>2.43899</text:p>
          </table:table-cell>
          <table:table-cell table:number-columns-repeated="16382"/>
        </table:table-row>
        <table:table-row table:style-name="ro1">
          <table:table-cell office:value-type="float" office:value="0.77860799999999997" table:style-name="ce1">
            <text:p>0.778608</text:p>
          </table:table-cell>
          <table:table-cell office:value-type="float" office:value="2.4994000000000001" table:style-name="ce1">
            <text:p>2.4994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5276700000000001" table:style-name="ce1">
            <text:p>2.52767</text:p>
          </table:table-cell>
          <table:table-cell table:number-columns-repeated="16382"/>
        </table:table-row>
        <table:table-row table:style-name="ro1">
          <table:table-cell office:value-type="float" office:value="0.68539399999999995" table:style-name="ce1">
            <text:p>0.685394</text:p>
          </table:table-cell>
          <table:table-cell office:value-type="float" office:value="1.5637099999999999" table:style-name="ce1">
            <text:p>1.56371</text:p>
          </table:table-cell>
          <table:table-cell table:number-columns-repeated="16382"/>
        </table:table-row>
        <table:table-row table:style-name="ro1">
          <table:table-cell office:value-type="float" office:value="2.0611899999999999" table:style-name="ce1">
            <text:p>2.06119</text:p>
          </table:table-cell>
          <table:table-cell office:value-type="float" office:value="1.3056300000000001" table:style-name="ce1">
            <text:p>1.30563</text:p>
          </table:table-cell>
          <table:table-cell table:number-columns-repeated="16382"/>
        </table:table-row>
        <table:table-row table:style-name="ro1">
          <table:table-cell office:value-type="float" office:value="1.78637" table:style-name="ce1">
            <text:p>1.78637</text:p>
          </table:table-cell>
          <table:table-cell office:value-type="float" office:value="2.43899" table:style-name="ce1">
            <text:p>2.43899</text:p>
          </table:table-cell>
          <table:table-cell table:number-columns-repeated="16382"/>
        </table:table-row>
        <table:table-row table:style-name="ro1">
          <table:table-cell office:value-type="float" office:value="0.77860799999999997" table:style-name="ce1">
            <text:p>0.778608</text:p>
          </table:table-cell>
          <table:table-cell office:value-type="float" office:value="2.4994000000000001" table:style-name="ce1">
            <text:p>2.4994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5276700000000001" table:style-name="ce1">
            <text:p>2.52767</text:p>
          </table:table-cell>
          <table:table-cell table:number-columns-repeated="16382"/>
        </table:table-row>
        <table:table-row table:style-name="ro1">
          <table:table-cell office:value-type="float" office:value="0.68539399999999995" table:style-name="ce1">
            <text:p>0.685394</text:p>
          </table:table-cell>
          <table:table-cell office:value-type="float" office:value="1.5637099999999999" table:style-name="ce1">
            <text:p>1.56371</text:p>
          </table:table-cell>
          <table:table-cell table:number-columns-repeated="16382"/>
        </table:table-row>
        <table:table-row table:style-name="ro1">
          <table:table-cell office:value-type="float" office:value="2.0611899999999999" table:style-name="ce1">
            <text:p>2.06119</text:p>
          </table:table-cell>
          <table:table-cell office:value-type="float" office:value="1.3056300000000001" table:style-name="ce1">
            <text:p>1.30563</text:p>
          </table:table-cell>
          <table:table-cell table:number-columns-repeated="16382"/>
        </table:table-row>
        <table:table-row table:style-name="ro1">
          <table:table-cell office:value-type="float" office:value="2.1102699999999999" table:style-name="ce1">
            <text:p>2.11027</text:p>
          </table:table-cell>
          <table:table-cell office:value-type="float" office:value="2.4975299999999998" table:style-name="ce1">
            <text:p>2.49753</text:p>
          </table:table-cell>
          <table:table-cell table:number-columns-repeated="16382"/>
        </table:table-row>
        <table:table-row table:style-name="ro1">
          <table:table-cell office:value-type="float" office:value="0.68045699999999998" table:style-name="ce1">
            <text:p>0.680457</text:p>
          </table:table-cell>
          <table:table-cell office:value-type="float" office:value="2.1559300000000001" table:style-name="ce1">
            <text:p>2.15593</text:p>
          </table:table-cell>
          <table:table-cell table:number-columns-repeated="16382"/>
        </table:table-row>
        <table:table-row table:style-name="ro1">
          <table:table-cell office:value-type="float" office:value="0.32607999999999998" table:style-name="ce1">
            <text:p>0.32608</text:p>
          </table:table-cell>
          <table:table-cell office:value-type="float" office:value="2.48123" table:style-name="ce1">
            <text:p>2.48123</text:p>
          </table:table-cell>
          <table:table-cell table:number-columns-repeated="16382"/>
        </table:table-row>
        <table:table-row table:style-name="ro1">
          <table:table-cell office:value-type="float" office:value="0.68169999999999997" table:style-name="ce1">
            <text:p>0.6817</text:p>
          </table:table-cell>
          <table:table-cell office:value-type="float" office:value="1.5842099999999999" table:style-name="ce1">
            <text:p>1.58421</text:p>
          </table:table-cell>
          <table:table-cell table:number-columns-repeated="16382"/>
        </table:table-row>
        <table:table-row table:style-name="ro1">
          <table:table-cell office:value-type="float" office:value="2.07239" table:style-name="ce1">
            <text:p>2.07239</text:p>
          </table:table-cell>
          <table:table-cell office:value-type="float" office:value="1.2321899999999999" table:style-name="ce1">
            <text:p>1.23219</text:p>
          </table:table-cell>
          <table:table-cell table:number-columns-repeated="16382"/>
        </table:table-row>
        <table:table-row table:style-name="ro1">
          <table:table-cell office:value-type="float" office:value="2.1102699999999999" table:style-name="ce1">
            <text:p>2.11027</text:p>
          </table:table-cell>
          <table:table-cell office:value-type="float" office:value="2.4975299999999998" table:style-name="ce1">
            <text:p>2.49753</text:p>
          </table:table-cell>
          <table:table-cell table:number-columns-repeated="16382"/>
        </table:table-row>
        <table:table-row table:style-name="ro1">
          <table:table-cell office:value-type="float" office:value="0.68045699999999998" table:style-name="ce1">
            <text:p>0.680457</text:p>
          </table:table-cell>
          <table:table-cell office:value-type="float" office:value="2.1559300000000001" table:style-name="ce1">
            <text:p>2.15593</text:p>
          </table:table-cell>
          <table:table-cell table:number-columns-repeated="16382"/>
        </table:table-row>
        <table:table-row table:style-name="ro1">
          <table:table-cell office:value-type="float" office:value="0.32607999999999998" table:style-name="ce1">
            <text:p>0.32608</text:p>
          </table:table-cell>
          <table:table-cell office:value-type="float" office:value="2.48123" table:style-name="ce1">
            <text:p>2.48123</text:p>
          </table:table-cell>
          <table:table-cell table:number-columns-repeated="16382"/>
        </table:table-row>
        <table:table-row table:style-name="ro1">
          <table:table-cell office:value-type="float" office:value="0.68169999999999997" table:style-name="ce1">
            <text:p>0.6817</text:p>
          </table:table-cell>
          <table:table-cell office:value-type="float" office:value="1.5842099999999999" table:style-name="ce1">
            <text:p>1.58421</text:p>
          </table:table-cell>
          <table:table-cell table:number-columns-repeated="16382"/>
        </table:table-row>
        <table:table-row table:style-name="ro1">
          <table:table-cell office:value-type="float" office:value="2.07239" table:style-name="ce1">
            <text:p>2.07239</text:p>
          </table:table-cell>
          <table:table-cell office:value-type="float" office:value="1.2321899999999999" table:style-name="ce1">
            <text:p>1.23219</text:p>
          </table:table-cell>
          <table:table-cell table:number-columns-repeated="16382"/>
        </table:table-row>
        <table:table-row table:style-name="ro1">
          <table:table-cell office:value-type="float" office:value="2.1575299999999999" table:style-name="ce1">
            <text:p>2.15753</text:p>
          </table:table-cell>
          <table:table-cell office:value-type="float" office:value="2.4290500000000002" table:style-name="ce1">
            <text:p>2.42905</text:p>
          </table:table-cell>
          <table:table-cell table:number-columns-repeated="16382"/>
        </table:table-row>
        <table:table-row table:style-name="ro1">
          <table:table-cell office:value-type="float" office:value="0.71279899999999996" table:style-name="ce1">
            <text:p>0.712799</text:p>
          </table:table-cell>
          <table:table-cell office:value-type="float" office:value="2.1573699999999998" table:style-name="ce1">
            <text:p>2.15737</text:p>
          </table:table-cell>
          <table:table-cell table:number-columns-repeated="16382"/>
        </table:table-row>
        <table:table-row table:style-name="ro1">
          <table:table-cell office:value-type="float" office:value="0.37465599999999999" table:style-name="ce1">
            <text:p>0.374656</text:p>
          </table:table-cell>
          <table:table-cell office:value-type="float" office:value="2.4995099999999999" table:style-name="ce1">
            <text:p>2.49951</text:p>
          </table:table-cell>
          <table:table-cell table:number-columns-repeated="16382"/>
        </table:table-row>
        <table:table-row table:style-name="ro1">
          <table:table-cell office:value-type="float" office:value="0.68624499999999999" table:style-name="ce1">
            <text:p>0.686245</text:p>
          </table:table-cell>
          <table:table-cell office:value-type="float" office:value="1.58626" table:style-name="ce1">
            <text:p>1.58626</text:p>
          </table:table-cell>
          <table:table-cell table:number-columns-repeated="16382"/>
        </table:table-row>
        <table:table-row table:style-name="ro1">
          <table:table-cell office:value-type="float" office:value="2.0581800000000001" table:style-name="ce1">
            <text:p>2.05818</text:p>
          </table:table-cell>
          <table:table-cell office:value-type="float" office:value="1.1670499999999999" table:style-name="ce1">
            <text:p>1.16705</text:p>
          </table:table-cell>
          <table:table-cell table:number-columns-repeated="16382"/>
        </table:table-row>
        <table:table-row table:style-name="ro1">
          <table:table-cell office:value-type="float" office:value="2.1575299999999999" table:style-name="ce1">
            <text:p>2.15753</text:p>
          </table:table-cell>
          <table:table-cell office:value-type="float" office:value="2.4290500000000002" table:style-name="ce1">
            <text:p>2.42905</text:p>
          </table:table-cell>
          <table:table-cell table:number-columns-repeated="16382"/>
        </table:table-row>
        <table:table-row table:style-name="ro1">
          <table:table-cell office:value-type="float" office:value="0.71279899999999996" table:style-name="ce1">
            <text:p>0.712799</text:p>
          </table:table-cell>
          <table:table-cell office:value-type="float" office:value="2.1573699999999998" table:style-name="ce1">
            <text:p>2.15737</text:p>
          </table:table-cell>
          <table:table-cell table:number-columns-repeated="16382"/>
        </table:table-row>
        <table:table-row table:style-name="ro1">
          <table:table-cell office:value-type="float" office:value="0.37465599999999999" table:style-name="ce1">
            <text:p>0.374656</text:p>
          </table:table-cell>
          <table:table-cell office:value-type="float" office:value="2.4995099999999999" table:style-name="ce1">
            <text:p>2.49951</text:p>
          </table:table-cell>
          <table:table-cell table:number-columns-repeated="16382"/>
        </table:table-row>
        <table:table-row table:style-name="ro1">
          <table:table-cell office:value-type="float" office:value="0.68624499999999999" table:style-name="ce1">
            <text:p>0.686245</text:p>
          </table:table-cell>
          <table:table-cell office:value-type="float" office:value="1.58626" table:style-name="ce1">
            <text:p>1.58626</text:p>
          </table:table-cell>
          <table:table-cell table:number-columns-repeated="16382"/>
        </table:table-row>
        <table:table-row table:style-name="ro1">
          <table:table-cell office:value-type="float" office:value="2.0581800000000001" table:style-name="ce1">
            <text:p>2.05818</text:p>
          </table:table-cell>
          <table:table-cell office:value-type="float" office:value="1.1670499999999999" table:style-name="ce1">
            <text:p>1.16705</text:p>
          </table:table-cell>
          <table:table-cell table:number-columns-repeated="16382"/>
        </table:table-row>
        <table:table-row table:style-name="ro1">
          <table:table-cell office:value-type="float" office:value="2.48102" table:style-name="ce1">
            <text:p>2.48102</text:p>
          </table:table-cell>
          <table:table-cell office:value-type="float" office:value="2.4384399999999999" table:style-name="ce1">
            <text:p>2.43844</text:p>
          </table:table-cell>
          <table:table-cell table:number-columns-repeated="16382"/>
        </table:table-row>
        <table:table-row table:style-name="ro1">
          <table:table-cell office:value-type="float" office:value="0.72116599999999997" table:style-name="ce1">
            <text:p>0.721166</text:p>
          </table:table-cell>
          <table:table-cell office:value-type="float" office:value="2.1138599999999999" table:style-name="ce1">
            <text:p>2.11386</text:p>
          </table:table-cell>
          <table:table-cell table:number-columns-repeated="16382"/>
        </table:table-row>
        <table:table-row table:style-name="ro1">
          <table:table-cell office:value-type="float" office:value="0.43086200000000002" table:style-name="ce1">
            <text:p>0.430862</text:p>
          </table:table-cell>
          <table:table-cell office:value-type="float" office:value="2.4922" table:style-name="ce1">
            <text:p>2.4922</text:p>
          </table:table-cell>
          <table:table-cell table:number-columns-repeated="16382"/>
        </table:table-row>
        <table:table-row table:style-name="ro1">
          <table:table-cell office:value-type="float" office:value="0.69400300000000004" table:style-name="ce1">
            <text:p>0.694003</text:p>
          </table:table-cell>
          <table:table-cell office:value-type="float" office:value="1.5768800000000001" table:style-name="ce1">
            <text:p>1.57688</text:p>
          </table:table-cell>
          <table:table-cell table:number-columns-repeated="16382"/>
        </table:table-row>
        <table:table-row table:style-name="ro1">
          <table:table-cell office:value-type="float" office:value="2.4813700000000001" table:style-name="ce1">
            <text:p>2.48137</text:p>
          </table:table-cell>
          <table:table-cell office:value-type="float" office:value="0.85877899999999996" table:style-name="ce1">
            <text:p>0.858779</text:p>
          </table:table-cell>
          <table:table-cell table:number-columns-repeated="16382"/>
        </table:table-row>
        <table:table-row table:style-name="ro1">
          <table:table-cell office:value-type="float" office:value="2.48102" table:style-name="ce1">
            <text:p>2.48102</text:p>
          </table:table-cell>
          <table:table-cell office:value-type="float" office:value="2.4384399999999999" table:style-name="ce1">
            <text:p>2.43844</text:p>
          </table:table-cell>
          <table:table-cell table:number-columns-repeated="16382"/>
        </table:table-row>
        <table:table-row table:style-name="ro1">
          <table:table-cell office:value-type="float" office:value="0.72116599999999997" table:style-name="ce1">
            <text:p>0.721166</text:p>
          </table:table-cell>
          <table:table-cell office:value-type="float" office:value="2.1138599999999999" table:style-name="ce1">
            <text:p>2.11386</text:p>
          </table:table-cell>
          <table:table-cell table:number-columns-repeated="16382"/>
        </table:table-row>
        <table:table-row table:style-name="ro1">
          <table:table-cell office:value-type="float" office:value="0.43086200000000002" table:style-name="ce1">
            <text:p>0.430862</text:p>
          </table:table-cell>
          <table:table-cell office:value-type="float" office:value="2.4922" table:style-name="ce1">
            <text:p>2.4922</text:p>
          </table:table-cell>
          <table:table-cell table:number-columns-repeated="16382"/>
        </table:table-row>
        <table:table-row table:style-name="ro1">
          <table:table-cell office:value-type="float" office:value="0.69400300000000004" table:style-name="ce1">
            <text:p>0.694003</text:p>
          </table:table-cell>
          <table:table-cell office:value-type="float" office:value="1.5768800000000001" table:style-name="ce1">
            <text:p>1.57688</text:p>
          </table:table-cell>
          <table:table-cell table:number-columns-repeated="16382"/>
        </table:table-row>
        <table:table-row table:style-name="ro1">
          <table:table-cell office:value-type="float" office:value="2.4813700000000001" table:style-name="ce1">
            <text:p>2.48137</text:p>
          </table:table-cell>
          <table:table-cell office:value-type="float" office:value="0.85877899999999996" table:style-name="ce1">
            <text:p>0.858779</text:p>
          </table:table-cell>
          <table:table-cell table:number-columns-repeated="16382"/>
        </table:table-row>
        <table:table-row table:style-name="ro1">
          <table:table-cell office:value-type="float" office:value="2.5247799999999998" table:style-name="ce1">
            <text:p>2.52478</text:p>
          </table:table-cell>
          <table:table-cell office:value-type="float" office:value="2.3520699999999999" table:style-name="ce1">
            <text:p>2.35207</text:p>
          </table:table-cell>
          <table:table-cell table:number-columns-repeated="16382"/>
        </table:table-row>
        <table:table-row table:style-name="ro1">
          <table:table-cell office:value-type="float" office:value="0.751247" table:style-name="ce1">
            <text:p>0.751247</text:p>
          </table:table-cell>
          <table:table-cell office:value-type="float" office:value="2.1132599999999999" table:style-name="ce1">
            <text:p>2.11326</text:p>
          </table:table-cell>
          <table:table-cell table:number-columns-repeated="16382"/>
        </table:table-row>
        <table:table-row table:style-name="ro1">
          <table:table-cell office:value-type="float" office:value="0.47964200000000001" table:style-name="ce1">
            <text:p>0.479642</text:p>
          </table:table-cell>
          <table:table-cell office:value-type="float" office:value="2.5052500000000002" table:style-name="ce1">
            <text:p>2.50525</text:p>
          </table:table-cell>
          <table:table-cell table:number-columns-repeated="16382"/>
        </table:table-row>
        <table:table-row table:style-name="ro1">
          <table:table-cell office:value-type="float" office:value="0.69806199999999996" table:style-name="ce1">
            <text:p>0.698062</text:p>
          </table:table-cell>
          <table:table-cell office:value-type="float" office:value="1.5782400000000001" table:style-name="ce1">
            <text:p>1.57824</text:p>
          </table:table-cell>
          <table:table-cell table:number-columns-repeated="16382"/>
        </table:table-row>
        <table:table-row table:style-name="ro1">
          <table:table-cell office:value-type="float" office:value="2.44848" table:style-name="ce1">
            <text:p>2.44848</text:p>
          </table:table-cell>
          <table:table-cell office:value-type="float" office:value="0.77425699999999997" table:style-name="ce1">
            <text:p>0.774257</text:p>
          </table:table-cell>
          <table:table-cell table:number-columns-repeated="16382"/>
        </table:table-row>
        <table:table-row table:style-name="ro1">
          <table:table-cell office:value-type="float" office:value="2.5247799999999998" table:style-name="ce1">
            <text:p>2.52478</text:p>
          </table:table-cell>
          <table:table-cell office:value-type="float" office:value="2.3520699999999999" table:style-name="ce1">
            <text:p>2.35207</text:p>
          </table:table-cell>
          <table:table-cell table:number-columns-repeated="16382"/>
        </table:table-row>
        <table:table-row table:style-name="ro1">
          <table:table-cell office:value-type="float" office:value="0.751247" table:style-name="ce1">
            <text:p>0.751247</text:p>
          </table:table-cell>
          <table:table-cell office:value-type="float" office:value="2.1132599999999999" table:style-name="ce1">
            <text:p>2.11326</text:p>
          </table:table-cell>
          <table:table-cell table:number-columns-repeated="16382"/>
        </table:table-row>
        <table:table-row table:style-name="ro1">
          <table:table-cell office:value-type="float" office:value="0.47964200000000001" table:style-name="ce1">
            <text:p>0.479642</text:p>
          </table:table-cell>
          <table:table-cell office:value-type="float" office:value="2.5052500000000002" table:style-name="ce1">
            <text:p>2.50525</text:p>
          </table:table-cell>
          <table:table-cell table:number-columns-repeated="16382"/>
        </table:table-row>
        <table:table-row table:style-name="ro1">
          <table:table-cell office:value-type="float" office:value="0.69806199999999996" table:style-name="ce1">
            <text:p>0.698062</text:p>
          </table:table-cell>
          <table:table-cell office:value-type="float" office:value="1.5782400000000001" table:style-name="ce1">
            <text:p>1.57824</text:p>
          </table:table-cell>
          <table:table-cell table:number-columns-repeated="16382"/>
        </table:table-row>
        <table:table-row table:style-name="ro1">
          <table:table-cell office:value-type="float" office:value="2.44848" table:style-name="ce1">
            <text:p>2.44848</text:p>
          </table:table-cell>
          <table:table-cell office:value-type="float" office:value="0.77425699999999997" table:style-name="ce1">
            <text:p>0.774257</text:p>
          </table:table-cell>
          <table:table-cell table:number-columns-repeated="16382"/>
        </table:table-row>
        <table:table-row table:style-name="ro1">
          <table:table-cell office:value-type="float" office:value="2.4836299999999998" table:style-name="ce1">
            <text:p>2.48363</text:p>
          </table:table-cell>
          <table:table-cell office:value-type="float" office:value="2.2433399999999999" table:style-name="ce1">
            <text:p>2.24334</text:p>
          </table:table-cell>
          <table:table-cell table:number-columns-repeated="16382"/>
        </table:table-row>
        <table:table-row table:style-name="ro1">
          <table:table-cell office:value-type="float" office:value="0.79045200000000004" table:style-name="ce1">
            <text:p>0.790452</text:p>
          </table:table-cell>
          <table:table-cell office:value-type="float" office:value="2.1231" table:style-name="ce1">
            <text:p>2.1231</text:p>
          </table:table-cell>
          <table:table-cell table:number-columns-repeated="16382"/>
        </table:table-row>
        <table:table-row table:style-name="ro1">
          <table:table-cell office:value-type="float" office:value="0.53122000000000003" table:style-name="ce1">
            <text:p>0.53122</text:p>
          </table:table-cell>
          <table:table-cell office:value-type="float" office:value="2.5141399999999998" table:style-name="ce1">
            <text:p>2.51414</text:p>
          </table:table-cell>
          <table:table-cell table:number-columns-repeated="16382"/>
        </table:table-row>
        <table:table-row table:style-name="ro1">
          <table:table-cell office:value-type="float" office:value="0.700179" table:style-name="ce1">
            <text:p>0.700179</text:p>
          </table:table-cell>
          <table:table-cell office:value-type="float" office:value="1.58572" table:style-name="ce1">
            <text:p>1.58572</text:p>
          </table:table-cell>
          <table:table-cell table:number-columns-repeated="16382"/>
        </table:table-row>
        <table:table-row table:style-name="ro1">
          <table:table-cell office:value-type="float" office:value="2.4740199999999999" table:style-name="ce1">
            <text:p>2.47402</text:p>
          </table:table-cell>
          <table:table-cell office:value-type="float" office:value="0.64092899999999997" table:style-name="ce1">
            <text:p>0.640929</text:p>
          </table:table-cell>
          <table:table-cell table:number-columns-repeated="16382"/>
        </table:table-row>
        <table:table-row table:style-name="ro1">
          <table:table-cell office:value-type="float" office:value="2.4836299999999998" table:style-name="ce1">
            <text:p>2.48363</text:p>
          </table:table-cell>
          <table:table-cell office:value-type="float" office:value="2.2433399999999999" table:style-name="ce1">
            <text:p>2.24334</text:p>
          </table:table-cell>
          <table:table-cell table:number-columns-repeated="16382"/>
        </table:table-row>
        <table:table-row table:style-name="ro1">
          <table:table-cell office:value-type="float" office:value="0.79045200000000004" table:style-name="ce1">
            <text:p>0.790452</text:p>
          </table:table-cell>
          <table:table-cell office:value-type="float" office:value="2.1231" table:style-name="ce1">
            <text:p>2.1231</text:p>
          </table:table-cell>
          <table:table-cell table:number-columns-repeated="16382"/>
        </table:table-row>
        <table:table-row table:style-name="ro1">
          <table:table-cell office:value-type="float" office:value="0.53122000000000003" table:style-name="ce1">
            <text:p>0.53122</text:p>
          </table:table-cell>
          <table:table-cell office:value-type="float" office:value="2.5141399999999998" table:style-name="ce1">
            <text:p>2.51414</text:p>
          </table:table-cell>
          <table:table-cell table:number-columns-repeated="16382"/>
        </table:table-row>
        <table:table-row table:style-name="ro1">
          <table:table-cell office:value-type="float" office:value="0.700179" table:style-name="ce1">
            <text:p>0.700179</text:p>
          </table:table-cell>
          <table:table-cell office:value-type="float" office:value="1.58572" table:style-name="ce1">
            <text:p>1.58572</text:p>
          </table:table-cell>
          <table:table-cell table:number-columns-repeated="16382"/>
        </table:table-row>
        <table:table-row table:style-name="ro1">
          <table:table-cell office:value-type="float" office:value="2.4740199999999999" table:style-name="ce1">
            <text:p>2.47402</text:p>
          </table:table-cell>
          <table:table-cell office:value-type="float" office:value="0.64092899999999997" table:style-name="ce1">
            <text:p>0.640929</text:p>
          </table:table-cell>
          <table:table-cell table:number-columns-repeated="16382"/>
        </table:table-row>
        <table:table-row table:style-name="ro1">
          <table:table-cell office:value-type="float" office:value="2.5185499999999998" table:style-name="ce1">
            <text:p>2.51855</text:p>
          </table:table-cell>
          <table:table-cell office:value-type="float" office:value="2.1524399999999999" table:style-name="ce1">
            <text:p>2.15244</text:p>
          </table:table-cell>
          <table:table-cell table:number-columns-repeated="16382"/>
        </table:table-row>
        <table:table-row table:style-name="ro1">
          <table:table-cell office:value-type="float" office:value="0.82144300000000003" table:style-name="ce1">
            <text:p>0.821443</text:p>
          </table:table-cell>
          <table:table-cell office:value-type="float" office:value="2.1190199999999999" table:style-name="ce1">
            <text:p>2.11902</text:p>
          </table:table-cell>
          <table:table-cell table:number-columns-repeated="16382"/>
        </table:table-row>
        <table:table-row table:style-name="ro1">
          <table:table-cell office:value-type="float" office:value="0.58256399999999997" table:style-name="ce1">
            <text:p>0.582564</text:p>
          </table:table-cell>
          <table:table-cell office:value-type="float" office:value="2.5228199999999998" table:style-name="ce1">
            <text:p>2.52282</text:p>
          </table:table-cell>
          <table:table-cell table:number-columns-repeated="16382"/>
        </table:table-row>
        <table:table-row table:style-name="ro1">
          <table:table-cell office:value-type="float" office:value="0.70378499999999999" table:style-name="ce1">
            <text:p>0.703785</text:p>
          </table:table-cell>
          <table:table-cell office:value-type="float" office:value="1.5869599999999999" table:style-name="ce1">
            <text:p>1.58696</text:p>
          </table:table-cell>
          <table:table-cell table:number-columns-repeated="16382"/>
        </table:table-row>
        <table:table-row table:style-name="ro1">
          <table:table-cell office:value-type="float" office:value="2.4269500000000002" table:style-name="ce1">
            <text:p>2.42695</text:p>
          </table:table-cell>
          <table:table-cell office:value-type="float" office:value="0.55262699999999998" table:style-name="ce1">
            <text:p>0.552627</text:p>
          </table:table-cell>
          <table:table-cell table:number-columns-repeated="16382"/>
        </table:table-row>
        <table:table-row table:style-name="ro1">
          <table:table-cell office:value-type="float" office:value="2.5185499999999998" table:style-name="ce1">
            <text:p>2.51855</text:p>
          </table:table-cell>
          <table:table-cell office:value-type="float" office:value="2.1524399999999999" table:style-name="ce1">
            <text:p>2.15244</text:p>
          </table:table-cell>
          <table:table-cell table:number-columns-repeated="16382"/>
        </table:table-row>
        <table:table-row table:style-name="ro1">
          <table:table-cell office:value-type="float" office:value="0.82144300000000003" table:style-name="ce1">
            <text:p>0.821443</text:p>
          </table:table-cell>
          <table:table-cell office:value-type="float" office:value="2.1190199999999999" table:style-name="ce1">
            <text:p>2.11902</text:p>
          </table:table-cell>
          <table:table-cell table:number-columns-repeated="16382"/>
        </table:table-row>
        <table:table-row table:style-name="ro1">
          <table:table-cell office:value-type="float" office:value="0.58256399999999997" table:style-name="ce1">
            <text:p>0.582564</text:p>
          </table:table-cell>
          <table:table-cell office:value-type="float" office:value="2.5228199999999998" table:style-name="ce1">
            <text:p>2.52282</text:p>
          </table:table-cell>
          <table:table-cell table:number-columns-repeated="16382"/>
        </table:table-row>
        <table:table-row table:style-name="ro1">
          <table:table-cell office:value-type="float" office:value="0.70378499999999999" table:style-name="ce1">
            <text:p>0.703785</text:p>
          </table:table-cell>
          <table:table-cell office:value-type="float" office:value="1.5869599999999999" table:style-name="ce1">
            <text:p>1.58696</text:p>
          </table:table-cell>
          <table:table-cell table:number-columns-repeated="16382"/>
        </table:table-row>
        <table:table-row table:style-name="ro1">
          <table:table-cell office:value-type="float" office:value="2.4269500000000002" table:style-name="ce1">
            <text:p>2.42695</text:p>
          </table:table-cell>
          <table:table-cell office:value-type="float" office:value="0.55262699999999998" table:style-name="ce1">
            <text:p>0.552627</text:p>
          </table:table-cell>
          <table:table-cell table:number-columns-repeated="16382"/>
        </table:table-row>
        <table:table-row table:style-name="ro1">
          <table:table-cell office:value-type="float" office:value="2.4746000000000001" table:style-name="ce1">
            <text:p>2.4746</text:p>
          </table:table-cell>
          <table:table-cell office:value-type="float" office:value="2.0520100000000001" table:style-name="ce1">
            <text:p>2.05201</text:p>
          </table:table-cell>
          <table:table-cell table:number-columns-repeated="16382"/>
        </table:table-row>
        <table:table-row table:style-name="ro1">
          <table:table-cell office:value-type="float" office:value="1.1862699999999999" table:style-name="ce1">
            <text:p>1.18627</text:p>
          </table:table-cell>
          <table:table-cell office:value-type="float" office:value="2.5021800000000001" table:style-name="ce1">
            <text:p>2.50218</text:p>
          </table:table-cell>
          <table:table-cell table:number-columns-repeated="16382"/>
        </table:table-row>
        <table:table-row table:style-name="ro1">
          <table:table-cell office:value-type="float" office:value="0.66032599999999997" table:style-name="ce1">
            <text:p>0.660326</text:p>
          </table:table-cell>
          <table:table-cell office:value-type="float" office:value="2.1933600000000002" table:style-name="ce1">
            <text:p>2.19336</text:p>
          </table:table-cell>
          <table:table-cell table:number-columns-repeated="16382"/>
        </table:table-row>
        <table:table-row table:style-name="ro1">
          <table:table-cell office:value-type="float" office:value="0.70682900000000004" table:style-name="ce1">
            <text:p>0.706829</text:p>
          </table:table-cell>
          <table:table-cell office:value-type="float" office:value="1.59091" table:style-name="ce1">
            <text:p>1.59091</text:p>
          </table:table-cell>
          <table:table-cell table:number-columns-repeated="16382"/>
        </table:table-row>
        <table:table-row table:style-name="ro1">
          <table:table-cell office:value-type="float" office:value="1.62313" table:style-name="ce1">
            <text:p>1.62313</text:p>
          </table:table-cell>
          <table:table-cell office:value-type="float" office:value="1.1077399999999999" table:style-name="ce1">
            <text:p>1.10774</text:p>
          </table:table-cell>
          <table:table-cell table:number-columns-repeated="16382"/>
        </table:table-row>
        <table:table-row table:style-name="ro1">
          <table:table-cell office:value-type="float" office:value="2.4746000000000001" table:style-name="ce1">
            <text:p>2.4746</text:p>
          </table:table-cell>
          <table:table-cell office:value-type="float" office:value="2.0520100000000001" table:style-name="ce1">
            <text:p>2.05201</text:p>
          </table:table-cell>
          <table:table-cell table:number-columns-repeated="16382"/>
        </table:table-row>
        <table:table-row table:style-name="ro1">
          <table:table-cell office:value-type="float" office:value="1.1862699999999999" table:style-name="ce1">
            <text:p>1.18627</text:p>
          </table:table-cell>
          <table:table-cell office:value-type="float" office:value="2.5021800000000001" table:style-name="ce1">
            <text:p>2.50218</text:p>
          </table:table-cell>
          <table:table-cell table:number-columns-repeated="16382"/>
        </table:table-row>
        <table:table-row table:style-name="ro1">
          <table:table-cell office:value-type="float" office:value="0.66032599999999997" table:style-name="ce1">
            <text:p>0.660326</text:p>
          </table:table-cell>
          <table:table-cell office:value-type="float" office:value="2.1933600000000002" table:style-name="ce1">
            <text:p>2.19336</text:p>
          </table:table-cell>
          <table:table-cell table:number-columns-repeated="16382"/>
        </table:table-row>
        <table:table-row table:style-name="ro1">
          <table:table-cell office:value-type="float" office:value="0.70682900000000004" table:style-name="ce1">
            <text:p>0.706829</text:p>
          </table:table-cell>
          <table:table-cell office:value-type="float" office:value="1.59091" table:style-name="ce1">
            <text:p>1.59091</text:p>
          </table:table-cell>
          <table:table-cell table:number-columns-repeated="16382"/>
        </table:table-row>
        <table:table-row table:style-name="ro1">
          <table:table-cell office:value-type="float" office:value="1.62313" table:style-name="ce1">
            <text:p>1.62313</text:p>
          </table:table-cell>
          <table:table-cell office:value-type="float" office:value="1.1077399999999999" table:style-name="ce1">
            <text:p>1.10774</text:p>
          </table:table-cell>
          <table:table-cell table:number-columns-repeated="16382"/>
        </table:table-row>
        <table:table-row table:style-name="ro1">
          <table:table-cell office:value-type="float" office:value="2.4997600000000002" table:style-name="ce1">
            <text:p>2.49976</text:p>
          </table:table-cell>
          <table:table-cell office:value-type="float" office:value="1.95885" table:style-name="ce1">
            <text:p>1.95885</text:p>
          </table:table-cell>
          <table:table-cell table:number-columns-repeated="16382"/>
        </table:table-row>
        <table:table-row table:style-name="ro1">
          <table:table-cell office:value-type="float" office:value="1.2369300000000001" table:style-name="ce1">
            <text:p>1.23693</text:p>
          </table:table-cell>
          <table:table-cell office:value-type="float" office:value="2.47627" table:style-name="ce1">
            <text:p>2.47627</text:p>
          </table:table-cell>
          <table:table-cell table:number-columns-repeated="16382"/>
        </table:table-row>
        <table:table-row table:style-name="ro1">
          <table:table-cell office:value-type="float" office:value="0.69545299999999999" table:style-name="ce1">
            <text:p>0.695453</text:p>
          </table:table-cell>
          <table:table-cell office:value-type="float" office:value="2.1955900000000002" table:style-name="ce1">
            <text:p>2.19559</text:p>
          </table:table-cell>
          <table:table-cell table:number-columns-repeated="16382"/>
        </table:table-row>
        <table:table-row table:style-name="ro1">
          <table:table-cell office:value-type="float" office:value="0.71015399999999995" table:style-name="ce1">
            <text:p>0.710154</text:p>
          </table:table-cell>
          <table:table-cell office:value-type="float" office:value="1.59152" table:style-name="ce1">
            <text:p>1.59152</text:p>
          </table:table-cell>
          <table:table-cell table:number-columns-repeated="16382"/>
        </table:table-row>
        <table:table-row table:style-name="ro1">
          <table:table-cell office:value-type="float" office:value="1.5997300000000001" table:style-name="ce1">
            <text:p>1.59973</text:p>
          </table:table-cell>
          <table:table-cell office:value-type="float" office:value="1.0607500000000001" table:style-name="ce1">
            <text:p>1.06075</text:p>
          </table:table-cell>
          <table:table-cell table:number-columns-repeated="16382"/>
        </table:table-row>
        <table:table-row table:style-name="ro1">
          <table:table-cell office:value-type="float" office:value="2.4997600000000002" table:style-name="ce1">
            <text:p>2.49976</text:p>
          </table:table-cell>
          <table:table-cell office:value-type="float" office:value="1.95885" table:style-name="ce1">
            <text:p>1.95885</text:p>
          </table:table-cell>
          <table:table-cell table:number-columns-repeated="16382"/>
        </table:table-row>
        <table:table-row table:style-name="ro1">
          <table:table-cell office:value-type="float" office:value="1.2369300000000001" table:style-name="ce1">
            <text:p>1.23693</text:p>
          </table:table-cell>
          <table:table-cell office:value-type="float" office:value="2.47627" table:style-name="ce1">
            <text:p>2.47627</text:p>
          </table:table-cell>
          <table:table-cell table:number-columns-repeated="16382"/>
        </table:table-row>
        <table:table-row table:style-name="ro1">
          <table:table-cell office:value-type="float" office:value="0.69545299999999999" table:style-name="ce1">
            <text:p>0.695453</text:p>
          </table:table-cell>
          <table:table-cell office:value-type="float" office:value="2.1955900000000002" table:style-name="ce1">
            <text:p>2.19559</text:p>
          </table:table-cell>
          <table:table-cell table:number-columns-repeated="16382"/>
        </table:table-row>
        <table:table-row table:style-name="ro1">
          <table:table-cell office:value-type="float" office:value="0.71015399999999995" table:style-name="ce1">
            <text:p>0.710154</text:p>
          </table:table-cell>
          <table:table-cell office:value-type="float" office:value="1.59152" table:style-name="ce1">
            <text:p>1.59152</text:p>
          </table:table-cell>
          <table:table-cell table:number-columns-repeated="16382"/>
        </table:table-row>
        <table:table-row table:style-name="ro1">
          <table:table-cell office:value-type="float" office:value="1.5997300000000001" table:style-name="ce1">
            <text:p>1.59973</text:p>
          </table:table-cell>
          <table:table-cell office:value-type="float" office:value="1.0607500000000001" table:style-name="ce1">
            <text:p>1.06075</text:p>
          </table:table-cell>
          <table:table-cell table:number-columns-repeated="16382"/>
        </table:table-row>
        <table:table-row table:style-name="ro1">
          <table:table-cell office:value-type="float" office:value="2.4808400000000002" table:style-name="ce1">
            <text:p>2.48084</text:p>
          </table:table-cell>
          <table:table-cell office:value-type="float" office:value="1.8649" table:style-name="ce1">
            <text:p>1.8649</text:p>
          </table:table-cell>
          <table:table-cell table:number-columns-repeated="16382"/>
        </table:table-row>
        <table:table-row table:style-name="ro1">
          <table:table-cell office:value-type="float" office:value="1.3434299999999999" table:style-name="ce1">
            <text:p>1.34343</text:p>
          </table:table-cell>
          <table:table-cell office:value-type="float" office:value="2.5012500000000002" table:style-name="ce1">
            <text:p>2.50125</text:p>
          </table:table-cell>
          <table:table-cell table:number-columns-repeated="16382"/>
        </table:table-row>
        <table:table-row table:style-name="ro1">
          <table:table-cell office:value-type="float" office:value="0.72859799999999997" table:style-name="ce1">
            <text:p>0.728598</text:p>
          </table:table-cell>
          <table:table-cell office:value-type="float" office:value="2.12242" table:style-name="ce1">
            <text:p>2.12242</text:p>
          </table:table-cell>
          <table:table-cell table:number-columns-repeated="16382"/>
        </table:table-row>
        <table:table-row table:style-name="ro1">
          <table:table-cell office:value-type="float" office:value="0.71379199999999998" table:style-name="ce1">
            <text:p>0.713792</text:p>
          </table:table-cell>
          <table:table-cell office:value-type="float" office:value="1.6051299999999999" table:style-name="ce1">
            <text:p>1.60513</text:p>
          </table:table-cell>
          <table:table-cell table:number-columns-repeated="16382"/>
        </table:table-row>
        <table:table-row table:style-name="ro1">
          <table:table-cell office:value-type="float" office:value="1.5545899999999999" table:style-name="ce1">
            <text:p>1.55459</text:p>
          </table:table-cell>
          <table:table-cell office:value-type="float" office:value="1.03478" table:style-name="ce1">
            <text:p>1.03478</text:p>
          </table:table-cell>
          <table:table-cell table:number-columns-repeated="16382"/>
        </table:table-row>
        <table:table-row table:style-name="ro1">
          <table:table-cell office:value-type="float" office:value="2.4808400000000002" table:style-name="ce1">
            <text:p>2.48084</text:p>
          </table:table-cell>
          <table:table-cell office:value-type="float" office:value="1.8649" table:style-name="ce1">
            <text:p>1.8649</text:p>
          </table:table-cell>
          <table:table-cell table:number-columns-repeated="16382"/>
        </table:table-row>
        <table:table-row table:style-name="ro1">
          <table:table-cell office:value-type="float" office:value="1.3434299999999999" table:style-name="ce1">
            <text:p>1.34343</text:p>
          </table:table-cell>
          <table:table-cell office:value-type="float" office:value="2.5012500000000002" table:style-name="ce1">
            <text:p>2.50125</text:p>
          </table:table-cell>
          <table:table-cell table:number-columns-repeated="16382"/>
        </table:table-row>
        <table:table-row table:style-name="ro1">
          <table:table-cell office:value-type="float" office:value="0.72859799999999997" table:style-name="ce1">
            <text:p>0.728598</text:p>
          </table:table-cell>
          <table:table-cell office:value-type="float" office:value="2.12242" table:style-name="ce1">
            <text:p>2.12242</text:p>
          </table:table-cell>
          <table:table-cell table:number-columns-repeated="16382"/>
        </table:table-row>
        <table:table-row table:style-name="ro1">
          <table:table-cell office:value-type="float" office:value="0.71379199999999998" table:style-name="ce1">
            <text:p>0.713792</text:p>
          </table:table-cell>
          <table:table-cell office:value-type="float" office:value="1.6051299999999999" table:style-name="ce1">
            <text:p>1.60513</text:p>
          </table:table-cell>
          <table:table-cell table:number-columns-repeated="16382"/>
        </table:table-row>
        <table:table-row table:style-name="ro1">
          <table:table-cell office:value-type="float" office:value="1.5545899999999999" table:style-name="ce1">
            <text:p>1.55459</text:p>
          </table:table-cell>
          <table:table-cell office:value-type="float" office:value="1.03478" table:style-name="ce1">
            <text:p>1.03478</text:p>
          </table:table-cell>
          <table:table-cell table:number-columns-repeated="16382"/>
        </table:table-row>
        <table:table-row table:style-name="ro1">
          <table:table-cell office:value-type="float" office:value="2.4959799999999999" table:style-name="ce1">
            <text:p>2.49598</text:p>
          </table:table-cell>
          <table:table-cell office:value-type="float" office:value="1.7694700000000001" table:style-name="ce1">
            <text:p>1.76947</text:p>
          </table:table-cell>
          <table:table-cell table:number-columns-repeated="16382"/>
        </table:table-row>
        <table:table-row table:style-name="ro1">
          <table:table-cell office:value-type="float" office:value="1.39449" table:style-name="ce1">
            <text:p>1.39449</text:p>
          </table:table-cell>
          <table:table-cell office:value-type="float" office:value="2.4661300000000002" table:style-name="ce1">
            <text:p>2.46613</text:p>
          </table:table-cell>
          <table:table-cell table:number-columns-repeated="16382"/>
        </table:table-row>
        <table:table-row table:style-name="ro1">
          <table:table-cell office:value-type="float" office:value="0.76015200000000005" table:style-name="ce1">
            <text:p>0.760152</text:p>
          </table:table-cell>
          <table:table-cell office:value-type="float" office:value="2.1209600000000002" table:style-name="ce1">
            <text:p>2.12096</text:p>
          </table:table-cell>
          <table:table-cell table:number-columns-repeated="16382"/>
        </table:table-row>
        <table:table-row table:style-name="ro1">
          <table:table-cell office:value-type="float" office:value="0.71751799999999999" table:style-name="ce1">
            <text:p>0.717518</text:p>
          </table:table-cell>
          <table:table-cell office:value-type="float" office:value="1.6052200000000001" table:style-name="ce1">
            <text:p>1.60522</text:p>
          </table:table-cell>
          <table:table-cell table:number-columns-repeated="16382"/>
        </table:table-row>
        <table:table-row table:style-name="ro1">
          <table:table-cell office:value-type="float" office:value="1.5263899999999999" table:style-name="ce1">
            <text:p>1.52639</text:p>
          </table:table-cell>
          <table:table-cell office:value-type="float" office:value="0.99042699999999995" table:style-name="ce1">
            <text:p>0.990427</text:p>
          </table:table-cell>
          <table:table-cell table:number-columns-repeated="16382"/>
        </table:table-row>
        <table:table-row table:style-name="ro1">
          <table:table-cell office:value-type="float" office:value="2.4959799999999999" table:style-name="ce1">
            <text:p>2.49598</text:p>
          </table:table-cell>
          <table:table-cell office:value-type="float" office:value="1.7694700000000001" table:style-name="ce1">
            <text:p>1.76947</text:p>
          </table:table-cell>
          <table:table-cell table:number-columns-repeated="16382"/>
        </table:table-row>
        <table:table-row table:style-name="ro1">
          <table:table-cell office:value-type="float" office:value="1.39449" table:style-name="ce1">
            <text:p>1.39449</text:p>
          </table:table-cell>
          <table:table-cell office:value-type="float" office:value="2.4661300000000002" table:style-name="ce1">
            <text:p>2.46613</text:p>
          </table:table-cell>
          <table:table-cell table:number-columns-repeated="16382"/>
        </table:table-row>
        <table:table-row table:style-name="ro1">
          <table:table-cell office:value-type="float" office:value="0.76015200000000005" table:style-name="ce1">
            <text:p>0.760152</text:p>
          </table:table-cell>
          <table:table-cell office:value-type="float" office:value="2.1209600000000002" table:style-name="ce1">
            <text:p>2.12096</text:p>
          </table:table-cell>
          <table:table-cell table:number-columns-repeated="16382"/>
        </table:table-row>
        <table:table-row table:style-name="ro1">
          <table:table-cell office:value-type="float" office:value="0.71751799999999999" table:style-name="ce1">
            <text:p>0.717518</text:p>
          </table:table-cell>
          <table:table-cell office:value-type="float" office:value="1.6052200000000001" table:style-name="ce1">
            <text:p>1.60522</text:p>
          </table:table-cell>
          <table:table-cell table:number-columns-repeated="16382"/>
        </table:table-row>
        <table:table-row table:style-name="ro1">
          <table:table-cell office:value-type="float" office:value="1.5263899999999999" table:style-name="ce1">
            <text:p>1.52639</text:p>
          </table:table-cell>
          <table:table-cell office:value-type="float" office:value="0.99042699999999995" table:style-name="ce1">
            <text:p>0.990427</text:p>
          </table:table-cell>
          <table:table-cell table:number-columns-repeated="16382"/>
        </table:table-row>
        <table:table-row table:style-name="ro1">
          <table:table-cell office:value-type="float" office:value="2.4868800000000002" table:style-name="ce1">
            <text:p>2.48688</text:p>
          </table:table-cell>
          <table:table-cell office:value-type="float" office:value="1.67774" table:style-name="ce1">
            <text:p>1.67774</text:p>
          </table:table-cell>
          <table:table-cell table:number-columns-repeated="16382"/>
        </table:table-row>
        <table:table-row table:style-name="ro1">
          <table:table-cell office:value-type="float" office:value="1.55799" table:style-name="ce1">
            <text:p>1.55799</text:p>
          </table:table-cell>
          <table:table-cell office:value-type="float" office:value="2.5163899999999999" table:style-name="ce1">
            <text:p>2.51639</text:p>
          </table:table-cell>
          <table:table-cell table:number-columns-repeated="16382"/>
        </table:table-row>
        <table:table-row table:style-name="ro1">
          <table:table-cell office:value-type="float" office:value="0.79646899999999998" table:style-name="ce1">
            <text:p>0.796469</text:p>
          </table:table-cell>
          <table:table-cell office:value-type="float" office:value="2.1560199999999998" table:style-name="ce1">
            <text:p>2.15602</text:p>
          </table:table-cell>
          <table:table-cell table:number-columns-repeated="16382"/>
        </table:table-row>
        <table:table-row table:style-name="ro1">
          <table:table-cell office:value-type="float" office:value="0.72255400000000003" table:style-name="ce1">
            <text:p>0.722554</text:p>
          </table:table-cell>
          <table:table-cell office:value-type="float" office:value="1.61347" table:style-name="ce1">
            <text:p>1.61347</text:p>
          </table:table-cell>
          <table:table-cell table:number-columns-repeated="16382"/>
        </table:table-row>
        <table:table-row table:style-name="ro1">
          <table:table-cell office:value-type="float" office:value="2.2163900000000001" table:style-name="ce1">
            <text:p>2.21639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868800000000002" table:style-name="ce1">
            <text:p>2.48688</text:p>
          </table:table-cell>
          <table:table-cell office:value-type="float" office:value="1.67774" table:style-name="ce1">
            <text:p>1.67774</text:p>
          </table:table-cell>
          <table:table-cell table:number-columns-repeated="16382"/>
        </table:table-row>
        <table:table-row table:style-name="ro1">
          <table:table-cell office:value-type="float" office:value="1.55799" table:style-name="ce1">
            <text:p>1.55799</text:p>
          </table:table-cell>
          <table:table-cell office:value-type="float" office:value="2.5163899999999999" table:style-name="ce1">
            <text:p>2.51639</text:p>
          </table:table-cell>
          <table:table-cell table:number-columns-repeated="16382"/>
        </table:table-row>
        <table:table-row table:style-name="ro1">
          <table:table-cell office:value-type="float" office:value="0.79646899999999998" table:style-name="ce1">
            <text:p>0.796469</text:p>
          </table:table-cell>
          <table:table-cell office:value-type="float" office:value="2.1560199999999998" table:style-name="ce1">
            <text:p>2.15602</text:p>
          </table:table-cell>
          <table:table-cell table:number-columns-repeated="16382"/>
        </table:table-row>
        <table:table-row table:style-name="ro1">
          <table:table-cell office:value-type="float" office:value="0.72255400000000003" table:style-name="ce1">
            <text:p>0.722554</text:p>
          </table:table-cell>
          <table:table-cell office:value-type="float" office:value="1.61347" table:style-name="ce1">
            <text:p>1.61347</text:p>
          </table:table-cell>
          <table:table-cell table:number-columns-repeated="16382"/>
        </table:table-row>
        <table:table-row table:style-name="ro1">
          <table:table-cell office:value-type="float" office:value="2.2163900000000001" table:style-name="ce1">
            <text:p>2.21639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227" table:style-name="ce1">
            <text:p>2.49227</text:p>
          </table:table-cell>
          <table:table-cell office:value-type="float" office:value="1.5842400000000001" table:style-name="ce1">
            <text:p>1.58424</text:p>
          </table:table-cell>
          <table:table-cell table:number-columns-repeated="16382"/>
        </table:table-row>
        <table:table-row table:style-name="ro1">
          <table:table-cell office:value-type="float" office:value="1.6088499999999999" table:style-name="ce1">
            <text:p>1.60885</text:p>
          </table:table-cell>
          <table:table-cell office:value-type="float" office:value="2.4706700000000001" table:style-name="ce1">
            <text:p>2.47067</text:p>
          </table:table-cell>
          <table:table-cell table:number-columns-repeated="16382"/>
        </table:table-row>
        <table:table-row table:style-name="ro1">
          <table:table-cell office:value-type="float" office:value="0.829403" table:style-name="ce1">
            <text:p>0.829403</text:p>
          </table:table-cell>
          <table:table-cell office:value-type="float" office:value="2.1509200000000002" table:style-name="ce1">
            <text:p>2.15092</text:p>
          </table:table-cell>
          <table:table-cell table:number-columns-repeated="16382"/>
        </table:table-row>
        <table:table-row table:style-name="ro1">
          <table:table-cell office:value-type="float" office:value="0.72700299999999995" table:style-name="ce1">
            <text:p>0.727003</text:p>
          </table:table-cell>
          <table:table-cell office:value-type="float" office:value="1.6130199999999999" table:style-name="ce1">
            <text:p>1.61302</text:p>
          </table:table-cell>
          <table:table-cell table:number-columns-repeated="16382"/>
        </table:table-row>
        <table:table-row table:style-name="ro1">
          <table:table-cell office:value-type="float" office:value="2.1338699999999999" table:style-name="ce1">
            <text:p>2.13387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227" table:style-name="ce1">
            <text:p>2.49227</text:p>
          </table:table-cell>
          <table:table-cell office:value-type="float" office:value="1.5842400000000001" table:style-name="ce1">
            <text:p>1.58424</text:p>
          </table:table-cell>
          <table:table-cell table:number-columns-repeated="16382"/>
        </table:table-row>
        <table:table-row table:style-name="ro1">
          <table:table-cell office:value-type="float" office:value="1.6088499999999999" table:style-name="ce1">
            <text:p>1.60885</text:p>
          </table:table-cell>
          <table:table-cell office:value-type="float" office:value="2.4706700000000001" table:style-name="ce1">
            <text:p>2.47067</text:p>
          </table:table-cell>
          <table:table-cell table:number-columns-repeated="16382"/>
        </table:table-row>
        <table:table-row table:style-name="ro1">
          <table:table-cell office:value-type="float" office:value="0.829403" table:style-name="ce1">
            <text:p>0.829403</text:p>
          </table:table-cell>
          <table:table-cell office:value-type="float" office:value="2.1509200000000002" table:style-name="ce1">
            <text:p>2.15092</text:p>
          </table:table-cell>
          <table:table-cell table:number-columns-repeated="16382"/>
        </table:table-row>
        <table:table-row table:style-name="ro1">
          <table:table-cell office:value-type="float" office:value="0.72700299999999995" table:style-name="ce1">
            <text:p>0.727003</text:p>
          </table:table-cell>
          <table:table-cell office:value-type="float" office:value="1.6130199999999999" table:style-name="ce1">
            <text:p>1.61302</text:p>
          </table:table-cell>
          <table:table-cell table:number-columns-repeated="16382"/>
        </table:table-row>
        <table:table-row table:style-name="ro1">
          <table:table-cell office:value-type="float" office:value="2.1338699999999999" table:style-name="ce1">
            <text:p>2.13387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00899999999999" table:style-name="ce1">
            <text:p>2.49009</text:p>
          </table:table-cell>
          <table:table-cell office:value-type="float" office:value="1.4931000000000001" table:style-name="ce1">
            <text:p>1.4931</text:p>
          </table:table-cell>
          <table:table-cell table:number-columns-repeated="16382"/>
        </table:table-row>
        <table:table-row table:style-name="ro1">
          <table:table-cell office:value-type="float" office:value="1.7881" table:style-name="ce1">
            <text:p>1.7881</text:p>
          </table:table-cell>
          <table:table-cell office:value-type="float" office:value="2.5029599999999999" table:style-name="ce1">
            <text:p>2.50296</text:p>
          </table:table-cell>
          <table:table-cell table:number-columns-repeated="16382"/>
        </table:table-row>
        <table:table-row table:style-name="ro1">
          <table:table-cell office:value-type="float" office:value="0.86396899999999999" table:style-name="ce1">
            <text:p>0.863969</text:p>
          </table:table-cell>
          <table:table-cell office:value-type="float" office:value="2.15326" table:style-name="ce1">
            <text:p>2.15326</text:p>
          </table:table-cell>
          <table:table-cell table:number-columns-repeated="16382"/>
        </table:table-row>
        <table:table-row table:style-name="ro1">
          <table:table-cell office:value-type="float" office:value="0.73533999999999999" table:style-name="ce1">
            <text:p>0.73534</text:p>
          </table:table-cell>
          <table:table-cell office:value-type="float" office:value="1.6273500000000001" table:style-name="ce1">
            <text:p>1.62735</text:p>
          </table:table-cell>
          <table:table-cell table:number-columns-repeated="16382"/>
        </table:table-row>
        <table:table-row table:style-name="ro1">
          <table:table-cell office:value-type="float" office:value="1.95564" table:style-name="ce1">
            <text:p>1.95564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00899999999999" table:style-name="ce1">
            <text:p>2.49009</text:p>
          </table:table-cell>
          <table:table-cell office:value-type="float" office:value="1.4931000000000001" table:style-name="ce1">
            <text:p>1.4931</text:p>
          </table:table-cell>
          <table:table-cell table:number-columns-repeated="16382"/>
        </table:table-row>
        <table:table-row table:style-name="ro1">
          <table:table-cell office:value-type="float" office:value="1.7881" table:style-name="ce1">
            <text:p>1.7881</text:p>
          </table:table-cell>
          <table:table-cell office:value-type="float" office:value="2.5029599999999999" table:style-name="ce1">
            <text:p>2.50296</text:p>
          </table:table-cell>
          <table:table-cell table:number-columns-repeated="16382"/>
        </table:table-row>
        <table:table-row table:style-name="ro1">
          <table:table-cell office:value-type="float" office:value="0.86396899999999999" table:style-name="ce1">
            <text:p>0.863969</text:p>
          </table:table-cell>
          <table:table-cell office:value-type="float" office:value="2.15326" table:style-name="ce1">
            <text:p>2.15326</text:p>
          </table:table-cell>
          <table:table-cell table:number-columns-repeated="16382"/>
        </table:table-row>
        <table:table-row table:style-name="ro1">
          <table:table-cell office:value-type="float" office:value="0.73533999999999999" table:style-name="ce1">
            <text:p>0.73534</text:p>
          </table:table-cell>
          <table:table-cell office:value-type="float" office:value="1.6273500000000001" table:style-name="ce1">
            <text:p>1.62735</text:p>
          </table:table-cell>
          <table:table-cell table:number-columns-repeated="16382"/>
        </table:table-row>
        <table:table-row table:style-name="ro1">
          <table:table-cell office:value-type="float" office:value="1.95564" table:style-name="ce1">
            <text:p>1.95564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865699999999999" table:style-name="ce1">
            <text:p>2.48657</text:p>
          </table:table-cell>
          <table:table-cell office:value-type="float" office:value="1.4022399999999999" table:style-name="ce1">
            <text:p>1.40224</text:p>
          </table:table-cell>
          <table:table-cell table:number-columns-repeated="16382"/>
        </table:table-row>
        <table:table-row table:style-name="ro1">
          <table:table-cell office:value-type="float" office:value="1.83708" table:style-name="ce1">
            <text:p>1.83708</text:p>
          </table:table-cell>
          <table:table-cell office:value-type="float" office:value="2.4466299999999999" table:style-name="ce1">
            <text:p>2.44663</text:p>
          </table:table-cell>
          <table:table-cell table:number-columns-repeated="16382"/>
        </table:table-row>
        <table:table-row table:style-name="ro1">
          <table:table-cell office:value-type="float" office:value="0.89628799999999997" table:style-name="ce1">
            <text:p>0.896288</text:p>
          </table:table-cell>
          <table:table-cell office:value-type="float" office:value="2.14459" table:style-name="ce1">
            <text:p>2.14459</text:p>
          </table:table-cell>
          <table:table-cell table:number-columns-repeated="16382"/>
        </table:table-row>
        <table:table-row table:style-name="ro1">
          <table:table-cell office:value-type="float" office:value="0.74096799999999996" table:style-name="ce1">
            <text:p>0.740968</text:p>
          </table:table-cell>
          <table:table-cell office:value-type="float" office:value="1.6259300000000001" table:style-name="ce1">
            <text:p>1.62593</text:p>
          </table:table-cell>
          <table:table-cell table:number-columns-repeated="16382"/>
        </table:table-row>
        <table:table-row table:style-name="ro1">
          <table:table-cell office:value-type="float" office:value="1.877" table:style-name="ce1">
            <text:p>1.877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865699999999999" table:style-name="ce1">
            <text:p>2.48657</text:p>
          </table:table-cell>
          <table:table-cell office:value-type="float" office:value="1.4022399999999999" table:style-name="ce1">
            <text:p>1.40224</text:p>
          </table:table-cell>
          <table:table-cell table:number-columns-repeated="16382"/>
        </table:table-row>
        <table:table-row table:style-name="ro1">
          <table:table-cell office:value-type="float" office:value="1.83708" table:style-name="ce1">
            <text:p>1.83708</text:p>
          </table:table-cell>
          <table:table-cell office:value-type="float" office:value="2.4466299999999999" table:style-name="ce1">
            <text:p>2.44663</text:p>
          </table:table-cell>
          <table:table-cell table:number-columns-repeated="16382"/>
        </table:table-row>
        <table:table-row table:style-name="ro1">
          <table:table-cell office:value-type="float" office:value="0.89628799999999997" table:style-name="ce1">
            <text:p>0.896288</text:p>
          </table:table-cell>
          <table:table-cell office:value-type="float" office:value="2.14459" table:style-name="ce1">
            <text:p>2.14459</text:p>
          </table:table-cell>
          <table:table-cell table:number-columns-repeated="16382"/>
        </table:table-row>
        <table:table-row table:style-name="ro1">
          <table:table-cell office:value-type="float" office:value="0.74096799999999996" table:style-name="ce1">
            <text:p>0.740968</text:p>
          </table:table-cell>
          <table:table-cell office:value-type="float" office:value="1.6259300000000001" table:style-name="ce1">
            <text:p>1.62593</text:p>
          </table:table-cell>
          <table:table-cell table:number-columns-repeated="16382"/>
        </table:table-row>
        <table:table-row table:style-name="ro1">
          <table:table-cell office:value-type="float" office:value="1.877" table:style-name="ce1">
            <text:p>1.877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1491400000000001" table:style-name="ce1">
            <text:p>2.14914</text:p>
          </table:table-cell>
          <table:table-cell office:value-type="float" office:value="1.43007" table:style-name="ce1">
            <text:p>1.43007</text:p>
          </table:table-cell>
          <table:table-cell table:number-columns-repeated="16382"/>
        </table:table-row>
        <table:table-row table:style-name="ro1">
          <table:table-cell office:value-type="float" office:value="2.1647099999999999" table:style-name="ce1">
            <text:p>2.16471</text:p>
          </table:table-cell>
          <table:table-cell office:value-type="float" office:value="2.5226899999999999" table:style-name="ce1">
            <text:p>2.52269</text:p>
          </table:table-cell>
          <table:table-cell table:number-columns-repeated="16382"/>
        </table:table-row>
        <table:table-row table:style-name="ro1">
          <table:table-cell office:value-type="float" office:value="1.0675699999999999" table:style-name="ce1">
            <text:p>1.06757</text:p>
          </table:table-cell>
          <table:table-cell office:value-type="float" office:value="2.5264099999999998" table:style-name="ce1">
            <text:p>2.52641</text:p>
          </table:table-cell>
          <table:table-cell table:number-columns-repeated="16382"/>
        </table:table-row>
        <table:table-row table:style-name="ro1">
          <table:table-cell office:value-type="float" office:value="0.74562499999999998" table:style-name="ce1">
            <text:p>0.745625</text:p>
          </table:table-cell>
          <table:table-cell office:value-type="float" office:value="1.62096" table:style-name="ce1">
            <text:p>1.62096</text:p>
          </table:table-cell>
          <table:table-cell table:number-columns-repeated="16382"/>
        </table:table-row>
        <table:table-row table:style-name="ro1">
          <table:table-cell office:value-type="float" office:value="1.73603" table:style-name="ce1">
            <text:p>1.7360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1491400000000001" table:style-name="ce1">
            <text:p>2.14914</text:p>
          </table:table-cell>
          <table:table-cell office:value-type="float" office:value="1.43007" table:style-name="ce1">
            <text:p>1.43007</text:p>
          </table:table-cell>
          <table:table-cell table:number-columns-repeated="16382"/>
        </table:table-row>
        <table:table-row table:style-name="ro1">
          <table:table-cell office:value-type="float" office:value="2.1647099999999999" table:style-name="ce1">
            <text:p>2.16471</text:p>
          </table:table-cell>
          <table:table-cell office:value-type="float" office:value="2.5226899999999999" table:style-name="ce1">
            <text:p>2.52269</text:p>
          </table:table-cell>
          <table:table-cell table:number-columns-repeated="16382"/>
        </table:table-row>
        <table:table-row table:style-name="ro1">
          <table:table-cell office:value-type="float" office:value="1.0675699999999999" table:style-name="ce1">
            <text:p>1.06757</text:p>
          </table:table-cell>
          <table:table-cell office:value-type="float" office:value="2.5264099999999998" table:style-name="ce1">
            <text:p>2.52641</text:p>
          </table:table-cell>
          <table:table-cell table:number-columns-repeated="16382"/>
        </table:table-row>
        <table:table-row table:style-name="ro1">
          <table:table-cell office:value-type="float" office:value="0.74562499999999998" table:style-name="ce1">
            <text:p>0.745625</text:p>
          </table:table-cell>
          <table:table-cell office:value-type="float" office:value="1.62096" table:style-name="ce1">
            <text:p>1.62096</text:p>
          </table:table-cell>
          <table:table-cell table:number-columns-repeated="16382"/>
        </table:table-row>
        <table:table-row table:style-name="ro1">
          <table:table-cell office:value-type="float" office:value="1.73603" table:style-name="ce1">
            <text:p>1.7360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1440600000000001" table:style-name="ce1">
            <text:p>2.14406</text:p>
          </table:table-cell>
          <table:table-cell office:value-type="float" office:value="1.3596600000000001" table:style-name="ce1">
            <text:p>1.35966</text:p>
          </table:table-cell>
          <table:table-cell table:number-columns-repeated="16382"/>
        </table:table-row>
        <table:table-row table:style-name="ro1">
          <table:table-cell office:value-type="float" office:value="2.21292" table:style-name="ce1">
            <text:p>2.21292</text:p>
          </table:table-cell>
          <table:table-cell office:value-type="float" office:value="2.4502199999999998" table:style-name="ce1">
            <text:p>2.45022</text:p>
          </table:table-cell>
          <table:table-cell table:number-columns-repeated="16382"/>
        </table:table-row>
        <table:table-row table:style-name="ro1">
          <table:table-cell office:value-type="float" office:value="1.11727" table:style-name="ce1">
            <text:p>1.11727</text:p>
          </table:table-cell>
          <table:table-cell office:value-type="float" office:value="2.50745" table:style-name="ce1">
            <text:p>2.50745</text:p>
          </table:table-cell>
          <table:table-cell table:number-columns-repeated="16382"/>
        </table:table-row>
        <table:table-row table:style-name="ro1">
          <table:table-cell office:value-type="float" office:value="0.75153199999999998" table:style-name="ce1">
            <text:p>0.751532</text:p>
          </table:table-cell>
          <table:table-cell office:value-type="float" office:value="1.61879" table:style-name="ce1">
            <text:p>1.61879</text:p>
          </table:table-cell>
          <table:table-cell table:number-columns-repeated="16382"/>
        </table:table-row>
        <table:table-row table:style-name="ro1">
          <table:table-cell office:value-type="float" office:value="1.66256" table:style-name="ce1">
            <text:p>1.66256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1440600000000001" table:style-name="ce1">
            <text:p>2.14406</text:p>
          </table:table-cell>
          <table:table-cell office:value-type="float" office:value="1.3596600000000001" table:style-name="ce1">
            <text:p>1.35966</text:p>
          </table:table-cell>
          <table:table-cell table:number-columns-repeated="16382"/>
        </table:table-row>
        <table:table-row table:style-name="ro1">
          <table:table-cell office:value-type="float" office:value="2.21292" table:style-name="ce1">
            <text:p>2.21292</text:p>
          </table:table-cell>
          <table:table-cell office:value-type="float" office:value="2.4502199999999998" table:style-name="ce1">
            <text:p>2.45022</text:p>
          </table:table-cell>
          <table:table-cell table:number-columns-repeated="16382"/>
        </table:table-row>
        <table:table-row table:style-name="ro1">
          <table:table-cell office:value-type="float" office:value="1.11727" table:style-name="ce1">
            <text:p>1.11727</text:p>
          </table:table-cell>
          <table:table-cell office:value-type="float" office:value="2.50745" table:style-name="ce1">
            <text:p>2.50745</text:p>
          </table:table-cell>
          <table:table-cell table:number-columns-repeated="16382"/>
        </table:table-row>
        <table:table-row table:style-name="ro1">
          <table:table-cell office:value-type="float" office:value="0.75153199999999998" table:style-name="ce1">
            <text:p>0.751532</text:p>
          </table:table-cell>
          <table:table-cell office:value-type="float" office:value="1.61879" table:style-name="ce1">
            <text:p>1.61879</text:p>
          </table:table-cell>
          <table:table-cell table:number-columns-repeated="16382"/>
        </table:table-row>
        <table:table-row table:style-name="ro1">
          <table:table-cell office:value-type="float" office:value="1.66256" table:style-name="ce1">
            <text:p>1.66256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0679699999999999" table:style-name="ce1">
            <text:p>2.06797</text:p>
          </table:table-cell>
          <table:table-cell office:value-type="float" office:value="1.3216600000000001" table:style-name="ce1">
            <text:p>1.32166</text:p>
          </table:table-cell>
          <table:table-cell table:number-columns-repeated="16382"/>
        </table:table-row>
        <table:table-row table:style-name="ro1">
          <table:table-cell office:value-type="float" office:value="2.46306" table:style-name="ce1">
            <text:p>2.46306</text:p>
          </table:table-cell>
          <table:table-cell office:value-type="float" office:value="2.4499300000000002" table:style-name="ce1">
            <text:p>2.44993</text:p>
          </table:table-cell>
          <table:table-cell table:number-columns-repeated="16382"/>
        </table:table-row>
        <table:table-row table:style-name="ro1">
          <table:table-cell office:value-type="float" office:value="1.1792400000000001" table:style-name="ce1">
            <text:p>1.17924</text:p>
          </table:table-cell>
          <table:table-cell office:value-type="float" office:value="2.5144199999999999" table:style-name="ce1">
            <text:p>2.51442</text:p>
          </table:table-cell>
          <table:table-cell table:number-columns-repeated="16382"/>
        </table:table-row>
        <table:table-row table:style-name="ro1">
          <table:table-cell office:value-type="float" office:value="0.75337500000000002" table:style-name="ce1">
            <text:p>0.753375</text:p>
          </table:table-cell>
          <table:table-cell office:value-type="float" office:value="1.6075600000000001" table:style-name="ce1">
            <text:p>1.60756</text:p>
          </table:table-cell>
          <table:table-cell table:number-columns-repeated="16382"/>
        </table:table-row>
        <table:table-row table:style-name="ro1">
          <table:table-cell office:value-type="float" office:value="1.56141" table:style-name="ce1">
            <text:p>1.56141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0679699999999999" table:style-name="ce1">
            <text:p>2.06797</text:p>
          </table:table-cell>
          <table:table-cell office:value-type="float" office:value="1.3216600000000001" table:style-name="ce1">
            <text:p>1.32166</text:p>
          </table:table-cell>
          <table:table-cell table:number-columns-repeated="16382"/>
        </table:table-row>
        <table:table-row table:style-name="ro1">
          <table:table-cell office:value-type="float" office:value="2.46306" table:style-name="ce1">
            <text:p>2.46306</text:p>
          </table:table-cell>
          <table:table-cell office:value-type="float" office:value="2.4499300000000002" table:style-name="ce1">
            <text:p>2.44993</text:p>
          </table:table-cell>
          <table:table-cell table:number-columns-repeated="16382"/>
        </table:table-row>
        <table:table-row table:style-name="ro1">
          <table:table-cell office:value-type="float" office:value="1.1792400000000001" table:style-name="ce1">
            <text:p>1.17924</text:p>
          </table:table-cell>
          <table:table-cell office:value-type="float" office:value="2.5144199999999999" table:style-name="ce1">
            <text:p>2.51442</text:p>
          </table:table-cell>
          <table:table-cell table:number-columns-repeated="16382"/>
        </table:table-row>
        <table:table-row table:style-name="ro1">
          <table:table-cell office:value-type="float" office:value="0.75337500000000002" table:style-name="ce1">
            <text:p>0.753375</text:p>
          </table:table-cell>
          <table:table-cell office:value-type="float" office:value="1.6075600000000001" table:style-name="ce1">
            <text:p>1.60756</text:p>
          </table:table-cell>
          <table:table-cell table:number-columns-repeated="16382"/>
        </table:table-row>
        <table:table-row table:style-name="ro1">
          <table:table-cell office:value-type="float" office:value="1.56141" table:style-name="ce1">
            <text:p>1.56141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05843" table:style-name="ce1">
            <text:p>2.05843</text:p>
          </table:table-cell>
          <table:table-cell office:value-type="float" office:value="1.25644" table:style-name="ce1">
            <text:p>1.25644</text:p>
          </table:table-cell>
          <table:table-cell table:number-columns-repeated="16382"/>
        </table:table-row>
        <table:table-row table:style-name="ro1">
          <table:table-cell office:value-type="float" office:value="2.5070199999999998" table:style-name="ce1">
            <text:p>2.50702</text:p>
          </table:table-cell>
          <table:table-cell office:value-type="float" office:value="2.3645299999999998" table:style-name="ce1">
            <text:p>2.36453</text:p>
          </table:table-cell>
          <table:table-cell table:number-columns-repeated="16382"/>
        </table:table-row>
        <table:table-row table:style-name="ro1">
          <table:table-cell office:value-type="float" office:value="1.2277499999999999" table:style-name="ce1">
            <text:p>1.22775</text:p>
          </table:table-cell>
          <table:table-cell office:value-type="float" office:value="2.4903200000000001" table:style-name="ce1">
            <text:p>2.49032</text:p>
          </table:table-cell>
          <table:table-cell table:number-columns-repeated="16382"/>
        </table:table-row>
        <table:table-row table:style-name="ro1">
          <table:table-cell office:value-type="float" office:value="0.759015" table:style-name="ce1">
            <text:p>0.759015</text:p>
          </table:table-cell>
          <table:table-cell office:value-type="float" office:value="1.60486" table:style-name="ce1">
            <text:p>1.60486</text:p>
          </table:table-cell>
          <table:table-cell table:number-columns-repeated="16382"/>
        </table:table-row>
        <table:table-row table:style-name="ro1">
          <table:table-cell office:value-type="float" office:value="1.48909" table:style-name="ce1">
            <text:p>1.48909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05843" table:style-name="ce1">
            <text:p>2.05843</text:p>
          </table:table-cell>
          <table:table-cell office:value-type="float" office:value="1.25644" table:style-name="ce1">
            <text:p>1.25644</text:p>
          </table:table-cell>
          <table:table-cell table:number-columns-repeated="16382"/>
        </table:table-row>
        <table:table-row table:style-name="ro1">
          <table:table-cell office:value-type="float" office:value="2.5070199999999998" table:style-name="ce1">
            <text:p>2.50702</text:p>
          </table:table-cell>
          <table:table-cell office:value-type="float" office:value="2.3645299999999998" table:style-name="ce1">
            <text:p>2.36453</text:p>
          </table:table-cell>
          <table:table-cell table:number-columns-repeated="16382"/>
        </table:table-row>
        <table:table-row table:style-name="ro1">
          <table:table-cell office:value-type="float" office:value="1.2277499999999999" table:style-name="ce1">
            <text:p>1.22775</text:p>
          </table:table-cell>
          <table:table-cell office:value-type="float" office:value="2.4903200000000001" table:style-name="ce1">
            <text:p>2.49032</text:p>
          </table:table-cell>
          <table:table-cell table:number-columns-repeated="16382"/>
        </table:table-row>
        <table:table-row table:style-name="ro1">
          <table:table-cell office:value-type="float" office:value="0.759015" table:style-name="ce1">
            <text:p>0.759015</text:p>
          </table:table-cell>
          <table:table-cell office:value-type="float" office:value="1.60486" table:style-name="ce1">
            <text:p>1.60486</text:p>
          </table:table-cell>
          <table:table-cell table:number-columns-repeated="16382"/>
        </table:table-row>
        <table:table-row table:style-name="ro1">
          <table:table-cell office:value-type="float" office:value="1.48909" table:style-name="ce1">
            <text:p>1.48909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774099999999999" table:style-name="ce1">
            <text:p>2.47741</text:p>
          </table:table-cell>
          <table:table-cell office:value-type="float" office:value="0.97992800000000002" table:style-name="ce1">
            <text:p>0.979928</text:p>
          </table:table-cell>
          <table:table-cell table:number-columns-repeated="16382"/>
        </table:table-row>
        <table:table-row table:style-name="ro1">
          <table:table-cell office:value-type="float" office:value="2.4827400000000002" table:style-name="ce1">
            <text:p>2.48274</text:p>
          </table:table-cell>
          <table:table-cell office:value-type="float" office:value="2.2825199999999999" table:style-name="ce1">
            <text:p>2.28252</text:p>
          </table:table-cell>
          <table:table-cell table:number-columns-repeated="16382"/>
        </table:table-row>
        <table:table-row table:style-name="ro1">
          <table:table-cell office:value-type="float" office:value="1.30287" table:style-name="ce1">
            <text:p>1.30287</text:p>
          </table:table-cell>
          <table:table-cell office:value-type="float" office:value="2.5063300000000002" table:style-name="ce1">
            <text:p>2.50633</text:p>
          </table:table-cell>
          <table:table-cell table:number-columns-repeated="16382"/>
        </table:table-row>
        <table:table-row table:style-name="ro1">
          <table:table-cell office:value-type="float" office:value="0.80858399999999997" table:style-name="ce1">
            <text:p>0.808584</text:p>
          </table:table-cell>
          <table:table-cell office:value-type="float" office:value="1.62965" table:style-name="ce1">
            <text:p>1.62965</text:p>
          </table:table-cell>
          <table:table-cell table:number-columns-repeated="16382"/>
        </table:table-row>
        <table:table-row table:style-name="ro1">
          <table:table-cell office:value-type="float" office:value="1.4477500000000001" table:style-name="ce1">
            <text:p>1.44775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774099999999999" table:style-name="ce1">
            <text:p>2.47741</text:p>
          </table:table-cell>
          <table:table-cell office:value-type="float" office:value="0.97992800000000002" table:style-name="ce1">
            <text:p>0.979928</text:p>
          </table:table-cell>
          <table:table-cell table:number-columns-repeated="16382"/>
        </table:table-row>
        <table:table-row table:style-name="ro1">
          <table:table-cell office:value-type="float" office:value="2.4827400000000002" table:style-name="ce1">
            <text:p>2.48274</text:p>
          </table:table-cell>
          <table:table-cell office:value-type="float" office:value="2.2825199999999999" table:style-name="ce1">
            <text:p>2.28252</text:p>
          </table:table-cell>
          <table:table-cell table:number-columns-repeated="16382"/>
        </table:table-row>
        <table:table-row table:style-name="ro1">
          <table:table-cell office:value-type="float" office:value="1.30287" table:style-name="ce1">
            <text:p>1.30287</text:p>
          </table:table-cell>
          <table:table-cell office:value-type="float" office:value="2.5063300000000002" table:style-name="ce1">
            <text:p>2.50633</text:p>
          </table:table-cell>
          <table:table-cell table:number-columns-repeated="16382"/>
        </table:table-row>
        <table:table-row table:style-name="ro1">
          <table:table-cell office:value-type="float" office:value="0.80858399999999997" table:style-name="ce1">
            <text:p>0.808584</text:p>
          </table:table-cell>
          <table:table-cell office:value-type="float" office:value="1.62965" table:style-name="ce1">
            <text:p>1.62965</text:p>
          </table:table-cell>
          <table:table-cell table:number-columns-repeated="16382"/>
        </table:table-row>
        <table:table-row table:style-name="ro1">
          <table:table-cell office:value-type="float" office:value="1.4477500000000001" table:style-name="ce1">
            <text:p>1.44775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103599999999999" table:style-name="ce1">
            <text:p>2.51036</text:p>
          </table:table-cell>
          <table:table-cell office:value-type="float" office:value="0.95497100000000001" table:style-name="ce1">
            <text:p>0.954971</text:p>
          </table:table-cell>
          <table:table-cell table:number-columns-repeated="16382"/>
        </table:table-row>
        <table:table-row table:style-name="ro1">
          <table:table-cell office:value-type="float" office:value="2.5196900000000002" table:style-name="ce1">
            <text:p>2.51969</text:p>
          </table:table-cell>
          <table:table-cell office:value-type="float" office:value="2.2575400000000001" table:style-name="ce1">
            <text:p>2.25754</text:p>
          </table:table-cell>
          <table:table-cell table:number-columns-repeated="16382"/>
        </table:table-row>
        <table:table-row table:style-name="ro1">
          <table:table-cell office:value-type="float" office:value="1.3405100000000001" table:style-name="ce1">
            <text:p>1.34051</text:p>
          </table:table-cell>
          <table:table-cell office:value-type="float" office:value="2.4849700000000001" table:style-name="ce1">
            <text:p>2.48497</text:p>
          </table:table-cell>
          <table:table-cell table:number-columns-repeated="16382"/>
        </table:table-row>
        <table:table-row table:style-name="ro1">
          <table:table-cell office:value-type="float" office:value="0.84353699999999998" table:style-name="ce1">
            <text:p>0.843537</text:p>
          </table:table-cell>
          <table:table-cell office:value-type="float" office:value="1.60982" table:style-name="ce1">
            <text:p>1.60982</text:p>
          </table:table-cell>
          <table:table-cell table:number-columns-repeated="16382"/>
        </table:table-row>
        <table:table-row table:style-name="ro1">
          <table:table-cell office:value-type="float" office:value="1.47773" table:style-name="ce1">
            <text:p>1.4777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103599999999999" table:style-name="ce1">
            <text:p>2.51036</text:p>
          </table:table-cell>
          <table:table-cell office:value-type="float" office:value="0.95497100000000001" table:style-name="ce1">
            <text:p>0.954971</text:p>
          </table:table-cell>
          <table:table-cell table:number-columns-repeated="16382"/>
        </table:table-row>
        <table:table-row table:style-name="ro1">
          <table:table-cell office:value-type="float" office:value="2.5196900000000002" table:style-name="ce1">
            <text:p>2.51969</text:p>
          </table:table-cell>
          <table:table-cell office:value-type="float" office:value="2.2575400000000001" table:style-name="ce1">
            <text:p>2.25754</text:p>
          </table:table-cell>
          <table:table-cell table:number-columns-repeated="16382"/>
        </table:table-row>
        <table:table-row table:style-name="ro1">
          <table:table-cell office:value-type="float" office:value="1.3405100000000001" table:style-name="ce1">
            <text:p>1.34051</text:p>
          </table:table-cell>
          <table:table-cell office:value-type="float" office:value="2.4849700000000001" table:style-name="ce1">
            <text:p>2.48497</text:p>
          </table:table-cell>
          <table:table-cell table:number-columns-repeated="16382"/>
        </table:table-row>
        <table:table-row table:style-name="ro1">
          <table:table-cell office:value-type="float" office:value="0.84353699999999998" table:style-name="ce1">
            <text:p>0.843537</text:p>
          </table:table-cell>
          <table:table-cell office:value-type="float" office:value="1.60982" table:style-name="ce1">
            <text:p>1.60982</text:p>
          </table:table-cell>
          <table:table-cell table:number-columns-repeated="16382"/>
        </table:table-row>
        <table:table-row table:style-name="ro1">
          <table:table-cell office:value-type="float" office:value="1.47773" table:style-name="ce1">
            <text:p>1.4777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804300000000001" table:style-name="ce1">
            <text:p>2.48043</text:p>
          </table:table-cell>
          <table:table-cell office:value-type="float" office:value="0.97153299999999998" table:style-name="ce1">
            <text:p>0.971533</text:p>
          </table:table-cell>
          <table:table-cell table:number-columns-repeated="16382"/>
        </table:table-row>
        <table:table-row table:style-name="ro1">
          <table:table-cell office:value-type="float" office:value="2.4784999999999999" table:style-name="ce1">
            <text:p>2.4785</text:p>
          </table:table-cell>
          <table:table-cell office:value-type="float" office:value="2.21576" table:style-name="ce1">
            <text:p>2.21576</text:p>
          </table:table-cell>
          <table:table-cell table:number-columns-repeated="16382"/>
        </table:table-row>
        <table:table-row table:style-name="ro1">
          <table:table-cell office:value-type="float" office:value="1.4071100000000001" table:style-name="ce1">
            <text:p>1.40711</text:p>
          </table:table-cell>
          <table:table-cell office:value-type="float" office:value="2.5187599999999999" table:style-name="ce1">
            <text:p>2.51876</text:p>
          </table:table-cell>
          <table:table-cell table:number-columns-repeated="16382"/>
        </table:table-row>
        <table:table-row table:style-name="ro1">
          <table:table-cell office:value-type="float" office:value="0.87463400000000002" table:style-name="ce1">
            <text:p>0.874634</text:p>
          </table:table-cell>
          <table:table-cell office:value-type="float" office:value="1.5815900000000001" table:style-name="ce1">
            <text:p>1.58159</text:p>
          </table:table-cell>
          <table:table-cell table:number-columns-repeated="16382"/>
        </table:table-row>
        <table:table-row table:style-name="ro1">
          <table:table-cell office:value-type="float" office:value="1.50247" table:style-name="ce1">
            <text:p>1.50247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804300000000001" table:style-name="ce1">
            <text:p>2.48043</text:p>
          </table:table-cell>
          <table:table-cell office:value-type="float" office:value="0.97153299999999998" table:style-name="ce1">
            <text:p>0.971533</text:p>
          </table:table-cell>
          <table:table-cell table:number-columns-repeated="16382"/>
        </table:table-row>
        <table:table-row table:style-name="ro1">
          <table:table-cell office:value-type="float" office:value="2.4784999999999999" table:style-name="ce1">
            <text:p>2.4785</text:p>
          </table:table-cell>
          <table:table-cell office:value-type="float" office:value="2.21576" table:style-name="ce1">
            <text:p>2.21576</text:p>
          </table:table-cell>
          <table:table-cell table:number-columns-repeated="16382"/>
        </table:table-row>
        <table:table-row table:style-name="ro1">
          <table:table-cell office:value-type="float" office:value="1.4071100000000001" table:style-name="ce1">
            <text:p>1.40711</text:p>
          </table:table-cell>
          <table:table-cell office:value-type="float" office:value="2.5187599999999999" table:style-name="ce1">
            <text:p>2.51876</text:p>
          </table:table-cell>
          <table:table-cell table:number-columns-repeated="16382"/>
        </table:table-row>
        <table:table-row table:style-name="ro1">
          <table:table-cell office:value-type="float" office:value="0.87463400000000002" table:style-name="ce1">
            <text:p>0.874634</text:p>
          </table:table-cell>
          <table:table-cell office:value-type="float" office:value="1.5815900000000001" table:style-name="ce1">
            <text:p>1.58159</text:p>
          </table:table-cell>
          <table:table-cell table:number-columns-repeated="16382"/>
        </table:table-row>
        <table:table-row table:style-name="ro1">
          <table:table-cell office:value-type="float" office:value="1.50247" table:style-name="ce1">
            <text:p>1.50247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160999999999998" table:style-name="ce1">
            <text:p>2.5161</text:p>
          </table:table-cell>
          <table:table-cell office:value-type="float" office:value="0.951353" table:style-name="ce1">
            <text:p>0.951353</text:p>
          </table:table-cell>
          <table:table-cell table:number-columns-repeated="16382"/>
        </table:table-row>
        <table:table-row table:style-name="ro1">
          <table:table-cell office:value-type="float" office:value="2.5141499999999999" table:style-name="ce1">
            <text:p>2.51415</text:p>
          </table:table-cell>
          <table:table-cell office:value-type="float" office:value="2.1955800000000001" table:style-name="ce1">
            <text:p>2.19558</text:p>
          </table:table-cell>
          <table:table-cell table:number-columns-repeated="16382"/>
        </table:table-row>
        <table:table-row table:style-name="ro1">
          <table:table-cell office:value-type="float" office:value="1.4427399999999999" table:style-name="ce1">
            <text:p>1.44274</text:p>
          </table:table-cell>
          <table:table-cell office:value-type="float" office:value="2.4985400000000002" table:style-name="ce1">
            <text:p>2.49854</text:p>
          </table:table-cell>
          <table:table-cell table:number-columns-repeated="16382"/>
        </table:table-row>
        <table:table-row table:style-name="ro1">
          <table:table-cell office:value-type="float" office:value="0.91029499999999997" table:style-name="ce1">
            <text:p>0.910295</text:p>
          </table:table-cell>
          <table:table-cell office:value-type="float" office:value="1.5613600000000001" table:style-name="ce1">
            <text:p>1.56136</text:p>
          </table:table-cell>
          <table:table-cell table:number-columns-repeated="16382"/>
        </table:table-row>
        <table:table-row table:style-name="ro1">
          <table:table-cell office:value-type="float" office:value="1.53817" table:style-name="ce1">
            <text:p>1.53817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160999999999998" table:style-name="ce1">
            <text:p>2.5161</text:p>
          </table:table-cell>
          <table:table-cell office:value-type="float" office:value="0.951353" table:style-name="ce1">
            <text:p>0.951353</text:p>
          </table:table-cell>
          <table:table-cell table:number-columns-repeated="16382"/>
        </table:table-row>
        <table:table-row table:style-name="ro1">
          <table:table-cell office:value-type="float" office:value="2.5141499999999999" table:style-name="ce1">
            <text:p>2.51415</text:p>
          </table:table-cell>
          <table:table-cell office:value-type="float" office:value="2.1955800000000001" table:style-name="ce1">
            <text:p>2.19558</text:p>
          </table:table-cell>
          <table:table-cell table:number-columns-repeated="16382"/>
        </table:table-row>
        <table:table-row table:style-name="ro1">
          <table:table-cell office:value-type="float" office:value="1.4427399999999999" table:style-name="ce1">
            <text:p>1.44274</text:p>
          </table:table-cell>
          <table:table-cell office:value-type="float" office:value="2.4985400000000002" table:style-name="ce1">
            <text:p>2.49854</text:p>
          </table:table-cell>
          <table:table-cell table:number-columns-repeated="16382"/>
        </table:table-row>
        <table:table-row table:style-name="ro1">
          <table:table-cell office:value-type="float" office:value="0.91029499999999997" table:style-name="ce1">
            <text:p>0.910295</text:p>
          </table:table-cell>
          <table:table-cell office:value-type="float" office:value="1.5613600000000001" table:style-name="ce1">
            <text:p>1.56136</text:p>
          </table:table-cell>
          <table:table-cell table:number-columns-repeated="16382"/>
        </table:table-row>
        <table:table-row table:style-name="ro1">
          <table:table-cell office:value-type="float" office:value="1.53817" table:style-name="ce1">
            <text:p>1.53817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75100000000001" table:style-name="ce1">
            <text:p>2.49751</text:p>
          </table:table-cell>
          <table:table-cell office:value-type="float" office:value="0.961843" table:style-name="ce1">
            <text:p>0.961843</text:p>
          </table:table-cell>
          <table:table-cell table:number-columns-repeated="16382"/>
        </table:table-row>
        <table:table-row table:style-name="ro1">
          <table:table-cell office:value-type="float" office:value="2.4771800000000002" table:style-name="ce1">
            <text:p>2.47718</text:p>
          </table:table-cell>
          <table:table-cell office:value-type="float" office:value="2.1552899999999999" table:style-name="ce1">
            <text:p>2.15529</text:p>
          </table:table-cell>
          <table:table-cell table:number-columns-repeated="16382"/>
        </table:table-row>
        <table:table-row table:style-name="ro1">
          <table:table-cell office:value-type="float" office:value="1.4935499999999999" table:style-name="ce1">
            <text:p>1.49355</text:p>
          </table:table-cell>
          <table:table-cell office:value-type="float" office:value="2.50488" table:style-name="ce1">
            <text:p>2.50488</text:p>
          </table:table-cell>
          <table:table-cell table:number-columns-repeated="16382"/>
        </table:table-row>
        <table:table-row table:style-name="ro1">
          <table:table-cell office:value-type="float" office:value="0.89863700000000002" table:style-name="ce1">
            <text:p>0.898637</text:p>
          </table:table-cell>
          <table:table-cell office:value-type="float" office:value="1.45764" table:style-name="ce1">
            <text:p>1.45764</text:p>
          </table:table-cell>
          <table:table-cell table:number-columns-repeated="16382"/>
        </table:table-row>
        <table:table-row table:style-name="ro1">
          <table:table-cell office:value-type="float" office:value="1.5606599999999999" table:style-name="ce1">
            <text:p>1.56066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75100000000001" table:style-name="ce1">
            <text:p>2.49751</text:p>
          </table:table-cell>
          <table:table-cell office:value-type="float" office:value="0.961843" table:style-name="ce1">
            <text:p>0.961843</text:p>
          </table:table-cell>
          <table:table-cell table:number-columns-repeated="16382"/>
        </table:table-row>
        <table:table-row table:style-name="ro1">
          <table:table-cell office:value-type="float" office:value="2.4771800000000002" table:style-name="ce1">
            <text:p>2.47718</text:p>
          </table:table-cell>
          <table:table-cell office:value-type="float" office:value="2.1552899999999999" table:style-name="ce1">
            <text:p>2.15529</text:p>
          </table:table-cell>
          <table:table-cell table:number-columns-repeated="16382"/>
        </table:table-row>
        <table:table-row table:style-name="ro1">
          <table:table-cell office:value-type="float" office:value="1.4935499999999999" table:style-name="ce1">
            <text:p>1.49355</text:p>
          </table:table-cell>
          <table:table-cell office:value-type="float" office:value="2.50488" table:style-name="ce1">
            <text:p>2.50488</text:p>
          </table:table-cell>
          <table:table-cell table:number-columns-repeated="16382"/>
        </table:table-row>
        <table:table-row table:style-name="ro1">
          <table:table-cell office:value-type="float" office:value="0.89863700000000002" table:style-name="ce1">
            <text:p>0.898637</text:p>
          </table:table-cell>
          <table:table-cell office:value-type="float" office:value="1.45764" table:style-name="ce1">
            <text:p>1.45764</text:p>
          </table:table-cell>
          <table:table-cell table:number-columns-repeated="16382"/>
        </table:table-row>
        <table:table-row table:style-name="ro1">
          <table:table-cell office:value-type="float" office:value="1.5606599999999999" table:style-name="ce1">
            <text:p>1.56066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331800000000002" table:style-name="ce1">
            <text:p>2.53318</text:p>
          </table:table-cell>
          <table:table-cell office:value-type="float" office:value="0.94162199999999996" table:style-name="ce1">
            <text:p>0.941622</text:p>
          </table:table-cell>
          <table:table-cell table:number-columns-repeated="16382"/>
        </table:table-row>
        <table:table-row table:style-name="ro1">
          <table:table-cell office:value-type="float" office:value="2.5128400000000002" table:style-name="ce1">
            <text:p>2.51284</text:p>
          </table:table-cell>
          <table:table-cell office:value-type="float" office:value="2.1350699999999998" table:style-name="ce1">
            <text:p>2.13507</text:p>
          </table:table-cell>
          <table:table-cell table:number-columns-repeated="16382"/>
        </table:table-row>
        <table:table-row table:style-name="ro1">
          <table:table-cell office:value-type="float" office:value="1.5291999999999999" table:style-name="ce1">
            <text:p>1.5292</text:p>
          </table:table-cell>
          <table:table-cell office:value-type="float" office:value="2.4846499999999998" table:style-name="ce1">
            <text:p>2.48465</text:p>
          </table:table-cell>
          <table:table-cell table:number-columns-repeated="16382"/>
        </table:table-row>
        <table:table-row table:style-name="ro1">
          <table:table-cell office:value-type="float" office:value="0.93430100000000005" table:style-name="ce1">
            <text:p>0.934301</text:p>
          </table:table-cell>
          <table:table-cell office:value-type="float" office:value="1.4374" table:style-name="ce1">
            <text:p>1.4374</text:p>
          </table:table-cell>
          <table:table-cell table:number-columns-repeated="16382"/>
        </table:table-row>
        <table:table-row table:style-name="ro1">
          <table:table-cell office:value-type="float" office:value="1.5963400000000001" table:style-name="ce1">
            <text:p>1.59634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331800000000002" table:style-name="ce1">
            <text:p>2.53318</text:p>
          </table:table-cell>
          <table:table-cell office:value-type="float" office:value="0.94162199999999996" table:style-name="ce1">
            <text:p>0.941622</text:p>
          </table:table-cell>
          <table:table-cell table:number-columns-repeated="16382"/>
        </table:table-row>
        <table:table-row table:style-name="ro1">
          <table:table-cell office:value-type="float" office:value="2.5128400000000002" table:style-name="ce1">
            <text:p>2.51284</text:p>
          </table:table-cell>
          <table:table-cell office:value-type="float" office:value="2.1350699999999998" table:style-name="ce1">
            <text:p>2.13507</text:p>
          </table:table-cell>
          <table:table-cell table:number-columns-repeated="16382"/>
        </table:table-row>
        <table:table-row table:style-name="ro1">
          <table:table-cell office:value-type="float" office:value="1.5291999999999999" table:style-name="ce1">
            <text:p>1.5292</text:p>
          </table:table-cell>
          <table:table-cell office:value-type="float" office:value="2.4846499999999998" table:style-name="ce1">
            <text:p>2.48465</text:p>
          </table:table-cell>
          <table:table-cell table:number-columns-repeated="16382"/>
        </table:table-row>
        <table:table-row table:style-name="ro1">
          <table:table-cell office:value-type="float" office:value="0.93430100000000005" table:style-name="ce1">
            <text:p>0.934301</text:p>
          </table:table-cell>
          <table:table-cell office:value-type="float" office:value="1.4374" table:style-name="ce1">
            <text:p>1.4374</text:p>
          </table:table-cell>
          <table:table-cell table:number-columns-repeated="16382"/>
        </table:table-row>
        <table:table-row table:style-name="ro1">
          <table:table-cell office:value-type="float" office:value="1.5963400000000001" table:style-name="ce1">
            <text:p>1.59634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645199999999998" table:style-name="ce1">
            <text:p>2.46452</text:p>
          </table:table-cell>
          <table:table-cell office:value-type="float" office:value="0.98064499999999999" table:style-name="ce1">
            <text:p>0.980645</text:p>
          </table:table-cell>
          <table:table-cell table:number-columns-repeated="16382"/>
        </table:table-row>
        <table:table-row table:style-name="ro1">
          <table:table-cell office:value-type="float" office:value="2.4800900000000001" table:style-name="ce1">
            <text:p>2.48009</text:p>
          </table:table-cell>
          <table:table-cell office:value-type="float" office:value="2.0960299999999998" table:style-name="ce1">
            <text:p>2.09603</text:p>
          </table:table-cell>
          <table:table-cell table:number-columns-repeated="16382"/>
        </table:table-row>
        <table:table-row table:style-name="ro1">
          <table:table-cell office:value-type="float" office:value="1.5990899999999999" table:style-name="ce1">
            <text:p>1.59909</text:p>
          </table:table-cell>
          <table:table-cell office:value-type="float" office:value="2.5246599999999999" table:style-name="ce1">
            <text:p>2.52466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6225099999999999" table:style-name="ce1">
            <text:p>1.62251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645199999999998" table:style-name="ce1">
            <text:p>2.46452</text:p>
          </table:table-cell>
          <table:table-cell office:value-type="float" office:value="0.98064499999999999" table:style-name="ce1">
            <text:p>0.980645</text:p>
          </table:table-cell>
          <table:table-cell table:number-columns-repeated="16382"/>
        </table:table-row>
        <table:table-row table:style-name="ro1">
          <table:table-cell office:value-type="float" office:value="2.4800900000000001" table:style-name="ce1">
            <text:p>2.48009</text:p>
          </table:table-cell>
          <table:table-cell office:value-type="float" office:value="2.0960299999999998" table:style-name="ce1">
            <text:p>2.09603</text:p>
          </table:table-cell>
          <table:table-cell table:number-columns-repeated="16382"/>
        </table:table-row>
        <table:table-row table:style-name="ro1">
          <table:table-cell office:value-type="float" office:value="1.5990899999999999" table:style-name="ce1">
            <text:p>1.59909</text:p>
          </table:table-cell>
          <table:table-cell office:value-type="float" office:value="2.5246599999999999" table:style-name="ce1">
            <text:p>2.52466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6225099999999999" table:style-name="ce1">
            <text:p>1.62251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002" table:style-name="ce1">
            <text:p>2.5002</text:p>
          </table:table-cell>
          <table:table-cell office:value-type="float" office:value="0.96045499999999995" table:style-name="ce1">
            <text:p>0.960455</text:p>
          </table:table-cell>
          <table:table-cell table:number-columns-repeated="16382"/>
        </table:table-row>
        <table:table-row table:style-name="ro1">
          <table:table-cell office:value-type="float" office:value="2.5157400000000001" table:style-name="ce1">
            <text:p>2.51574</text:p>
          </table:table-cell>
          <table:table-cell office:value-type="float" office:value="2.0758399999999999" table:style-name="ce1">
            <text:p>2.07584</text:p>
          </table:table-cell>
          <table:table-cell table:number-columns-repeated="16382"/>
        </table:table-row>
        <table:table-row table:style-name="ro1">
          <table:table-cell office:value-type="float" office:value="1.63473" table:style-name="ce1">
            <text:p>1.63473</text:p>
          </table:table-cell>
          <table:table-cell office:value-type="float" office:value="2.5044400000000002" table:style-name="ce1">
            <text:p>2.50444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65822" table:style-name="ce1">
            <text:p>1.65822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002" table:style-name="ce1">
            <text:p>2.5002</text:p>
          </table:table-cell>
          <table:table-cell office:value-type="float" office:value="0.96045499999999995" table:style-name="ce1">
            <text:p>0.960455</text:p>
          </table:table-cell>
          <table:table-cell table:number-columns-repeated="16382"/>
        </table:table-row>
        <table:table-row table:style-name="ro1">
          <table:table-cell office:value-type="float" office:value="2.5157400000000001" table:style-name="ce1">
            <text:p>2.51574</text:p>
          </table:table-cell>
          <table:table-cell office:value-type="float" office:value="2.0758399999999999" table:style-name="ce1">
            <text:p>2.07584</text:p>
          </table:table-cell>
          <table:table-cell table:number-columns-repeated="16382"/>
        </table:table-row>
        <table:table-row table:style-name="ro1">
          <table:table-cell office:value-type="float" office:value="1.63473" table:style-name="ce1">
            <text:p>1.63473</text:p>
          </table:table-cell>
          <table:table-cell office:value-type="float" office:value="2.5044400000000002" table:style-name="ce1">
            <text:p>2.50444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65822" table:style-name="ce1">
            <text:p>1.65822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834900000000002" table:style-name="ce1">
            <text:p>2.48349</text:p>
          </table:table-cell>
          <table:table-cell office:value-type="float" office:value="0.969943" table:style-name="ce1">
            <text:p>0.969943</text:p>
          </table:table-cell>
          <table:table-cell table:number-columns-repeated="16382"/>
        </table:table-row>
        <table:table-row table:style-name="ro1">
          <table:table-cell office:value-type="float" office:value="2.4879899999999999" table:style-name="ce1">
            <text:p>2.48799</text:p>
          </table:table-cell>
          <table:table-cell office:value-type="float" office:value="2.0381499999999999" table:style-name="ce1">
            <text:p>2.03815</text:p>
          </table:table-cell>
          <table:table-cell table:number-columns-repeated="16382"/>
        </table:table-row>
        <table:table-row table:style-name="ro1">
          <table:table-cell office:value-type="float" office:value="1.68814" table:style-name="ce1">
            <text:p>1.68814</text:p>
          </table:table-cell>
          <table:table-cell office:value-type="float" office:value="2.5154299999999998" table:style-name="ce1">
            <text:p>2.51543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6785000000000001" table:style-name="ce1">
            <text:p>1.6785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834900000000002" table:style-name="ce1">
            <text:p>2.48349</text:p>
          </table:table-cell>
          <table:table-cell office:value-type="float" office:value="0.969943" table:style-name="ce1">
            <text:p>0.969943</text:p>
          </table:table-cell>
          <table:table-cell table:number-columns-repeated="16382"/>
        </table:table-row>
        <table:table-row table:style-name="ro1">
          <table:table-cell office:value-type="float" office:value="2.4879899999999999" table:style-name="ce1">
            <text:p>2.48799</text:p>
          </table:table-cell>
          <table:table-cell office:value-type="float" office:value="2.0381499999999999" table:style-name="ce1">
            <text:p>2.03815</text:p>
          </table:table-cell>
          <table:table-cell table:number-columns-repeated="16382"/>
        </table:table-row>
        <table:table-row table:style-name="ro1">
          <table:table-cell office:value-type="float" office:value="1.68814" table:style-name="ce1">
            <text:p>1.68814</text:p>
          </table:table-cell>
          <table:table-cell office:value-type="float" office:value="2.5154299999999998" table:style-name="ce1">
            <text:p>2.51543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6785000000000001" table:style-name="ce1">
            <text:p>1.6785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191499999999998" table:style-name="ce1">
            <text:p>2.51915</text:p>
          </table:table-cell>
          <table:table-cell office:value-type="float" office:value="0.94972999999999996" table:style-name="ce1">
            <text:p>0.94973</text:p>
          </table:table-cell>
          <table:table-cell table:number-columns-repeated="16382"/>
        </table:table-row>
        <table:table-row table:style-name="ro1">
          <table:table-cell office:value-type="float" office:value="2.5236399999999999" table:style-name="ce1">
            <text:p>2.52364</text:p>
          </table:table-cell>
          <table:table-cell office:value-type="float" office:value="2.0179299999999998" table:style-name="ce1">
            <text:p>2.01793</text:p>
          </table:table-cell>
          <table:table-cell table:number-columns-repeated="16382"/>
        </table:table-row>
        <table:table-row table:style-name="ro1">
          <table:table-cell office:value-type="float" office:value="1.72377" table:style-name="ce1">
            <text:p>1.72377</text:p>
          </table:table-cell>
          <table:table-cell office:value-type="float" office:value="2.4952000000000001" table:style-name="ce1">
            <text:p>2.4952</text:p>
          </table:table-cell>
          <table:table-cell table:number-columns-repeated="16382"/>
        </table:table-row>
        <table:table-row table:style-name="ro1">
          <table:table-cell office:value-type="float" office:value="0.30118600000000001" table:style-name="ce1">
            <text:p>0.301186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71418" table:style-name="ce1">
            <text:p>1.71418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191499999999998" table:style-name="ce1">
            <text:p>2.51915</text:p>
          </table:table-cell>
          <table:table-cell office:value-type="float" office:value="0.94972999999999996" table:style-name="ce1">
            <text:p>0.94973</text:p>
          </table:table-cell>
          <table:table-cell table:number-columns-repeated="16382"/>
        </table:table-row>
        <table:table-row table:style-name="ro1">
          <table:table-cell office:value-type="float" office:value="2.5236399999999999" table:style-name="ce1">
            <text:p>2.52364</text:p>
          </table:table-cell>
          <table:table-cell office:value-type="float" office:value="2.0179299999999998" table:style-name="ce1">
            <text:p>2.01793</text:p>
          </table:table-cell>
          <table:table-cell table:number-columns-repeated="16382"/>
        </table:table-row>
        <table:table-row table:style-name="ro1">
          <table:table-cell office:value-type="float" office:value="1.72377" table:style-name="ce1">
            <text:p>1.72377</text:p>
          </table:table-cell>
          <table:table-cell office:value-type="float" office:value="2.4952000000000001" table:style-name="ce1">
            <text:p>2.4952</text:p>
          </table:table-cell>
          <table:table-cell table:number-columns-repeated="16382"/>
        </table:table-row>
        <table:table-row table:style-name="ro1">
          <table:table-cell office:value-type="float" office:value="0.30118600000000001" table:style-name="ce1">
            <text:p>0.301186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71418" table:style-name="ce1">
            <text:p>1.71418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846499999999998" table:style-name="ce1">
            <text:p>2.48465</text:p>
          </table:table-cell>
          <table:table-cell office:value-type="float" office:value="0.96924500000000002" table:style-name="ce1">
            <text:p>0.969245</text:p>
          </table:table-cell>
          <table:table-cell table:number-columns-repeated="16382"/>
        </table:table-row>
        <table:table-row table:style-name="ro1">
          <table:table-cell office:value-type="float" office:value="2.4757199999999999" table:style-name="ce1">
            <text:p>2.47572</text:p>
          </table:table-cell>
          <table:table-cell office:value-type="float" office:value="1.97462" table:style-name="ce1">
            <text:p>1.97462</text:p>
          </table:table-cell>
          <table:table-cell table:number-columns-repeated="16382"/>
        </table:table-row>
        <table:table-row table:style-name="ro1">
          <table:table-cell office:value-type="float" office:value="1.77702" table:style-name="ce1">
            <text:p>1.77702</text:p>
          </table:table-cell>
          <table:table-cell office:value-type="float" office:value="2.5058199999999999" table:style-name="ce1">
            <text:p>2.50582</text:p>
          </table:table-cell>
          <table:table-cell table:number-columns-repeated="16382"/>
        </table:table-row>
        <table:table-row table:style-name="ro1">
          <table:table-cell office:value-type="float" office:value="0.35357899999999998" table:style-name="ce1">
            <text:p>0.353579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74444" table:style-name="ce1">
            <text:p>1.74444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846499999999998" table:style-name="ce1">
            <text:p>2.48465</text:p>
          </table:table-cell>
          <table:table-cell office:value-type="float" office:value="0.96924500000000002" table:style-name="ce1">
            <text:p>0.969245</text:p>
          </table:table-cell>
          <table:table-cell table:number-columns-repeated="16382"/>
        </table:table-row>
        <table:table-row table:style-name="ro1">
          <table:table-cell office:value-type="float" office:value="2.4757199999999999" table:style-name="ce1">
            <text:p>2.47572</text:p>
          </table:table-cell>
          <table:table-cell office:value-type="float" office:value="1.97462" table:style-name="ce1">
            <text:p>1.97462</text:p>
          </table:table-cell>
          <table:table-cell table:number-columns-repeated="16382"/>
        </table:table-row>
        <table:table-row table:style-name="ro1">
          <table:table-cell office:value-type="float" office:value="1.77702" table:style-name="ce1">
            <text:p>1.77702</text:p>
          </table:table-cell>
          <table:table-cell office:value-type="float" office:value="2.5058199999999999" table:style-name="ce1">
            <text:p>2.50582</text:p>
          </table:table-cell>
          <table:table-cell table:number-columns-repeated="16382"/>
        </table:table-row>
        <table:table-row table:style-name="ro1">
          <table:table-cell office:value-type="float" office:value="0.35357899999999998" table:style-name="ce1">
            <text:p>0.353579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74444" table:style-name="ce1">
            <text:p>1.74444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202900000000001" table:style-name="ce1">
            <text:p>2.52029</text:p>
          </table:table-cell>
          <table:table-cell office:value-type="float" office:value="0.94896199999999997" table:style-name="ce1">
            <text:p>0.948962</text:p>
          </table:table-cell>
          <table:table-cell table:number-columns-repeated="16382"/>
        </table:table-row>
        <table:table-row table:style-name="ro1">
          <table:table-cell office:value-type="float" office:value="2.51139" table:style-name="ce1">
            <text:p>2.51139</text:p>
          </table:table-cell>
          <table:table-cell office:value-type="float" office:value="1.95434" table:style-name="ce1">
            <text:p>1.95434</text:p>
          </table:table-cell>
          <table:table-cell table:number-columns-repeated="16382"/>
        </table:table-row>
        <table:table-row table:style-name="ro1">
          <table:table-cell office:value-type="float" office:value="1.81271" table:style-name="ce1">
            <text:p>1.81271</text:p>
          </table:table-cell>
          <table:table-cell office:value-type="float" office:value="2.4855700000000001" table:style-name="ce1">
            <text:p>2.48557</text:p>
          </table:table-cell>
          <table:table-cell table:number-columns-repeated="16382"/>
        </table:table-row>
        <table:table-row table:style-name="ro1">
          <table:table-cell office:value-type="float" office:value="0.38917099999999999" table:style-name="ce1">
            <text:p>0.389171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78003" table:style-name="ce1">
            <text:p>1.7800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202900000000001" table:style-name="ce1">
            <text:p>2.52029</text:p>
          </table:table-cell>
          <table:table-cell office:value-type="float" office:value="0.94896199999999997" table:style-name="ce1">
            <text:p>0.948962</text:p>
          </table:table-cell>
          <table:table-cell table:number-columns-repeated="16382"/>
        </table:table-row>
        <table:table-row table:style-name="ro1">
          <table:table-cell office:value-type="float" office:value="2.51139" table:style-name="ce1">
            <text:p>2.51139</text:p>
          </table:table-cell>
          <table:table-cell office:value-type="float" office:value="1.95434" table:style-name="ce1">
            <text:p>1.95434</text:p>
          </table:table-cell>
          <table:table-cell table:number-columns-repeated="16382"/>
        </table:table-row>
        <table:table-row table:style-name="ro1">
          <table:table-cell office:value-type="float" office:value="1.81271" table:style-name="ce1">
            <text:p>1.81271</text:p>
          </table:table-cell>
          <table:table-cell office:value-type="float" office:value="2.4855700000000001" table:style-name="ce1">
            <text:p>2.48557</text:p>
          </table:table-cell>
          <table:table-cell table:number-columns-repeated="16382"/>
        </table:table-row>
        <table:table-row table:style-name="ro1">
          <table:table-cell office:value-type="float" office:value="0.38917099999999999" table:style-name="ce1">
            <text:p>0.389171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78003" table:style-name="ce1">
            <text:p>1.7800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835600000000002" table:style-name="ce1">
            <text:p>2.48356</text:p>
          </table:table-cell>
          <table:table-cell office:value-type="float" office:value="0.96984199999999998" table:style-name="ce1">
            <text:p>0.969842</text:p>
          </table:table-cell>
          <table:table-cell table:number-columns-repeated="16382"/>
        </table:table-row>
        <table:table-row table:style-name="ro1">
          <table:table-cell office:value-type="float" office:value="2.4693999999999998" table:style-name="ce1">
            <text:p>2.4694</text:p>
          </table:table-cell>
          <table:table-cell office:value-type="float" office:value="1.9127400000000001" table:style-name="ce1">
            <text:p>1.91274</text:p>
          </table:table-cell>
          <table:table-cell table:number-columns-repeated="16382"/>
        </table:table-row>
        <table:table-row table:style-name="ro1">
          <table:table-cell office:value-type="float" office:value="1.87568" table:style-name="ce1">
            <text:p>1.87568</text:p>
          </table:table-cell>
          <table:table-cell office:value-type="float" office:value="2.5133999999999999" table:style-name="ce1">
            <text:p>2.5134</text:p>
          </table:table-cell>
          <table:table-cell table:number-columns-repeated="16382"/>
        </table:table-row>
        <table:table-row table:style-name="ro1">
          <table:table-cell office:value-type="float" office:value="0.45646599999999998" table:style-name="ce1">
            <text:p>0.456466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8052600000000001" table:style-name="ce1">
            <text:p>1.80526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835600000000002" table:style-name="ce1">
            <text:p>2.48356</text:p>
          </table:table-cell>
          <table:table-cell office:value-type="float" office:value="0.96984199999999998" table:style-name="ce1">
            <text:p>0.969842</text:p>
          </table:table-cell>
          <table:table-cell table:number-columns-repeated="16382"/>
        </table:table-row>
        <table:table-row table:style-name="ro1">
          <table:table-cell office:value-type="float" office:value="2.4693999999999998" table:style-name="ce1">
            <text:p>2.4694</text:p>
          </table:table-cell>
          <table:table-cell office:value-type="float" office:value="1.9127400000000001" table:style-name="ce1">
            <text:p>1.91274</text:p>
          </table:table-cell>
          <table:table-cell table:number-columns-repeated="16382"/>
        </table:table-row>
        <table:table-row table:style-name="ro1">
          <table:table-cell office:value-type="float" office:value="1.87568" table:style-name="ce1">
            <text:p>1.87568</text:p>
          </table:table-cell>
          <table:table-cell office:value-type="float" office:value="2.5133999999999999" table:style-name="ce1">
            <text:p>2.5134</text:p>
          </table:table-cell>
          <table:table-cell table:number-columns-repeated="16382"/>
        </table:table-row>
        <table:table-row table:style-name="ro1">
          <table:table-cell office:value-type="float" office:value="0.45646599999999998" table:style-name="ce1">
            <text:p>0.456466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8052600000000001" table:style-name="ce1">
            <text:p>1.80526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192100000000002" table:style-name="ce1">
            <text:p>2.51921</text:p>
          </table:table-cell>
          <table:table-cell office:value-type="float" office:value="0.94961499999999999" table:style-name="ce1">
            <text:p>0.949615</text:p>
          </table:table-cell>
          <table:table-cell table:number-columns-repeated="16382"/>
        </table:table-row>
        <table:table-row table:style-name="ro1">
          <table:table-cell office:value-type="float" office:value="2.5050500000000002" table:style-name="ce1">
            <text:p>2.50505</text:p>
          </table:table-cell>
          <table:table-cell office:value-type="float" office:value="1.8925099999999999" table:style-name="ce1">
            <text:p>1.89251</text:p>
          </table:table-cell>
          <table:table-cell table:number-columns-repeated="16382"/>
        </table:table-row>
        <table:table-row table:style-name="ro1">
          <table:table-cell office:value-type="float" office:value="1.91134" table:style-name="ce1">
            <text:p>1.91134</text:p>
          </table:table-cell>
          <table:table-cell office:value-type="float" office:value="2.4931700000000001" table:style-name="ce1">
            <text:p>2.49317</text:p>
          </table:table-cell>
          <table:table-cell table:number-columns-repeated="16382"/>
        </table:table-row>
        <table:table-row table:style-name="ro1">
          <table:table-cell office:value-type="float" office:value="0.49212600000000001" table:style-name="ce1">
            <text:p>0.492126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8409199999999999" table:style-name="ce1">
            <text:p>1.84092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192100000000002" table:style-name="ce1">
            <text:p>2.51921</text:p>
          </table:table-cell>
          <table:table-cell office:value-type="float" office:value="0.94961499999999999" table:style-name="ce1">
            <text:p>0.949615</text:p>
          </table:table-cell>
          <table:table-cell table:number-columns-repeated="16382"/>
        </table:table-row>
        <table:table-row table:style-name="ro1">
          <table:table-cell office:value-type="float" office:value="2.5050500000000002" table:style-name="ce1">
            <text:p>2.50505</text:p>
          </table:table-cell>
          <table:table-cell office:value-type="float" office:value="1.8925099999999999" table:style-name="ce1">
            <text:p>1.89251</text:p>
          </table:table-cell>
          <table:table-cell table:number-columns-repeated="16382"/>
        </table:table-row>
        <table:table-row table:style-name="ro1">
          <table:table-cell office:value-type="float" office:value="1.91134" table:style-name="ce1">
            <text:p>1.91134</text:p>
          </table:table-cell>
          <table:table-cell office:value-type="float" office:value="2.4931700000000001" table:style-name="ce1">
            <text:p>2.49317</text:p>
          </table:table-cell>
          <table:table-cell table:number-columns-repeated="16382"/>
        </table:table-row>
        <table:table-row table:style-name="ro1">
          <table:table-cell office:value-type="float" office:value="0.49212600000000001" table:style-name="ce1">
            <text:p>0.492126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8409199999999999" table:style-name="ce1">
            <text:p>1.84092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8156" table:style-name="ce1">
            <text:p>2.48156</text:p>
          </table:table-cell>
          <table:table-cell office:value-type="float" office:value="0.97104000000000001" table:style-name="ce1">
            <text:p>0.97104</text:p>
          </table:table-cell>
          <table:table-cell table:number-columns-repeated="16382"/>
        </table:table-row>
        <table:table-row table:style-name="ro1">
          <table:table-cell office:value-type="float" office:value="2.49166" table:style-name="ce1">
            <text:p>2.49166</text:p>
          </table:table-cell>
          <table:table-cell office:value-type="float" office:value="1.8588100000000001" table:style-name="ce1">
            <text:p>1.85881</text:p>
          </table:table-cell>
          <table:table-cell table:number-columns-repeated="16382"/>
        </table:table-row>
        <table:table-row table:style-name="ro1">
          <table:table-cell office:value-type="float" office:value="1.9741299999999999" table:style-name="ce1">
            <text:p>1.97413</text:p>
          </table:table-cell>
          <table:table-cell office:value-type="float" office:value="2.5207299999999999" table:style-name="ce1">
            <text:p>2.52073</text:p>
          </table:table-cell>
          <table:table-cell table:number-columns-repeated="16382"/>
        </table:table-row>
        <table:table-row table:style-name="ro1">
          <table:table-cell office:value-type="float" office:value="0.55182100000000001" table:style-name="ce1">
            <text:p>0.551821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5706500000000001" table:style-name="ce1">
            <text:p>1.57065</text:p>
          </table:table-cell>
          <table:table-cell office:value-type="float" office:value="1.06416" table:style-name="ce1">
            <text:p>1.06416</text:p>
          </table:table-cell>
          <table:table-cell table:number-columns-repeated="16382"/>
        </table:table-row>
        <table:table-row table:style-name="ro1">
          <table:table-cell office:value-type="float" office:value="2.48156" table:style-name="ce1">
            <text:p>2.48156</text:p>
          </table:table-cell>
          <table:table-cell office:value-type="float" office:value="0.97104000000000001" table:style-name="ce1">
            <text:p>0.97104</text:p>
          </table:table-cell>
          <table:table-cell table:number-columns-repeated="16382"/>
        </table:table-row>
        <table:table-row table:style-name="ro1">
          <table:table-cell office:value-type="float" office:value="2.49166" table:style-name="ce1">
            <text:p>2.49166</text:p>
          </table:table-cell>
          <table:table-cell office:value-type="float" office:value="1.8588100000000001" table:style-name="ce1">
            <text:p>1.85881</text:p>
          </table:table-cell>
          <table:table-cell table:number-columns-repeated="16382"/>
        </table:table-row>
        <table:table-row table:style-name="ro1">
          <table:table-cell office:value-type="float" office:value="1.9741299999999999" table:style-name="ce1">
            <text:p>1.97413</text:p>
          </table:table-cell>
          <table:table-cell office:value-type="float" office:value="2.5207299999999999" table:style-name="ce1">
            <text:p>2.52073</text:p>
          </table:table-cell>
          <table:table-cell table:number-columns-repeated="16382"/>
        </table:table-row>
        <table:table-row table:style-name="ro1">
          <table:table-cell office:value-type="float" office:value="0.55182100000000001" table:style-name="ce1">
            <text:p>0.551821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5706500000000001" table:style-name="ce1">
            <text:p>1.57065</text:p>
          </table:table-cell>
          <table:table-cell office:value-type="float" office:value="1.06416" table:style-name="ce1">
            <text:p>1.06416</text:p>
          </table:table-cell>
          <table:table-cell table:number-columns-repeated="16382"/>
        </table:table-row>
        <table:table-row table:style-name="ro1">
          <table:table-cell office:value-type="float" office:value="2.5172300000000001" table:style-name="ce1">
            <text:p>2.51723</text:p>
          </table:table-cell>
          <table:table-cell office:value-type="float" office:value="0.95083200000000001" table:style-name="ce1">
            <text:p>0.950832</text:p>
          </table:table-cell>
          <table:table-cell table:number-columns-repeated="16382"/>
        </table:table-row>
        <table:table-row table:style-name="ro1">
          <table:table-cell office:value-type="float" office:value="2.5272999999999999" table:style-name="ce1">
            <text:p>2.5273</text:p>
          </table:table-cell>
          <table:table-cell office:value-type="float" office:value="1.8386" table:style-name="ce1">
            <text:p>1.8386</text:p>
          </table:table-cell>
          <table:table-cell table:number-columns-repeated="16382"/>
        </table:table-row>
        <table:table-row table:style-name="ro1">
          <table:table-cell office:value-type="float" office:value="2.0097499999999999" table:style-name="ce1">
            <text:p>2.00975</text:p>
          </table:table-cell>
          <table:table-cell office:value-type="float" office:value="2.5005099999999998" table:style-name="ce1">
            <text:p>2.50051</text:p>
          </table:table-cell>
          <table:table-cell table:number-columns-repeated="16382"/>
        </table:table-row>
        <table:table-row table:style-name="ro1">
          <table:table-cell office:value-type="float" office:value="0.58751600000000004" table:style-name="ce1">
            <text:p>0.587516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6063099999999999" table:style-name="ce1">
            <text:p>1.60631</text:p>
          </table:table-cell>
          <table:table-cell office:value-type="float" office:value="1.04393" table:style-name="ce1">
            <text:p>1.04393</text:p>
          </table:table-cell>
          <table:table-cell table:number-columns-repeated="16382"/>
        </table:table-row>
        <table:table-row table:style-name="ro1">
          <table:table-cell office:value-type="float" office:value="2.5172300000000001" table:style-name="ce1">
            <text:p>2.51723</text:p>
          </table:table-cell>
          <table:table-cell office:value-type="float" office:value="0.95083200000000001" table:style-name="ce1">
            <text:p>0.950832</text:p>
          </table:table-cell>
          <table:table-cell table:number-columns-repeated="16382"/>
        </table:table-row>
        <table:table-row table:style-name="ro1">
          <table:table-cell office:value-type="float" office:value="2.5272999999999999" table:style-name="ce1">
            <text:p>2.5273</text:p>
          </table:table-cell>
          <table:table-cell office:value-type="float" office:value="1.8386" table:style-name="ce1">
            <text:p>1.8386</text:p>
          </table:table-cell>
          <table:table-cell table:number-columns-repeated="16382"/>
        </table:table-row>
        <table:table-row table:style-name="ro1">
          <table:table-cell office:value-type="float" office:value="2.0097499999999999" table:style-name="ce1">
            <text:p>2.00975</text:p>
          </table:table-cell>
          <table:table-cell office:value-type="float" office:value="2.5005099999999998" table:style-name="ce1">
            <text:p>2.50051</text:p>
          </table:table-cell>
          <table:table-cell table:number-columns-repeated="16382"/>
        </table:table-row>
        <table:table-row table:style-name="ro1">
          <table:table-cell office:value-type="float" office:value="0.58751600000000004" table:style-name="ce1">
            <text:p>0.587516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6063099999999999" table:style-name="ce1">
            <text:p>1.60631</text:p>
          </table:table-cell>
          <table:table-cell office:value-type="float" office:value="1.04393" table:style-name="ce1">
            <text:p>1.04393</text:p>
          </table:table-cell>
          <table:table-cell table:number-columns-repeated="16382"/>
        </table:table-row>
        <table:table-row table:style-name="ro1">
          <table:table-cell office:value-type="float" office:value="2.4893299999999998" table:style-name="ce1">
            <text:p>2.48933</text:p>
          </table:table-cell>
          <table:table-cell office:value-type="float" office:value="0.96667700000000001" table:style-name="ce1">
            <text:p>0.966677</text:p>
          </table:table-cell>
          <table:table-cell table:number-columns-repeated="16382"/>
        </table:table-row>
        <table:table-row table:style-name="ro1">
          <table:table-cell office:value-type="float" office:value="2.4843299999999999" table:style-name="ce1">
            <text:p>2.48433</text:p>
          </table:table-cell>
          <table:table-cell office:value-type="float" office:value="1.79671" table:style-name="ce1">
            <text:p>1.79671</text:p>
          </table:table-cell>
          <table:table-cell table:number-columns-repeated="16382"/>
        </table:table-row>
        <table:table-row table:style-name="ro1">
          <table:table-cell office:value-type="float" office:value="2.0665300000000002" table:style-name="ce1">
            <text:p>2.06653</text:p>
          </table:table-cell>
          <table:table-cell office:value-type="float" office:value="2.5174300000000001" table:style-name="ce1">
            <text:p>2.51743</text:p>
          </table:table-cell>
          <table:table-cell table:number-columns-repeated="16382"/>
        </table:table-row>
        <table:table-row table:style-name="ro1">
          <table:table-cell office:value-type="float" office:value="0.65045200000000003" table:style-name="ce1">
            <text:p>0.650452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6202099999999999" table:style-name="ce1">
            <text:p>1.62021</text:p>
          </table:table-cell>
          <table:table-cell office:value-type="float" office:value="1.1024700000000001" table:style-name="ce1">
            <text:p>1.10247</text:p>
          </table:table-cell>
          <table:table-cell table:number-columns-repeated="16382"/>
        </table:table-row>
        <table:table-row table:style-name="ro1">
          <table:table-cell office:value-type="float" office:value="2.4893299999999998" table:style-name="ce1">
            <text:p>2.48933</text:p>
          </table:table-cell>
          <table:table-cell office:value-type="float" office:value="0.96667700000000001" table:style-name="ce1">
            <text:p>0.966677</text:p>
          </table:table-cell>
          <table:table-cell table:number-columns-repeated="16382"/>
        </table:table-row>
        <table:table-row table:style-name="ro1">
          <table:table-cell office:value-type="float" office:value="2.4843299999999999" table:style-name="ce1">
            <text:p>2.48433</text:p>
          </table:table-cell>
          <table:table-cell office:value-type="float" office:value="1.79671" table:style-name="ce1">
            <text:p>1.79671</text:p>
          </table:table-cell>
          <table:table-cell table:number-columns-repeated="16382"/>
        </table:table-row>
        <table:table-row table:style-name="ro1">
          <table:table-cell office:value-type="float" office:value="2.0665300000000002" table:style-name="ce1">
            <text:p>2.06653</text:p>
          </table:table-cell>
          <table:table-cell office:value-type="float" office:value="2.5174300000000001" table:style-name="ce1">
            <text:p>2.51743</text:p>
          </table:table-cell>
          <table:table-cell table:number-columns-repeated="16382"/>
        </table:table-row>
        <table:table-row table:style-name="ro1">
          <table:table-cell office:value-type="float" office:value="0.65045200000000003" table:style-name="ce1">
            <text:p>0.650452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6202099999999999" table:style-name="ce1">
            <text:p>1.62021</text:p>
          </table:table-cell>
          <table:table-cell office:value-type="float" office:value="1.1024700000000001" table:style-name="ce1">
            <text:p>1.10247</text:p>
          </table:table-cell>
          <table:table-cell table:number-columns-repeated="16382"/>
        </table:table-row>
        <table:table-row table:style-name="ro1">
          <table:table-cell office:value-type="float" office:value="2.5249999999999999" table:style-name="ce1">
            <text:p>2.525</text:p>
          </table:table-cell>
          <table:table-cell office:value-type="float" office:value="0.94646600000000003" table:style-name="ce1">
            <text:p>0.946466</text:p>
          </table:table-cell>
          <table:table-cell table:number-columns-repeated="16382"/>
        </table:table-row>
        <table:table-row table:style-name="ro1">
          <table:table-cell office:value-type="float" office:value="2.5199799999999999" table:style-name="ce1">
            <text:p>2.51998</text:p>
          </table:table-cell>
          <table:table-cell office:value-type="float" office:value="1.7765" table:style-name="ce1">
            <text:p>1.7765</text:p>
          </table:table-cell>
          <table:table-cell table:number-columns-repeated="16382"/>
        </table:table-row>
        <table:table-row table:style-name="ro1">
          <table:table-cell office:value-type="float" office:value="2.1021700000000001" table:style-name="ce1">
            <text:p>2.10217</text:p>
          </table:table-cell>
          <table:table-cell office:value-type="float" office:value="2.4972099999999999" table:style-name="ce1">
            <text:p>2.49721</text:p>
          </table:table-cell>
          <table:table-cell table:number-columns-repeated="16382"/>
        </table:table-row>
        <table:table-row table:style-name="ro1">
          <table:table-cell office:value-type="float" office:value="0.68614600000000003" table:style-name="ce1">
            <text:p>0.686146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65588" table:style-name="ce1">
            <text:p>1.65588</text:p>
          </table:table-cell>
          <table:table-cell office:value-type="float" office:value="1.0822400000000001" table:style-name="ce1">
            <text:p>1.08224</text:p>
          </table:table-cell>
          <table:table-cell table:number-columns-repeated="16382"/>
        </table:table-row>
        <table:table-row table:style-name="ro1">
          <table:table-cell office:value-type="float" office:value="2.5249999999999999" table:style-name="ce1">
            <text:p>2.525</text:p>
          </table:table-cell>
          <table:table-cell office:value-type="float" office:value="0.94646600000000003" table:style-name="ce1">
            <text:p>0.946466</text:p>
          </table:table-cell>
          <table:table-cell table:number-columns-repeated="16382"/>
        </table:table-row>
        <table:table-row table:style-name="ro1">
          <table:table-cell office:value-type="float" office:value="2.5199799999999999" table:style-name="ce1">
            <text:p>2.51998</text:p>
          </table:table-cell>
          <table:table-cell office:value-type="float" office:value="1.7765" table:style-name="ce1">
            <text:p>1.7765</text:p>
          </table:table-cell>
          <table:table-cell table:number-columns-repeated="16382"/>
        </table:table-row>
        <table:table-row table:style-name="ro1">
          <table:table-cell office:value-type="float" office:value="2.1021700000000001" table:style-name="ce1">
            <text:p>2.10217</text:p>
          </table:table-cell>
          <table:table-cell office:value-type="float" office:value="2.4972099999999999" table:style-name="ce1">
            <text:p>2.49721</text:p>
          </table:table-cell>
          <table:table-cell table:number-columns-repeated="16382"/>
        </table:table-row>
        <table:table-row table:style-name="ro1">
          <table:table-cell office:value-type="float" office:value="0.68614600000000003" table:style-name="ce1">
            <text:p>0.686146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65588" table:style-name="ce1">
            <text:p>1.65588</text:p>
          </table:table-cell>
          <table:table-cell office:value-type="float" office:value="1.0822400000000001" table:style-name="ce1">
            <text:p>1.08224</text:p>
          </table:table-cell>
          <table:table-cell table:number-columns-repeated="16382"/>
        </table:table-row>
        <table:table-row table:style-name="ro1">
          <table:table-cell office:value-type="float" office:value="2.49336" table:style-name="ce1">
            <text:p>2.49336</text:p>
          </table:table-cell>
          <table:table-cell office:value-type="float" office:value="0.96448699999999998" table:style-name="ce1">
            <text:p>0.964487</text:p>
          </table:table-cell>
          <table:table-cell table:number-columns-repeated="16382"/>
        </table:table-row>
        <table:table-row table:style-name="ro1">
          <table:table-cell office:value-type="float" office:value="2.4607899999999998" table:style-name="ce1">
            <text:p>2.46079</text:p>
          </table:table-cell>
          <table:table-cell office:value-type="float" office:value="1.7301800000000001" table:style-name="ce1">
            <text:p>1.73018</text:p>
          </table:table-cell>
          <table:table-cell table:number-columns-repeated="16382"/>
        </table:table-row>
        <table:table-row table:style-name="ro1">
          <table:table-cell office:value-type="float" office:value="2.1595499999999999" table:style-name="ce1">
            <text:p>2.15955</text:p>
          </table:table-cell>
          <table:table-cell office:value-type="float" office:value="2.5152700000000001" table:style-name="ce1">
            <text:p>2.51527</text:p>
          </table:table-cell>
          <table:table-cell table:number-columns-repeated="16382"/>
        </table:table-row>
        <table:table-row table:style-name="ro1">
          <table:table-cell office:value-type="float" office:value="0.73403600000000002" table:style-name="ce1">
            <text:p>0.734036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67031" table:style-name="ce1">
            <text:p>1.67031</text:p>
          </table:table-cell>
          <table:table-cell office:value-type="float" office:value="1.1389100000000001" table:style-name="ce1">
            <text:p>1.13891</text:p>
          </table:table-cell>
          <table:table-cell table:number-columns-repeated="16382"/>
        </table:table-row>
        <table:table-row table:style-name="ro1">
          <table:table-cell office:value-type="float" office:value="2.49336" table:style-name="ce1">
            <text:p>2.49336</text:p>
          </table:table-cell>
          <table:table-cell office:value-type="float" office:value="0.96448699999999998" table:style-name="ce1">
            <text:p>0.964487</text:p>
          </table:table-cell>
          <table:table-cell table:number-columns-repeated="16382"/>
        </table:table-row>
        <table:table-row table:style-name="ro1">
          <table:table-cell office:value-type="float" office:value="2.4607899999999998" table:style-name="ce1">
            <text:p>2.46079</text:p>
          </table:table-cell>
          <table:table-cell office:value-type="float" office:value="1.7301800000000001" table:style-name="ce1">
            <text:p>1.73018</text:p>
          </table:table-cell>
          <table:table-cell table:number-columns-repeated="16382"/>
        </table:table-row>
        <table:table-row table:style-name="ro1">
          <table:table-cell office:value-type="float" office:value="2.1595499999999999" table:style-name="ce1">
            <text:p>2.15955</text:p>
          </table:table-cell>
          <table:table-cell office:value-type="float" office:value="2.5152700000000001" table:style-name="ce1">
            <text:p>2.51527</text:p>
          </table:table-cell>
          <table:table-cell table:number-columns-repeated="16382"/>
        </table:table-row>
        <table:table-row table:style-name="ro1">
          <table:table-cell office:value-type="float" office:value="0.73403600000000002" table:style-name="ce1">
            <text:p>0.734036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67031" table:style-name="ce1">
            <text:p>1.67031</text:p>
          </table:table-cell>
          <table:table-cell office:value-type="float" office:value="1.1389100000000001" table:style-name="ce1">
            <text:p>1.13891</text:p>
          </table:table-cell>
          <table:table-cell table:number-columns-repeated="16382"/>
        </table:table-row>
        <table:table-row table:style-name="ro1">
          <table:table-cell office:value-type="float" office:value="2.52901" table:style-name="ce1">
            <text:p>2.52901</text:p>
          </table:table-cell>
          <table:table-cell office:value-type="float" office:value="0.94424200000000003" table:style-name="ce1">
            <text:p>0.944242</text:p>
          </table:table-cell>
          <table:table-cell table:number-columns-repeated="16382"/>
        </table:table-row>
        <table:table-row table:style-name="ro1">
          <table:table-cell office:value-type="float" office:value="2.4964499999999998" table:style-name="ce1">
            <text:p>2.49645</text:p>
          </table:table-cell>
          <table:table-cell office:value-type="float" office:value="1.7099299999999999" table:style-name="ce1">
            <text:p>1.70993</text:p>
          </table:table-cell>
          <table:table-cell table:number-columns-repeated="16382"/>
        </table:table-row>
        <table:table-row table:style-name="ro1">
          <table:table-cell office:value-type="float" office:value="2.1952199999999999" table:style-name="ce1">
            <text:p>2.19522</text:p>
          </table:table-cell>
          <table:table-cell office:value-type="float" office:value="2.4950299999999999" table:style-name="ce1">
            <text:p>2.49503</text:p>
          </table:table-cell>
          <table:table-cell table:number-columns-repeated="16382"/>
        </table:table-row>
        <table:table-row table:style-name="ro1">
          <table:table-cell office:value-type="float" office:value="0.76968300000000001" table:style-name="ce1">
            <text:p>0.76968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70597" table:style-name="ce1">
            <text:p>1.70597</text:p>
          </table:table-cell>
          <table:table-cell office:value-type="float" office:value="1.1186700000000001" table:style-name="ce1">
            <text:p>1.11867</text:p>
          </table:table-cell>
          <table:table-cell table:number-columns-repeated="16382"/>
        </table:table-row>
        <table:table-row table:style-name="ro1">
          <table:table-cell office:value-type="float" office:value="2.52901" table:style-name="ce1">
            <text:p>2.52901</text:p>
          </table:table-cell>
          <table:table-cell office:value-type="float" office:value="0.94424200000000003" table:style-name="ce1">
            <text:p>0.944242</text:p>
          </table:table-cell>
          <table:table-cell table:number-columns-repeated="16382"/>
        </table:table-row>
        <table:table-row table:style-name="ro1">
          <table:table-cell office:value-type="float" office:value="2.4964499999999998" table:style-name="ce1">
            <text:p>2.49645</text:p>
          </table:table-cell>
          <table:table-cell office:value-type="float" office:value="1.7099299999999999" table:style-name="ce1">
            <text:p>1.70993</text:p>
          </table:table-cell>
          <table:table-cell table:number-columns-repeated="16382"/>
        </table:table-row>
        <table:table-row table:style-name="ro1">
          <table:table-cell office:value-type="float" office:value="2.1952199999999999" table:style-name="ce1">
            <text:p>2.19522</text:p>
          </table:table-cell>
          <table:table-cell office:value-type="float" office:value="2.4950299999999999" table:style-name="ce1">
            <text:p>2.49503</text:p>
          </table:table-cell>
          <table:table-cell table:number-columns-repeated="16382"/>
        </table:table-row>
        <table:table-row table:style-name="ro1">
          <table:table-cell office:value-type="float" office:value="0.76968300000000001" table:style-name="ce1">
            <text:p>0.76968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70597" table:style-name="ce1">
            <text:p>1.70597</text:p>
          </table:table-cell>
          <table:table-cell office:value-type="float" office:value="1.1186700000000001" table:style-name="ce1">
            <text:p>1.11867</text:p>
          </table:table-cell>
          <table:table-cell table:number-columns-repeated="16382"/>
        </table:table-row>
        <table:table-row table:style-name="ro1">
          <table:table-cell office:value-type="float" office:value="2.48" table:style-name="ce1">
            <text:p>2.48</text:p>
          </table:table-cell>
          <table:table-cell office:value-type="float" office:value="0.97209400000000001" table:style-name="ce1">
            <text:p>0.972094</text:p>
          </table:table-cell>
          <table:table-cell table:number-columns-repeated="16382"/>
        </table:table-row>
        <table:table-row table:style-name="ro1">
          <table:table-cell office:value-type="float" office:value="2.4850099999999999" table:style-name="ce1">
            <text:p>2.48501</text:p>
          </table:table-cell>
          <table:table-cell office:value-type="float" office:value="1.67675" table:style-name="ce1">
            <text:p>1.67675</text:p>
          </table:table-cell>
          <table:table-cell table:number-columns-repeated="16382"/>
        </table:table-row>
        <table:table-row table:style-name="ro1">
          <table:table-cell office:value-type="float" office:value="2.2630599999999998" table:style-name="ce1">
            <text:p>2.26306</text:p>
          </table:table-cell>
          <table:table-cell office:value-type="float" office:value="2.5314800000000002" table:style-name="ce1">
            <text:p>2.53148</text:p>
          </table:table-cell>
          <table:table-cell table:number-columns-repeated="16382"/>
        </table:table-row>
        <table:table-row table:style-name="ro1">
          <table:table-cell office:value-type="float" office:value="0.83688799999999997" table:style-name="ce1">
            <text:p>0.836888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7320800000000001" table:style-name="ce1">
            <text:p>1.73208</text:p>
          </table:table-cell>
          <table:table-cell office:value-type="float" office:value="1.1330199999999999" table:style-name="ce1">
            <text:p>1.13302</text:p>
          </table:table-cell>
          <table:table-cell table:number-columns-repeated="16382"/>
        </table:table-row>
        <table:table-row table:style-name="ro1">
          <table:table-cell office:value-type="float" office:value="2.48" table:style-name="ce1">
            <text:p>2.48</text:p>
          </table:table-cell>
          <table:table-cell office:value-type="float" office:value="0.97209400000000001" table:style-name="ce1">
            <text:p>0.972094</text:p>
          </table:table-cell>
          <table:table-cell table:number-columns-repeated="16382"/>
        </table:table-row>
        <table:table-row table:style-name="ro1">
          <table:table-cell office:value-type="float" office:value="2.4850099999999999" table:style-name="ce1">
            <text:p>2.48501</text:p>
          </table:table-cell>
          <table:table-cell office:value-type="float" office:value="1.67675" table:style-name="ce1">
            <text:p>1.67675</text:p>
          </table:table-cell>
          <table:table-cell table:number-columns-repeated="16382"/>
        </table:table-row>
        <table:table-row table:style-name="ro1">
          <table:table-cell office:value-type="float" office:value="2.2630599999999998" table:style-name="ce1">
            <text:p>2.26306</text:p>
          </table:table-cell>
          <table:table-cell office:value-type="float" office:value="2.5314800000000002" table:style-name="ce1">
            <text:p>2.53148</text:p>
          </table:table-cell>
          <table:table-cell table:number-columns-repeated="16382"/>
        </table:table-row>
        <table:table-row table:style-name="ro1">
          <table:table-cell office:value-type="float" office:value="0.83688799999999997" table:style-name="ce1">
            <text:p>0.836888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7320800000000001" table:style-name="ce1">
            <text:p>1.73208</text:p>
          </table:table-cell>
          <table:table-cell office:value-type="float" office:value="1.1330199999999999" table:style-name="ce1">
            <text:p>1.13302</text:p>
          </table:table-cell>
          <table:table-cell table:number-columns-repeated="16382"/>
        </table:table-row>
        <table:table-row table:style-name="ro1">
          <table:table-cell office:value-type="float" office:value="2.51566" table:style-name="ce1">
            <text:p>2.51566</text:p>
          </table:table-cell>
          <table:table-cell office:value-type="float" office:value="0.951874" table:style-name="ce1">
            <text:p>0.951874</text:p>
          </table:table-cell>
          <table:table-cell table:number-columns-repeated="16382"/>
        </table:table-row>
        <table:table-row table:style-name="ro1">
          <table:table-cell office:value-type="float" office:value="2.52067" table:style-name="ce1">
            <text:p>2.52067</text:p>
          </table:table-cell>
          <table:table-cell office:value-type="float" office:value="1.6565300000000001" table:style-name="ce1">
            <text:p>1.65653</text:p>
          </table:table-cell>
          <table:table-cell table:number-columns-repeated="16382"/>
        </table:table-row>
        <table:table-row table:style-name="ro1">
          <table:table-cell office:value-type="float" office:value="2.2987099999999998" table:style-name="ce1">
            <text:p>2.29871</text:p>
          </table:table-cell>
          <table:table-cell office:value-type="float" office:value="2.51126" table:style-name="ce1">
            <text:p>2.51126</text:p>
          </table:table-cell>
          <table:table-cell table:number-columns-repeated="16382"/>
        </table:table-row>
        <table:table-row table:style-name="ro1">
          <table:table-cell office:value-type="float" office:value="0.872556" table:style-name="ce1">
            <text:p>0.872556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7677400000000001" table:style-name="ce1">
            <text:p>1.76774</text:p>
          </table:table-cell>
          <table:table-cell office:value-type="float" office:value="1.1127899999999999" table:style-name="ce1">
            <text:p>1.11279</text:p>
          </table:table-cell>
          <table:table-cell table:number-columns-repeated="16382"/>
        </table:table-row>
        <table:table-row table:style-name="ro1">
          <table:table-cell office:value-type="float" office:value="2.51566" table:style-name="ce1">
            <text:p>2.51566</text:p>
          </table:table-cell>
          <table:table-cell office:value-type="float" office:value="0.951874" table:style-name="ce1">
            <text:p>0.951874</text:p>
          </table:table-cell>
          <table:table-cell table:number-columns-repeated="16382"/>
        </table:table-row>
        <table:table-row table:style-name="ro1">
          <table:table-cell office:value-type="float" office:value="2.52067" table:style-name="ce1">
            <text:p>2.52067</text:p>
          </table:table-cell>
          <table:table-cell office:value-type="float" office:value="1.6565300000000001" table:style-name="ce1">
            <text:p>1.65653</text:p>
          </table:table-cell>
          <table:table-cell table:number-columns-repeated="16382"/>
        </table:table-row>
        <table:table-row table:style-name="ro1">
          <table:table-cell office:value-type="float" office:value="2.2987099999999998" table:style-name="ce1">
            <text:p>2.29871</text:p>
          </table:table-cell>
          <table:table-cell office:value-type="float" office:value="2.51126" table:style-name="ce1">
            <text:p>2.51126</text:p>
          </table:table-cell>
          <table:table-cell table:number-columns-repeated="16382"/>
        </table:table-row>
        <table:table-row table:style-name="ro1">
          <table:table-cell office:value-type="float" office:value="0.872556" table:style-name="ce1">
            <text:p>0.872556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7677400000000001" table:style-name="ce1">
            <text:p>1.76774</text:p>
          </table:table-cell>
          <table:table-cell office:value-type="float" office:value="1.1127899999999999" table:style-name="ce1">
            <text:p>1.11279</text:p>
          </table:table-cell>
          <table:table-cell table:number-columns-repeated="16382"/>
        </table:table-row>
        <table:table-row table:style-name="ro1">
          <table:table-cell office:value-type="float" office:value="2.4793400000000001" table:style-name="ce1">
            <text:p>2.47934</text:p>
          </table:table-cell>
          <table:table-cell office:value-type="float" office:value="0.97250499999999995" table:style-name="ce1">
            <text:p>0.972505</text:p>
          </table:table-cell>
          <table:table-cell table:number-columns-repeated="16382"/>
        </table:table-row>
        <table:table-row table:style-name="ro1">
          <table:table-cell office:value-type="float" office:value="2.4842300000000002" table:style-name="ce1">
            <text:p>2.48423</text:p>
          </table:table-cell>
          <table:table-cell office:value-type="float" office:value="1.6164499999999999" table:style-name="ce1">
            <text:p>1.61645</text:p>
          </table:table-cell>
          <table:table-cell table:number-columns-repeated="16382"/>
        </table:table-row>
        <table:table-row table:style-name="ro1">
          <table:table-cell office:value-type="float" office:value="2.3588499999999999" table:style-name="ce1">
            <text:p>2.35885</text:p>
          </table:table-cell>
          <table:table-cell office:value-type="float" office:value="2.5341499999999999" table:style-name="ce1">
            <text:p>2.53415</text:p>
          </table:table-cell>
          <table:table-cell table:number-columns-repeated="16382"/>
        </table:table-row>
        <table:table-row table:style-name="ro1">
          <table:table-cell office:value-type="float" office:value="0.92908000000000002" table:style-name="ce1">
            <text:p>0.92908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1063800000000001" table:style-name="ce1">
            <text:p>2.10638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793400000000001" table:style-name="ce1">
            <text:p>2.47934</text:p>
          </table:table-cell>
          <table:table-cell office:value-type="float" office:value="0.97250499999999995" table:style-name="ce1">
            <text:p>0.972505</text:p>
          </table:table-cell>
          <table:table-cell table:number-columns-repeated="16382"/>
        </table:table-row>
        <table:table-row table:style-name="ro1">
          <table:table-cell office:value-type="float" office:value="2.4842300000000002" table:style-name="ce1">
            <text:p>2.48423</text:p>
          </table:table-cell>
          <table:table-cell office:value-type="float" office:value="1.6164499999999999" table:style-name="ce1">
            <text:p>1.61645</text:p>
          </table:table-cell>
          <table:table-cell table:number-columns-repeated="16382"/>
        </table:table-row>
        <table:table-row table:style-name="ro1">
          <table:table-cell office:value-type="float" office:value="2.3588499999999999" table:style-name="ce1">
            <text:p>2.35885</text:p>
          </table:table-cell>
          <table:table-cell office:value-type="float" office:value="2.5341499999999999" table:style-name="ce1">
            <text:p>2.53415</text:p>
          </table:table-cell>
          <table:table-cell table:number-columns-repeated="16382"/>
        </table:table-row>
        <table:table-row table:style-name="ro1">
          <table:table-cell office:value-type="float" office:value="0.92908000000000002" table:style-name="ce1">
            <text:p>0.92908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1063800000000001" table:style-name="ce1">
            <text:p>2.10638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10000000000001" table:style-name="ce1">
            <text:p>2.491</text:p>
          </table:table-cell>
          <table:table-cell office:value-type="float" office:value="0.94855100000000003" table:style-name="ce1">
            <text:p>0.948551</text:p>
          </table:table-cell>
          <table:table-cell table:number-columns-repeated="16382"/>
        </table:table-row>
        <table:table-row table:style-name="ro1">
          <table:table-cell office:value-type="float" office:value="2.5069300000000001" table:style-name="ce1">
            <text:p>2.50693</text:p>
          </table:table-cell>
          <table:table-cell office:value-type="float" office:value="1.59232" table:style-name="ce1">
            <text:p>1.59232</text:p>
          </table:table-cell>
          <table:table-cell table:number-columns-repeated="16382"/>
        </table:table-row>
        <table:table-row table:style-name="ro1">
          <table:table-cell office:value-type="float" office:value="2.3973200000000001" table:style-name="ce1">
            <text:p>2.39732</text:p>
          </table:table-cell>
          <table:table-cell office:value-type="float" office:value="2.5120399999999998" table:style-name="ce1">
            <text:p>2.51204</text:p>
          </table:table-cell>
          <table:table-cell table:number-columns-repeated="16382"/>
        </table:table-row>
        <table:table-row table:style-name="ro1">
          <table:table-cell office:value-type="float" office:value="0.92451000000000005" table:style-name="ce1">
            <text:p>0.92451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10134" table:style-name="ce1">
            <text:p>2.10134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10000000000001" table:style-name="ce1">
            <text:p>2.491</text:p>
          </table:table-cell>
          <table:table-cell office:value-type="float" office:value="0.94855100000000003" table:style-name="ce1">
            <text:p>0.948551</text:p>
          </table:table-cell>
          <table:table-cell table:number-columns-repeated="16382"/>
        </table:table-row>
        <table:table-row table:style-name="ro1">
          <table:table-cell office:value-type="float" office:value="2.5069300000000001" table:style-name="ce1">
            <text:p>2.50693</text:p>
          </table:table-cell>
          <table:table-cell office:value-type="float" office:value="1.59232" table:style-name="ce1">
            <text:p>1.59232</text:p>
          </table:table-cell>
          <table:table-cell table:number-columns-repeated="16382"/>
        </table:table-row>
        <table:table-row table:style-name="ro1">
          <table:table-cell office:value-type="float" office:value="2.3973200000000001" table:style-name="ce1">
            <text:p>2.39732</text:p>
          </table:table-cell>
          <table:table-cell office:value-type="float" office:value="2.5120399999999998" table:style-name="ce1">
            <text:p>2.51204</text:p>
          </table:table-cell>
          <table:table-cell table:number-columns-repeated="16382"/>
        </table:table-row>
        <table:table-row table:style-name="ro1">
          <table:table-cell office:value-type="float" office:value="0.92451000000000005" table:style-name="ce1">
            <text:p>0.92451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10134" table:style-name="ce1">
            <text:p>2.10134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667300000000001" table:style-name="ce1">
            <text:p>2.46673</text:p>
          </table:table-cell>
          <table:table-cell office:value-type="float" office:value="0.93270900000000001" table:style-name="ce1">
            <text:p>0.932709</text:p>
          </table:table-cell>
          <table:table-cell table:number-columns-repeated="16382"/>
        </table:table-row>
        <table:table-row table:style-name="ro1">
          <table:table-cell office:value-type="float" office:value="2.46963" table:style-name="ce1">
            <text:p>2.46963</text:p>
          </table:table-cell>
          <table:table-cell office:value-type="float" office:value="1.5444899999999999" table:style-name="ce1">
            <text:p>1.54449</text:p>
          </table:table-cell>
          <table:table-cell table:number-columns-repeated="16382"/>
        </table:table-row>
        <table:table-row table:style-name="ro1">
          <table:table-cell office:value-type="float" office:value="2.4693200000000002" table:style-name="ce1">
            <text:p>2.46932</text:p>
          </table:table-cell>
          <table:table-cell office:value-type="float" office:value="2.5137200000000002" table:style-name="ce1">
            <text:p>2.51372</text:p>
          </table:table-cell>
          <table:table-cell table:number-columns-repeated="16382"/>
        </table:table-row>
        <table:table-row table:style-name="ro1">
          <table:table-cell office:value-type="float" office:value="0.89153499999999997" table:style-name="ce1">
            <text:p>0.891535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0654400000000002" table:style-name="ce1">
            <text:p>2.06544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667300000000001" table:style-name="ce1">
            <text:p>2.46673</text:p>
          </table:table-cell>
          <table:table-cell office:value-type="float" office:value="0.93270900000000001" table:style-name="ce1">
            <text:p>0.932709</text:p>
          </table:table-cell>
          <table:table-cell table:number-columns-repeated="16382"/>
        </table:table-row>
        <table:table-row table:style-name="ro1">
          <table:table-cell office:value-type="float" office:value="2.46963" table:style-name="ce1">
            <text:p>2.46963</text:p>
          </table:table-cell>
          <table:table-cell office:value-type="float" office:value="1.5444899999999999" table:style-name="ce1">
            <text:p>1.54449</text:p>
          </table:table-cell>
          <table:table-cell table:number-columns-repeated="16382"/>
        </table:table-row>
        <table:table-row table:style-name="ro1">
          <table:table-cell office:value-type="float" office:value="2.4693200000000002" table:style-name="ce1">
            <text:p>2.46932</text:p>
          </table:table-cell>
          <table:table-cell office:value-type="float" office:value="2.5137200000000002" table:style-name="ce1">
            <text:p>2.51372</text:p>
          </table:table-cell>
          <table:table-cell table:number-columns-repeated="16382"/>
        </table:table-row>
        <table:table-row table:style-name="ro1">
          <table:table-cell office:value-type="float" office:value="0.89153499999999997" table:style-name="ce1">
            <text:p>0.891535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0654400000000002" table:style-name="ce1">
            <text:p>2.06544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697399999999998" table:style-name="ce1">
            <text:p>2.46974</text:p>
          </table:table-cell>
          <table:table-cell office:value-type="float" office:value="0.899814" table:style-name="ce1">
            <text:p>0.899814</text:p>
          </table:table-cell>
          <table:table-cell table:number-columns-repeated="16382"/>
        </table:table-row>
        <table:table-row table:style-name="ro1">
          <table:table-cell office:value-type="float" office:value="2.4913400000000001" table:style-name="ce1">
            <text:p>2.49134</text:p>
          </table:table-cell>
          <table:table-cell office:value-type="float" office:value="1.51122" table:style-name="ce1">
            <text:p>1.51122</text:p>
          </table:table-cell>
          <table:table-cell table:number-columns-repeated="16382"/>
        </table:table-row>
        <table:table-row table:style-name="ro1">
          <table:table-cell office:value-type="float" office:value="2.52067" table:style-name="ce1">
            <text:p>2.52067</text:p>
          </table:table-cell>
          <table:table-cell office:value-type="float" office:value="2.48001" table:style-name="ce1">
            <text:p>2.48001</text:p>
          </table:table-cell>
          <table:table-cell table:number-columns-repeated="16382"/>
        </table:table-row>
        <table:table-row table:style-name="ro1">
          <table:table-cell office:value-type="float" office:value="0.86726999999999999" table:style-name="ce1">
            <text:p>0.86727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0402200000000001" table:style-name="ce1">
            <text:p>2.04022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697399999999998" table:style-name="ce1">
            <text:p>2.46974</text:p>
          </table:table-cell>
          <table:table-cell office:value-type="float" office:value="0.899814" table:style-name="ce1">
            <text:p>0.899814</text:p>
          </table:table-cell>
          <table:table-cell table:number-columns-repeated="16382"/>
        </table:table-row>
        <table:table-row table:style-name="ro1">
          <table:table-cell office:value-type="float" office:value="2.4913400000000001" table:style-name="ce1">
            <text:p>2.49134</text:p>
          </table:table-cell>
          <table:table-cell office:value-type="float" office:value="1.51122" table:style-name="ce1">
            <text:p>1.51122</text:p>
          </table:table-cell>
          <table:table-cell table:number-columns-repeated="16382"/>
        </table:table-row>
        <table:table-row table:style-name="ro1">
          <table:table-cell office:value-type="float" office:value="2.52067" table:style-name="ce1">
            <text:p>2.52067</text:p>
          </table:table-cell>
          <table:table-cell office:value-type="float" office:value="2.48001" table:style-name="ce1">
            <text:p>2.48001</text:p>
          </table:table-cell>
          <table:table-cell table:number-columns-repeated="16382"/>
        </table:table-row>
        <table:table-row table:style-name="ro1">
          <table:table-cell office:value-type="float" office:value="0.86726999999999999" table:style-name="ce1">
            <text:p>0.86727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0402200000000001" table:style-name="ce1">
            <text:p>2.04022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745400000000002" table:style-name="ce1">
            <text:p>2.47454</text:p>
          </table:table-cell>
          <table:table-cell office:value-type="float" office:value="0.865151" table:style-name="ce1">
            <text:p>0.865151</text:p>
          </table:table-cell>
          <table:table-cell table:number-columns-repeated="16382"/>
        </table:table-row>
        <table:table-row table:style-name="ro1">
          <table:table-cell office:value-type="float" office:value="2.13043" table:style-name="ce1">
            <text:p>2.13043</text:p>
          </table:table-cell>
          <table:table-cell office:value-type="float" office:value="1.4157900000000001" table:style-name="ce1">
            <text:p>1.41579</text:p>
          </table:table-cell>
          <table:table-cell table:number-columns-repeated="16382"/>
        </table:table-row>
        <table:table-row table:style-name="ro1">
          <table:table-cell office:value-type="float" office:value="2.4790399999999999" table:style-name="ce1">
            <text:p>2.47904</text:p>
          </table:table-cell>
          <table:table-cell office:value-type="float" office:value="2.31772" table:style-name="ce1">
            <text:p>2.31772</text:p>
          </table:table-cell>
          <table:table-cell table:number-columns-repeated="16382"/>
        </table:table-row>
        <table:table-row table:style-name="ro1">
          <table:table-cell office:value-type="float" office:value="1.6088899999999999" table:style-name="ce1">
            <text:p>1.60889</text:p>
          </table:table-cell>
          <table:table-cell office:value-type="float" office:value="1.1119399999999999" table:style-name="ce1">
            <text:p>1.11194</text:p>
          </table:table-cell>
          <table:table-cell table:number-columns-repeated="16382"/>
        </table:table-row>
        <table:table-row table:style-name="ro1">
          <table:table-cell office:value-type="float" office:value="2.0040100000000001" table:style-name="ce1">
            <text:p>2.00401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745400000000002" table:style-name="ce1">
            <text:p>2.47454</text:p>
          </table:table-cell>
          <table:table-cell office:value-type="float" office:value="0.865151" table:style-name="ce1">
            <text:p>0.865151</text:p>
          </table:table-cell>
          <table:table-cell table:number-columns-repeated="16382"/>
        </table:table-row>
        <table:table-row table:style-name="ro1">
          <table:table-cell office:value-type="float" office:value="2.13043" table:style-name="ce1">
            <text:p>2.13043</text:p>
          </table:table-cell>
          <table:table-cell office:value-type="float" office:value="1.4157900000000001" table:style-name="ce1">
            <text:p>1.41579</text:p>
          </table:table-cell>
          <table:table-cell table:number-columns-repeated="16382"/>
        </table:table-row>
        <table:table-row table:style-name="ro1">
          <table:table-cell office:value-type="float" office:value="2.4790399999999999" table:style-name="ce1">
            <text:p>2.47904</text:p>
          </table:table-cell>
          <table:table-cell office:value-type="float" office:value="2.31772" table:style-name="ce1">
            <text:p>2.31772</text:p>
          </table:table-cell>
          <table:table-cell table:number-columns-repeated="16382"/>
        </table:table-row>
        <table:table-row table:style-name="ro1">
          <table:table-cell office:value-type="float" office:value="1.6088899999999999" table:style-name="ce1">
            <text:p>1.60889</text:p>
          </table:table-cell>
          <table:table-cell office:value-type="float" office:value="1.1119399999999999" table:style-name="ce1">
            <text:p>1.11194</text:p>
          </table:table-cell>
          <table:table-cell table:number-columns-repeated="16382"/>
        </table:table-row>
        <table:table-row table:style-name="ro1">
          <table:table-cell office:value-type="float" office:value="2.0040100000000001" table:style-name="ce1">
            <text:p>2.00401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758900000000001" table:style-name="ce1">
            <text:p>2.47589</text:p>
          </table:table-cell>
          <table:table-cell office:value-type="float" office:value="0.83262499999999995" table:style-name="ce1">
            <text:p>0.832625</text:p>
          </table:table-cell>
          <table:table-cell table:number-columns-repeated="16382"/>
        </table:table-row>
        <table:table-row table:style-name="ro1">
          <table:table-cell office:value-type="float" office:value="2.1486700000000001" table:style-name="ce1">
            <text:p>2.14867</text:p>
          </table:table-cell>
          <table:table-cell office:value-type="float" office:value="1.39347" table:style-name="ce1">
            <text:p>1.39347</text:p>
          </table:table-cell>
          <table:table-cell table:number-columns-repeated="16382"/>
        </table:table-row>
        <table:table-row table:style-name="ro1">
          <table:table-cell office:value-type="float" office:value="2.5245299999999999" table:style-name="ce1">
            <text:p>2.52453</text:p>
          </table:table-cell>
          <table:table-cell office:value-type="float" office:value="2.2843800000000001" table:style-name="ce1">
            <text:p>2.28438</text:p>
          </table:table-cell>
          <table:table-cell table:number-columns-repeated="16382"/>
        </table:table-row>
        <table:table-row table:style-name="ro1">
          <table:table-cell office:value-type="float" office:value="1.6181300000000001" table:style-name="ce1">
            <text:p>1.61813</text:p>
          </table:table-cell>
          <table:table-cell office:value-type="float" office:value="1.10561" table:style-name="ce1">
            <text:p>1.10561</text:p>
          </table:table-cell>
          <table:table-cell table:number-columns-repeated="16382"/>
        </table:table-row>
        <table:table-row table:style-name="ro1">
          <table:table-cell office:value-type="float" office:value="1.98017" table:style-name="ce1">
            <text:p>1.98017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758900000000001" table:style-name="ce1">
            <text:p>2.47589</text:p>
          </table:table-cell>
          <table:table-cell office:value-type="float" office:value="0.83262499999999995" table:style-name="ce1">
            <text:p>0.832625</text:p>
          </table:table-cell>
          <table:table-cell table:number-columns-repeated="16382"/>
        </table:table-row>
        <table:table-row table:style-name="ro1">
          <table:table-cell office:value-type="float" office:value="2.1486700000000001" table:style-name="ce1">
            <text:p>2.14867</text:p>
          </table:table-cell>
          <table:table-cell office:value-type="float" office:value="1.39347" table:style-name="ce1">
            <text:p>1.39347</text:p>
          </table:table-cell>
          <table:table-cell table:number-columns-repeated="16382"/>
        </table:table-row>
        <table:table-row table:style-name="ro1">
          <table:table-cell office:value-type="float" office:value="2.5245299999999999" table:style-name="ce1">
            <text:p>2.52453</text:p>
          </table:table-cell>
          <table:table-cell office:value-type="float" office:value="2.2843800000000001" table:style-name="ce1">
            <text:p>2.28438</text:p>
          </table:table-cell>
          <table:table-cell table:number-columns-repeated="16382"/>
        </table:table-row>
        <table:table-row table:style-name="ro1">
          <table:table-cell office:value-type="float" office:value="1.6181300000000001" table:style-name="ce1">
            <text:p>1.61813</text:p>
          </table:table-cell>
          <table:table-cell office:value-type="float" office:value="1.10561" table:style-name="ce1">
            <text:p>1.10561</text:p>
          </table:table-cell>
          <table:table-cell table:number-columns-repeated="16382"/>
        </table:table-row>
        <table:table-row table:style-name="ro1">
          <table:table-cell office:value-type="float" office:value="1.98017" table:style-name="ce1">
            <text:p>1.98017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889100000000002" table:style-name="ce1">
            <text:p>2.48891</text:p>
          </table:table-cell>
          <table:table-cell office:value-type="float" office:value="0.78939300000000001" table:style-name="ce1">
            <text:p>0.789393</text:p>
          </table:table-cell>
          <table:table-cell table:number-columns-repeated="16382"/>
        </table:table-row>
        <table:table-row table:style-name="ro1">
          <table:table-cell office:value-type="float" office:value="2.0790899999999999" table:style-name="ce1">
            <text:p>2.07909</text:p>
          </table:table-cell>
          <table:table-cell office:value-type="float" office:value="1.3616200000000001" table:style-name="ce1">
            <text:p>1.36162</text:p>
          </table:table-cell>
          <table:table-cell table:number-columns-repeated="16382"/>
        </table:table-row>
        <table:table-row table:style-name="ro1">
          <table:table-cell office:value-type="float" office:value="2.4841299999999999" table:style-name="ce1">
            <text:p>2.48413</text:p>
          </table:table-cell>
          <table:table-cell office:value-type="float" office:value="2.1465999999999998" table:style-name="ce1">
            <text:p>2.1466</text:p>
          </table:table-cell>
          <table:table-cell table:number-columns-repeated="16382"/>
        </table:table-row>
        <table:table-row table:style-name="ro1">
          <table:table-cell office:value-type="float" office:value="1.6545300000000001" table:style-name="ce1">
            <text:p>1.65453</text:p>
          </table:table-cell>
          <table:table-cell office:value-type="float" office:value="1.1324000000000001" table:style-name="ce1">
            <text:p>1.1324</text:p>
          </table:table-cell>
          <table:table-cell table:number-columns-repeated="16382"/>
        </table:table-row>
        <table:table-row table:style-name="ro1">
          <table:table-cell office:value-type="float" office:value="1.9532799999999999" table:style-name="ce1">
            <text:p>1.95328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889100000000002" table:style-name="ce1">
            <text:p>2.48891</text:p>
          </table:table-cell>
          <table:table-cell office:value-type="float" office:value="0.78939300000000001" table:style-name="ce1">
            <text:p>0.789393</text:p>
          </table:table-cell>
          <table:table-cell table:number-columns-repeated="16382"/>
        </table:table-row>
        <table:table-row table:style-name="ro1">
          <table:table-cell office:value-type="float" office:value="2.0790899999999999" table:style-name="ce1">
            <text:p>2.07909</text:p>
          </table:table-cell>
          <table:table-cell office:value-type="float" office:value="1.3616200000000001" table:style-name="ce1">
            <text:p>1.36162</text:p>
          </table:table-cell>
          <table:table-cell table:number-columns-repeated="16382"/>
        </table:table-row>
        <table:table-row table:style-name="ro1">
          <table:table-cell office:value-type="float" office:value="2.4841299999999999" table:style-name="ce1">
            <text:p>2.48413</text:p>
          </table:table-cell>
          <table:table-cell office:value-type="float" office:value="2.1465999999999998" table:style-name="ce1">
            <text:p>2.1466</text:p>
          </table:table-cell>
          <table:table-cell table:number-columns-repeated="16382"/>
        </table:table-row>
        <table:table-row table:style-name="ro1">
          <table:table-cell office:value-type="float" office:value="1.6545300000000001" table:style-name="ce1">
            <text:p>1.65453</text:p>
          </table:table-cell>
          <table:table-cell office:value-type="float" office:value="1.1324000000000001" table:style-name="ce1">
            <text:p>1.1324</text:p>
          </table:table-cell>
          <table:table-cell table:number-columns-repeated="16382"/>
        </table:table-row>
        <table:table-row table:style-name="ro1">
          <table:table-cell office:value-type="float" office:value="1.9532799999999999" table:style-name="ce1">
            <text:p>1.95328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895700000000001" table:style-name="ce1">
            <text:p>2.48957</text:p>
          </table:table-cell>
          <table:table-cell office:value-type="float" office:value="0.75837600000000005" table:style-name="ce1">
            <text:p>0.758376</text:p>
          </table:table-cell>
          <table:table-cell table:number-columns-repeated="16382"/>
        </table:table-row>
        <table:table-row table:style-name="ro1">
          <table:table-cell office:value-type="float" office:value="2.0953300000000001" table:style-name="ce1">
            <text:p>2.09533</text:p>
          </table:table-cell>
          <table:table-cell office:value-type="float" office:value="1.34144" table:style-name="ce1">
            <text:p>1.34144</text:p>
          </table:table-cell>
          <table:table-cell table:number-columns-repeated="16382"/>
        </table:table-row>
        <table:table-row table:style-name="ro1">
          <table:table-cell office:value-type="float" office:value="2.5213800000000002" table:style-name="ce1">
            <text:p>2.52138</text:p>
          </table:table-cell>
          <table:table-cell office:value-type="float" office:value="2.1152199999999999" table:style-name="ce1">
            <text:p>2.11522</text:p>
          </table:table-cell>
          <table:table-cell table:number-columns-repeated="16382"/>
        </table:table-row>
        <table:table-row table:style-name="ro1">
          <table:table-cell office:value-type="float" office:value="1.6647400000000001" table:style-name="ce1">
            <text:p>1.66474</text:p>
          </table:table-cell>
          <table:table-cell office:value-type="float" office:value="1.12374" table:style-name="ce1">
            <text:p>1.12374</text:p>
          </table:table-cell>
          <table:table-cell table:number-columns-repeated="16382"/>
        </table:table-row>
        <table:table-row table:style-name="ro1">
          <table:table-cell office:value-type="float" office:value="1.9334100000000001" table:style-name="ce1">
            <text:p>1.93341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895700000000001" table:style-name="ce1">
            <text:p>2.48957</text:p>
          </table:table-cell>
          <table:table-cell office:value-type="float" office:value="0.75837600000000005" table:style-name="ce1">
            <text:p>0.758376</text:p>
          </table:table-cell>
          <table:table-cell table:number-columns-repeated="16382"/>
        </table:table-row>
        <table:table-row table:style-name="ro1">
          <table:table-cell office:value-type="float" office:value="2.0953300000000001" table:style-name="ce1">
            <text:p>2.09533</text:p>
          </table:table-cell>
          <table:table-cell office:value-type="float" office:value="1.34144" table:style-name="ce1">
            <text:p>1.34144</text:p>
          </table:table-cell>
          <table:table-cell table:number-columns-repeated="16382"/>
        </table:table-row>
        <table:table-row table:style-name="ro1">
          <table:table-cell office:value-type="float" office:value="2.5213800000000002" table:style-name="ce1">
            <text:p>2.52138</text:p>
          </table:table-cell>
          <table:table-cell office:value-type="float" office:value="2.1152199999999999" table:style-name="ce1">
            <text:p>2.11522</text:p>
          </table:table-cell>
          <table:table-cell table:number-columns-repeated="16382"/>
        </table:table-row>
        <table:table-row table:style-name="ro1">
          <table:table-cell office:value-type="float" office:value="1.6647400000000001" table:style-name="ce1">
            <text:p>1.66474</text:p>
          </table:table-cell>
          <table:table-cell office:value-type="float" office:value="1.12374" table:style-name="ce1">
            <text:p>1.12374</text:p>
          </table:table-cell>
          <table:table-cell table:number-columns-repeated="16382"/>
        </table:table-row>
        <table:table-row table:style-name="ro1">
          <table:table-cell office:value-type="float" office:value="1.9334100000000001" table:style-name="ce1">
            <text:p>1.93341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898500000000001" table:style-name="ce1">
            <text:p>2.48985</text:p>
          </table:table-cell>
          <table:table-cell office:value-type="float" office:value="0.73057099999999997" table:style-name="ce1">
            <text:p>0.730571</text:p>
          </table:table-cell>
          <table:table-cell table:number-columns-repeated="16382"/>
        </table:table-row>
        <table:table-row table:style-name="ro1">
          <table:table-cell office:value-type="float" office:value="2.0511300000000001" table:style-name="ce1">
            <text:p>2.05113</text:p>
          </table:table-cell>
          <table:table-cell office:value-type="float" office:value="1.31873" table:style-name="ce1">
            <text:p>1.31873</text:p>
          </table:table-cell>
          <table:table-cell table:number-columns-repeated="16382"/>
        </table:table-row>
        <table:table-row table:style-name="ro1">
          <table:table-cell office:value-type="float" office:value="2.4701" table:style-name="ce1">
            <text:p>2.4701</text:p>
          </table:table-cell>
          <table:table-cell office:value-type="float" office:value="1.99088" table:style-name="ce1">
            <text:p>1.99088</text:p>
          </table:table-cell>
          <table:table-cell table:number-columns-repeated="16382"/>
        </table:table-row>
        <table:table-row table:style-name="ro1">
          <table:table-cell office:value-type="float" office:value="1.6969000000000001" table:style-name="ce1">
            <text:p>1.6969</text:p>
          </table:table-cell>
          <table:table-cell office:value-type="float" office:value="1.1381399999999999" table:style-name="ce1">
            <text:p>1.13814</text:p>
          </table:table-cell>
          <table:table-cell table:number-columns-repeated="16382"/>
        </table:table-row>
        <table:table-row table:style-name="ro1">
          <table:table-cell office:value-type="float" office:value="1.9157200000000001" table:style-name="ce1">
            <text:p>1.91572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898500000000001" table:style-name="ce1">
            <text:p>2.48985</text:p>
          </table:table-cell>
          <table:table-cell office:value-type="float" office:value="0.73057099999999997" table:style-name="ce1">
            <text:p>0.730571</text:p>
          </table:table-cell>
          <table:table-cell table:number-columns-repeated="16382"/>
        </table:table-row>
        <table:table-row table:style-name="ro1">
          <table:table-cell office:value-type="float" office:value="2.0511300000000001" table:style-name="ce1">
            <text:p>2.05113</text:p>
          </table:table-cell>
          <table:table-cell office:value-type="float" office:value="1.31873" table:style-name="ce1">
            <text:p>1.31873</text:p>
          </table:table-cell>
          <table:table-cell table:number-columns-repeated="16382"/>
        </table:table-row>
        <table:table-row table:style-name="ro1">
          <table:table-cell office:value-type="float" office:value="2.4701" table:style-name="ce1">
            <text:p>2.4701</text:p>
          </table:table-cell>
          <table:table-cell office:value-type="float" office:value="1.99088" table:style-name="ce1">
            <text:p>1.99088</text:p>
          </table:table-cell>
          <table:table-cell table:number-columns-repeated="16382"/>
        </table:table-row>
        <table:table-row table:style-name="ro1">
          <table:table-cell office:value-type="float" office:value="1.6969000000000001" table:style-name="ce1">
            <text:p>1.6969</text:p>
          </table:table-cell>
          <table:table-cell office:value-type="float" office:value="1.1381399999999999" table:style-name="ce1">
            <text:p>1.13814</text:p>
          </table:table-cell>
          <table:table-cell table:number-columns-repeated="16382"/>
        </table:table-row>
        <table:table-row table:style-name="ro1">
          <table:table-cell office:value-type="float" office:value="1.9157200000000001" table:style-name="ce1">
            <text:p>1.91572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12399999999999" table:style-name="ce1">
            <text:p>2.49124</text:p>
          </table:table-cell>
          <table:table-cell office:value-type="float" office:value="0.70192299999999996" table:style-name="ce1">
            <text:p>0.701923</text:p>
          </table:table-cell>
          <table:table-cell table:number-columns-repeated="16382"/>
        </table:table-row>
        <table:table-row table:style-name="ro1">
          <table:table-cell office:value-type="float" office:value="2.0663399999999998" table:style-name="ce1">
            <text:p>2.06634</text:p>
          </table:table-cell>
          <table:table-cell office:value-type="float" office:value="1.3001400000000001" table:style-name="ce1">
            <text:p>1.30014</text:p>
          </table:table-cell>
          <table:table-cell table:number-columns-repeated="16382"/>
        </table:table-row>
        <table:table-row table:style-name="ro1">
          <table:table-cell office:value-type="float" office:value="2.5008400000000002" table:style-name="ce1">
            <text:p>2.50084</text:p>
          </table:table-cell>
          <table:table-cell office:value-type="float" office:value="1.96235" table:style-name="ce1">
            <text:p>1.96235</text:p>
          </table:table-cell>
          <table:table-cell table:number-columns-repeated="16382"/>
        </table:table-row>
        <table:table-row table:style-name="ro1">
          <table:table-cell office:value-type="float" office:value="1.708" table:style-name="ce1">
            <text:p>1.708</text:p>
          </table:table-cell>
          <table:table-cell office:value-type="float" office:value="1.12785" table:style-name="ce1">
            <text:p>1.12785</text:p>
          </table:table-cell>
          <table:table-cell table:number-columns-repeated="16382"/>
        </table:table-row>
        <table:table-row table:style-name="ro1">
          <table:table-cell office:value-type="float" office:value="1.9006400000000001" table:style-name="ce1">
            <text:p>1.90064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12399999999999" table:style-name="ce1">
            <text:p>2.49124</text:p>
          </table:table-cell>
          <table:table-cell office:value-type="float" office:value="0.70192299999999996" table:style-name="ce1">
            <text:p>0.701923</text:p>
          </table:table-cell>
          <table:table-cell table:number-columns-repeated="16382"/>
        </table:table-row>
        <table:table-row table:style-name="ro1">
          <table:table-cell office:value-type="float" office:value="2.0663399999999998" table:style-name="ce1">
            <text:p>2.06634</text:p>
          </table:table-cell>
          <table:table-cell office:value-type="float" office:value="1.3001400000000001" table:style-name="ce1">
            <text:p>1.30014</text:p>
          </table:table-cell>
          <table:table-cell table:number-columns-repeated="16382"/>
        </table:table-row>
        <table:table-row table:style-name="ro1">
          <table:table-cell office:value-type="float" office:value="2.5008400000000002" table:style-name="ce1">
            <text:p>2.50084</text:p>
          </table:table-cell>
          <table:table-cell office:value-type="float" office:value="1.96235" table:style-name="ce1">
            <text:p>1.96235</text:p>
          </table:table-cell>
          <table:table-cell table:number-columns-repeated="16382"/>
        </table:table-row>
        <table:table-row table:style-name="ro1">
          <table:table-cell office:value-type="float" office:value="1.708" table:style-name="ce1">
            <text:p>1.708</text:p>
          </table:table-cell>
          <table:table-cell office:value-type="float" office:value="1.12785" table:style-name="ce1">
            <text:p>1.12785</text:p>
          </table:table-cell>
          <table:table-cell table:number-columns-repeated="16382"/>
        </table:table-row>
        <table:table-row table:style-name="ro1">
          <table:table-cell office:value-type="float" office:value="1.9006400000000001" table:style-name="ce1">
            <text:p>1.90064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892400000000001" table:style-name="ce1">
            <text:p>2.48924</text:p>
          </table:table-cell>
          <table:table-cell office:value-type="float" office:value="0.67498800000000003" table:style-name="ce1">
            <text:p>0.674988</text:p>
          </table:table-cell>
          <table:table-cell table:number-columns-repeated="16382"/>
        </table:table-row>
        <table:table-row table:style-name="ro1">
          <table:table-cell office:value-type="float" office:value="2.2984" table:style-name="ce1">
            <text:p>2.2984</text:p>
          </table:table-cell>
          <table:table-cell office:value-type="float" office:value="1.2814300000000001" table:style-name="ce1">
            <text:p>1.28143</text:p>
          </table:table-cell>
          <table:table-cell table:number-columns-repeated="16382"/>
        </table:table-row>
        <table:table-row table:style-name="ro1">
          <table:table-cell office:value-type="float" office:value="2.4729700000000001" table:style-name="ce1">
            <text:p>2.47297</text:p>
          </table:table-cell>
          <table:table-cell office:value-type="float" office:value="1.87398" table:style-name="ce1">
            <text:p>1.87398</text:p>
          </table:table-cell>
          <table:table-cell table:number-columns-repeated="16382"/>
        </table:table-row>
        <table:table-row table:style-name="ro1">
          <table:table-cell office:value-type="float" office:value="1.7316199999999999" table:style-name="ce1">
            <text:p>1.73162</text:p>
          </table:table-cell>
          <table:table-cell office:value-type="float" office:value="1.1305000000000001" table:style-name="ce1">
            <text:p>1.1305</text:p>
          </table:table-cell>
          <table:table-cell table:number-columns-repeated="16382"/>
        </table:table-row>
        <table:table-row table:style-name="ro1">
          <table:table-cell office:value-type="float" office:value="1.88402" table:style-name="ce1">
            <text:p>1.88402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892400000000001" table:style-name="ce1">
            <text:p>2.48924</text:p>
          </table:table-cell>
          <table:table-cell office:value-type="float" office:value="0.67498800000000003" table:style-name="ce1">
            <text:p>0.674988</text:p>
          </table:table-cell>
          <table:table-cell table:number-columns-repeated="16382"/>
        </table:table-row>
        <table:table-row table:style-name="ro1">
          <table:table-cell office:value-type="float" office:value="2.2984" table:style-name="ce1">
            <text:p>2.2984</text:p>
          </table:table-cell>
          <table:table-cell office:value-type="float" office:value="1.2814300000000001" table:style-name="ce1">
            <text:p>1.28143</text:p>
          </table:table-cell>
          <table:table-cell table:number-columns-repeated="16382"/>
        </table:table-row>
        <table:table-row table:style-name="ro1">
          <table:table-cell office:value-type="float" office:value="2.4729700000000001" table:style-name="ce1">
            <text:p>2.47297</text:p>
          </table:table-cell>
          <table:table-cell office:value-type="float" office:value="1.87398" table:style-name="ce1">
            <text:p>1.87398</text:p>
          </table:table-cell>
          <table:table-cell table:number-columns-repeated="16382"/>
        </table:table-row>
        <table:table-row table:style-name="ro1">
          <table:table-cell office:value-type="float" office:value="1.7316199999999999" table:style-name="ce1">
            <text:p>1.73162</text:p>
          </table:table-cell>
          <table:table-cell office:value-type="float" office:value="1.1305000000000001" table:style-name="ce1">
            <text:p>1.1305</text:p>
          </table:table-cell>
          <table:table-cell table:number-columns-repeated="16382"/>
        </table:table-row>
        <table:table-row table:style-name="ro1">
          <table:table-cell office:value-type="float" office:value="1.88402" table:style-name="ce1">
            <text:p>1.88402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880200000000001" table:style-name="ce1">
            <text:p>2.48802</text:p>
          </table:table-cell>
          <table:table-cell office:value-type="float" office:value="0.64509300000000003" table:style-name="ce1">
            <text:p>0.645093</text:p>
          </table:table-cell>
          <table:table-cell table:number-columns-repeated="16382"/>
        </table:table-row>
        <table:table-row table:style-name="ro1">
          <table:table-cell office:value-type="float" office:value="2.3125399999999998" table:style-name="ce1">
            <text:p>2.31254</text:p>
          </table:table-cell>
          <table:table-cell office:value-type="float" office:value="1.2561599999999999" table:style-name="ce1">
            <text:p>1.25616</text:p>
          </table:table-cell>
          <table:table-cell table:number-columns-repeated="16382"/>
        </table:table-row>
        <table:table-row table:style-name="ro1">
          <table:table-cell office:value-type="float" office:value="2.5020099999999998" table:style-name="ce1">
            <text:p>2.50201</text:p>
          </table:table-cell>
          <table:table-cell office:value-type="float" office:value="1.8441099999999999" table:style-name="ce1">
            <text:p>1.84411</text:p>
          </table:table-cell>
          <table:table-cell table:number-columns-repeated="16382"/>
        </table:table-row>
        <table:table-row table:style-name="ro1">
          <table:table-cell office:value-type="float" office:value="1.74213" table:style-name="ce1">
            <text:p>1.74213</text:p>
          </table:table-cell>
          <table:table-cell office:value-type="float" office:value="1.11957" table:style-name="ce1">
            <text:p>1.11957</text:p>
          </table:table-cell>
          <table:table-cell table:number-columns-repeated="16382"/>
        </table:table-row>
        <table:table-row table:style-name="ro1">
          <table:table-cell office:value-type="float" office:value="1.86642" table:style-name="ce1">
            <text:p>1.86642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880200000000001" table:style-name="ce1">
            <text:p>2.48802</text:p>
          </table:table-cell>
          <table:table-cell office:value-type="float" office:value="0.64509300000000003" table:style-name="ce1">
            <text:p>0.645093</text:p>
          </table:table-cell>
          <table:table-cell table:number-columns-repeated="16382"/>
        </table:table-row>
        <table:table-row table:style-name="ro1">
          <table:table-cell office:value-type="float" office:value="2.3125399999999998" table:style-name="ce1">
            <text:p>2.31254</text:p>
          </table:table-cell>
          <table:table-cell office:value-type="float" office:value="1.2561599999999999" table:style-name="ce1">
            <text:p>1.25616</text:p>
          </table:table-cell>
          <table:table-cell table:number-columns-repeated="16382"/>
        </table:table-row>
        <table:table-row table:style-name="ro1">
          <table:table-cell office:value-type="float" office:value="2.5020099999999998" table:style-name="ce1">
            <text:p>2.50201</text:p>
          </table:table-cell>
          <table:table-cell office:value-type="float" office:value="1.8441099999999999" table:style-name="ce1">
            <text:p>1.84411</text:p>
          </table:table-cell>
          <table:table-cell table:number-columns-repeated="16382"/>
        </table:table-row>
        <table:table-row table:style-name="ro1">
          <table:table-cell office:value-type="float" office:value="1.74213" table:style-name="ce1">
            <text:p>1.74213</text:p>
          </table:table-cell>
          <table:table-cell office:value-type="float" office:value="1.11957" table:style-name="ce1">
            <text:p>1.11957</text:p>
          </table:table-cell>
          <table:table-cell table:number-columns-repeated="16382"/>
        </table:table-row>
        <table:table-row table:style-name="ro1">
          <table:table-cell office:value-type="float" office:value="1.86642" table:style-name="ce1">
            <text:p>1.86642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854500000000002" table:style-name="ce1">
            <text:p>2.48545</text:p>
          </table:table-cell>
          <table:table-cell office:value-type="float" office:value="0.61770400000000003" table:style-name="ce1">
            <text:p>0.617704</text:p>
          </table:table-cell>
          <table:table-cell table:number-columns-repeated="16382"/>
        </table:table-row>
        <table:table-row table:style-name="ro1">
          <table:table-cell office:value-type="float" office:value="2.2570199999999998" table:style-name="ce1">
            <text:p>2.25702</text:p>
          </table:table-cell>
          <table:table-cell office:value-type="float" office:value="1.23445" table:style-name="ce1">
            <text:p>1.23445</text:p>
          </table:table-cell>
          <table:table-cell table:number-columns-repeated="16382"/>
        </table:table-row>
        <table:table-row table:style-name="ro1">
          <table:table-cell office:value-type="float" office:value="2.4860500000000001" table:style-name="ce1">
            <text:p>2.48605</text:p>
          </table:table-cell>
          <table:table-cell office:value-type="float" office:value="1.7746999999999999" table:style-name="ce1">
            <text:p>1.7747</text:p>
          </table:table-cell>
          <table:table-cell table:number-columns-repeated="16382"/>
        </table:table-row>
        <table:table-row table:style-name="ro1">
          <table:table-cell office:value-type="float" office:value="1.7591000000000001" table:style-name="ce1">
            <text:p>1.7591</text:p>
          </table:table-cell>
          <table:table-cell office:value-type="float" office:value="1.1141300000000001" table:style-name="ce1">
            <text:p>1.11413</text:p>
          </table:table-cell>
          <table:table-cell table:number-columns-repeated="16382"/>
        </table:table-row>
        <table:table-row table:style-name="ro1">
          <table:table-cell office:value-type="float" office:value="1.85178" table:style-name="ce1">
            <text:p>1.85178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854500000000002" table:style-name="ce1">
            <text:p>2.48545</text:p>
          </table:table-cell>
          <table:table-cell office:value-type="float" office:value="0.61770400000000003" table:style-name="ce1">
            <text:p>0.617704</text:p>
          </table:table-cell>
          <table:table-cell table:number-columns-repeated="16382"/>
        </table:table-row>
        <table:table-row table:style-name="ro1">
          <table:table-cell office:value-type="float" office:value="2.2570199999999998" table:style-name="ce1">
            <text:p>2.25702</text:p>
          </table:table-cell>
          <table:table-cell office:value-type="float" office:value="1.23445" table:style-name="ce1">
            <text:p>1.23445</text:p>
          </table:table-cell>
          <table:table-cell table:number-columns-repeated="16382"/>
        </table:table-row>
        <table:table-row table:style-name="ro1">
          <table:table-cell office:value-type="float" office:value="2.4860500000000001" table:style-name="ce1">
            <text:p>2.48605</text:p>
          </table:table-cell>
          <table:table-cell office:value-type="float" office:value="1.7746999999999999" table:style-name="ce1">
            <text:p>1.7747</text:p>
          </table:table-cell>
          <table:table-cell table:number-columns-repeated="16382"/>
        </table:table-row>
        <table:table-row table:style-name="ro1">
          <table:table-cell office:value-type="float" office:value="1.7591000000000001" table:style-name="ce1">
            <text:p>1.7591</text:p>
          </table:table-cell>
          <table:table-cell office:value-type="float" office:value="1.1141300000000001" table:style-name="ce1">
            <text:p>1.11413</text:p>
          </table:table-cell>
          <table:table-cell table:number-columns-repeated="16382"/>
        </table:table-row>
        <table:table-row table:style-name="ro1">
          <table:table-cell office:value-type="float" office:value="1.85178" table:style-name="ce1">
            <text:p>1.85178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842499999999998" table:style-name="ce1">
            <text:p>2.48425</text:p>
          </table:table-cell>
          <table:table-cell office:value-type="float" office:value="0.58920899999999998" table:style-name="ce1">
            <text:p>0.589209</text:p>
          </table:table-cell>
          <table:table-cell table:number-columns-repeated="16382"/>
        </table:table-row>
        <table:table-row table:style-name="ro1">
          <table:table-cell office:value-type="float" office:value="2.2702399999999998" table:style-name="ce1">
            <text:p>2.27024</text:p>
          </table:table-cell>
          <table:table-cell office:value-type="float" office:value="1.2111000000000001" table:style-name="ce1">
            <text:p>1.2111</text:p>
          </table:table-cell>
          <table:table-cell table:number-columns-repeated="16382"/>
        </table:table-row>
        <table:table-row table:style-name="ro1">
          <table:table-cell office:value-type="float" office:value="2.5117699999999998" table:style-name="ce1">
            <text:p>2.51177</text:p>
          </table:table-cell>
          <table:table-cell office:value-type="float" office:value="1.74587" table:style-name="ce1">
            <text:p>1.74587</text:p>
          </table:table-cell>
          <table:table-cell table:number-columns-repeated="16382"/>
        </table:table-row>
        <table:table-row table:style-name="ro1">
          <table:table-cell office:value-type="float" office:value="1.7696400000000001" table:style-name="ce1">
            <text:p>1.76964</text:p>
          </table:table-cell>
          <table:table-cell office:value-type="float" office:value="1.1024" table:style-name="ce1">
            <text:p>1.1024</text:p>
          </table:table-cell>
          <table:table-cell table:number-columns-repeated="16382"/>
        </table:table-row>
        <table:table-row table:style-name="ro1">
          <table:table-cell office:value-type="float" office:value="1.83694" table:style-name="ce1">
            <text:p>1.83694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842499999999998" table:style-name="ce1">
            <text:p>2.48425</text:p>
          </table:table-cell>
          <table:table-cell office:value-type="float" office:value="0.58920899999999998" table:style-name="ce1">
            <text:p>0.589209</text:p>
          </table:table-cell>
          <table:table-cell table:number-columns-repeated="16382"/>
        </table:table-row>
        <table:table-row table:style-name="ro1">
          <table:table-cell office:value-type="float" office:value="2.2702399999999998" table:style-name="ce1">
            <text:p>2.27024</text:p>
          </table:table-cell>
          <table:table-cell office:value-type="float" office:value="1.2111000000000001" table:style-name="ce1">
            <text:p>1.2111</text:p>
          </table:table-cell>
          <table:table-cell table:number-columns-repeated="16382"/>
        </table:table-row>
        <table:table-row table:style-name="ro1">
          <table:table-cell office:value-type="float" office:value="2.5117699999999998" table:style-name="ce1">
            <text:p>2.51177</text:p>
          </table:table-cell>
          <table:table-cell office:value-type="float" office:value="1.74587" table:style-name="ce1">
            <text:p>1.74587</text:p>
          </table:table-cell>
          <table:table-cell table:number-columns-repeated="16382"/>
        </table:table-row>
        <table:table-row table:style-name="ro1">
          <table:table-cell office:value-type="float" office:value="1.7696400000000001" table:style-name="ce1">
            <text:p>1.76964</text:p>
          </table:table-cell>
          <table:table-cell office:value-type="float" office:value="1.1024" table:style-name="ce1">
            <text:p>1.1024</text:p>
          </table:table-cell>
          <table:table-cell table:number-columns-repeated="16382"/>
        </table:table-row>
        <table:table-row table:style-name="ro1">
          <table:table-cell office:value-type="float" office:value="1.83694" table:style-name="ce1">
            <text:p>1.83694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008300000000001" table:style-name="ce1">
            <text:p>2.50083</text:p>
          </table:table-cell>
          <table:table-cell office:value-type="float" office:value="0.53751499999999997" table:style-name="ce1">
            <text:p>0.537515</text:p>
          </table:table-cell>
          <table:table-cell table:number-columns-repeated="16382"/>
        </table:table-row>
        <table:table-row table:style-name="ro1">
          <table:table-cell office:value-type="float" office:value="2.20235" table:style-name="ce1">
            <text:p>2.20235</text:p>
          </table:table-cell>
          <table:table-cell office:value-type="float" office:value="1.19486" table:style-name="ce1">
            <text:p>1.19486</text:p>
          </table:table-cell>
          <table:table-cell table:number-columns-repeated="16382"/>
        </table:table-row>
        <table:table-row table:style-name="ro1">
          <table:table-cell office:value-type="float" office:value="2.2025999999999999" table:style-name="ce1">
            <text:p>2.2026</text:p>
          </table:table-cell>
          <table:table-cell office:value-type="float" office:value="1.43998" table:style-name="ce1">
            <text:p>1.43998</text:p>
          </table:table-cell>
          <table:table-cell table:number-columns-repeated="16382"/>
        </table:table-row>
        <table:table-row table:style-name="ro1">
          <table:table-cell office:value-type="float" office:value="1.58389" table:style-name="ce1">
            <text:p>1.58389</text:p>
          </table:table-cell>
          <table:table-cell office:value-type="float" office:value="0.92825800000000003" table:style-name="ce1">
            <text:p>0.928258</text:p>
          </table:table-cell>
          <table:table-cell table:number-columns-repeated="16382"/>
        </table:table-row>
        <table:table-row table:style-name="ro1">
          <table:table-cell office:value-type="float" office:value="1.8230999999999999" table:style-name="ce1">
            <text:p>1.8231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008300000000001" table:style-name="ce1">
            <text:p>2.50083</text:p>
          </table:table-cell>
          <table:table-cell office:value-type="float" office:value="0.53751499999999997" table:style-name="ce1">
            <text:p>0.537515</text:p>
          </table:table-cell>
          <table:table-cell table:number-columns-repeated="16382"/>
        </table:table-row>
        <table:table-row table:style-name="ro1">
          <table:table-cell office:value-type="float" office:value="2.20235" table:style-name="ce1">
            <text:p>2.20235</text:p>
          </table:table-cell>
          <table:table-cell office:value-type="float" office:value="1.19486" table:style-name="ce1">
            <text:p>1.19486</text:p>
          </table:table-cell>
          <table:table-cell table:number-columns-repeated="16382"/>
        </table:table-row>
        <table:table-row table:style-name="ro1">
          <table:table-cell office:value-type="float" office:value="2.2025999999999999" table:style-name="ce1">
            <text:p>2.2026</text:p>
          </table:table-cell>
          <table:table-cell office:value-type="float" office:value="1.43998" table:style-name="ce1">
            <text:p>1.43998</text:p>
          </table:table-cell>
          <table:table-cell table:number-columns-repeated="16382"/>
        </table:table-row>
        <table:table-row table:style-name="ro1">
          <table:table-cell office:value-type="float" office:value="1.58389" table:style-name="ce1">
            <text:p>1.58389</text:p>
          </table:table-cell>
          <table:table-cell office:value-type="float" office:value="0.92825800000000003" table:style-name="ce1">
            <text:p>0.928258</text:p>
          </table:table-cell>
          <table:table-cell table:number-columns-repeated="16382"/>
        </table:table-row>
        <table:table-row table:style-name="ro1">
          <table:table-cell office:value-type="float" office:value="1.8230999999999999" table:style-name="ce1">
            <text:p>1.8231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71100000000002" table:style-name="ce1">
            <text:p>2.49711</text:p>
          </table:table-cell>
          <table:table-cell office:value-type="float" office:value="0.50812100000000004" table:style-name="ce1">
            <text:p>0.508121</text:p>
          </table:table-cell>
          <table:table-cell table:number-columns-repeated="16382"/>
        </table:table-row>
        <table:table-row table:style-name="ro1">
          <table:table-cell office:value-type="float" office:value="2.2145100000000002" table:style-name="ce1">
            <text:p>2.21451</text:p>
          </table:table-cell>
          <table:table-cell office:value-type="float" office:value="1.1724399999999999" table:style-name="ce1">
            <text:p>1.17244</text:p>
          </table:table-cell>
          <table:table-cell table:number-columns-repeated="16382"/>
        </table:table-row>
        <table:table-row table:style-name="ro1">
          <table:table-cell office:value-type="float" office:value="2.2206399999999999" table:style-name="ce1">
            <text:p>2.22064</text:p>
          </table:table-cell>
          <table:table-cell office:value-type="float" office:value="1.4174800000000001" table:style-name="ce1">
            <text:p>1.41748</text:p>
          </table:table-cell>
          <table:table-cell table:number-columns-repeated="16382"/>
        </table:table-row>
        <table:table-row table:style-name="ro1">
          <table:table-cell office:value-type="float" office:value="1.58982" table:style-name="ce1">
            <text:p>1.58982</text:p>
          </table:table-cell>
          <table:table-cell office:value-type="float" office:value="0.92076999999999998" table:style-name="ce1">
            <text:p>0.92077</text:p>
          </table:table-cell>
          <table:table-cell table:number-columns-repeated="16382"/>
        </table:table-row>
        <table:table-row table:style-name="ro1">
          <table:table-cell office:value-type="float" office:value="1.80715" table:style-name="ce1">
            <text:p>1.80715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71100000000002" table:style-name="ce1">
            <text:p>2.49711</text:p>
          </table:table-cell>
          <table:table-cell office:value-type="float" office:value="0.50812100000000004" table:style-name="ce1">
            <text:p>0.508121</text:p>
          </table:table-cell>
          <table:table-cell table:number-columns-repeated="16382"/>
        </table:table-row>
        <table:table-row table:style-name="ro1">
          <table:table-cell office:value-type="float" office:value="2.2145100000000002" table:style-name="ce1">
            <text:p>2.21451</text:p>
          </table:table-cell>
          <table:table-cell office:value-type="float" office:value="1.1724399999999999" table:style-name="ce1">
            <text:p>1.17244</text:p>
          </table:table-cell>
          <table:table-cell table:number-columns-repeated="16382"/>
        </table:table-row>
        <table:table-row table:style-name="ro1">
          <table:table-cell office:value-type="float" office:value="2.2206399999999999" table:style-name="ce1">
            <text:p>2.22064</text:p>
          </table:table-cell>
          <table:table-cell office:value-type="float" office:value="1.4174800000000001" table:style-name="ce1">
            <text:p>1.41748</text:p>
          </table:table-cell>
          <table:table-cell table:number-columns-repeated="16382"/>
        </table:table-row>
        <table:table-row table:style-name="ro1">
          <table:table-cell office:value-type="float" office:value="1.58982" table:style-name="ce1">
            <text:p>1.58982</text:p>
          </table:table-cell>
          <table:table-cell office:value-type="float" office:value="0.92076999999999998" table:style-name="ce1">
            <text:p>0.92077</text:p>
          </table:table-cell>
          <table:table-cell table:number-columns-repeated="16382"/>
        </table:table-row>
        <table:table-row table:style-name="ro1">
          <table:table-cell office:value-type="float" office:value="1.80715" table:style-name="ce1">
            <text:p>1.80715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783900000000001" table:style-name="ce1">
            <text:p>2.47839</text:p>
          </table:table-cell>
          <table:table-cell office:value-type="float" office:value="0.49734499999999998" table:style-name="ce1">
            <text:p>0.497345</text:p>
          </table:table-cell>
          <table:table-cell table:number-columns-repeated="16382"/>
        </table:table-row>
        <table:table-row table:style-name="ro1">
          <table:table-cell office:value-type="float" office:value="2.4941599999999999" table:style-name="ce1">
            <text:p>2.49416</text:p>
          </table:table-cell>
          <table:table-cell office:value-type="float" office:value="1.1109899999999999" table:style-name="ce1">
            <text:p>1.11099</text:p>
          </table:table-cell>
          <table:table-cell table:number-columns-repeated="16382"/>
        </table:table-row>
        <table:table-row table:style-name="ro1">
          <table:table-cell office:value-type="float" office:value="2.2661099999999998" table:style-name="ce1">
            <text:p>2.26611</text:p>
          </table:table-cell>
          <table:table-cell office:value-type="float" office:value="1.4154" table:style-name="ce1">
            <text:p>1.4154</text:p>
          </table:table-cell>
          <table:table-cell table:number-columns-repeated="16382"/>
        </table:table-row>
        <table:table-row table:style-name="ro1">
          <table:table-cell office:value-type="float" office:value="1.80071" table:style-name="ce1">
            <text:p>1.80071</text:p>
          </table:table-cell>
          <table:table-cell office:value-type="float" office:value="1.0671999999999999" table:style-name="ce1">
            <text:p>1.0672</text:p>
          </table:table-cell>
          <table:table-cell table:number-columns-repeated="16382"/>
        </table:table-row>
        <table:table-row table:style-name="ro1">
          <table:table-cell office:value-type="float" office:value="1.79149" table:style-name="ce1">
            <text:p>1.79149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783900000000001" table:style-name="ce1">
            <text:p>2.47839</text:p>
          </table:table-cell>
          <table:table-cell office:value-type="float" office:value="0.49734499999999998" table:style-name="ce1">
            <text:p>0.497345</text:p>
          </table:table-cell>
          <table:table-cell table:number-columns-repeated="16382"/>
        </table:table-row>
        <table:table-row table:style-name="ro1">
          <table:table-cell office:value-type="float" office:value="2.4941599999999999" table:style-name="ce1">
            <text:p>2.49416</text:p>
          </table:table-cell>
          <table:table-cell office:value-type="float" office:value="1.1109899999999999" table:style-name="ce1">
            <text:p>1.11099</text:p>
          </table:table-cell>
          <table:table-cell table:number-columns-repeated="16382"/>
        </table:table-row>
        <table:table-row table:style-name="ro1">
          <table:table-cell office:value-type="float" office:value="2.2661099999999998" table:style-name="ce1">
            <text:p>2.26611</text:p>
          </table:table-cell>
          <table:table-cell office:value-type="float" office:value="1.4154" table:style-name="ce1">
            <text:p>1.4154</text:p>
          </table:table-cell>
          <table:table-cell table:number-columns-repeated="16382"/>
        </table:table-row>
        <table:table-row table:style-name="ro1">
          <table:table-cell office:value-type="float" office:value="1.80071" table:style-name="ce1">
            <text:p>1.80071</text:p>
          </table:table-cell>
          <table:table-cell office:value-type="float" office:value="1.0671999999999999" table:style-name="ce1">
            <text:p>1.0672</text:p>
          </table:table-cell>
          <table:table-cell table:number-columns-repeated="16382"/>
        </table:table-row>
        <table:table-row table:style-name="ro1">
          <table:table-cell office:value-type="float" office:value="1.79149" table:style-name="ce1">
            <text:p>1.79149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742700000000002" table:style-name="ce1">
            <text:p>2.47427</text:p>
          </table:table-cell>
          <table:table-cell office:value-type="float" office:value="0.46894000000000002" table:style-name="ce1">
            <text:p>0.46894</text:p>
          </table:table-cell>
          <table:table-cell table:number-columns-repeated="16382"/>
        </table:table-row>
        <table:table-row table:style-name="ro1">
          <table:table-cell office:value-type="float" office:value="2.5043600000000001" table:style-name="ce1">
            <text:p>2.50436</text:p>
          </table:table-cell>
          <table:table-cell office:value-type="float" office:value="1.08205" table:style-name="ce1">
            <text:p>1.08205</text:p>
          </table:table-cell>
          <table:table-cell table:number-columns-repeated="16382"/>
        </table:table-row>
        <table:table-row table:style-name="ro1">
          <table:table-cell office:value-type="float" office:value="2.28348" table:style-name="ce1">
            <text:p>2.28348</text:p>
          </table:table-cell>
          <table:table-cell office:value-type="float" office:value="1.3916999999999999" table:style-name="ce1">
            <text:p>1.3917</text:p>
          </table:table-cell>
          <table:table-cell table:number-columns-repeated="16382"/>
        </table:table-row>
        <table:table-row table:style-name="ro1">
          <table:table-cell office:value-type="float" office:value="1.8100799999999999" table:style-name="ce1">
            <text:p>1.81008</text:p>
          </table:table-cell>
          <table:table-cell office:value-type="float" office:value="1.05446" table:style-name="ce1">
            <text:p>1.05446</text:p>
          </table:table-cell>
          <table:table-cell table:number-columns-repeated="16382"/>
        </table:table-row>
        <table:table-row table:style-name="ro1">
          <table:table-cell office:value-type="float" office:value="1.776" table:style-name="ce1">
            <text:p>1.776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742700000000002" table:style-name="ce1">
            <text:p>2.47427</text:p>
          </table:table-cell>
          <table:table-cell office:value-type="float" office:value="0.46894000000000002" table:style-name="ce1">
            <text:p>0.46894</text:p>
          </table:table-cell>
          <table:table-cell table:number-columns-repeated="16382"/>
        </table:table-row>
        <table:table-row table:style-name="ro1">
          <table:table-cell office:value-type="float" office:value="2.5043600000000001" table:style-name="ce1">
            <text:p>2.50436</text:p>
          </table:table-cell>
          <table:table-cell office:value-type="float" office:value="1.08205" table:style-name="ce1">
            <text:p>1.08205</text:p>
          </table:table-cell>
          <table:table-cell table:number-columns-repeated="16382"/>
        </table:table-row>
        <table:table-row table:style-name="ro1">
          <table:table-cell office:value-type="float" office:value="2.28348" table:style-name="ce1">
            <text:p>2.28348</text:p>
          </table:table-cell>
          <table:table-cell office:value-type="float" office:value="1.3916999999999999" table:style-name="ce1">
            <text:p>1.3917</text:p>
          </table:table-cell>
          <table:table-cell table:number-columns-repeated="16382"/>
        </table:table-row>
        <table:table-row table:style-name="ro1">
          <table:table-cell office:value-type="float" office:value="1.8100799999999999" table:style-name="ce1">
            <text:p>1.81008</text:p>
          </table:table-cell>
          <table:table-cell office:value-type="float" office:value="1.05446" table:style-name="ce1">
            <text:p>1.05446</text:p>
          </table:table-cell>
          <table:table-cell table:number-columns-repeated="16382"/>
        </table:table-row>
        <table:table-row table:style-name="ro1">
          <table:table-cell office:value-type="float" office:value="1.776" table:style-name="ce1">
            <text:p>1.776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8176" table:style-name="ce1">
            <text:p>2.48176</text:p>
          </table:table-cell>
          <table:table-cell office:value-type="float" office:value="0.42180499999999999" table:style-name="ce1">
            <text:p>0.421805</text:p>
          </table:table-cell>
          <table:table-cell table:number-columns-repeated="16382"/>
        </table:table-row>
        <table:table-row table:style-name="ro1">
          <table:table-cell office:value-type="float" office:value="2.5054099999999999" table:style-name="ce1">
            <text:p>2.50541</text:p>
          </table:table-cell>
          <table:table-cell office:value-type="float" office:value="1.05423" table:style-name="ce1">
            <text:p>1.05423</text:p>
          </table:table-cell>
          <table:table-cell table:number-columns-repeated="16382"/>
        </table:table-row>
        <table:table-row table:style-name="ro1">
          <table:table-cell office:value-type="float" office:value="2.3102900000000002" table:style-name="ce1">
            <text:p>2.31029</text:p>
          </table:table-cell>
          <table:table-cell office:value-type="float" office:value="1.3741699999999999" table:style-name="ce1">
            <text:p>1.37417</text:p>
          </table:table-cell>
          <table:table-cell table:number-columns-repeated="16382"/>
        </table:table-row>
        <table:table-row table:style-name="ro1">
          <table:table-cell office:value-type="float" office:value="1.79562" table:style-name="ce1">
            <text:p>1.79562</text:p>
          </table:table-cell>
          <table:table-cell office:value-type="float" office:value="1.02559" table:style-name="ce1">
            <text:p>1.02559</text:p>
          </table:table-cell>
          <table:table-cell table:number-columns-repeated="16382"/>
        </table:table-row>
        <table:table-row table:style-name="ro1">
          <table:table-cell office:value-type="float" office:value="1.76423" table:style-name="ce1">
            <text:p>1.7642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8176" table:style-name="ce1">
            <text:p>2.48176</text:p>
          </table:table-cell>
          <table:table-cell office:value-type="float" office:value="0.42180499999999999" table:style-name="ce1">
            <text:p>0.421805</text:p>
          </table:table-cell>
          <table:table-cell table:number-columns-repeated="16382"/>
        </table:table-row>
        <table:table-row table:style-name="ro1">
          <table:table-cell office:value-type="float" office:value="2.5054099999999999" table:style-name="ce1">
            <text:p>2.50541</text:p>
          </table:table-cell>
          <table:table-cell office:value-type="float" office:value="1.05423" table:style-name="ce1">
            <text:p>1.05423</text:p>
          </table:table-cell>
          <table:table-cell table:number-columns-repeated="16382"/>
        </table:table-row>
        <table:table-row table:style-name="ro1">
          <table:table-cell office:value-type="float" office:value="2.3102900000000002" table:style-name="ce1">
            <text:p>2.31029</text:p>
          </table:table-cell>
          <table:table-cell office:value-type="float" office:value="1.3741699999999999" table:style-name="ce1">
            <text:p>1.37417</text:p>
          </table:table-cell>
          <table:table-cell table:number-columns-repeated="16382"/>
        </table:table-row>
        <table:table-row table:style-name="ro1">
          <table:table-cell office:value-type="float" office:value="1.79562" table:style-name="ce1">
            <text:p>1.79562</text:p>
          </table:table-cell>
          <table:table-cell office:value-type="float" office:value="1.02559" table:style-name="ce1">
            <text:p>1.02559</text:p>
          </table:table-cell>
          <table:table-cell table:number-columns-repeated="16382"/>
        </table:table-row>
        <table:table-row table:style-name="ro1">
          <table:table-cell office:value-type="float" office:value="1.76423" table:style-name="ce1">
            <text:p>1.7642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753599999999998" table:style-name="ce1">
            <text:p>2.47536</text:p>
          </table:table-cell>
          <table:table-cell office:value-type="float" office:value="0.393011" table:style-name="ce1">
            <text:p>0.393011</text:p>
          </table:table-cell>
          <table:table-cell table:number-columns-repeated="16382"/>
        </table:table-row>
        <table:table-row table:style-name="ro1">
          <table:table-cell office:value-type="float" office:value="2.5142099999999998" table:style-name="ce1">
            <text:p>2.51421</text:p>
          </table:table-cell>
          <table:table-cell office:value-type="float" office:value="1.0246900000000001" table:style-name="ce1">
            <text:p>1.02469</text:p>
          </table:table-cell>
          <table:table-cell table:number-columns-repeated="16382"/>
        </table:table-row>
        <table:table-row table:style-name="ro1">
          <table:table-cell office:value-type="float" office:value="2.3268499999999999" table:style-name="ce1">
            <text:p>2.32685</text:p>
          </table:table-cell>
          <table:table-cell office:value-type="float" office:value="1.3492299999999999" table:style-name="ce1">
            <text:p>1.34923</text:p>
          </table:table-cell>
          <table:table-cell table:number-columns-repeated="16382"/>
        </table:table-row>
        <table:table-row table:style-name="ro1">
          <table:table-cell office:value-type="float" office:value="1.8039400000000001" table:style-name="ce1">
            <text:p>1.80394</text:p>
          </table:table-cell>
          <table:table-cell office:value-type="float" office:value="1.0131300000000001" table:style-name="ce1">
            <text:p>1.01313</text:p>
          </table:table-cell>
          <table:table-cell table:number-columns-repeated="16382"/>
        </table:table-row>
        <table:table-row table:style-name="ro1">
          <table:table-cell office:value-type="float" office:value="1.7479199999999999" table:style-name="ce1">
            <text:p>1.74792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753599999999998" table:style-name="ce1">
            <text:p>2.47536</text:p>
          </table:table-cell>
          <table:table-cell office:value-type="float" office:value="0.393011" table:style-name="ce1">
            <text:p>0.393011</text:p>
          </table:table-cell>
          <table:table-cell table:number-columns-repeated="16382"/>
        </table:table-row>
        <table:table-row table:style-name="ro1">
          <table:table-cell office:value-type="float" office:value="2.5142099999999998" table:style-name="ce1">
            <text:p>2.51421</text:p>
          </table:table-cell>
          <table:table-cell office:value-type="float" office:value="1.0246900000000001" table:style-name="ce1">
            <text:p>1.02469</text:p>
          </table:table-cell>
          <table:table-cell table:number-columns-repeated="16382"/>
        </table:table-row>
        <table:table-row table:style-name="ro1">
          <table:table-cell office:value-type="float" office:value="2.3268499999999999" table:style-name="ce1">
            <text:p>2.32685</text:p>
          </table:table-cell>
          <table:table-cell office:value-type="float" office:value="1.3492299999999999" table:style-name="ce1">
            <text:p>1.34923</text:p>
          </table:table-cell>
          <table:table-cell table:number-columns-repeated="16382"/>
        </table:table-row>
        <table:table-row table:style-name="ro1">
          <table:table-cell office:value-type="float" office:value="1.8039400000000001" table:style-name="ce1">
            <text:p>1.80394</text:p>
          </table:table-cell>
          <table:table-cell office:value-type="float" office:value="1.0131300000000001" table:style-name="ce1">
            <text:p>1.01313</text:p>
          </table:table-cell>
          <table:table-cell table:number-columns-repeated="16382"/>
        </table:table-row>
        <table:table-row table:style-name="ro1">
          <table:table-cell office:value-type="float" office:value="1.7479199999999999" table:style-name="ce1">
            <text:p>1.74792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838100000000001" table:style-name="ce1">
            <text:p>2.48381</text:p>
          </table:table-cell>
          <table:table-cell office:value-type="float" office:value="0.33927200000000002" table:style-name="ce1">
            <text:p>0.339272</text:p>
          </table:table-cell>
          <table:table-cell table:number-columns-repeated="16382"/>
        </table:table-row>
        <table:table-row table:style-name="ro1">
          <table:table-cell office:value-type="float" office:value="2.4816400000000001" table:style-name="ce1">
            <text:p>2.48164</text:p>
          </table:table-cell>
          <table:table-cell office:value-type="float" office:value="1.00488" table:style-name="ce1">
            <text:p>1.00488</text:p>
          </table:table-cell>
          <table:table-cell table:number-columns-repeated="16382"/>
        </table:table-row>
        <table:table-row table:style-name="ro1">
          <table:table-cell office:value-type="float" office:value="2.3247499999999999" table:style-name="ce1">
            <text:p>2.32475</text:p>
          </table:table-cell>
          <table:table-cell office:value-type="float" office:value="1.3129900000000001" table:style-name="ce1">
            <text:p>1.31299</text:p>
          </table:table-cell>
          <table:table-cell table:number-columns-repeated="16382"/>
        </table:table-row>
        <table:table-row table:style-name="ro1">
          <table:table-cell office:value-type="float" office:value="1.8187599999999999" table:style-name="ce1">
            <text:p>1.81876</text:p>
          </table:table-cell>
          <table:table-cell office:value-type="float" office:value="1.0044900000000001" table:style-name="ce1">
            <text:p>1.00449</text:p>
          </table:table-cell>
          <table:table-cell table:number-columns-repeated="16382"/>
        </table:table-row>
        <table:table-row table:style-name="ro1">
          <table:table-cell office:value-type="float" office:value="1.74176" table:style-name="ce1">
            <text:p>1.74176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838100000000001" table:style-name="ce1">
            <text:p>2.48381</text:p>
          </table:table-cell>
          <table:table-cell office:value-type="float" office:value="0.33927200000000002" table:style-name="ce1">
            <text:p>0.339272</text:p>
          </table:table-cell>
          <table:table-cell table:number-columns-repeated="16382"/>
        </table:table-row>
        <table:table-row table:style-name="ro1">
          <table:table-cell office:value-type="float" office:value="2.4816400000000001" table:style-name="ce1">
            <text:p>2.48164</text:p>
          </table:table-cell>
          <table:table-cell office:value-type="float" office:value="1.00488" table:style-name="ce1">
            <text:p>1.00488</text:p>
          </table:table-cell>
          <table:table-cell table:number-columns-repeated="16382"/>
        </table:table-row>
        <table:table-row table:style-name="ro1">
          <table:table-cell office:value-type="float" office:value="2.3247499999999999" table:style-name="ce1">
            <text:p>2.32475</text:p>
          </table:table-cell>
          <table:table-cell office:value-type="float" office:value="1.3129900000000001" table:style-name="ce1">
            <text:p>1.31299</text:p>
          </table:table-cell>
          <table:table-cell table:number-columns-repeated="16382"/>
        </table:table-row>
        <table:table-row table:style-name="ro1">
          <table:table-cell office:value-type="float" office:value="1.8187599999999999" table:style-name="ce1">
            <text:p>1.81876</text:p>
          </table:table-cell>
          <table:table-cell office:value-type="float" office:value="1.0044900000000001" table:style-name="ce1">
            <text:p>1.00449</text:p>
          </table:table-cell>
          <table:table-cell table:number-columns-repeated="16382"/>
        </table:table-row>
        <table:table-row table:style-name="ro1">
          <table:table-cell office:value-type="float" office:value="1.74176" table:style-name="ce1">
            <text:p>1.74176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754299999999998" table:style-name="ce1">
            <text:p>2.47543</text:p>
          </table:table-cell>
          <table:table-cell office:value-type="float" office:value="0.310446" table:style-name="ce1">
            <text:p>0.310446</text:p>
          </table:table-cell>
          <table:table-cell table:number-columns-repeated="16382"/>
        </table:table-row>
        <table:table-row table:style-name="ro1">
          <table:table-cell office:value-type="float" office:value="2.4892099999999999" table:style-name="ce1">
            <text:p>2.48921</text:p>
          </table:table-cell>
          <table:table-cell office:value-type="float" office:value="0.97591799999999995" table:style-name="ce1">
            <text:p>0.975918</text:p>
          </table:table-cell>
          <table:table-cell table:number-columns-repeated="16382"/>
        </table:table-row>
        <table:table-row table:style-name="ro1">
          <table:table-cell office:value-type="float" office:value="2.3397700000000001" table:style-name="ce1">
            <text:p>2.33977</text:p>
          </table:table-cell>
          <table:table-cell office:value-type="float" office:value="1.2877000000000001" table:style-name="ce1">
            <text:p>1.2877</text:p>
          </table:table-cell>
          <table:table-cell table:number-columns-repeated="16382"/>
        </table:table-row>
        <table:table-row table:style-name="ro1">
          <table:table-cell office:value-type="float" office:value="1.8265199999999999" table:style-name="ce1">
            <text:p>1.82652</text:p>
          </table:table-cell>
          <table:table-cell office:value-type="float" office:value="0.99141900000000005" table:style-name="ce1">
            <text:p>0.991419</text:p>
          </table:table-cell>
          <table:table-cell table:number-columns-repeated="16382"/>
        </table:table-row>
        <table:table-row table:style-name="ro1">
          <table:table-cell office:value-type="float" office:value="1.7259500000000001" table:style-name="ce1">
            <text:p>1.72595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754299999999998" table:style-name="ce1">
            <text:p>2.47543</text:p>
          </table:table-cell>
          <table:table-cell office:value-type="float" office:value="0.310446" table:style-name="ce1">
            <text:p>0.310446</text:p>
          </table:table-cell>
          <table:table-cell table:number-columns-repeated="16382"/>
        </table:table-row>
        <table:table-row table:style-name="ro1">
          <table:table-cell office:value-type="float" office:value="2.4892099999999999" table:style-name="ce1">
            <text:p>2.48921</text:p>
          </table:table-cell>
          <table:table-cell office:value-type="float" office:value="0.97591799999999995" table:style-name="ce1">
            <text:p>0.975918</text:p>
          </table:table-cell>
          <table:table-cell table:number-columns-repeated="16382"/>
        </table:table-row>
        <table:table-row table:style-name="ro1">
          <table:table-cell office:value-type="float" office:value="2.3397700000000001" table:style-name="ce1">
            <text:p>2.33977</text:p>
          </table:table-cell>
          <table:table-cell office:value-type="float" office:value="1.2877000000000001" table:style-name="ce1">
            <text:p>1.2877</text:p>
          </table:table-cell>
          <table:table-cell table:number-columns-repeated="16382"/>
        </table:table-row>
        <table:table-row table:style-name="ro1">
          <table:table-cell office:value-type="float" office:value="1.8265199999999999" table:style-name="ce1">
            <text:p>1.82652</text:p>
          </table:table-cell>
          <table:table-cell office:value-type="float" office:value="0.99141900000000005" table:style-name="ce1">
            <text:p>0.991419</text:p>
          </table:table-cell>
          <table:table-cell table:number-columns-repeated="16382"/>
        </table:table-row>
        <table:table-row table:style-name="ro1">
          <table:table-cell office:value-type="float" office:value="1.7259500000000001" table:style-name="ce1">
            <text:p>1.72595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883000000000002" table:style-name="ce1">
            <text:p>2.488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848499999999998" table:style-name="ce1">
            <text:p>2.48485</text:p>
          </table:table-cell>
          <table:table-cell office:value-type="float" office:value="0.95046399999999998" table:style-name="ce1">
            <text:p>0.950464</text:p>
          </table:table-cell>
          <table:table-cell table:number-columns-repeated="16382"/>
        </table:table-row>
        <table:table-row table:style-name="ro1">
          <table:table-cell office:value-type="float" office:value="2.48888" table:style-name="ce1">
            <text:p>2.48888</text:p>
          </table:table-cell>
          <table:table-cell office:value-type="float" office:value="1.33589" table:style-name="ce1">
            <text:p>1.33589</text:p>
          </table:table-cell>
          <table:table-cell table:number-columns-repeated="16382"/>
        </table:table-row>
        <table:table-row table:style-name="ro1">
          <table:table-cell office:value-type="float" office:value="1.7982100000000001" table:style-name="ce1">
            <text:p>1.79821</text:p>
          </table:table-cell>
          <table:table-cell office:value-type="float" office:value="0.95842000000000005" table:style-name="ce1">
            <text:p>0.95842</text:p>
          </table:table-cell>
          <table:table-cell table:number-columns-repeated="16382"/>
        </table:table-row>
        <table:table-row table:style-name="ro1">
          <table:table-cell office:value-type="float" office:value="1.71784" table:style-name="ce1">
            <text:p>1.71784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883000000000002" table:style-name="ce1">
            <text:p>2.488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848499999999998" table:style-name="ce1">
            <text:p>2.48485</text:p>
          </table:table-cell>
          <table:table-cell office:value-type="float" office:value="0.95046399999999998" table:style-name="ce1">
            <text:p>0.950464</text:p>
          </table:table-cell>
          <table:table-cell table:number-columns-repeated="16382"/>
        </table:table-row>
        <table:table-row table:style-name="ro1">
          <table:table-cell office:value-type="float" office:value="2.48888" table:style-name="ce1">
            <text:p>2.48888</text:p>
          </table:table-cell>
          <table:table-cell office:value-type="float" office:value="1.33589" table:style-name="ce1">
            <text:p>1.33589</text:p>
          </table:table-cell>
          <table:table-cell table:number-columns-repeated="16382"/>
        </table:table-row>
        <table:table-row table:style-name="ro1">
          <table:table-cell office:value-type="float" office:value="1.7982100000000001" table:style-name="ce1">
            <text:p>1.79821</text:p>
          </table:table-cell>
          <table:table-cell office:value-type="float" office:value="0.95842000000000005" table:style-name="ce1">
            <text:p>0.95842</text:p>
          </table:table-cell>
          <table:table-cell table:number-columns-repeated="16382"/>
        </table:table-row>
        <table:table-row table:style-name="ro1">
          <table:table-cell office:value-type="float" office:value="1.71784" table:style-name="ce1">
            <text:p>1.71784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768699999999999" table:style-name="ce1">
            <text:p>2.47687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10600000000001" table:style-name="ce1">
            <text:p>2.49106</text:p>
          </table:table-cell>
          <table:table-cell office:value-type="float" office:value="0.921014" table:style-name="ce1">
            <text:p>0.921014</text:p>
          </table:table-cell>
          <table:table-cell table:number-columns-repeated="16382"/>
        </table:table-row>
        <table:table-row table:style-name="ro1">
          <table:table-cell office:value-type="float" office:value="2.5047100000000002" table:style-name="ce1">
            <text:p>2.50471</text:p>
          </table:table-cell>
          <table:table-cell office:value-type="float" office:value="1.3062199999999999" table:style-name="ce1">
            <text:p>1.30622</text:p>
          </table:table-cell>
          <table:table-cell table:number-columns-repeated="16382"/>
        </table:table-row>
        <table:table-row table:style-name="ro1">
          <table:table-cell office:value-type="float" office:value="1.80484" table:style-name="ce1">
            <text:p>1.80484</text:p>
          </table:table-cell>
          <table:table-cell office:value-type="float" office:value="0.94609600000000005" table:style-name="ce1">
            <text:p>0.946096</text:p>
          </table:table-cell>
          <table:table-cell table:number-columns-repeated="16382"/>
        </table:table-row>
        <table:table-row table:style-name="ro1">
          <table:table-cell office:value-type="float" office:value="1.7011700000000001" table:style-name="ce1">
            <text:p>1.70117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768699999999999" table:style-name="ce1">
            <text:p>2.47687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10600000000001" table:style-name="ce1">
            <text:p>2.49106</text:p>
          </table:table-cell>
          <table:table-cell office:value-type="float" office:value="0.921014" table:style-name="ce1">
            <text:p>0.921014</text:p>
          </table:table-cell>
          <table:table-cell table:number-columns-repeated="16382"/>
        </table:table-row>
        <table:table-row table:style-name="ro1">
          <table:table-cell office:value-type="float" office:value="2.5047100000000002" table:style-name="ce1">
            <text:p>2.50471</text:p>
          </table:table-cell>
          <table:table-cell office:value-type="float" office:value="1.3062199999999999" table:style-name="ce1">
            <text:p>1.30622</text:p>
          </table:table-cell>
          <table:table-cell table:number-columns-repeated="16382"/>
        </table:table-row>
        <table:table-row table:style-name="ro1">
          <table:table-cell office:value-type="float" office:value="1.80484" table:style-name="ce1">
            <text:p>1.80484</text:p>
          </table:table-cell>
          <table:table-cell office:value-type="float" office:value="0.94609600000000005" table:style-name="ce1">
            <text:p>0.946096</text:p>
          </table:table-cell>
          <table:table-cell table:number-columns-repeated="16382"/>
        </table:table-row>
        <table:table-row table:style-name="ro1">
          <table:table-cell office:value-type="float" office:value="1.7011700000000001" table:style-name="ce1">
            <text:p>1.70117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15400000000001" table:style-name="ce1">
            <text:p>2.49154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051" table:style-name="ce1">
            <text:p>2.49051</text:p>
          </table:table-cell>
          <table:table-cell office:value-type="float" office:value="0.89400999999999997" table:style-name="ce1">
            <text:p>0.89401</text:p>
          </table:table-cell>
          <table:table-cell table:number-columns-repeated="16382"/>
        </table:table-row>
        <table:table-row table:style-name="ro1">
          <table:table-cell office:value-type="float" office:value="2.4914399999999999" table:style-name="ce1">
            <text:p>2.49144</text:p>
          </table:table-cell>
          <table:table-cell office:value-type="float" office:value="1.2629900000000001" table:style-name="ce1">
            <text:p>1.26299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6850099999999999" table:style-name="ce1">
            <text:p>1.68501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15400000000001" table:style-name="ce1">
            <text:p>2.49154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051" table:style-name="ce1">
            <text:p>2.49051</text:p>
          </table:table-cell>
          <table:table-cell office:value-type="float" office:value="0.89400999999999997" table:style-name="ce1">
            <text:p>0.89401</text:p>
          </table:table-cell>
          <table:table-cell table:number-columns-repeated="16382"/>
        </table:table-row>
        <table:table-row table:style-name="ro1">
          <table:table-cell office:value-type="float" office:value="2.4914399999999999" table:style-name="ce1">
            <text:p>2.49144</text:p>
          </table:table-cell>
          <table:table-cell office:value-type="float" office:value="1.2629900000000001" table:style-name="ce1">
            <text:p>1.26299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6850099999999999" table:style-name="ce1">
            <text:p>1.68501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777300000000002" table:style-name="ce1">
            <text:p>2.4777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53699999999999" table:style-name="ce1">
            <text:p>2.49537</text:p>
          </table:table-cell>
          <table:table-cell office:value-type="float" office:value="0.86465199999999998" table:style-name="ce1">
            <text:p>0.864652</text:p>
          </table:table-cell>
          <table:table-cell table:number-columns-repeated="16382"/>
        </table:table-row>
        <table:table-row table:style-name="ro1">
          <table:table-cell office:value-type="float" office:value="2.5053299999999998" table:style-name="ce1">
            <text:p>2.50533</text:p>
          </table:table-cell>
          <table:table-cell office:value-type="float" office:value="1.2335" table:style-name="ce1">
            <text:p>1.2335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6682999999999999" table:style-name="ce1">
            <text:p>1.668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777300000000002" table:style-name="ce1">
            <text:p>2.4777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53699999999999" table:style-name="ce1">
            <text:p>2.49537</text:p>
          </table:table-cell>
          <table:table-cell office:value-type="float" office:value="0.86465199999999998" table:style-name="ce1">
            <text:p>0.864652</text:p>
          </table:table-cell>
          <table:table-cell table:number-columns-repeated="16382"/>
        </table:table-row>
        <table:table-row table:style-name="ro1">
          <table:table-cell office:value-type="float" office:value="2.5053299999999998" table:style-name="ce1">
            <text:p>2.50533</text:p>
          </table:table-cell>
          <table:table-cell office:value-type="float" office:value="1.2335" table:style-name="ce1">
            <text:p>1.2335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6682999999999999" table:style-name="ce1">
            <text:p>1.668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868100000000002" table:style-name="ce1">
            <text:p>2.48681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71000000000001" table:style-name="ce1">
            <text:p>2.4971</text:p>
          </table:table-cell>
          <table:table-cell office:value-type="float" office:value="0.83619500000000002" table:style-name="ce1">
            <text:p>0.836195</text:p>
          </table:table-cell>
          <table:table-cell table:number-columns-repeated="16382"/>
        </table:table-row>
        <table:table-row table:style-name="ro1">
          <table:table-cell office:value-type="float" office:value="2.4894500000000002" table:style-name="ce1">
            <text:p>2.48945</text:p>
          </table:table-cell>
          <table:table-cell office:value-type="float" office:value="1.1914100000000001" table:style-name="ce1">
            <text:p>1.19141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67144" table:style-name="ce1">
            <text:p>1.67144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868100000000002" table:style-name="ce1">
            <text:p>2.48681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71000000000001" table:style-name="ce1">
            <text:p>2.4971</text:p>
          </table:table-cell>
          <table:table-cell office:value-type="float" office:value="0.83619500000000002" table:style-name="ce1">
            <text:p>0.836195</text:p>
          </table:table-cell>
          <table:table-cell table:number-columns-repeated="16382"/>
        </table:table-row>
        <table:table-row table:style-name="ro1">
          <table:table-cell office:value-type="float" office:value="2.4894500000000002" table:style-name="ce1">
            <text:p>2.48945</text:p>
          </table:table-cell>
          <table:table-cell office:value-type="float" office:value="1.1914100000000001" table:style-name="ce1">
            <text:p>1.19141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67144" table:style-name="ce1">
            <text:p>1.67144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701200000000001" table:style-name="ce1">
            <text:p>2.47012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004200000000001" table:style-name="ce1">
            <text:p>2.50042</text:p>
          </table:table-cell>
          <table:table-cell office:value-type="float" office:value="0.80668099999999998" table:style-name="ce1">
            <text:p>0.806681</text:p>
          </table:table-cell>
          <table:table-cell table:number-columns-repeated="16382"/>
        </table:table-row>
        <table:table-row table:style-name="ro1">
          <table:table-cell office:value-type="float" office:value="2.5014599999999998" table:style-name="ce1">
            <text:p>2.50146</text:p>
          </table:table-cell>
          <table:table-cell office:value-type="float" office:value="1.16198" table:style-name="ce1">
            <text:p>1.16198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6553800000000001" table:style-name="ce1">
            <text:p>1.65538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701200000000001" table:style-name="ce1">
            <text:p>2.47012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004200000000001" table:style-name="ce1">
            <text:p>2.50042</text:p>
          </table:table-cell>
          <table:table-cell office:value-type="float" office:value="0.80668099999999998" table:style-name="ce1">
            <text:p>0.806681</text:p>
          </table:table-cell>
          <table:table-cell table:number-columns-repeated="16382"/>
        </table:table-row>
        <table:table-row table:style-name="ro1">
          <table:table-cell office:value-type="float" office:value="2.5014599999999998" table:style-name="ce1">
            <text:p>2.50146</text:p>
          </table:table-cell>
          <table:table-cell office:value-type="float" office:value="1.16198" table:style-name="ce1">
            <text:p>1.16198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6553800000000001" table:style-name="ce1">
            <text:p>1.65538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335200000000001" table:style-name="ce1">
            <text:p>2.43352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75299999999998" table:style-name="ce1">
            <text:p>2.49753</text:p>
          </table:table-cell>
          <table:table-cell office:value-type="float" office:value="0.77961999999999998" table:style-name="ce1">
            <text:p>0.77962</text:p>
          </table:table-cell>
          <table:table-cell table:number-columns-repeated="16382"/>
        </table:table-row>
        <table:table-row table:style-name="ro1">
          <table:table-cell office:value-type="float" office:value="2.5015000000000001" table:style-name="ce1">
            <text:p>2.5015</text:p>
          </table:table-cell>
          <table:table-cell office:value-type="float" office:value="1.1280300000000001" table:style-name="ce1">
            <text:p>1.12803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6435299999999999" table:style-name="ce1">
            <text:p>1.6435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335200000000001" table:style-name="ce1">
            <text:p>2.43352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75299999999998" table:style-name="ce1">
            <text:p>2.49753</text:p>
          </table:table-cell>
          <table:table-cell office:value-type="float" office:value="0.77961999999999998" table:style-name="ce1">
            <text:p>0.77962</text:p>
          </table:table-cell>
          <table:table-cell table:number-columns-repeated="16382"/>
        </table:table-row>
        <table:table-row table:style-name="ro1">
          <table:table-cell office:value-type="float" office:value="2.5015000000000001" table:style-name="ce1">
            <text:p>2.5015</text:p>
          </table:table-cell>
          <table:table-cell office:value-type="float" office:value="1.1280300000000001" table:style-name="ce1">
            <text:p>1.12803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6435299999999999" table:style-name="ce1">
            <text:p>1.6435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1649" table:style-name="ce1">
            <text:p>2.41649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952" table:style-name="ce1">
            <text:p>2.49952</text:p>
          </table:table-cell>
          <table:table-cell office:value-type="float" office:value="0.74998699999999996" table:style-name="ce1">
            <text:p>0.749987</text:p>
          </table:table-cell>
          <table:table-cell table:number-columns-repeated="16382"/>
        </table:table-row>
        <table:table-row table:style-name="ro1">
          <table:table-cell office:value-type="float" office:value="2.51213" table:style-name="ce1">
            <text:p>2.51213</text:p>
          </table:table-cell>
          <table:table-cell office:value-type="float" office:value="1.09819" table:style-name="ce1">
            <text:p>1.09819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62707" table:style-name="ce1">
            <text:p>1.62707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1649" table:style-name="ce1">
            <text:p>2.41649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952" table:style-name="ce1">
            <text:p>2.49952</text:p>
          </table:table-cell>
          <table:table-cell office:value-type="float" office:value="0.74998699999999996" table:style-name="ce1">
            <text:p>0.749987</text:p>
          </table:table-cell>
          <table:table-cell table:number-columns-repeated="16382"/>
        </table:table-row>
        <table:table-row table:style-name="ro1">
          <table:table-cell office:value-type="float" office:value="2.51213" table:style-name="ce1">
            <text:p>2.51213</text:p>
          </table:table-cell>
          <table:table-cell office:value-type="float" office:value="1.09819" table:style-name="ce1">
            <text:p>1.09819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62707" table:style-name="ce1">
            <text:p>1.62707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65900000000002" table:style-name="ce1">
            <text:p>2.37659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73800000000002" table:style-name="ce1">
            <text:p>2.49738</text:p>
          </table:table-cell>
          <table:table-cell office:value-type="float" office:value="0.72173699999999996" table:style-name="ce1">
            <text:p>0.721737</text:p>
          </table:table-cell>
          <table:table-cell table:number-columns-repeated="16382"/>
        </table:table-row>
        <table:table-row table:style-name="ro1">
          <table:table-cell office:value-type="float" office:value="2.4927999999999999" table:style-name="ce1">
            <text:p>2.4928</text:p>
          </table:table-cell>
          <table:table-cell office:value-type="float" office:value="1.0586800000000001" table:style-name="ce1">
            <text:p>1.05868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60961" table:style-name="ce1">
            <text:p>1.60961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65900000000002" table:style-name="ce1">
            <text:p>2.37659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73800000000002" table:style-name="ce1">
            <text:p>2.49738</text:p>
          </table:table-cell>
          <table:table-cell office:value-type="float" office:value="0.72173699999999996" table:style-name="ce1">
            <text:p>0.721737</text:p>
          </table:table-cell>
          <table:table-cell table:number-columns-repeated="16382"/>
        </table:table-row>
        <table:table-row table:style-name="ro1">
          <table:table-cell office:value-type="float" office:value="2.4927999999999999" table:style-name="ce1">
            <text:p>2.4928</text:p>
          </table:table-cell>
          <table:table-cell office:value-type="float" office:value="1.0586800000000001" table:style-name="ce1">
            <text:p>1.05868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60961" table:style-name="ce1">
            <text:p>1.60961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791" table:style-name="ce1">
            <text:p>2.37791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0231" table:style-name="ce1">
            <text:p>2.50231</text:p>
          </table:table-cell>
          <table:table-cell office:value-type="float" office:value="0.70008099999999995" table:style-name="ce1">
            <text:p>0.700081</text:p>
          </table:table-cell>
          <table:table-cell table:number-columns-repeated="16382"/>
        </table:table-row>
        <table:table-row table:style-name="ro1">
          <table:table-cell office:value-type="float" office:value="2.4994800000000001" table:style-name="ce1">
            <text:p>2.49948</text:p>
          </table:table-cell>
          <table:table-cell office:value-type="float" office:value="1.03704" table:style-name="ce1">
            <text:p>1.03704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61086" table:style-name="ce1">
            <text:p>1.61086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791" table:style-name="ce1">
            <text:p>2.37791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0231" table:style-name="ce1">
            <text:p>2.50231</text:p>
          </table:table-cell>
          <table:table-cell office:value-type="float" office:value="0.70008099999999995" table:style-name="ce1">
            <text:p>0.700081</text:p>
          </table:table-cell>
          <table:table-cell table:number-columns-repeated="16382"/>
        </table:table-row>
        <table:table-row table:style-name="ro1">
          <table:table-cell office:value-type="float" office:value="2.4994800000000001" table:style-name="ce1">
            <text:p>2.49948</text:p>
          </table:table-cell>
          <table:table-cell office:value-type="float" office:value="1.03704" table:style-name="ce1">
            <text:p>1.03704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61086" table:style-name="ce1">
            <text:p>1.61086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358" table:style-name="ce1">
            <text:p>2.37358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032700000000001" table:style-name="ce1">
            <text:p>2.50327</text:p>
          </table:table-cell>
          <table:table-cell office:value-type="float" office:value="0.68316699999999997" table:style-name="ce1">
            <text:p>0.683167</text:p>
          </table:table-cell>
          <table:table-cell table:number-columns-repeated="16382"/>
        </table:table-row>
        <table:table-row table:style-name="ro1">
          <table:table-cell office:value-type="float" office:value="2.51349" table:style-name="ce1">
            <text:p>2.51349</text:p>
          </table:table-cell>
          <table:table-cell office:value-type="float" office:value="1.01989" table:style-name="ce1">
            <text:p>1.01989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63113" table:style-name="ce1">
            <text:p>1.6311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358" table:style-name="ce1">
            <text:p>2.37358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032700000000001" table:style-name="ce1">
            <text:p>2.50327</text:p>
          </table:table-cell>
          <table:table-cell office:value-type="float" office:value="0.68316699999999997" table:style-name="ce1">
            <text:p>0.683167</text:p>
          </table:table-cell>
          <table:table-cell table:number-columns-repeated="16382"/>
        </table:table-row>
        <table:table-row table:style-name="ro1">
          <table:table-cell office:value-type="float" office:value="2.51349" table:style-name="ce1">
            <text:p>2.51349</text:p>
          </table:table-cell>
          <table:table-cell office:value-type="float" office:value="1.01989" table:style-name="ce1">
            <text:p>1.01989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63113" table:style-name="ce1">
            <text:p>1.6311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961" table:style-name="ce1">
            <text:p>2.37961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0929" table:style-name="ce1">
            <text:p>2.50929</text:p>
          </table:table-cell>
          <table:table-cell office:value-type="float" office:value="0.66357299999999997" table:style-name="ce1">
            <text:p>0.663573</text:p>
          </table:table-cell>
          <table:table-cell table:number-columns-repeated="16382"/>
        </table:table-row>
        <table:table-row table:style-name="ro1">
          <table:table-cell office:value-type="float" office:value="2.51952" table:style-name="ce1">
            <text:p>2.51952</text:p>
          </table:table-cell>
          <table:table-cell office:value-type="float" office:value="1.0002899999999999" table:style-name="ce1">
            <text:p>1.00029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6371599999999999" table:style-name="ce1">
            <text:p>1.63716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961" table:style-name="ce1">
            <text:p>2.37961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0929" table:style-name="ce1">
            <text:p>2.50929</text:p>
          </table:table-cell>
          <table:table-cell office:value-type="float" office:value="0.66357299999999997" table:style-name="ce1">
            <text:p>0.663573</text:p>
          </table:table-cell>
          <table:table-cell table:number-columns-repeated="16382"/>
        </table:table-row>
        <table:table-row table:style-name="ro1">
          <table:table-cell office:value-type="float" office:value="2.51952" table:style-name="ce1">
            <text:p>2.51952</text:p>
          </table:table-cell>
          <table:table-cell office:value-type="float" office:value="1.0002899999999999" table:style-name="ce1">
            <text:p>1.00029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6371599999999999" table:style-name="ce1">
            <text:p>1.63716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53799999999998" table:style-name="ce1">
            <text:p>2.37538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0332" table:style-name="ce1">
            <text:p>2.50332</text:p>
          </table:table-cell>
          <table:table-cell office:value-type="float" office:value="0.65033200000000002" table:style-name="ce1">
            <text:p>0.650332</text:p>
          </table:table-cell>
          <table:table-cell table:number-columns-repeated="16382"/>
        </table:table-row>
        <table:table-row table:style-name="ro1">
          <table:table-cell office:value-type="float" office:value="2.4824999999999999" table:style-name="ce1">
            <text:p>2.4825</text:p>
          </table:table-cell>
          <table:table-cell office:value-type="float" office:value="0.96750499999999995" table:style-name="ce1">
            <text:p>0.967505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6668700000000001" table:style-name="ce1">
            <text:p>1.66687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53799999999998" table:style-name="ce1">
            <text:p>2.37538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0332" table:style-name="ce1">
            <text:p>2.50332</text:p>
          </table:table-cell>
          <table:table-cell office:value-type="float" office:value="0.65033200000000002" table:style-name="ce1">
            <text:p>0.650332</text:p>
          </table:table-cell>
          <table:table-cell table:number-columns-repeated="16382"/>
        </table:table-row>
        <table:table-row table:style-name="ro1">
          <table:table-cell office:value-type="float" office:value="2.4824999999999999" table:style-name="ce1">
            <text:p>2.4825</text:p>
          </table:table-cell>
          <table:table-cell office:value-type="float" office:value="0.96750499999999995" table:style-name="ce1">
            <text:p>0.967505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6668700000000001" table:style-name="ce1">
            <text:p>1.66687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814099999999998" table:style-name="ce1">
            <text:p>2.38141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0935" table:style-name="ce1">
            <text:p>2.50935</text:p>
          </table:table-cell>
          <table:table-cell office:value-type="float" office:value="0.63073299999999999" table:style-name="ce1">
            <text:p>0.630733</text:p>
          </table:table-cell>
          <table:table-cell table:number-columns-repeated="16382"/>
        </table:table-row>
        <table:table-row table:style-name="ro1">
          <table:table-cell office:value-type="float" office:value="2.4885299999999999" table:style-name="ce1">
            <text:p>2.48853</text:p>
          </table:table-cell>
          <table:table-cell office:value-type="float" office:value="0.94790600000000003" table:style-name="ce1">
            <text:p>0.947906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67289" table:style-name="ce1">
            <text:p>1.67289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814099999999998" table:style-name="ce1">
            <text:p>2.38141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0935" table:style-name="ce1">
            <text:p>2.50935</text:p>
          </table:table-cell>
          <table:table-cell office:value-type="float" office:value="0.63073299999999999" table:style-name="ce1">
            <text:p>0.630733</text:p>
          </table:table-cell>
          <table:table-cell table:number-columns-repeated="16382"/>
        </table:table-row>
        <table:table-row table:style-name="ro1">
          <table:table-cell office:value-type="float" office:value="2.4885299999999999" table:style-name="ce1">
            <text:p>2.48853</text:p>
          </table:table-cell>
          <table:table-cell office:value-type="float" office:value="0.94790600000000003" table:style-name="ce1">
            <text:p>0.947906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67289" table:style-name="ce1">
            <text:p>1.67289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92599999999999" table:style-name="ce1">
            <text:p>2.37926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001500000000001" table:style-name="ce1">
            <text:p>2.50015</text:p>
          </table:table-cell>
          <table:table-cell office:value-type="float" office:value="0.61921599999999999" table:style-name="ce1">
            <text:p>0.619216</text:p>
          </table:table-cell>
          <table:table-cell table:number-columns-repeated="16382"/>
        </table:table-row>
        <table:table-row table:style-name="ro1">
          <table:table-cell office:value-type="float" office:value="2.49193" table:style-name="ce1">
            <text:p>2.49193</text:p>
          </table:table-cell>
          <table:table-cell office:value-type="float" office:value="0.92751099999999997" table:style-name="ce1">
            <text:p>0.927511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7099599999999999" table:style-name="ce1">
            <text:p>1.70996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92599999999999" table:style-name="ce1">
            <text:p>2.37926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001500000000001" table:style-name="ce1">
            <text:p>2.50015</text:p>
          </table:table-cell>
          <table:table-cell office:value-type="float" office:value="0.61921599999999999" table:style-name="ce1">
            <text:p>0.619216</text:p>
          </table:table-cell>
          <table:table-cell table:number-columns-repeated="16382"/>
        </table:table-row>
        <table:table-row table:style-name="ro1">
          <table:table-cell office:value-type="float" office:value="2.49193" table:style-name="ce1">
            <text:p>2.49193</text:p>
          </table:table-cell>
          <table:table-cell office:value-type="float" office:value="0.92751099999999997" table:style-name="ce1">
            <text:p>0.927511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7099599999999999" table:style-name="ce1">
            <text:p>1.70996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852899999999999" table:style-name="ce1">
            <text:p>2.38529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0617" table:style-name="ce1">
            <text:p>2.50617</text:p>
          </table:table-cell>
          <table:table-cell office:value-type="float" office:value="0.59961900000000001" table:style-name="ce1">
            <text:p>0.599619</text:p>
          </table:table-cell>
          <table:table-cell table:number-columns-repeated="16382"/>
        </table:table-row>
        <table:table-row table:style-name="ro1">
          <table:table-cell office:value-type="float" office:value="2.49796" table:style-name="ce1">
            <text:p>2.49796</text:p>
          </table:table-cell>
          <table:table-cell office:value-type="float" office:value="0.907914" table:style-name="ce1">
            <text:p>0.907914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7159899999999999" table:style-name="ce1">
            <text:p>1.71599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852899999999999" table:style-name="ce1">
            <text:p>2.38529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0617" table:style-name="ce1">
            <text:p>2.50617</text:p>
          </table:table-cell>
          <table:table-cell office:value-type="float" office:value="0.59961900000000001" table:style-name="ce1">
            <text:p>0.599619</text:p>
          </table:table-cell>
          <table:table-cell table:number-columns-repeated="16382"/>
        </table:table-row>
        <table:table-row table:style-name="ro1">
          <table:table-cell office:value-type="float" office:value="2.49796" table:style-name="ce1">
            <text:p>2.49796</text:p>
          </table:table-cell>
          <table:table-cell office:value-type="float" office:value="0.907914" table:style-name="ce1">
            <text:p>0.907914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7159899999999999" table:style-name="ce1">
            <text:p>1.71599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31399999999998" table:style-name="ce1">
            <text:p>2.37314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8" table:style-name="ce1">
            <text:p>2.48</text:p>
          </table:table-cell>
          <table:table-cell office:value-type="float" office:value="0.59709999999999996" table:style-name="ce1">
            <text:p>0.5971</text:p>
          </table:table-cell>
          <table:table-cell table:number-columns-repeated="16382"/>
        </table:table-row>
        <table:table-row table:style-name="ro1">
          <table:table-cell office:value-type="float" office:value="2.5002800000000001" table:style-name="ce1">
            <text:p>2.50028</text:p>
          </table:table-cell>
          <table:table-cell office:value-type="float" office:value="0.88717900000000005" table:style-name="ce1">
            <text:p>0.887179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7377899999999999" table:style-name="ce1">
            <text:p>1.73779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31399999999998" table:style-name="ce1">
            <text:p>2.37314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8" table:style-name="ce1">
            <text:p>2.48</text:p>
          </table:table-cell>
          <table:table-cell office:value-type="float" office:value="0.59709999999999996" table:style-name="ce1">
            <text:p>0.5971</text:p>
          </table:table-cell>
          <table:table-cell table:number-columns-repeated="16382"/>
        </table:table-row>
        <table:table-row table:style-name="ro1">
          <table:table-cell office:value-type="float" office:value="2.5002800000000001" table:style-name="ce1">
            <text:p>2.50028</text:p>
          </table:table-cell>
          <table:table-cell office:value-type="float" office:value="0.88717900000000005" table:style-name="ce1">
            <text:p>0.887179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7377899999999999" table:style-name="ce1">
            <text:p>1.73779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91600000000002" table:style-name="ce1">
            <text:p>2.37916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860199999999999" table:style-name="ce1">
            <text:p>2.48602</text:p>
          </table:table-cell>
          <table:table-cell office:value-type="float" office:value="0.57750000000000001" table:style-name="ce1">
            <text:p>0.5775</text:p>
          </table:table-cell>
          <table:table-cell table:number-columns-repeated="16382"/>
        </table:table-row>
        <table:table-row table:style-name="ro1">
          <table:table-cell office:value-type="float" office:value="2.5063" table:style-name="ce1">
            <text:p>2.5063</text:p>
          </table:table-cell>
          <table:table-cell office:value-type="float" office:value="0.86757799999999996" table:style-name="ce1">
            <text:p>0.867578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7438" table:style-name="ce1">
            <text:p>1.7438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91600000000002" table:style-name="ce1">
            <text:p>2.37916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860199999999999" table:style-name="ce1">
            <text:p>2.48602</text:p>
          </table:table-cell>
          <table:table-cell office:value-type="float" office:value="0.57750000000000001" table:style-name="ce1">
            <text:p>0.5775</text:p>
          </table:table-cell>
          <table:table-cell table:number-columns-repeated="16382"/>
        </table:table-row>
        <table:table-row table:style-name="ro1">
          <table:table-cell office:value-type="float" office:value="2.5063" table:style-name="ce1">
            <text:p>2.5063</text:p>
          </table:table-cell>
          <table:table-cell office:value-type="float" office:value="0.86757799999999996" table:style-name="ce1">
            <text:p>0.867578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7438" table:style-name="ce1">
            <text:p>1.7438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127" table:style-name="ce1">
            <text:p>2.37127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70500000000002" table:style-name="ce1">
            <text:p>2.49705</text:p>
          </table:table-cell>
          <table:table-cell office:value-type="float" office:value="0.55524700000000005" table:style-name="ce1">
            <text:p>0.555247</text:p>
          </table:table-cell>
          <table:table-cell table:number-columns-repeated="16382"/>
        </table:table-row>
        <table:table-row table:style-name="ro1">
          <table:table-cell office:value-type="float" office:value="2.48645" table:style-name="ce1">
            <text:p>2.48645</text:p>
          </table:table-cell>
          <table:table-cell office:value-type="float" office:value="0.840055" table:style-name="ce1">
            <text:p>0.840055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7681800000000001" table:style-name="ce1">
            <text:p>1.76818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127" table:style-name="ce1">
            <text:p>2.37127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70500000000002" table:style-name="ce1">
            <text:p>2.49705</text:p>
          </table:table-cell>
          <table:table-cell office:value-type="float" office:value="0.55524700000000005" table:style-name="ce1">
            <text:p>0.555247</text:p>
          </table:table-cell>
          <table:table-cell table:number-columns-repeated="16382"/>
        </table:table-row>
        <table:table-row table:style-name="ro1">
          <table:table-cell office:value-type="float" office:value="2.48645" table:style-name="ce1">
            <text:p>2.48645</text:p>
          </table:table-cell>
          <table:table-cell office:value-type="float" office:value="0.840055" table:style-name="ce1">
            <text:p>0.840055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7681800000000001" table:style-name="ce1">
            <text:p>1.76818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72899999999999" table:style-name="ce1">
            <text:p>2.37729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030700000000001" table:style-name="ce1">
            <text:p>2.50307</text:p>
          </table:table-cell>
          <table:table-cell office:value-type="float" office:value="0.53564699999999998" table:style-name="ce1">
            <text:p>0.535647</text:p>
          </table:table-cell>
          <table:table-cell table:number-columns-repeated="16382"/>
        </table:table-row>
        <table:table-row table:style-name="ro1">
          <table:table-cell office:value-type="float" office:value="2.49247" table:style-name="ce1">
            <text:p>2.49247</text:p>
          </table:table-cell>
          <table:table-cell office:value-type="float" office:value="0.82045500000000005" table:style-name="ce1">
            <text:p>0.820455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7742" table:style-name="ce1">
            <text:p>1.7742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72899999999999" table:style-name="ce1">
            <text:p>2.37729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030700000000001" table:style-name="ce1">
            <text:p>2.50307</text:p>
          </table:table-cell>
          <table:table-cell office:value-type="float" office:value="0.53564699999999998" table:style-name="ce1">
            <text:p>0.535647</text:p>
          </table:table-cell>
          <table:table-cell table:number-columns-repeated="16382"/>
        </table:table-row>
        <table:table-row table:style-name="ro1">
          <table:table-cell office:value-type="float" office:value="2.49247" table:style-name="ce1">
            <text:p>2.49247</text:p>
          </table:table-cell>
          <table:table-cell office:value-type="float" office:value="0.82045500000000005" table:style-name="ce1">
            <text:p>0.820455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7742" table:style-name="ce1">
            <text:p>1.7742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256" table:style-name="ce1">
            <text:p>2.37256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0434" table:style-name="ce1">
            <text:p>2.50434</text:p>
          </table:table-cell>
          <table:table-cell office:value-type="float" office:value="0.51857500000000001" table:style-name="ce1">
            <text:p>0.518575</text:p>
          </table:table-cell>
          <table:table-cell table:number-columns-repeated="16382"/>
        </table:table-row>
        <table:table-row table:style-name="ro1">
          <table:table-cell office:value-type="float" office:value="2.50509" table:style-name="ce1">
            <text:p>2.50509</text:p>
          </table:table-cell>
          <table:table-cell office:value-type="float" office:value="0.80287900000000001" table:style-name="ce1">
            <text:p>0.802879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79925" table:style-name="ce1">
            <text:p>1.79925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256" table:style-name="ce1">
            <text:p>2.37256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0434" table:style-name="ce1">
            <text:p>2.50434</text:p>
          </table:table-cell>
          <table:table-cell office:value-type="float" office:value="0.51857500000000001" table:style-name="ce1">
            <text:p>0.518575</text:p>
          </table:table-cell>
          <table:table-cell table:number-columns-repeated="16382"/>
        </table:table-row>
        <table:table-row table:style-name="ro1">
          <table:table-cell office:value-type="float" office:value="2.50509" table:style-name="ce1">
            <text:p>2.50509</text:p>
          </table:table-cell>
          <table:table-cell office:value-type="float" office:value="0.80287900000000001" table:style-name="ce1">
            <text:p>0.802879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79925" table:style-name="ce1">
            <text:p>1.79925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85699999999999" table:style-name="ce1">
            <text:p>2.37857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103599999999999" table:style-name="ce1">
            <text:p>2.51036</text:p>
          </table:table-cell>
          <table:table-cell office:value-type="float" office:value="0.49897399999999997" table:style-name="ce1">
            <text:p>0.498974</text:p>
          </table:table-cell>
          <table:table-cell table:number-columns-repeated="16382"/>
        </table:table-row>
        <table:table-row table:style-name="ro1">
          <table:table-cell office:value-type="float" office:value="2.51112" table:style-name="ce1">
            <text:p>2.51112</text:p>
          </table:table-cell>
          <table:table-cell office:value-type="float" office:value="0.78327899999999995" table:style-name="ce1">
            <text:p>0.783279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8052699999999999" table:style-name="ce1">
            <text:p>1.80527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85699999999999" table:style-name="ce1">
            <text:p>2.37857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103599999999999" table:style-name="ce1">
            <text:p>2.51036</text:p>
          </table:table-cell>
          <table:table-cell office:value-type="float" office:value="0.49897399999999997" table:style-name="ce1">
            <text:p>0.498974</text:p>
          </table:table-cell>
          <table:table-cell table:number-columns-repeated="16382"/>
        </table:table-row>
        <table:table-row table:style-name="ro1">
          <table:table-cell office:value-type="float" office:value="2.51112" table:style-name="ce1">
            <text:p>2.51112</text:p>
          </table:table-cell>
          <table:table-cell office:value-type="float" office:value="0.78327899999999995" table:style-name="ce1">
            <text:p>0.783279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8052699999999999" table:style-name="ce1">
            <text:p>1.80527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46100000000001" table:style-name="ce1">
            <text:p>2.37461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75299999999998" table:style-name="ce1">
            <text:p>2.49753</text:p>
          </table:table-cell>
          <table:table-cell office:value-type="float" office:value="0.48937999999999998" table:style-name="ce1">
            <text:p>0.48938</text:p>
          </table:table-cell>
          <table:table-cell table:number-columns-repeated="16382"/>
        </table:table-row>
        <table:table-row table:style-name="ro1">
          <table:table-cell office:value-type="float" office:value="2.50047" table:style-name="ce1">
            <text:p>2.50047</text:p>
          </table:table-cell>
          <table:table-cell office:value-type="float" office:value="0.75857699999999995" table:style-name="ce1">
            <text:p>0.758577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8377600000000001" table:style-name="ce1">
            <text:p>1.83776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46100000000001" table:style-name="ce1">
            <text:p>2.37461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75299999999998" table:style-name="ce1">
            <text:p>2.49753</text:p>
          </table:table-cell>
          <table:table-cell office:value-type="float" office:value="0.48937999999999998" table:style-name="ce1">
            <text:p>0.48938</text:p>
          </table:table-cell>
          <table:table-cell table:number-columns-repeated="16382"/>
        </table:table-row>
        <table:table-row table:style-name="ro1">
          <table:table-cell office:value-type="float" office:value="2.50047" table:style-name="ce1">
            <text:p>2.50047</text:p>
          </table:table-cell>
          <table:table-cell office:value-type="float" office:value="0.75857699999999995" table:style-name="ce1">
            <text:p>0.758577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8377600000000001" table:style-name="ce1">
            <text:p>1.83776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806400000000001" table:style-name="ce1">
            <text:p>2.38064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035500000000002" table:style-name="ce1">
            <text:p>2.50355</text:p>
          </table:table-cell>
          <table:table-cell office:value-type="float" office:value="0.46978399999999998" table:style-name="ce1">
            <text:p>0.469784</text:p>
          </table:table-cell>
          <table:table-cell table:number-columns-repeated="16382"/>
        </table:table-row>
        <table:table-row table:style-name="ro1">
          <table:table-cell office:value-type="float" office:value="2.5065" table:style-name="ce1">
            <text:p>2.5065</text:p>
          </table:table-cell>
          <table:table-cell office:value-type="float" office:value="0.738981" table:style-name="ce1">
            <text:p>0.738981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84378" table:style-name="ce1">
            <text:p>1.84378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806400000000001" table:style-name="ce1">
            <text:p>2.38064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035500000000002" table:style-name="ce1">
            <text:p>2.50355</text:p>
          </table:table-cell>
          <table:table-cell office:value-type="float" office:value="0.46978399999999998" table:style-name="ce1">
            <text:p>0.469784</text:p>
          </table:table-cell>
          <table:table-cell table:number-columns-repeated="16382"/>
        </table:table-row>
        <table:table-row table:style-name="ro1">
          <table:table-cell office:value-type="float" office:value="2.5065" table:style-name="ce1">
            <text:p>2.5065</text:p>
          </table:table-cell>
          <table:table-cell office:value-type="float" office:value="0.738981" table:style-name="ce1">
            <text:p>0.738981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84378" table:style-name="ce1">
            <text:p>1.84378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36199999999998" table:style-name="ce1">
            <text:p>2.37362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68599999999999" table:style-name="ce1">
            <text:p>2.49686</text:p>
          </table:table-cell>
          <table:table-cell office:value-type="float" office:value="0.45692899999999997" table:style-name="ce1">
            <text:p>0.456929</text:p>
          </table:table-cell>
          <table:table-cell table:number-columns-repeated="16382"/>
        </table:table-row>
        <table:table-row table:style-name="ro1">
          <table:table-cell office:value-type="float" office:value="2.48664" table:style-name="ce1">
            <text:p>2.48664</text:p>
          </table:table-cell>
          <table:table-cell office:value-type="float" office:value="0.71145599999999998" table:style-name="ce1">
            <text:p>0.711456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86568" table:style-name="ce1">
            <text:p>1.86568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36199999999998" table:style-name="ce1">
            <text:p>2.37362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68599999999999" table:style-name="ce1">
            <text:p>2.49686</text:p>
          </table:table-cell>
          <table:table-cell office:value-type="float" office:value="0.45692899999999997" table:style-name="ce1">
            <text:p>0.456929</text:p>
          </table:table-cell>
          <table:table-cell table:number-columns-repeated="16382"/>
        </table:table-row>
        <table:table-row table:style-name="ro1">
          <table:table-cell office:value-type="float" office:value="2.48664" table:style-name="ce1">
            <text:p>2.48664</text:p>
          </table:table-cell>
          <table:table-cell office:value-type="float" office:value="0.71145599999999998" table:style-name="ce1">
            <text:p>0.711456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86568" table:style-name="ce1">
            <text:p>1.86568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96300000000001" table:style-name="ce1">
            <text:p>2.3796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028800000000002" table:style-name="ce1">
            <text:p>2.50288</text:p>
          </table:table-cell>
          <table:table-cell office:value-type="float" office:value="0.43732799999999999" table:style-name="ce1">
            <text:p>0.437328</text:p>
          </table:table-cell>
          <table:table-cell table:number-columns-repeated="16382"/>
        </table:table-row>
        <table:table-row table:style-name="ro1">
          <table:table-cell office:value-type="float" office:value="2.4926699999999999" table:style-name="ce1">
            <text:p>2.49267</text:p>
          </table:table-cell>
          <table:table-cell office:value-type="float" office:value="0.69185600000000003" table:style-name="ce1">
            <text:p>0.691856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8716900000000001" table:style-name="ce1">
            <text:p>1.87169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96300000000001" table:style-name="ce1">
            <text:p>2.3796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028800000000002" table:style-name="ce1">
            <text:p>2.50288</text:p>
          </table:table-cell>
          <table:table-cell office:value-type="float" office:value="0.43732799999999999" table:style-name="ce1">
            <text:p>0.437328</text:p>
          </table:table-cell>
          <table:table-cell table:number-columns-repeated="16382"/>
        </table:table-row>
        <table:table-row table:style-name="ro1">
          <table:table-cell office:value-type="float" office:value="2.4926699999999999" table:style-name="ce1">
            <text:p>2.49267</text:p>
          </table:table-cell>
          <table:table-cell office:value-type="float" office:value="0.69185600000000003" table:style-name="ce1">
            <text:p>0.691856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8716900000000001" table:style-name="ce1">
            <text:p>1.87169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15899999999999" table:style-name="ce1">
            <text:p>2.37159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51300000000001" table:style-name="ce1">
            <text:p>2.49513</text:p>
          </table:table-cell>
          <table:table-cell office:value-type="float" office:value="0.425037" table:style-name="ce1">
            <text:p>0.425037</text:p>
          </table:table-cell>
          <table:table-cell table:number-columns-repeated="16382"/>
        </table:table-row>
        <table:table-row table:style-name="ro1">
          <table:table-cell office:value-type="float" office:value="2.4880900000000001" table:style-name="ce1">
            <text:p>2.48809</text:p>
          </table:table-cell>
          <table:table-cell office:value-type="float" office:value="0.66900800000000005" table:style-name="ce1">
            <text:p>0.669008</text:p>
          </table:table-cell>
          <table:table-cell table:number-columns-repeated="16382"/>
        </table:table-row>
        <table:table-row table:style-name="ro1">
          <table:table-cell office:value-type="float" office:value="0.34669" table:style-name="ce1">
            <text:p>0.34669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9033899999999999" table:style-name="ce1">
            <text:p>1.90339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15899999999999" table:style-name="ce1">
            <text:p>2.37159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51300000000001" table:style-name="ce1">
            <text:p>2.49513</text:p>
          </table:table-cell>
          <table:table-cell office:value-type="float" office:value="0.425037" table:style-name="ce1">
            <text:p>0.425037</text:p>
          </table:table-cell>
          <table:table-cell table:number-columns-repeated="16382"/>
        </table:table-row>
        <table:table-row table:style-name="ro1">
          <table:table-cell office:value-type="float" office:value="2.4880900000000001" table:style-name="ce1">
            <text:p>2.48809</text:p>
          </table:table-cell>
          <table:table-cell office:value-type="float" office:value="0.66900800000000005" table:style-name="ce1">
            <text:p>0.669008</text:p>
          </table:table-cell>
          <table:table-cell table:number-columns-repeated="16382"/>
        </table:table-row>
        <table:table-row table:style-name="ro1">
          <table:table-cell office:value-type="float" office:value="0.34669" table:style-name="ce1">
            <text:p>0.34669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9033899999999999" table:style-name="ce1">
            <text:p>1.90339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76099999999998" table:style-name="ce1">
            <text:p>2.37761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0115" table:style-name="ce1">
            <text:p>2.50115</text:p>
          </table:table-cell>
          <table:table-cell office:value-type="float" office:value="0.40544000000000002" table:style-name="ce1">
            <text:p>0.40544</text:p>
          </table:table-cell>
          <table:table-cell table:number-columns-repeated="16382"/>
        </table:table-row>
        <table:table-row table:style-name="ro1">
          <table:table-cell office:value-type="float" office:value="2.49411" table:style-name="ce1">
            <text:p>2.49411</text:p>
          </table:table-cell>
          <table:table-cell office:value-type="float" office:value="0.64941099999999996" table:style-name="ce1">
            <text:p>0.649411</text:p>
          </table:table-cell>
          <table:table-cell table:number-columns-repeated="16382"/>
        </table:table-row>
        <table:table-row table:style-name="ro1">
          <table:table-cell office:value-type="float" office:value="0.352715" table:style-name="ce1">
            <text:p>0.352715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9094100000000001" table:style-name="ce1">
            <text:p>1.90941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76099999999998" table:style-name="ce1">
            <text:p>2.37761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0115" table:style-name="ce1">
            <text:p>2.50115</text:p>
          </table:table-cell>
          <table:table-cell office:value-type="float" office:value="0.40544000000000002" table:style-name="ce1">
            <text:p>0.40544</text:p>
          </table:table-cell>
          <table:table-cell table:number-columns-repeated="16382"/>
        </table:table-row>
        <table:table-row table:style-name="ro1">
          <table:table-cell office:value-type="float" office:value="2.49411" table:style-name="ce1">
            <text:p>2.49411</text:p>
          </table:table-cell>
          <table:table-cell office:value-type="float" office:value="0.64941099999999996" table:style-name="ce1">
            <text:p>0.649411</text:p>
          </table:table-cell>
          <table:table-cell table:number-columns-repeated="16382"/>
        </table:table-row>
        <table:table-row table:style-name="ro1">
          <table:table-cell office:value-type="float" office:value="0.352715" table:style-name="ce1">
            <text:p>0.352715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9094100000000001" table:style-name="ce1">
            <text:p>1.90941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49699999999998" table:style-name="ce1">
            <text:p>2.37497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874900000000002" table:style-name="ce1">
            <text:p>2.48749</text:p>
          </table:table-cell>
          <table:table-cell office:value-type="float" office:value="0.396289" table:style-name="ce1">
            <text:p>0.396289</text:p>
          </table:table-cell>
          <table:table-cell table:number-columns-repeated="16382"/>
        </table:table-row>
        <table:table-row table:style-name="ro1">
          <table:table-cell office:value-type="float" office:value="2.51423" table:style-name="ce1">
            <text:p>2.51423</text:p>
          </table:table-cell>
          <table:table-cell office:value-type="float" office:value="0.63413699999999995" table:style-name="ce1">
            <text:p>0.634137</text:p>
          </table:table-cell>
          <table:table-cell table:number-columns-repeated="16382"/>
        </table:table-row>
        <table:table-row table:style-name="ro1">
          <table:table-cell office:value-type="float" office:value="0.47984900000000003" table:style-name="ce1">
            <text:p>0.479849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9348700000000001" table:style-name="ce1">
            <text:p>1.93487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49699999999998" table:style-name="ce1">
            <text:p>2.37497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874900000000002" table:style-name="ce1">
            <text:p>2.48749</text:p>
          </table:table-cell>
          <table:table-cell office:value-type="float" office:value="0.396289" table:style-name="ce1">
            <text:p>0.396289</text:p>
          </table:table-cell>
          <table:table-cell table:number-columns-repeated="16382"/>
        </table:table-row>
        <table:table-row table:style-name="ro1">
          <table:table-cell office:value-type="float" office:value="2.51423" table:style-name="ce1">
            <text:p>2.51423</text:p>
          </table:table-cell>
          <table:table-cell office:value-type="float" office:value="0.63413699999999995" table:style-name="ce1">
            <text:p>0.634137</text:p>
          </table:table-cell>
          <table:table-cell table:number-columns-repeated="16382"/>
        </table:table-row>
        <table:table-row table:style-name="ro1">
          <table:table-cell office:value-type="float" office:value="0.47984900000000003" table:style-name="ce1">
            <text:p>0.479849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9348700000000001" table:style-name="ce1">
            <text:p>1.93487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809900000000002" table:style-name="ce1">
            <text:p>2.38099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35200000000002" table:style-name="ce1">
            <text:p>2.49352</text:p>
          </table:table-cell>
          <table:table-cell office:value-type="float" office:value="0.37669200000000003" table:style-name="ce1">
            <text:p>0.376692</text:p>
          </table:table-cell>
          <table:table-cell table:number-columns-repeated="16382"/>
        </table:table-row>
        <table:table-row table:style-name="ro1">
          <table:table-cell office:value-type="float" office:value="2.5202599999999999" table:style-name="ce1">
            <text:p>2.52026</text:p>
          </table:table-cell>
          <table:table-cell office:value-type="float" office:value="0.61453899999999995" table:style-name="ce1">
            <text:p>0.614539</text:p>
          </table:table-cell>
          <table:table-cell table:number-columns-repeated="16382"/>
        </table:table-row>
        <table:table-row table:style-name="ro1">
          <table:table-cell office:value-type="float" office:value="0.485873" table:style-name="ce1">
            <text:p>0.48587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94089" table:style-name="ce1">
            <text:p>1.94089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809900000000002" table:style-name="ce1">
            <text:p>2.38099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35200000000002" table:style-name="ce1">
            <text:p>2.49352</text:p>
          </table:table-cell>
          <table:table-cell office:value-type="float" office:value="0.37669200000000003" table:style-name="ce1">
            <text:p>0.376692</text:p>
          </table:table-cell>
          <table:table-cell table:number-columns-repeated="16382"/>
        </table:table-row>
        <table:table-row table:style-name="ro1">
          <table:table-cell office:value-type="float" office:value="2.5202599999999999" table:style-name="ce1">
            <text:p>2.52026</text:p>
          </table:table-cell>
          <table:table-cell office:value-type="float" office:value="0.61453899999999995" table:style-name="ce1">
            <text:p>0.614539</text:p>
          </table:table-cell>
          <table:table-cell table:number-columns-repeated="16382"/>
        </table:table-row>
        <table:table-row table:style-name="ro1">
          <table:table-cell office:value-type="float" office:value="0.485873" table:style-name="ce1">
            <text:p>0.48587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94089" table:style-name="ce1">
            <text:p>1.94089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33599999999999" table:style-name="ce1">
            <text:p>2.37336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39300000000002" table:style-name="ce1">
            <text:p>2.49393</text:p>
          </table:table-cell>
          <table:table-cell office:value-type="float" office:value="0.36006500000000002" table:style-name="ce1">
            <text:p>0.360065</text:p>
          </table:table-cell>
          <table:table-cell table:number-columns-repeated="16382"/>
        </table:table-row>
        <table:table-row table:style-name="ro1">
          <table:table-cell office:value-type="float" office:value="2.48977" table:style-name="ce1">
            <text:p>2.48977</text:p>
          </table:table-cell>
          <table:table-cell office:value-type="float" office:value="0.58375100000000002" table:style-name="ce1">
            <text:p>0.583751</text:p>
          </table:table-cell>
          <table:table-cell table:number-columns-repeated="16382"/>
        </table:table-row>
        <table:table-row table:style-name="ro1">
          <table:table-cell office:value-type="float" office:value="0.61094599999999999" table:style-name="ce1">
            <text:p>0.610946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9630799999999999" table:style-name="ce1">
            <text:p>1.96308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33599999999999" table:style-name="ce1">
            <text:p>2.37336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39300000000002" table:style-name="ce1">
            <text:p>2.49393</text:p>
          </table:table-cell>
          <table:table-cell office:value-type="float" office:value="0.36006500000000002" table:style-name="ce1">
            <text:p>0.360065</text:p>
          </table:table-cell>
          <table:table-cell table:number-columns-repeated="16382"/>
        </table:table-row>
        <table:table-row table:style-name="ro1">
          <table:table-cell office:value-type="float" office:value="2.48977" table:style-name="ce1">
            <text:p>2.48977</text:p>
          </table:table-cell>
          <table:table-cell office:value-type="float" office:value="0.58375100000000002" table:style-name="ce1">
            <text:p>0.583751</text:p>
          </table:table-cell>
          <table:table-cell table:number-columns-repeated="16382"/>
        </table:table-row>
        <table:table-row table:style-name="ro1">
          <table:table-cell office:value-type="float" office:value="0.61094599999999999" table:style-name="ce1">
            <text:p>0.610946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9630799999999999" table:style-name="ce1">
            <text:p>1.96308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93799999999998" table:style-name="ce1">
            <text:p>2.37938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99500000000001" table:style-name="ce1">
            <text:p>2.49995</text:p>
          </table:table-cell>
          <table:table-cell office:value-type="float" office:value="0.34046799999999999" table:style-name="ce1">
            <text:p>0.340468</text:p>
          </table:table-cell>
          <table:table-cell table:number-columns-repeated="16382"/>
        </table:table-row>
        <table:table-row table:style-name="ro1">
          <table:table-cell office:value-type="float" office:value="2.49579" table:style-name="ce1">
            <text:p>2.49579</text:p>
          </table:table-cell>
          <table:table-cell office:value-type="float" office:value="0.56415400000000004" table:style-name="ce1">
            <text:p>0.564154</text:p>
          </table:table-cell>
          <table:table-cell table:number-columns-repeated="16382"/>
        </table:table-row>
        <table:table-row table:style-name="ro1">
          <table:table-cell office:value-type="float" office:value="0.61696499999999999" table:style-name="ce1">
            <text:p>0.616965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9691000000000001" table:style-name="ce1">
            <text:p>1.9691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93799999999998" table:style-name="ce1">
            <text:p>2.37938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99500000000001" table:style-name="ce1">
            <text:p>2.49995</text:p>
          </table:table-cell>
          <table:table-cell office:value-type="float" office:value="0.34046799999999999" table:style-name="ce1">
            <text:p>0.340468</text:p>
          </table:table-cell>
          <table:table-cell table:number-columns-repeated="16382"/>
        </table:table-row>
        <table:table-row table:style-name="ro1">
          <table:table-cell office:value-type="float" office:value="2.49579" table:style-name="ce1">
            <text:p>2.49579</text:p>
          </table:table-cell>
          <table:table-cell office:value-type="float" office:value="0.56415400000000004" table:style-name="ce1">
            <text:p>0.564154</text:p>
          </table:table-cell>
          <table:table-cell table:number-columns-repeated="16382"/>
        </table:table-row>
        <table:table-row table:style-name="ro1">
          <table:table-cell office:value-type="float" office:value="0.61696499999999999" table:style-name="ce1">
            <text:p>0.616965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9691000000000001" table:style-name="ce1">
            <text:p>1.9691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28500000000001" table:style-name="ce1">
            <text:p>2.37285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44899999999999" table:style-name="ce1">
            <text:p>2.49449</text:p>
          </table:table-cell>
          <table:table-cell office:value-type="float" office:value="0.32696999999999998" table:style-name="ce1">
            <text:p>0.32697</text:p>
          </table:table-cell>
          <table:table-cell table:number-columns-repeated="16382"/>
        </table:table-row>
        <table:table-row table:style-name="ro1">
          <table:table-cell office:value-type="float" office:value="2.5125600000000001" table:style-name="ce1">
            <text:p>2.51256</text:p>
          </table:table-cell>
          <table:table-cell office:value-type="float" office:value="0.54785499999999998" table:style-name="ce1">
            <text:p>0.547855</text:p>
          </table:table-cell>
          <table:table-cell table:number-columns-repeated="16382"/>
        </table:table-row>
        <table:table-row table:style-name="ro1">
          <table:table-cell office:value-type="float" office:value="0.78183000000000002" table:style-name="ce1">
            <text:p>0.7818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99637" table:style-name="ce1">
            <text:p>1.99637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28500000000001" table:style-name="ce1">
            <text:p>2.37285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44899999999999" table:style-name="ce1">
            <text:p>2.49449</text:p>
          </table:table-cell>
          <table:table-cell office:value-type="float" office:value="0.32696999999999998" table:style-name="ce1">
            <text:p>0.32697</text:p>
          </table:table-cell>
          <table:table-cell table:number-columns-repeated="16382"/>
        </table:table-row>
        <table:table-row table:style-name="ro1">
          <table:table-cell office:value-type="float" office:value="2.5125600000000001" table:style-name="ce1">
            <text:p>2.51256</text:p>
          </table:table-cell>
          <table:table-cell office:value-type="float" office:value="0.54785499999999998" table:style-name="ce1">
            <text:p>0.547855</text:p>
          </table:table-cell>
          <table:table-cell table:number-columns-repeated="16382"/>
        </table:table-row>
        <table:table-row table:style-name="ro1">
          <table:table-cell office:value-type="float" office:value="0.78183000000000002" table:style-name="ce1">
            <text:p>0.7818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.99637" table:style-name="ce1">
            <text:p>1.99637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88800000000001" table:style-name="ce1">
            <text:p>2.37888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005199999999999" table:style-name="ce1">
            <text:p>2.50052</text:p>
          </table:table-cell>
          <table:table-cell office:value-type="float" office:value="0.30737799999999998" table:style-name="ce1">
            <text:p>0.307378</text:p>
          </table:table-cell>
          <table:table-cell table:number-columns-repeated="16382"/>
        </table:table-row>
        <table:table-row table:style-name="ro1">
          <table:table-cell office:value-type="float" office:value="2.51858" table:style-name="ce1">
            <text:p>2.51858</text:p>
          </table:table-cell>
          <table:table-cell office:value-type="float" office:value="0.52826399999999996" table:style-name="ce1">
            <text:p>0.528264</text:p>
          </table:table-cell>
          <table:table-cell table:number-columns-repeated="16382"/>
        </table:table-row>
        <table:table-row table:style-name="ro1">
          <table:table-cell office:value-type="float" office:value="0.78786199999999995" table:style-name="ce1">
            <text:p>0.787862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0024000000000002" table:style-name="ce1">
            <text:p>2.0024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88800000000001" table:style-name="ce1">
            <text:p>2.37888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005199999999999" table:style-name="ce1">
            <text:p>2.50052</text:p>
          </table:table-cell>
          <table:table-cell office:value-type="float" office:value="0.30737799999999998" table:style-name="ce1">
            <text:p>0.307378</text:p>
          </table:table-cell>
          <table:table-cell table:number-columns-repeated="16382"/>
        </table:table-row>
        <table:table-row table:style-name="ro1">
          <table:table-cell office:value-type="float" office:value="2.51858" table:style-name="ce1">
            <text:p>2.51858</text:p>
          </table:table-cell>
          <table:table-cell office:value-type="float" office:value="0.52826399999999996" table:style-name="ce1">
            <text:p>0.528264</text:p>
          </table:table-cell>
          <table:table-cell table:number-columns-repeated="16382"/>
        </table:table-row>
        <table:table-row table:style-name="ro1">
          <table:table-cell office:value-type="float" office:value="0.78786199999999995" table:style-name="ce1">
            <text:p>0.787862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0024000000000002" table:style-name="ce1">
            <text:p>2.0024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53199999999999" table:style-name="ce1">
            <text:p>2.37532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302" table:style-name="ce1">
            <text:p>2.49302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96399999999999" table:style-name="ce1">
            <text:p>2.49964</text:p>
          </table:table-cell>
          <table:table-cell office:value-type="float" office:value="0.50101899999999999" table:style-name="ce1">
            <text:p>0.501019</text:p>
          </table:table-cell>
          <table:table-cell table:number-columns-repeated="16382"/>
        </table:table-row>
        <table:table-row table:style-name="ro1">
          <table:table-cell office:value-type="float" office:value="0.92081500000000005" table:style-name="ce1">
            <text:p>0.920815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03193" table:style-name="ce1">
            <text:p>2.0319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53199999999999" table:style-name="ce1">
            <text:p>2.37532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302" table:style-name="ce1">
            <text:p>2.49302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96399999999999" table:style-name="ce1">
            <text:p>2.49964</text:p>
          </table:table-cell>
          <table:table-cell office:value-type="float" office:value="0.50101899999999999" table:style-name="ce1">
            <text:p>0.501019</text:p>
          </table:table-cell>
          <table:table-cell table:number-columns-repeated="16382"/>
        </table:table-row>
        <table:table-row table:style-name="ro1">
          <table:table-cell office:value-type="float" office:value="0.92081500000000005" table:style-name="ce1">
            <text:p>0.920815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03193" table:style-name="ce1">
            <text:p>2.0319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813399999999998" table:style-name="ce1">
            <text:p>2.38134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90399999999999" table:style-name="ce1">
            <text:p>2.49904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056600000000002" table:style-name="ce1">
            <text:p>2.50566</text:p>
          </table:table-cell>
          <table:table-cell office:value-type="float" office:value="0.48142299999999999" table:style-name="ce1">
            <text:p>0.481423</text:p>
          </table:table-cell>
          <table:table-cell table:number-columns-repeated="16382"/>
        </table:table-row>
        <table:table-row table:style-name="ro1">
          <table:table-cell office:value-type="float" office:value="0.92683899999999997" table:style-name="ce1">
            <text:p>0.926839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03796" table:style-name="ce1">
            <text:p>2.03796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813399999999998" table:style-name="ce1">
            <text:p>2.38134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90399999999999" table:style-name="ce1">
            <text:p>2.49904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056600000000002" table:style-name="ce1">
            <text:p>2.50566</text:p>
          </table:table-cell>
          <table:table-cell office:value-type="float" office:value="0.48142299999999999" table:style-name="ce1">
            <text:p>0.481423</text:p>
          </table:table-cell>
          <table:table-cell table:number-columns-repeated="16382"/>
        </table:table-row>
        <table:table-row table:style-name="ro1">
          <table:table-cell office:value-type="float" office:value="0.92683899999999997" table:style-name="ce1">
            <text:p>0.926839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03796" table:style-name="ce1">
            <text:p>2.03796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23200000000002" table:style-name="ce1">
            <text:p>2.37232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771000000000001" table:style-name="ce1">
            <text:p>2.4771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52299999999998" table:style-name="ce1">
            <text:p>2.49523</text:p>
          </table:table-cell>
          <table:table-cell office:value-type="float" office:value="0.45682400000000001" table:style-name="ce1">
            <text:p>0.456824</text:p>
          </table:table-cell>
          <table:table-cell table:number-columns-repeated="16382"/>
        </table:table-row>
        <table:table-row table:style-name="ro1">
          <table:table-cell office:value-type="float" office:value="1.0476000000000001" table:style-name="ce1">
            <text:p>1.0476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0746600000000002" table:style-name="ce1">
            <text:p>2.07466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23200000000002" table:style-name="ce1">
            <text:p>2.37232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771000000000001" table:style-name="ce1">
            <text:p>2.4771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52299999999998" table:style-name="ce1">
            <text:p>2.49523</text:p>
          </table:table-cell>
          <table:table-cell office:value-type="float" office:value="0.45682400000000001" table:style-name="ce1">
            <text:p>0.456824</text:p>
          </table:table-cell>
          <table:table-cell table:number-columns-repeated="16382"/>
        </table:table-row>
        <table:table-row table:style-name="ro1">
          <table:table-cell office:value-type="float" office:value="1.0476000000000001" table:style-name="ce1">
            <text:p>1.0476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0746600000000002" table:style-name="ce1">
            <text:p>2.07466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83500000000002" table:style-name="ce1">
            <text:p>2.37835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831300000000001" table:style-name="ce1">
            <text:p>2.4831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012599999999998" table:style-name="ce1">
            <text:p>2.50126</text:p>
          </table:table-cell>
          <table:table-cell office:value-type="float" office:value="0.43723000000000001" table:style-name="ce1">
            <text:p>0.43723</text:p>
          </table:table-cell>
          <table:table-cell table:number-columns-repeated="16382"/>
        </table:table-row>
        <table:table-row table:style-name="ro1">
          <table:table-cell office:value-type="float" office:value="1.0536300000000001" table:style-name="ce1">
            <text:p>1.0536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0806900000000002" table:style-name="ce1">
            <text:p>2.08069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83500000000002" table:style-name="ce1">
            <text:p>2.37835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831300000000001" table:style-name="ce1">
            <text:p>2.4831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012599999999998" table:style-name="ce1">
            <text:p>2.50126</text:p>
          </table:table-cell>
          <table:table-cell office:value-type="float" office:value="0.43723000000000001" table:style-name="ce1">
            <text:p>0.43723</text:p>
          </table:table-cell>
          <table:table-cell table:number-columns-repeated="16382"/>
        </table:table-row>
        <table:table-row table:style-name="ro1">
          <table:table-cell office:value-type="float" office:value="1.0536300000000001" table:style-name="ce1">
            <text:p>1.0536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0806900000000002" table:style-name="ce1">
            <text:p>2.08069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61399999999999" table:style-name="ce1">
            <text:p>2.37614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18100000000001" table:style-name="ce1">
            <text:p>2.49181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181499999999999" table:style-name="ce1">
            <text:p>2.51815</text:p>
          </table:table-cell>
          <table:table-cell office:value-type="float" office:value="0.42095700000000003" table:style-name="ce1">
            <text:p>0.420957</text:p>
          </table:table-cell>
          <table:table-cell table:number-columns-repeated="16382"/>
        </table:table-row>
        <table:table-row table:style-name="ro1">
          <table:table-cell office:value-type="float" office:value="1.1760200000000001" table:style-name="ce1">
            <text:p>1.17602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10161" table:style-name="ce1">
            <text:p>2.10161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61399999999999" table:style-name="ce1">
            <text:p>2.37614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18100000000001" table:style-name="ce1">
            <text:p>2.49181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181499999999999" table:style-name="ce1">
            <text:p>2.51815</text:p>
          </table:table-cell>
          <table:table-cell office:value-type="float" office:value="0.42095700000000003" table:style-name="ce1">
            <text:p>0.420957</text:p>
          </table:table-cell>
          <table:table-cell table:number-columns-repeated="16382"/>
        </table:table-row>
        <table:table-row table:style-name="ro1">
          <table:table-cell office:value-type="float" office:value="1.1760200000000001" table:style-name="ce1">
            <text:p>1.17602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10161" table:style-name="ce1">
            <text:p>2.10161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821699999999999" table:style-name="ce1">
            <text:p>2.38217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78400000000001" table:style-name="ce1">
            <text:p>2.49784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241799999999999" table:style-name="ce1">
            <text:p>2.52418</text:p>
          </table:table-cell>
          <table:table-cell office:value-type="float" office:value="0.401362" table:style-name="ce1">
            <text:p>0.401362</text:p>
          </table:table-cell>
          <table:table-cell table:number-columns-repeated="16382"/>
        </table:table-row>
        <table:table-row table:style-name="ro1">
          <table:table-cell office:value-type="float" office:value="1.18204" table:style-name="ce1">
            <text:p>1.18204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10764" table:style-name="ce1">
            <text:p>2.10764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821699999999999" table:style-name="ce1">
            <text:p>2.38217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78400000000001" table:style-name="ce1">
            <text:p>2.49784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241799999999999" table:style-name="ce1">
            <text:p>2.52418</text:p>
          </table:table-cell>
          <table:table-cell office:value-type="float" office:value="0.401362" table:style-name="ce1">
            <text:p>0.401362</text:p>
          </table:table-cell>
          <table:table-cell table:number-columns-repeated="16382"/>
        </table:table-row>
        <table:table-row table:style-name="ro1">
          <table:table-cell office:value-type="float" office:value="1.18204" table:style-name="ce1">
            <text:p>1.18204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10764" table:style-name="ce1">
            <text:p>2.10764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44800000000001" table:style-name="ce1">
            <text:p>2.37448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043500000000001" table:style-name="ce1">
            <text:p>2.50435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876499999999999" table:style-name="ce1">
            <text:p>2.48765</text:p>
          </table:table-cell>
          <table:table-cell office:value-type="float" office:value="0.38833200000000001" table:style-name="ce1">
            <text:p>0.388332</text:p>
          </table:table-cell>
          <table:table-cell table:number-columns-repeated="16382"/>
        </table:table-row>
        <table:table-row table:style-name="ro1">
          <table:table-cell office:value-type="float" office:value="1.2651300000000001" table:style-name="ce1">
            <text:p>1.2651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1144699999999998" table:style-name="ce1">
            <text:p>2.11447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44800000000001" table:style-name="ce1">
            <text:p>2.37448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043500000000001" table:style-name="ce1">
            <text:p>2.50435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876499999999999" table:style-name="ce1">
            <text:p>2.48765</text:p>
          </table:table-cell>
          <table:table-cell office:value-type="float" office:value="0.38833200000000001" table:style-name="ce1">
            <text:p>0.388332</text:p>
          </table:table-cell>
          <table:table-cell table:number-columns-repeated="16382"/>
        </table:table-row>
        <table:table-row table:style-name="ro1">
          <table:table-cell office:value-type="float" office:value="1.2651300000000001" table:style-name="ce1">
            <text:p>1.2651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1144699999999998" table:style-name="ce1">
            <text:p>2.11447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44900000000002" table:style-name="ce1">
            <text:p>2.37449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043500000000001" table:style-name="ce1">
            <text:p>2.50435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8766" table:style-name="ce1">
            <text:p>2.48766</text:p>
          </table:table-cell>
          <table:table-cell office:value-type="float" office:value="0.38831399999999999" table:style-name="ce1">
            <text:p>0.388314</text:p>
          </table:table-cell>
          <table:table-cell table:number-columns-repeated="16382"/>
        </table:table-row>
        <table:table-row table:style-name="ro1">
          <table:table-cell office:value-type="float" office:value="1.2651399999999999" table:style-name="ce1">
            <text:p>1.26514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1144799999999999" table:style-name="ce1">
            <text:p>2.11448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44900000000002" table:style-name="ce1">
            <text:p>2.37449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043500000000001" table:style-name="ce1">
            <text:p>2.50435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8766" table:style-name="ce1">
            <text:p>2.48766</text:p>
          </table:table-cell>
          <table:table-cell office:value-type="float" office:value="0.38831399999999999" table:style-name="ce1">
            <text:p>0.388314</text:p>
          </table:table-cell>
          <table:table-cell table:number-columns-repeated="16382"/>
        </table:table-row>
        <table:table-row table:style-name="ro1">
          <table:table-cell office:value-type="float" office:value="1.2651399999999999" table:style-name="ce1">
            <text:p>1.26514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1144799999999999" table:style-name="ce1">
            <text:p>2.11448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15099999999998" table:style-name="ce1">
            <text:p>2.37151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0657" table:style-name="ce1">
            <text:p>2.50657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30500000000002" table:style-name="ce1">
            <text:p>2.49305</text:p>
          </table:table-cell>
          <table:table-cell office:value-type="float" office:value="0.38996199999999998" table:style-name="ce1">
            <text:p>0.389962</text:p>
          </table:table-cell>
          <table:table-cell table:number-columns-repeated="16382"/>
        </table:table-row>
        <table:table-row table:style-name="ro1">
          <table:table-cell office:value-type="float" office:value="1.2708900000000001" table:style-name="ce1">
            <text:p>1.27089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1166900000000002" table:style-name="ce1">
            <text:p>2.11669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15099999999998" table:style-name="ce1">
            <text:p>2.37151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0657" table:style-name="ce1">
            <text:p>2.50657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30500000000002" table:style-name="ce1">
            <text:p>2.49305</text:p>
          </table:table-cell>
          <table:table-cell office:value-type="float" office:value="0.38996199999999998" table:style-name="ce1">
            <text:p>0.389962</text:p>
          </table:table-cell>
          <table:table-cell table:number-columns-repeated="16382"/>
        </table:table-row>
        <table:table-row table:style-name="ro1">
          <table:table-cell office:value-type="float" office:value="1.2708900000000001" table:style-name="ce1">
            <text:p>1.27089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1166900000000002" table:style-name="ce1">
            <text:p>2.11669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3715299999999999" table:style-name="ce1">
            <text:p>2.3715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5065900000000001" table:style-name="ce1">
            <text:p>2.50659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4930699999999999" table:style-name="ce1">
            <text:p>2.49307</text:p>
          </table:table-cell>
          <table:table-cell office:value-type="float" office:value="0.38991100000000001" table:style-name="ce1">
            <text:p>0.389911</text:p>
          </table:table-cell>
          <table:table-cell table:number-columns-repeated="16382"/>
        </table:table-row>
        <table:table-row table:style-name="ro1">
          <table:table-cell office:value-type="float" office:value="1.27091" table:style-name="ce1">
            <text:p>1.27091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2.1167099999999999" table:style-name="ce1">
            <text:p>2.11671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number-rows-repeated="104691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creator>Jonathan Devaux</dc:creator>
    <dc:date>2021-03-19T21:51:34Z</dc:date>
    <meta:editing-cycles>1</meta:editing-cycles>
    <meta:editing-duration>PT15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33.7181102362205pt" svg:width="332.1496062992126pt" chart:style-name="Crt0">
        <chart:title chart:style-name="CT00">
          <text:p text:style-name="a0" text:class-names="" text:cond-style-name="">Map built by laser data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Y (m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X (m)</text:p>
            </chart:title>
          </chart:axis>
          <chart:series chart:values-cell-range-address="laserMapData.$B$1:.$B$1660" chart:class="chart:scatter" chart:attached-axis="primary-y" chart:style-name="G0S0">
            <chart:domain table:cell-range-address="laserMapData.$A$1:.$A$1660"/>
            <chart:data-point chart:repeated="166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